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fo:break-before="page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fo:break-before="page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fo:break-before="page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fo:font-size="14pt" fo:font-weight="bold" officeooo:rsid="02bca867" officeooo:paragraph-rsid="00144d8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/>
      <style:text-properties fo:font-size="14pt" fo:font-weight="bold" officeooo:rsid="0098f07e" officeooo:paragraph-rsid="001ba41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/>
      <style:text-properties fo:font-size="14pt" fo:font-style="normal" fo:font-weight="bold" officeooo:rsid="001fa407" officeooo:paragraph-rsid="001fa407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00%"/>
      <style:text-properties fo:font-size="14pt" fo:font-style="normal" fo:font-weight="bold" officeooo:rsid="02f7e517" officeooo:paragraph-rsid="00433b6c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line-height="100%"/>
      <style:text-properties fo:font-weight="bold" officeooo:rsid="001623e4" officeooo:paragraph-rsid="001623e4" style:font-weight-asian="bold" style:font-weight-complex="bold"/>
    </style:style>
    <style:style style:name="P6" style:family="paragraph" style:parent-style-name="Standard">
      <style:paragraph-properties fo:line-height="100%"/>
      <style:text-properties fo:font-weight="bold" officeooo:rsid="004b24f4" officeooo:paragraph-rsid="00196101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rsid="0069c514" officeooo:paragraph-rsid="001b77f9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07739a0" officeooo:paragraph-rsid="001b77f9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081b142" officeooo:paragraph-rsid="001ba41b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07aa141" officeooo:paragraph-rsid="001ba41b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082ba18" officeooo:paragraph-rsid="001ba41b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083140b" officeooo:paragraph-rsid="001ba41b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0772465" officeooo:paragraph-rsid="001ba41b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15f1ad1" officeooo:paragraph-rsid="0028ef64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1bef01a" officeooo:paragraph-rsid="002cfd73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2c83fce" officeooo:paragraph-rsid="00409ee8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05e617e" officeooo:paragraph-rsid="001b77f9" style:font-weight-asian="bold" style:font-weight-complex="bold"/>
    </style:style>
    <style:style style:name="P18" style:family="paragraph" style:parent-style-name="Standard">
      <style:paragraph-properties fo:line-height="100%"/>
      <style:text-properties officeooo:rsid="00144d8d" officeooo:paragraph-rsid="00144d8d"/>
    </style:style>
    <style:style style:name="P19" style:family="paragraph" style:parent-style-name="Standard">
      <style:paragraph-properties fo:line-height="100%"/>
      <style:text-properties fo:font-style="italic" officeooo:rsid="000ee37d" officeooo:paragraph-rsid="00144d8d" style:font-style-asian="italic" style:font-style-complex="italic"/>
    </style:style>
    <style:style style:name="P20" style:family="paragraph" style:parent-style-name="Standard">
      <style:paragraph-properties fo:line-height="100%"/>
      <style:text-properties fo:font-style="italic" officeooo:rsid="0018f3c7" officeooo:paragraph-rsid="00144d8d" style:font-style-asian="italic" style:font-style-complex="italic"/>
    </style:style>
    <style:style style:name="P21" style:family="paragraph" style:parent-style-name="Standard">
      <style:paragraph-properties fo:line-height="100%"/>
      <style:text-properties fo:font-style="italic" officeooo:rsid="0018f3c7" officeooo:paragraph-rsid="001623e4" style:font-style-asian="italic" style:font-style-complex="italic"/>
    </style:style>
    <style:style style:name="P22" style:family="paragraph" style:parent-style-name="Standard">
      <style:paragraph-properties fo:line-height="100%"/>
      <style:text-properties fo:font-style="italic" officeooo:rsid="001a55b6" officeooo:paragraph-rsid="001623e4" style:font-style-asian="italic" style:font-style-complex="italic"/>
    </style:style>
    <style:style style:name="P23" style:family="paragraph" style:parent-style-name="Standard">
      <style:paragraph-properties fo:line-height="100%"/>
      <style:text-properties fo:font-style="italic" officeooo:rsid="001b7ac1" officeooo:paragraph-rsid="001623e4" style:font-style-asian="italic" style:font-style-complex="italic"/>
    </style:style>
    <style:style style:name="P24" style:family="paragraph" style:parent-style-name="Standard">
      <style:paragraph-properties fo:line-height="100%"/>
      <style:text-properties fo:font-style="italic" officeooo:rsid="003952b0" officeooo:paragraph-rsid="001623e4" style:font-style-asian="italic" style:font-style-complex="italic"/>
    </style:style>
    <style:style style:name="P25" style:family="paragraph" style:parent-style-name="Standard">
      <style:paragraph-properties fo:line-height="100%"/>
      <style:text-properties fo:font-style="italic" officeooo:paragraph-rsid="001748b6" style:font-style-asian="italic" style:font-style-complex="italic"/>
    </style:style>
    <style:style style:name="P26" style:family="paragraph" style:parent-style-name="Standard">
      <style:paragraph-properties fo:line-height="100%"/>
      <style:text-properties fo:font-style="italic" officeooo:paragraph-rsid="00196101" style:font-style-asian="italic" style:font-style-complex="italic"/>
    </style:style>
    <style:style style:name="P27" style:family="paragraph" style:parent-style-name="Standard">
      <style:paragraph-properties fo:line-height="100%"/>
      <style:text-properties fo:font-style="italic" officeooo:paragraph-rsid="001b77f9" style:font-style-asian="italic" style:font-style-complex="italic"/>
    </style:style>
    <style:style style:name="P28" style:family="paragraph" style:parent-style-name="Standard">
      <style:paragraph-properties fo:line-height="100%"/>
      <style:text-properties fo:font-style="italic" officeooo:paragraph-rsid="001ba41b" style:font-style-asian="italic" style:font-style-complex="italic"/>
    </style:style>
    <style:style style:name="P29" style:family="paragraph" style:parent-style-name="Standard">
      <style:paragraph-properties fo:line-height="100%"/>
      <style:text-properties fo:font-style="italic" officeooo:paragraph-rsid="001ce3a2" style:font-style-asian="italic" style:font-style-complex="italic"/>
    </style:style>
    <style:style style:name="P30" style:family="paragraph" style:parent-style-name="Standard">
      <style:paragraph-properties fo:line-height="100%"/>
      <style:text-properties fo:font-style="italic" officeooo:paragraph-rsid="00271607" style:font-style-asian="italic" style:font-style-complex="italic"/>
    </style:style>
    <style:style style:name="P31" style:family="paragraph" style:parent-style-name="Standard">
      <style:paragraph-properties fo:line-height="100%"/>
      <style:text-properties fo:font-style="italic" officeooo:paragraph-rsid="00271a97" style:font-style-asian="italic" style:font-style-complex="italic"/>
    </style:style>
    <style:style style:name="P32" style:family="paragraph" style:parent-style-name="Standard">
      <style:paragraph-properties fo:line-height="100%"/>
      <style:text-properties fo:font-style="italic" officeooo:paragraph-rsid="0028ef64" style:font-style-asian="italic" style:font-style-complex="italic"/>
    </style:style>
    <style:style style:name="P33" style:family="paragraph" style:parent-style-name="Standard">
      <style:paragraph-properties fo:line-height="100%"/>
      <style:text-properties fo:font-style="italic" officeooo:paragraph-rsid="002cfd73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paragraph-rsid="002e9bd9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30c188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324593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364074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3acc15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428107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468df8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534db1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70de42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74f4b8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040ace3" officeooo:paragraph-rsid="0017d2f4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042499f" officeooo:paragraph-rsid="0017d2f4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044f955" officeooo:paragraph-rsid="0018df9e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04876da" officeooo:paragraph-rsid="00196101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rsid="0050643a" officeooo:paragraph-rsid="00196101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05e617e" officeooo:paragraph-rsid="001b77f9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0940908" officeooo:paragraph-rsid="001ba41b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0745134" officeooo:paragraph-rsid="001ba41b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0936952" officeooo:paragraph-rsid="001ba41b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09600b6" officeooo:paragraph-rsid="001ba41b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0a9ceec" officeooo:paragraph-rsid="001ce3a2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0baaa8f" officeooo:paragraph-rsid="001ce3a2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0a9eb52" officeooo:paragraph-rsid="001ce3a2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0d0573d" officeooo:paragraph-rsid="00271607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ccac5e" officeooo:paragraph-rsid="00271607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e7346c" officeooo:paragraph-rsid="00271607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f3e97e" officeooo:paragraph-rsid="00271607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1261c02" officeooo:paragraph-rsid="00271607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13f1034" officeooo:paragraph-rsid="00271a97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158fb6f" officeooo:paragraph-rsid="0028ef64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189b6bf" officeooo:paragraph-rsid="0028ef64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1731cf9" officeooo:paragraph-rsid="0028ef64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19e8d3a" officeooo:paragraph-rsid="002cfd73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1b46c19" officeooo:paragraph-rsid="002cfd73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19715a7" officeooo:paragraph-rsid="002cfd73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1a2da39" officeooo:paragraph-rsid="002cfd73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1a3bf4c" officeooo:paragraph-rsid="002cfd73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d3a7f4" officeooo:paragraph-rsid="002cfd73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1dcb337" officeooo:paragraph-rsid="002e9bd9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1df2599" officeooo:paragraph-rsid="002e9bd9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1df2599" officeooo:paragraph-rsid="00551a7e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208988e" officeooo:paragraph-rsid="002f718c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1eebdc2" officeooo:paragraph-rsid="002f718c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2168352" officeooo:paragraph-rsid="002f718c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219e33a" officeooo:paragraph-rsid="0030c188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223d236" officeooo:paragraph-rsid="0030c188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2257f56" officeooo:paragraph-rsid="0030c188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226309a" officeooo:paragraph-rsid="0030c188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22be1a2" officeooo:paragraph-rsid="0030c188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22be1a2" officeooo:paragraph-rsid="008cc60f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239a029" officeooo:paragraph-rsid="0030c188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239fde1" officeooo:paragraph-rsid="0030c188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23b505d" officeooo:paragraph-rsid="0030c188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23f2d17" officeooo:paragraph-rsid="0030c188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244b51e" officeooo:paragraph-rsid="00324593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242d14c" officeooo:paragraph-rsid="00324593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248313e" officeooo:paragraph-rsid="00324593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26d9ead" officeooo:paragraph-rsid="00364074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2ddf73e" officeooo:paragraph-rsid="00424a9e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2ddf73e" officeooo:paragraph-rsid="00428107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32a4ddc" officeooo:paragraph-rsid="00468df8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32b5329" officeooo:paragraph-rsid="00468df8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32e90b2" officeooo:paragraph-rsid="00468df8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0cde4ff" officeooo:paragraph-rsid="00271607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fo:font-weight="normal" officeooo:rsid="003952b0" officeooo:paragraph-rsid="001623e4" style:font-style-asian="italic" style:font-weight-asian="normal" style:font-style-complex="italic" style:font-weight-complex="normal"/>
    </style:style>
    <style:style style:name="P99" style:family="paragraph" style:parent-style-name="Standard">
      <style:paragraph-properties fo:line-height="100%"/>
      <style:text-properties fo:font-style="italic" fo:font-weight="normal" officeooo:rsid="001623e4" officeooo:paragraph-rsid="0017d2f4" style:font-style-asian="italic" style:font-weight-asian="normal" style:font-style-complex="italic" style:font-weight-complex="normal"/>
    </style:style>
    <style:style style:name="P100" style:family="paragraph" style:parent-style-name="Standard">
      <style:paragraph-properties fo:line-height="100%"/>
      <style:text-properties fo:font-style="italic" fo:font-weight="normal" officeooo:rsid="0044f955" officeooo:paragraph-rsid="0018df9e" style:font-style-asian="italic" style:font-weight-asian="normal" style:font-style-complex="italic" style:font-weight-complex="normal"/>
    </style:style>
    <style:style style:name="P101" style:family="paragraph" style:parent-style-name="Standard">
      <style:paragraph-properties fo:line-height="100%"/>
      <style:text-properties fo:font-style="italic" fo:font-weight="normal" officeooo:rsid="0044f955" officeooo:paragraph-rsid="00196101" style:font-style-asian="italic" style:font-weight-asian="normal" style:font-style-complex="italic" style:font-weight-complex="normal"/>
    </style:style>
    <style:style style:name="P102" style:family="paragraph" style:parent-style-name="Standard">
      <style:paragraph-properties fo:line-height="100%"/>
      <style:text-properties fo:font-style="italic" fo:font-weight="normal" officeooo:rsid="0018df9e" officeooo:paragraph-rsid="0018df9e" style:font-style-asian="italic" style:font-weight-asian="normal" style:font-style-complex="italic" style:font-weight-complex="normal"/>
    </style:style>
    <style:style style:name="P103" style:family="paragraph" style:parent-style-name="Standard">
      <style:paragraph-properties fo:line-height="100%"/>
      <style:text-properties fo:font-style="italic" fo:font-weight="normal" officeooo:rsid="005e617e" officeooo:paragraph-rsid="001b77f9" style:font-style-asian="italic" style:font-weight-asian="normal" style:font-style-complex="italic" style:font-weight-complex="normal"/>
    </style:style>
    <style:style style:name="P104" style:family="paragraph" style:parent-style-name="Standard">
      <style:paragraph-properties fo:line-height="100%"/>
      <style:text-properties fo:font-style="italic" fo:font-weight="normal" officeooo:rsid="00745134" officeooo:paragraph-rsid="001b77f9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line-height="100%"/>
      <style:text-properties fo:font-style="italic" fo:font-weight="normal" officeooo:rsid="007aa141" officeooo:paragraph-rsid="001ba41b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082ba18" officeooo:paragraph-rsid="001ba41b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09ab1ff" officeooo:paragraph-rsid="001ba41b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09bf1d4" officeooo:paragraph-rsid="00534db1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09bf1d4" officeooo:paragraph-rsid="00674928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0aea48b" officeooo:paragraph-rsid="001ce3a2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0b38348" officeooo:paragraph-rsid="001ce3a2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0b56a82" officeooo:paragraph-rsid="001ce3a2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2403027" officeooo:paragraph-rsid="00324593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paragraph-rsid="00324593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25457b9" officeooo:paragraph-rsid="00324593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255b347" officeooo:paragraph-rsid="00324593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25c1edd" officeooo:paragraph-rsid="0033f5fb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25b0090" officeooo:paragraph-rsid="0033f5fb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264a88e" officeooo:paragraph-rsid="0033f5fb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264d8eb" officeooo:paragraph-rsid="00364074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269ddcc" officeooo:paragraph-rsid="00364074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26d9752" officeooo:paragraph-rsid="00364074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26d91be" officeooo:paragraph-rsid="00364074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27124a9" officeooo:paragraph-rsid="00364074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2734a54" officeooo:paragraph-rsid="00364074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28513af" officeooo:paragraph-rsid="003acc15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28463d8" officeooo:paragraph-rsid="003acc15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0632e51" officeooo:paragraph-rsid="0017d2f4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041ce35" officeooo:paragraph-rsid="0017d2f4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0467a6f" officeooo:paragraph-rsid="0018df9e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20f6fa6" officeooo:paragraph-rsid="002e9bd9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25c47d1" officeooo:paragraph-rsid="0033f5fb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bold" officeooo:rsid="007aa141" officeooo:paragraph-rsid="001ba41b" style:font-style-asian="italic" style:font-weight-asian="bold" style:font-style-complex="italic" style:font-weight-complex="bold"/>
    </style:style>
    <style:style style:name="P137" style:family="paragraph" style:parent-style-name="Standard">
      <style:paragraph-properties fo:line-height="100%"/>
      <style:text-properties fo:font-style="italic" style:text-underline-style="none" fo:font-weight="normal" officeooo:rsid="025457b9" officeooo:paragraph-rsid="00324593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style:text-underline-style="none" fo:font-weight="normal" officeooo:rsid="0255b347" officeooo:paragraph-rsid="00324593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normal" officeooo:rsid="001623e4" officeooo:paragraph-rsid="001748b6" style:font-style-asian="normal" style:font-style-complex="normal"/>
    </style:style>
    <style:style style:name="P140" style:family="paragraph" style:parent-style-name="Standard">
      <style:paragraph-properties fo:line-height="100%"/>
      <style:text-properties fo:font-style="normal" officeooo:paragraph-rsid="00144d8d" style:font-style-asian="normal" style:font-style-complex="normal"/>
    </style:style>
    <style:style style:name="P141" style:family="paragraph" style:parent-style-name="Standard">
      <style:paragraph-properties fo:line-height="100%"/>
      <style:text-properties fo:font-style="normal" officeooo:paragraph-rsid="00196101" style:font-style-asian="normal" style:font-style-complex="normal"/>
    </style:style>
    <style:style style:name="P142" style:family="paragraph" style:parent-style-name="Standard">
      <style:paragraph-properties fo:line-height="100%"/>
      <style:text-properties fo:font-style="normal" officeooo:paragraph-rsid="0028ef64" style:font-style-asian="normal" style:font-style-complex="normal"/>
    </style:style>
    <style:style style:name="P143" style:family="paragraph" style:parent-style-name="Standard">
      <style:paragraph-properties fo:line-height="100%"/>
      <style:text-properties fo:font-style="normal" officeooo:paragraph-rsid="0030c188" style:font-style-asian="normal" style:font-style-complex="normal"/>
    </style:style>
    <style:style style:name="P144" style:family="paragraph" style:parent-style-name="Standard">
      <style:paragraph-properties fo:line-height="100%"/>
      <style:text-properties fo:font-style="normal" officeooo:paragraph-rsid="00364074" style:font-style-asian="normal" style:font-style-complex="normal"/>
    </style:style>
    <style:style style:name="P145" style:family="paragraph" style:parent-style-name="Standard">
      <style:paragraph-properties fo:line-height="100%"/>
      <style:text-properties fo:font-style="normal" officeooo:rsid="0018df9e" officeooo:paragraph-rsid="0018df9e" style:font-style-asian="normal" style:font-style-complex="normal"/>
    </style:style>
    <style:style style:name="P146" style:family="paragraph" style:parent-style-name="Standard">
      <style:paragraph-properties fo:line-height="100%"/>
      <style:text-properties fo:font-style="normal" officeooo:rsid="00baaa8f" officeooo:paragraph-rsid="001ce3a2" style:font-style-asian="normal" style:font-style-complex="normal"/>
    </style:style>
    <style:style style:name="P147" style:family="paragraph" style:parent-style-name="Standard">
      <style:paragraph-properties fo:line-height="100%"/>
      <style:text-properties fo:font-style="normal" officeooo:rsid="00baaa8f" officeooo:paragraph-rsid="001fa407" style:font-style-asian="normal" style:font-style-complex="normal"/>
    </style:style>
    <style:style style:name="P148" style:family="paragraph" style:parent-style-name="Standard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149" style:family="paragraph" style:parent-style-name="Standard">
      <style:paragraph-properties fo:line-height="100%"/>
      <style:text-properties fo:font-style="normal" officeooo:rsid="0116ddb3" officeooo:paragraph-rsid="00271607" style:font-style-asian="normal" style:font-style-complex="normal"/>
    </style:style>
    <style:style style:name="P150" style:family="paragraph" style:parent-style-name="Standard">
      <style:paragraph-properties fo:line-height="100%"/>
      <style:text-properties fo:font-style="normal" officeooo:rsid="00ebd6e4" officeooo:paragraph-rsid="00271607" style:font-style-asian="normal" style:font-style-complex="normal"/>
    </style:style>
    <style:style style:name="P151" style:family="paragraph" style:parent-style-name="Standard">
      <style:paragraph-properties fo:line-height="100%"/>
      <style:text-properties fo:font-style="normal" officeooo:rsid="00f3e97e" officeooo:paragraph-rsid="00271607" style:font-style-asian="normal" style:font-style-complex="normal"/>
    </style:style>
    <style:style style:name="P152" style:family="paragraph" style:parent-style-name="Standard">
      <style:paragraph-properties fo:line-height="100%"/>
      <style:text-properties fo:font-style="normal" officeooo:rsid="01261c02" officeooo:paragraph-rsid="00271607" style:font-style-asian="normal" style:font-style-complex="normal"/>
    </style:style>
    <style:style style:name="P153" style:family="paragraph" style:parent-style-name="Standard">
      <style:paragraph-properties fo:line-height="100%"/>
      <style:text-properties fo:font-style="normal" officeooo:rsid="011fb1c3" officeooo:paragraph-rsid="00271a97" style:font-style-asian="normal" style:font-style-complex="normal"/>
    </style:style>
    <style:style style:name="P154" style:family="paragraph" style:parent-style-name="Standard">
      <style:paragraph-properties fo:line-height="100%"/>
      <style:text-properties fo:font-style="normal" officeooo:rsid="0158fb6f" officeooo:paragraph-rsid="0028ef64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officeooo:rsid="01605f24" officeooo:paragraph-rsid="0028ef64" style:font-style-asian="normal" style:font-style-complex="normal"/>
    </style:style>
    <style:style style:name="P156" style:family="paragraph" style:parent-style-name="Standard">
      <style:paragraph-properties fo:line-height="100%"/>
      <style:text-properties fo:font-style="normal" officeooo:rsid="01a0f13a" officeooo:paragraph-rsid="002cfd73" style:font-style-asian="normal" style:font-style-complex="normal"/>
    </style:style>
    <style:style style:name="P157" style:family="paragraph" style:parent-style-name="Standard">
      <style:paragraph-properties fo:line-height="100%"/>
      <style:text-properties fo:font-style="normal" officeooo:rsid="01a2bd00" officeooo:paragraph-rsid="002cfd73" style:font-style-asian="normal" style:font-style-complex="normal"/>
    </style:style>
    <style:style style:name="P158" style:family="paragraph" style:parent-style-name="Standard">
      <style:paragraph-properties fo:line-height="100%"/>
      <style:text-properties fo:font-style="normal" officeooo:rsid="01a2da39" officeooo:paragraph-rsid="002cfd73" style:font-style-asian="normal" style:font-style-complex="normal"/>
    </style:style>
    <style:style style:name="P159" style:family="paragraph" style:parent-style-name="Standard">
      <style:paragraph-properties fo:line-height="100%"/>
      <style:text-properties fo:font-style="normal" officeooo:rsid="01b82811" officeooo:paragraph-rsid="002cfd73" style:font-style-asian="normal" style:font-style-complex="normal"/>
    </style:style>
    <style:style style:name="P160" style:family="paragraph" style:parent-style-name="Standard">
      <style:paragraph-properties fo:line-height="100%"/>
      <style:text-properties fo:font-style="normal" officeooo:rsid="01b07b18" officeooo:paragraph-rsid="002cfd73" style:font-style-asian="normal" style:font-style-complex="normal"/>
    </style:style>
    <style:style style:name="P161" style:family="paragraph" style:parent-style-name="Standard">
      <style:paragraph-properties fo:line-height="100%"/>
      <style:text-properties fo:font-style="normal" officeooo:rsid="01bef01a" officeooo:paragraph-rsid="002cfd73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officeooo:rsid="01d3a7f4" officeooo:paragraph-rsid="002cfd73" style:font-style-asian="normal" style:font-style-complex="normal"/>
    </style:style>
    <style:style style:name="P163" style:family="paragraph" style:parent-style-name="Standard">
      <style:paragraph-properties fo:line-height="100%"/>
      <style:text-properties fo:font-style="normal" officeooo:rsid="01d3e392" officeooo:paragraph-rsid="002cfd73" style:font-style-asian="normal" style:font-style-complex="normal"/>
    </style:style>
    <style:style style:name="P164" style:family="paragraph" style:parent-style-name="Standard">
      <style:paragraph-properties fo:line-height="100%"/>
      <style:text-properties fo:font-style="normal" officeooo:rsid="01d78b33" officeooo:paragraph-rsid="002e9bd9" style:font-style-asian="normal" style:font-style-complex="normal"/>
    </style:style>
    <style:style style:name="P165" style:family="paragraph" style:parent-style-name="Standard">
      <style:paragraph-properties fo:line-height="100%"/>
      <style:text-properties fo:font-style="normal" officeooo:rsid="01dbf960" officeooo:paragraph-rsid="002e9bd9" style:font-style-asian="normal" style:font-style-complex="normal"/>
    </style:style>
    <style:style style:name="P166" style:family="paragraph" style:parent-style-name="Standard">
      <style:paragraph-properties fo:line-height="100%"/>
      <style:text-properties fo:font-style="normal" officeooo:rsid="01dcb337" officeooo:paragraph-rsid="002e9bd9" style:font-style-asian="normal" style:font-style-complex="normal"/>
    </style:style>
    <style:style style:name="P167" style:family="paragraph" style:parent-style-name="Standard">
      <style:paragraph-properties fo:line-height="100%"/>
      <style:text-properties fo:font-style="normal" officeooo:rsid="01df2599" officeooo:paragraph-rsid="002e9bd9" style:font-style-asian="normal" style:font-style-complex="normal"/>
    </style:style>
    <style:style style:name="P168" style:family="paragraph" style:parent-style-name="Standard">
      <style:paragraph-properties fo:line-height="100%"/>
      <style:text-properties fo:font-style="normal" officeooo:rsid="01e0794a" officeooo:paragraph-rsid="002e9bd9" style:font-style-asian="normal" style:font-style-complex="normal"/>
    </style:style>
    <style:style style:name="P169" style:family="paragraph" style:parent-style-name="Standard">
      <style:paragraph-properties fo:line-height="100%"/>
      <style:text-properties fo:font-style="normal" officeooo:rsid="01e49296" officeooo:paragraph-rsid="002e9bd9" style:font-style-asian="normal" style:font-style-complex="normal"/>
    </style:style>
    <style:style style:name="P170" style:family="paragraph" style:parent-style-name="Standard">
      <style:paragraph-properties fo:line-height="100%"/>
      <style:text-properties fo:font-style="normal" officeooo:rsid="021163ff" officeooo:paragraph-rsid="002f718c" style:font-style-asian="normal" style:font-style-complex="normal"/>
    </style:style>
    <style:style style:name="P171" style:family="paragraph" style:parent-style-name="Standard">
      <style:paragraph-properties fo:line-height="100%"/>
      <style:text-properties fo:font-style="normal" officeooo:rsid="01eebdc2" officeooo:paragraph-rsid="002f718c" style:font-style-asian="normal" style:font-style-complex="normal"/>
    </style:style>
    <style:style style:name="P172" style:family="paragraph" style:parent-style-name="Standard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173" style:family="paragraph" style:parent-style-name="Standard">
      <style:paragraph-properties fo:line-height="100%"/>
      <style:text-properties fo:font-style="normal" officeooo:rsid="0218ad4b" officeooo:paragraph-rsid="0030c188" style:font-style-asian="normal" style:font-style-complex="normal"/>
    </style:style>
    <style:style style:name="P174" style:family="paragraph" style:parent-style-name="Standard">
      <style:paragraph-properties fo:line-height="100%"/>
      <style:text-properties fo:font-style="normal" officeooo:rsid="022c11c5" officeooo:paragraph-rsid="0030c188" style:font-style-asian="normal" style:font-style-complex="normal"/>
    </style:style>
    <style:style style:name="P175" style:family="paragraph" style:parent-style-name="Standard">
      <style:paragraph-properties fo:line-height="100%"/>
      <style:text-properties fo:font-style="normal" officeooo:rsid="0219e33a" officeooo:paragraph-rsid="0030c188" style:font-style-asian="normal" style:font-style-complex="normal"/>
    </style:style>
    <style:style style:name="P176" style:family="paragraph" style:parent-style-name="Standard">
      <style:paragraph-properties fo:line-height="100%"/>
      <style:text-properties fo:font-style="normal" officeooo:rsid="0223d236" officeooo:paragraph-rsid="0030c188" style:font-style-asian="normal" style:font-style-complex="normal"/>
    </style:style>
    <style:style style:name="P177" style:family="paragraph" style:parent-style-name="Standard">
      <style:paragraph-properties fo:line-height="100%"/>
      <style:text-properties fo:font-style="normal" officeooo:rsid="02257f56" officeooo:paragraph-rsid="0030c188" style:font-style-asian="normal" style:font-style-complex="normal"/>
    </style:style>
    <style:style style:name="P178" style:family="paragraph" style:parent-style-name="Standard">
      <style:paragraph-properties fo:line-height="100%"/>
      <style:text-properties fo:font-style="normal" officeooo:rsid="0226309a" officeooo:paragraph-rsid="0030c188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22be1a2" officeooo:paragraph-rsid="0030c188" style:font-style-asian="normal" style:font-style-complex="normal"/>
    </style:style>
    <style:style style:name="P180" style:family="paragraph" style:parent-style-name="Standard">
      <style:paragraph-properties fo:line-height="100%"/>
      <style:text-properties fo:font-style="normal" officeooo:rsid="02403027" officeooo:paragraph-rsid="00324593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rsid="0239a029" officeooo:paragraph-rsid="0030c188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239a029" officeooo:paragraph-rsid="00929e66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239fde1" officeooo:paragraph-rsid="0030c188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23b505d" officeooo:paragraph-rsid="0030c188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23cf6c9" officeooo:paragraph-rsid="0030c188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23f2d17" officeooo:paragraph-rsid="0030c188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2428434" officeooo:paragraph-rsid="0030c188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244b51e" officeooo:paragraph-rsid="00324593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24888ae" officeooo:paragraph-rsid="00324593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264a88e" officeooo:paragraph-rsid="00359a82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27903cb" officeooo:paragraph-rsid="00364074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26bf1d0" officeooo:paragraph-rsid="00364074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2e1b98d" officeooo:paragraph-rsid="00428107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2e9b78c" officeooo:paragraph-rsid="00428107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32a4ddc" officeooo:paragraph-rsid="00468df8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32b5329" officeooo:paragraph-rsid="00468df8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32e90b2" officeooo:paragraph-rsid="00468df8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026384b" officeooo:paragraph-rsid="0026384b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026384b" officeooo:paragraph-rsid="005c6b12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0cde4ff" officeooo:paragraph-rsid="00271607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0e40438" officeooo:paragraph-rsid="00271607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1b6f093" officeooo:paragraph-rsid="002cfd73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126b205" officeooo:paragraph-rsid="00271607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20ca262" officeooo:paragraph-rsid="002f718c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240dcec" officeooo:paragraph-rsid="00324593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0a12a4f" officeooo:paragraph-rsid="00a12a4f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fo:font-weight="bold" officeooo:rsid="001623e4" officeooo:paragraph-rsid="001623e4" style:font-style-asian="normal" style:font-weight-asian="bold" style:font-style-complex="normal" style:font-weight-complex="bold"/>
    </style:style>
    <style:style style:name="P212" style:family="paragraph" style:parent-style-name="Standard">
      <style:paragraph-properties fo:line-height="100%"/>
      <style:text-properties fo:font-style="normal" fo:font-weight="bold" officeooo:rsid="001623e4" officeooo:paragraph-rsid="001748b6" style:font-style-asian="normal" style:font-weight-asian="bold" style:font-style-complex="normal" style:font-weight-complex="bold"/>
    </style:style>
    <style:style style:name="P213" style:family="paragraph" style:parent-style-name="Standard">
      <style:paragraph-properties fo:line-height="100%"/>
      <style:text-properties fo:font-style="normal" fo:font-weight="bold" officeooo:rsid="001623e4" officeooo:paragraph-rsid="0017d2f4" style:font-style-asian="normal" style:font-weight-asian="bold" style:font-style-complex="normal" style:font-weight-complex="bold"/>
    </style:style>
    <style:style style:name="P214" style:family="paragraph" style:parent-style-name="Standard">
      <style:paragraph-properties fo:line-height="100%"/>
      <style:text-properties fo:font-style="normal" fo:font-weight="bold" officeooo:rsid="0017d2f4" officeooo:paragraph-rsid="0017d2f4" style:font-style-asian="normal" style:font-weight-asian="bold" style:font-style-complex="normal" style:font-weight-complex="bold"/>
    </style:style>
    <style:style style:name="P215" style:family="paragraph" style:parent-style-name="Standard">
      <style:paragraph-properties fo:line-height="100%"/>
      <style:text-properties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216" style:family="paragraph" style:parent-style-name="Standard">
      <style:paragraph-properties fo:line-height="100%"/>
      <style:text-properties fo:font-style="normal" fo:font-weight="bold" officeooo:rsid="01d78b33" officeooo:paragraph-rsid="002e9bd9" style:font-style-asian="normal" style:font-weight-asian="bold" style:font-style-complex="normal" style:font-weight-complex="bold"/>
    </style:style>
    <style:style style:name="P217" style:family="paragraph" style:parent-style-name="Standard">
      <style:paragraph-properties fo:line-height="100%"/>
      <style:text-properties fo:font-style="normal" fo:font-weight="bold" officeooo:rsid="01e773bf" officeooo:paragraph-rsid="002e9bd9" style:font-style-asian="normal" style:font-weight-asian="bold" style:font-style-complex="normal" style:font-weight-complex="bold"/>
    </style:style>
    <style:style style:name="P218" style:family="paragraph" style:parent-style-name="Standard">
      <style:paragraph-properties fo:line-height="100%"/>
      <style:text-properties fo:font-style="normal" fo:font-weight="bold" officeooo:rsid="02168352" officeooo:paragraph-rsid="002f718c" style:font-style-asian="normal" style:font-weight-asian="bold" style:font-style-complex="normal" style:font-weight-complex="bold"/>
    </style:style>
    <style:style style:name="P219" style:family="paragraph" style:parent-style-name="Standard">
      <style:paragraph-properties fo:line-height="100%"/>
      <style:text-properties fo:font-style="normal" fo:font-weight="bold" officeooo:rsid="00359a82" officeooo:paragraph-rsid="00359a82" style:font-style-asian="normal" style:font-weight-asian="bold" style:font-style-complex="normal" style:font-weight-complex="bold"/>
    </style:style>
    <style:style style:name="P220" style:family="paragraph" style:parent-style-name="Standard">
      <style:paragraph-properties fo:line-height="100%"/>
      <style:text-properties fo:font-style="normal" fo:font-weight="bold" officeooo:rsid="032f56cc" officeooo:paragraph-rsid="00468df8" style:font-style-asian="normal" style:font-weight-asian="bold" style:font-style-complex="normal" style:font-weight-complex="bold"/>
    </style:style>
    <style:style style:name="P221" style:family="paragraph" style:parent-style-name="Standard">
      <style:paragraph-properties fo:line-height="100%"/>
      <style:text-properties fo:font-style="normal" fo:font-weight="bold" officeooo:rsid="024ee7c9" officeooo:paragraph-rsid="00324593" style:font-style-asian="normal" style:font-weight-asian="bold" style:font-style-complex="normal" style:font-weight-complex="bold"/>
    </style:style>
    <style:style style:name="P222" style:family="paragraph" style:parent-style-name="Standard">
      <style:paragraph-properties fo:line-height="100%"/>
      <style:text-properties fo:font-style="normal" fo:font-weight="normal" officeooo:rsid="00327fc5" officeooo:paragraph-rsid="001623e4" style:font-style-asian="normal" style:font-weight-asian="normal" style:font-style-complex="normal" style:font-weight-complex="normal"/>
    </style:style>
    <style:style style:name="P223" style:family="paragraph" style:parent-style-name="Standard">
      <style:paragraph-properties fo:line-height="100%"/>
      <style:text-properties fo:font-style="normal" fo:font-weight="normal" officeooo:rsid="003952b0" officeooo:paragraph-rsid="001623e4" style:font-style-asian="normal" style:font-weight-asian="normal" style:font-style-complex="normal" style:font-weight-complex="normal"/>
    </style:style>
    <style:style style:name="P224" style:family="paragraph" style:parent-style-name="Standard">
      <style:paragraph-properties fo:line-height="100%"/>
      <style:text-properties fo:font-style="normal" fo:font-weight="normal" officeooo:rsid="003952b0" officeooo:paragraph-rsid="0017d2f4" style:font-style-asian="normal" style:font-weight-asian="normal" style:font-style-complex="normal" style:font-weight-complex="normal"/>
    </style:style>
    <style:style style:name="P225" style:family="paragraph" style:parent-style-name="Standard">
      <style:paragraph-properties fo:line-height="100%"/>
      <style:text-properties fo:font-style="normal" fo:font-weight="normal" officeooo:rsid="0018df9e" officeooo:paragraph-rsid="0018df9e" style:font-style-asian="normal" style:font-weight-asian="normal" style:font-style-complex="normal" style:font-weight-complex="normal"/>
    </style:style>
    <style:style style:name="P226" style:family="paragraph" style:parent-style-name="Standard">
      <style:paragraph-properties fo:line-height="100%"/>
      <style:text-properties fo:font-style="normal" fo:font-weight="normal" officeooo:rsid="0018df9e" officeooo:paragraph-rsid="00532ca5" style:font-style-asian="normal" style:font-weight-asian="normal" style:font-style-complex="normal" style:font-weight-complex="normal"/>
    </style:style>
    <style:style style:name="P227" style:family="paragraph" style:parent-style-name="Standard">
      <style:paragraph-properties fo:line-height="100%"/>
      <style:text-properties fo:font-style="normal" fo:font-weight="normal" officeooo:rsid="0017d2f4" officeooo:paragraph-rsid="0017d2f4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line-height="100%"/>
      <style:text-properties fo:font-style="normal" fo:font-weight="normal" officeooo:rsid="0044f955" officeooo:paragraph-rsid="0018df9e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00%"/>
      <style:text-properties fo:font-style="normal" fo:font-weight="normal" officeooo:paragraph-rsid="00324593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line-height="100%"/>
      <style:text-properties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00%"/>
      <style:text-properties fo:font-style="normal" fo:font-weight="normal" officeooo:rsid="01009f00" officeooo:paragraph-rsid="00271607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00%"/>
      <style:text-properties fo:font-style="normal" fo:font-weight="normal" officeooo:rsid="024a3f35" officeooo:paragraph-rsid="00324593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line-height="100%"/>
      <style:text-properties fo:font-style="normal" fo:font-weight="normal" officeooo:rsid="025457b9" officeooo:paragraph-rsid="00324593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00%"/>
      <style:text-properties fo:font-style="normal" fo:font-weight="normal" officeooo:rsid="025b0090" officeooo:paragraph-rsid="0033f5fb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rsid="025c47d1" officeooo:paragraph-rsid="0033f5fb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00%"/>
      <style:text-properties fo:font-style="normal" fo:font-weight="normal" officeooo:rsid="025ca15a" officeooo:paragraph-rsid="0033f5fb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0359a82" officeooo:paragraph-rsid="0037523d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00%"/>
      <style:text-properties fo:font-style="normal" fo:font-weight="normal" officeooo:rsid="026d91be" officeooo:paragraph-rsid="00364074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27124a9" officeooo:paragraph-rsid="00364074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00%"/>
      <style:text-properties fo:font-style="normal" fo:font-weight="normal" officeooo:rsid="02734a54" officeooo:paragraph-rsid="00364074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fo:line-height="100%"/>
      <style:text-properties fo:font-style="normal" fo:font-weight="normal" officeooo:rsid="0286868f" officeooo:paragraph-rsid="005824bb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00%"/>
      <style:text-properties fo:font-style="normal" fo:font-weight="normal" officeooo:rsid="02871e5d" officeooo:paragraph-rsid="003acc15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line-height="100%"/>
      <style:text-properties fo:font-style="normal" fo:font-weight="normal" officeooo:rsid="0287d99f" officeooo:paragraph-rsid="003bdd63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line-height="100%"/>
      <style:text-properties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line-height="100%"/>
      <style:text-properties fo:font-style="normal" fo:font-weight="normal" officeooo:rsid="001623e4" officeooo:paragraph-rsid="0017d2f4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line-height="100%"/>
      <style:text-properties fo:font-style="normal" fo:font-weight="normal" officeooo:rsid="004876da" officeooo:paragraph-rsid="00196101" style:font-style-asian="normal" style:font-weight-asian="normal" style:font-style-complex="normal" style:font-weight-complex="normal"/>
    </style:style>
    <style:style style:name="P255" style:family="paragraph" style:parent-style-name="Standard">
      <style:paragraph-properties fo:line-height="100%"/>
      <style:text-properties fo:font-style="normal" fo:font-weight="normal" officeooo:rsid="00495423" officeooo:paragraph-rsid="00196101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line-height="100%"/>
      <style:text-properties fo:font-style="normal" fo:font-weight="normal" officeooo:rsid="0275f1bd" officeooo:paragraph-rsid="00364074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line-height="100%"/>
      <style:text-properties fo:font-style="normal" fo:font-weight="normal" officeooo:rsid="005fae66" officeooo:paragraph-rsid="0017d2f4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line-height="100%"/>
      <style:text-properties fo:font-style="normal" fo:font-weight="normal" officeooo:rsid="027903cb" officeooo:paragraph-rsid="00364074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line-height="100%"/>
      <style:text-properties officeooo:rsid="0018f3c7" officeooo:paragraph-rsid="00144d8d"/>
    </style:style>
    <style:style style:name="P260" style:family="paragraph" style:parent-style-name="Standard">
      <style:paragraph-properties fo:line-height="100%"/>
      <style:text-properties officeooo:rsid="001b7ac1" officeooo:paragraph-rsid="001623e4"/>
    </style:style>
    <style:style style:name="P261" style:family="paragraph" style:parent-style-name="Standard">
      <style:paragraph-properties fo:line-height="100%"/>
      <style:text-properties officeooo:rsid="0028ac76" officeooo:paragraph-rsid="001748b6"/>
    </style:style>
    <style:style style:name="P262" style:family="paragraph" style:parent-style-name="Standard">
      <style:paragraph-properties fo:line-height="100%"/>
      <style:text-properties officeooo:rsid="00327fc5" officeooo:paragraph-rsid="001623e4"/>
    </style:style>
    <style:style style:name="P263" style:family="paragraph" style:parent-style-name="Standard">
      <style:paragraph-properties fo:line-height="100%"/>
      <style:text-properties fo:font-weight="normal" officeooo:paragraph-rsid="001ba41b" style:font-weight-asian="normal" style:font-weight-complex="normal"/>
    </style:style>
    <style:style style:name="P264" style:family="paragraph" style:parent-style-name="Standard">
      <style:paragraph-properties fo:line-height="100%"/>
      <style:text-properties fo:font-weight="normal" officeooo:paragraph-rsid="001ce3a2" style:font-weight-asian="normal" style:font-weight-complex="normal"/>
    </style:style>
    <style:style style:name="P265" style:family="paragraph" style:parent-style-name="Standard">
      <style:paragraph-properties fo:line-height="100%"/>
      <style:text-properties fo:font-weight="normal" officeooo:paragraph-rsid="00364074" style:font-weight-asian="normal" style:font-weight-complex="normal"/>
    </style:style>
    <style:style style:name="P266" style:family="paragraph" style:parent-style-name="Standard">
      <style:paragraph-properties fo:line-height="100%"/>
      <style:text-properties fo:font-weight="normal" officeooo:rsid="0081b142" officeooo:paragraph-rsid="001ba41b" style:font-weight-asian="normal" style:font-weight-complex="normal"/>
    </style:style>
    <style:style style:name="P267" style:family="paragraph" style:parent-style-name="Standard">
      <style:paragraph-properties fo:line-height="100%"/>
      <style:text-properties fo:font-weight="normal" officeooo:rsid="0082ba18" officeooo:paragraph-rsid="001ba41b" style:font-weight-asian="normal" style:font-weight-complex="normal"/>
    </style:style>
    <style:style style:name="P268" style:family="paragraph" style:parent-style-name="Standard">
      <style:paragraph-properties fo:line-height="100%"/>
      <style:text-properties fo:font-weight="normal" officeooo:rsid="007fa5ba" officeooo:paragraph-rsid="001ba41b" style:font-weight-asian="normal" style:font-weight-complex="normal"/>
    </style:style>
    <style:style style:name="P269" style:family="paragraph" style:parent-style-name="Standard">
      <style:paragraph-properties fo:line-height="100%"/>
      <style:text-properties fo:font-weight="normal" officeooo:rsid="00aea48b" officeooo:paragraph-rsid="001ce3a2" style:font-weight-asian="normal" style:font-weight-complex="normal"/>
    </style:style>
    <style:style style:name="P270" style:family="paragraph" style:parent-style-name="Standard">
      <style:paragraph-properties fo:line-height="100%"/>
      <style:text-properties fo:font-weight="normal" officeooo:rsid="00afb9b1" officeooo:paragraph-rsid="001ce3a2" style:font-weight-asian="normal" style:font-weight-complex="normal"/>
    </style:style>
    <style:style style:name="P271" style:family="paragraph" style:parent-style-name="Standard">
      <style:paragraph-properties fo:line-height="100%"/>
      <style:text-properties fo:font-weight="normal" officeooo:rsid="00b38348" officeooo:paragraph-rsid="001ce3a2" style:font-weight-asian="normal" style:font-weight-complex="normal"/>
    </style:style>
    <style:style style:name="P272" style:family="paragraph" style:parent-style-name="Standard">
      <style:paragraph-properties fo:line-height="100%"/>
      <style:text-properties fo:font-weight="normal" officeooo:rsid="00b56a82" officeooo:paragraph-rsid="001ce3a2" style:font-weight-asian="normal" style:font-weight-complex="normal"/>
    </style:style>
    <style:style style:name="P273" style:family="paragraph" style:parent-style-name="Standard">
      <style:paragraph-properties fo:line-height="100%"/>
      <style:text-properties fo:font-weight="normal" officeooo:rsid="024a3f35" officeooo:paragraph-rsid="00324593" style:font-weight-asian="normal" style:font-weight-complex="normal"/>
    </style:style>
    <style:style style:name="P274" style:family="paragraph" style:parent-style-name="Standard">
      <style:paragraph-properties fo:line-height="100%"/>
    </style:style>
    <style:style style:name="P275" style:family="paragraph" style:parent-style-name="Standard">
      <style:paragraph-properties fo:line-height="100%"/>
      <style:text-properties officeooo:paragraph-rsid="001623e4"/>
    </style:style>
    <style:style style:name="P276" style:family="paragraph" style:parent-style-name="Standard">
      <style:paragraph-properties fo:line-height="100%"/>
      <style:text-properties officeooo:paragraph-rsid="00144d8d"/>
    </style:style>
    <style:style style:name="P277" style:family="paragraph" style:parent-style-name="Standard">
      <style:paragraph-properties fo:line-height="100%"/>
      <style:text-properties officeooo:paragraph-rsid="0017d2f4"/>
    </style:style>
    <style:style style:name="P278" style:family="paragraph" style:parent-style-name="Standard">
      <style:paragraph-properties fo:line-height="100%"/>
      <style:text-properties officeooo:paragraph-rsid="0018df9e"/>
    </style:style>
    <style:style style:name="P279" style:family="paragraph" style:parent-style-name="Standard">
      <style:paragraph-properties fo:line-height="100%"/>
      <style:text-properties officeooo:paragraph-rsid="00196101"/>
    </style:style>
    <style:style style:name="P280" style:family="paragraph" style:parent-style-name="Standard">
      <style:paragraph-properties fo:line-height="100%"/>
      <style:text-properties officeooo:paragraph-rsid="001b77f9"/>
    </style:style>
    <style:style style:name="P281" style:family="paragraph" style:parent-style-name="Standard">
      <style:paragraph-properties fo:line-height="100%"/>
      <style:text-properties officeooo:paragraph-rsid="001ba41b"/>
    </style:style>
    <style:style style:name="P282" style:family="paragraph" style:parent-style-name="Standard">
      <style:paragraph-properties fo:line-height="100%"/>
      <style:text-properties officeooo:paragraph-rsid="001ce3a2"/>
    </style:style>
    <style:style style:name="P283" style:family="paragraph" style:parent-style-name="Standard">
      <style:paragraph-properties fo:line-height="100%"/>
      <style:text-properties officeooo:paragraph-rsid="00271607"/>
    </style:style>
    <style:style style:name="P284" style:family="paragraph" style:parent-style-name="Standard">
      <style:paragraph-properties fo:line-height="100%"/>
      <style:text-properties officeooo:paragraph-rsid="00271a97"/>
    </style:style>
    <style:style style:name="P285" style:family="paragraph" style:parent-style-name="Standard">
      <style:paragraph-properties fo:line-height="100%"/>
      <style:text-properties officeooo:paragraph-rsid="0028ef64"/>
    </style:style>
    <style:style style:name="P286" style:family="paragraph" style:parent-style-name="Standard">
      <style:paragraph-properties fo:line-height="100%"/>
      <style:text-properties officeooo:paragraph-rsid="002cfd73"/>
    </style:style>
    <style:style style:name="P287" style:family="paragraph" style:parent-style-name="Standard">
      <style:paragraph-properties fo:line-height="100%"/>
      <style:text-properties officeooo:paragraph-rsid="002e9bd9"/>
    </style:style>
    <style:style style:name="P288" style:family="paragraph" style:parent-style-name="Standard">
      <style:paragraph-properties fo:line-height="100%"/>
      <style:text-properties officeooo:paragraph-rsid="002f718c"/>
    </style:style>
    <style:style style:name="P289" style:family="paragraph" style:parent-style-name="Standard">
      <style:paragraph-properties fo:line-height="100%"/>
      <style:text-properties officeooo:paragraph-rsid="0030c188"/>
    </style:style>
    <style:style style:name="P290" style:family="paragraph" style:parent-style-name="Standard">
      <style:paragraph-properties fo:line-height="100%"/>
      <style:text-properties officeooo:paragraph-rsid="00324593"/>
    </style:style>
    <style:style style:name="P291" style:family="paragraph" style:parent-style-name="Standard">
      <style:paragraph-properties fo:line-height="100%"/>
      <style:text-properties officeooo:paragraph-rsid="0033f5fb"/>
    </style:style>
    <style:style style:name="P292" style:family="paragraph" style:parent-style-name="Standard">
      <style:paragraph-properties fo:line-height="100%"/>
      <style:text-properties officeooo:paragraph-rsid="00364074"/>
    </style:style>
    <style:style style:name="P293" style:family="paragraph" style:parent-style-name="Standard">
      <style:paragraph-properties fo:line-height="100%"/>
      <style:text-properties officeooo:paragraph-rsid="003acc15"/>
    </style:style>
    <style:style style:name="P294" style:family="paragraph" style:parent-style-name="Standard">
      <style:paragraph-properties fo:line-height="100%"/>
      <style:text-properties officeooo:paragraph-rsid="003bdd63"/>
    </style:style>
    <style:style style:name="P295" style:family="paragraph" style:parent-style-name="Standard">
      <style:paragraph-properties fo:line-height="100%"/>
      <style:text-properties officeooo:paragraph-rsid="00409ee8"/>
    </style:style>
    <style:style style:name="P296" style:family="paragraph" style:parent-style-name="Standard">
      <style:paragraph-properties fo:line-height="100%"/>
      <style:text-properties officeooo:paragraph-rsid="00424a9e"/>
    </style:style>
    <style:style style:name="P297" style:family="paragraph" style:parent-style-name="Standard">
      <style:paragraph-properties fo:line-height="100%"/>
      <style:text-properties officeooo:paragraph-rsid="00428107"/>
    </style:style>
    <style:style style:name="P298" style:family="paragraph" style:parent-style-name="Standard">
      <style:paragraph-properties fo:line-height="100%"/>
      <style:text-properties officeooo:paragraph-rsid="00433b6c"/>
    </style:style>
    <style:style style:name="P299" style:family="paragraph" style:parent-style-name="Standard">
      <style:paragraph-properties fo:line-height="100%"/>
      <style:text-properties officeooo:paragraph-rsid="00468df8"/>
    </style:style>
    <style:style style:name="P300" style:family="paragraph" style:parent-style-name="Standard">
      <style:paragraph-properties fo:line-height="100%"/>
      <style:text-properties officeooo:paragraph-rsid="0049c10c"/>
    </style:style>
    <style:style style:name="P301" style:family="paragraph" style:parent-style-name="Standard">
      <style:paragraph-properties fo:line-height="100%"/>
      <style:text-properties officeooo:paragraph-rsid="004d0c80"/>
    </style:style>
    <style:style style:name="P302" style:family="paragraph" style:parent-style-name="Standard">
      <style:paragraph-properties fo:line-height="100%"/>
      <style:text-properties officeooo:paragraph-rsid="00534db1"/>
    </style:style>
    <style:style style:name="P303" style:family="paragraph" style:parent-style-name="Standard">
      <style:paragraph-properties fo:line-height="100%"/>
      <style:text-properties officeooo:paragraph-rsid="00551a7e"/>
    </style:style>
    <style:style style:name="P304" style:family="paragraph" style:parent-style-name="Standard">
      <style:paragraph-properties fo:line-height="100%"/>
      <style:text-properties officeooo:paragraph-rsid="0056e4e9"/>
    </style:style>
    <style:style style:name="P305" style:family="paragraph" style:parent-style-name="Standard">
      <style:paragraph-properties fo:line-height="100%"/>
      <style:text-properties officeooo:paragraph-rsid="005999cd"/>
    </style:style>
    <style:style style:name="P306" style:family="paragraph" style:parent-style-name="Standard">
      <style:paragraph-properties fo:line-height="100%"/>
      <style:text-properties officeooo:paragraph-rsid="006f7183"/>
    </style:style>
    <style:style style:name="P307" style:family="paragraph" style:parent-style-name="Standard">
      <style:paragraph-properties fo:line-height="100%"/>
      <style:text-properties officeooo:paragraph-rsid="007f5996"/>
    </style:style>
    <style:style style:name="P308" style:family="paragraph" style:parent-style-name="Standard">
      <style:paragraph-properties fo:line-height="100%"/>
      <style:text-properties officeooo:paragraph-rsid="0086b2be"/>
    </style:style>
    <style:style style:name="P309" style:family="paragraph" style:parent-style-name="Standard">
      <style:paragraph-properties fo:line-height="100%"/>
      <style:text-properties officeooo:paragraph-rsid="00929e66"/>
    </style:style>
    <style:style style:name="P310" style:family="paragraph" style:parent-style-name="Standard">
      <style:paragraph-properties fo:line-height="100%"/>
      <style:text-properties officeooo:paragraph-rsid="00318ccd"/>
    </style:style>
    <style:style style:name="P311" style:family="paragraph" style:parent-style-name="Standard">
      <style:paragraph-properties fo:line-height="100%"/>
      <style:text-properties officeooo:paragraph-rsid="00a2161f"/>
    </style:style>
    <style:style style:name="P312" style:family="paragraph" style:parent-style-name="Standard">
      <style:paragraph-properties fo:line-height="100%"/>
      <style:text-properties officeooo:paragraph-rsid="00a5bc93"/>
    </style:style>
    <style:style style:name="P313" style:family="paragraph" style:parent-style-name="Standard">
      <style:paragraph-properties fo:line-height="100%"/>
      <style:text-properties officeooo:rsid="003952b0" officeooo:paragraph-rsid="001623e4"/>
    </style:style>
    <style:style style:name="P314" style:family="paragraph" style:parent-style-name="Standard">
      <style:paragraph-properties fo:line-height="100%"/>
      <style:text-properties officeooo:rsid="00495423" officeooo:paragraph-rsid="00196101"/>
    </style:style>
    <style:style style:name="P315" style:family="paragraph" style:parent-style-name="Standard">
      <style:paragraph-properties fo:line-height="100%"/>
      <style:text-properties officeooo:rsid="005e617e" officeooo:paragraph-rsid="001b77f9"/>
    </style:style>
    <style:style style:name="P316" style:family="paragraph" style:parent-style-name="Standard">
      <style:paragraph-properties fo:line-height="100%"/>
      <style:text-properties officeooo:rsid="00602e5b" officeooo:paragraph-rsid="001b77f9"/>
    </style:style>
    <style:style style:name="P317" style:family="paragraph" style:parent-style-name="Standard">
      <style:paragraph-properties fo:line-height="100%"/>
      <style:text-properties officeooo:rsid="0069c514" officeooo:paragraph-rsid="001b77f9"/>
    </style:style>
    <style:style style:name="P318" style:family="paragraph" style:parent-style-name="Standard">
      <style:paragraph-properties fo:line-height="100%"/>
      <style:text-properties officeooo:rsid="00745134" officeooo:paragraph-rsid="001b77f9"/>
    </style:style>
    <style:style style:name="P319" style:family="paragraph" style:parent-style-name="Standard">
      <style:paragraph-properties fo:line-height="100%"/>
      <style:text-properties officeooo:rsid="00745134" officeooo:paragraph-rsid="001ba41b"/>
    </style:style>
    <style:style style:name="P320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1b77f9" style:font-style-asian="italic" style:font-weight-asian="normal" style:font-style-complex="italic" style:font-weight-complex="normal"/>
    </style:style>
    <style:style style:name="P321" style:family="paragraph" style:parent-style-name="Standard">
      <style:paragraph-properties fo:line-height="100%"/>
      <style:text-properties style:use-window-font-color="true" fo:font-style="italic" fo:font-weight="normal" officeooo:rsid="009bf1d4" officeooo:paragraph-rsid="001ba41b" style:font-style-asian="italic" style:font-weight-asian="normal" style:font-style-complex="italic" style:font-weight-complex="normal"/>
    </style:style>
    <style:style style:name="P322" style:family="paragraph" style:parent-style-name="Standard">
      <style:paragraph-properties fo:line-height="100%"/>
      <style:text-properties style:use-window-font-color="true" fo:font-style="italic" fo:font-weight="normal" officeooo:rsid="00940908" officeooo:paragraph-rsid="001ba41b" style:font-style-asian="italic" style:font-weight-asian="normal" style:font-style-complex="italic" style:font-weight-complex="normal"/>
    </style:style>
    <style:style style:name="P323" style:family="paragraph" style:parent-style-name="Standard">
      <style:paragraph-properties fo:line-height="100%"/>
      <style:text-properties style:use-window-font-color="true" fo:font-style="italic" fo:font-weight="normal" officeooo:rsid="00745134" officeooo:paragraph-rsid="001ba41b" style:font-style-asian="italic" style:font-weight-asian="normal" style:font-style-complex="italic" style:font-weight-complex="normal"/>
    </style:style>
    <style:style style:name="P324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0271607" style:font-style-asian="italic" style:font-weight-asian="normal" style:font-style-complex="italic" style:font-weight-complex="normal"/>
    </style:style>
    <style:style style:name="P325" style:family="paragraph" style:parent-style-name="Standard">
      <style:paragraph-properties fo:line-height="100%"/>
      <style:text-properties style:use-window-font-color="true" fo:font-style="italic" fo:font-weight="normal" officeooo:rsid="0101a62b" officeooo:paragraph-rsid="00271607" style:font-style-asian="italic" style:font-weight-asian="normal" style:font-style-complex="italic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italic" fo:font-weight="normal" officeooo:rsid="012915b3" officeooo:paragraph-rsid="00271607" style:font-style-asian="italic" style:font-weight-asian="normal" style:font-style-complex="italic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71607" style:font-style-asian="italic" style:font-weight-asian="normal" style:font-style-complex="italic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8ef64" style:font-style-asian="italic" style:font-weight-asian="normal" style:font-style-complex="italic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0271a97" style:font-style-asian="italic" style:font-weight-asian="normal" style:font-style-complex="italic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italic" fo:font-weight="normal" officeooo:rsid="014cd3ba" officeooo:paragraph-rsid="0028ef64" style:font-style-asian="italic" style:font-weight-asian="normal" style:font-style-complex="italic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italic" fo:font-weight="normal" officeooo:rsid="0165fb24" officeooo:paragraph-rsid="0028ef64" style:font-style-asian="italic" style:font-weight-asian="normal" style:font-style-complex="italic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italic" fo:font-weight="normal" officeooo:rsid="01731cf9" officeooo:paragraph-rsid="002cfd73" style:font-style-asian="italic" style:font-weight-asian="normal" style:font-style-complex="italic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cfd73" style:font-style-asian="italic" style:font-weight-asian="normal" style:font-style-complex="italic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e9bd9" style:font-style-asian="italic" style:font-weight-asian="normal" style:font-style-complex="italic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italic" fo:font-weight="normal" officeooo:rsid="01eebdc2" officeooo:paragraph-rsid="002f718c" style:font-style-asian="italic" style:font-weight-asian="normal" style:font-style-complex="italic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italic" fo:font-weight="normal" officeooo:rsid="00271607" officeooo:paragraph-rsid="00271607" style:font-style-asian="italic" style:font-weight-asian="normal" style:font-style-complex="italic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italic" fo:font-weight="normal" officeooo:rsid="00ccac5e" officeooo:paragraph-rsid="00271a97" style:font-style-asian="italic" style:font-weight-asian="normal" style:font-style-complex="italic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italic" fo:font-weight="normal" officeooo:rsid="01e956af" officeooo:paragraph-rsid="002e9bd9" style:font-style-asian="italic" style:font-weight-asian="normal" style:font-style-complex="italic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italic" fo:font-weight="normal" officeooo:rsid="01f1f76c" officeooo:paragraph-rsid="002e9bd9" style:font-style-asian="italic" style:font-weight-asian="normal" style:font-style-complex="italic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italic" fo:font-weight="normal" officeooo:rsid="02871e5d" officeooo:paragraph-rsid="003acc15" style:font-style-asian="italic" style:font-weight-asian="normal" style:font-style-complex="italic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italic" fo:font-weight="normal" officeooo:rsid="013f1034" officeooo:paragraph-rsid="00551a7e" style:font-style-asian="italic" style:font-weight-asian="normal" style:font-style-complex="italic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italic" fo:font-weight="normal" officeooo:rsid="007fa5ba" officeooo:paragraph-rsid="006734d9" style:font-style-asian="italic" style:font-weight-asian="normal" style:font-style-complex="italic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italic" fo:font-weight="normal" officeooo:rsid="024bb64b" officeooo:paragraph-rsid="0033f5fb" style:font-style-asian="italic" style:font-weight-asian="normal" style:font-style-complex="italic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italic" officeooo:rsid="00ee8692" officeooo:paragraph-rsid="00271607" style:font-style-asian="italic" style:font-style-complex="italic"/>
    </style:style>
    <style:style style:name="P347" style:family="paragraph" style:parent-style-name="Standard">
      <style:paragraph-properties fo:line-height="100%"/>
      <style:text-properties style:use-window-font-color="true" fo:font-style="italic" officeooo:paragraph-rsid="00271607" style:font-style-asian="italic" style:font-style-complex="italic"/>
    </style:style>
    <style:style style:name="P348" style:family="paragraph" style:parent-style-name="Standard">
      <style:paragraph-properties fo:line-height="100%"/>
      <style:text-properties style:use-window-font-color="true" fo:font-style="italic" officeooo:paragraph-rsid="002cfd73" style:font-style-asian="italic" style:font-style-complex="italic"/>
    </style:style>
    <style:style style:name="P349" style:family="paragraph" style:parent-style-name="Standard">
      <style:paragraph-properties fo:line-height="100%"/>
      <style:text-properties style:use-window-font-color="true" fo:font-style="italic" officeooo:rsid="00ccac5e" officeooo:paragraph-rsid="00271607" style:font-style-asian="italic" style:font-style-complex="italic"/>
    </style:style>
    <style:style style:name="P350" style:family="paragraph" style:parent-style-name="Standard">
      <style:paragraph-properties fo:line-height="100%"/>
      <style:text-properties style:use-window-font-color="true" fo:font-style="italic" officeooo:rsid="00ccac5e" officeooo:paragraph-rsid="00271a97" style:font-style-asian="italic" style:font-style-complex="italic"/>
    </style:style>
    <style:style style:name="P351" style:family="paragraph" style:parent-style-name="Standard">
      <style:paragraph-properties fo:line-height="100%"/>
      <style:text-properties style:use-window-font-color="true" fo:font-style="italic" officeooo:rsid="013ddfc0" officeooo:paragraph-rsid="00271a97" style:font-style-asian="italic" style:font-style-complex="italic"/>
    </style:style>
    <style:style style:name="P352" style:family="paragraph" style:parent-style-name="Standard">
      <style:paragraph-properties fo:line-height="100%"/>
      <style:text-properties style:use-window-font-color="true" fo:font-style="italic" officeooo:rsid="013f1034" officeooo:paragraph-rsid="00271a97" style:font-style-asian="italic" style:font-style-complex="italic"/>
    </style:style>
    <style:style style:name="P353" style:family="paragraph" style:parent-style-name="Standard">
      <style:paragraph-properties fo:line-height="100%"/>
      <style:text-properties style:use-window-font-color="true" fo:font-style="italic" officeooo:rsid="013f1034" officeooo:paragraph-rsid="00551a7e" style:font-style-asian="italic" style:font-style-complex="italic"/>
    </style:style>
    <style:style style:name="P354" style:family="paragraph" style:parent-style-name="Standard">
      <style:paragraph-properties fo:line-height="100%"/>
      <style:text-properties style:use-window-font-color="true" fo:font-style="italic" officeooo:rsid="014818a8" officeooo:paragraph-rsid="0028ef64" style:font-style-asian="italic" style:font-style-complex="italic"/>
    </style:style>
    <style:style style:name="P355" style:family="paragraph" style:parent-style-name="Standard">
      <style:paragraph-properties fo:line-height="100%"/>
      <style:text-properties style:use-window-font-color="true" fo:font-style="italic" officeooo:rsid="014cd3ba" officeooo:paragraph-rsid="0028ef64" style:font-style-asian="italic" style:font-style-complex="italic"/>
    </style:style>
    <style:style style:name="P356" style:family="paragraph" style:parent-style-name="Standard">
      <style:paragraph-properties fo:line-height="100%"/>
      <style:text-properties style:use-window-font-color="true" fo:font-style="italic" officeooo:rsid="01648ccb" officeooo:paragraph-rsid="0028ef64" style:font-style-asian="italic" style:font-style-complex="italic"/>
    </style:style>
    <style:style style:name="P357" style:family="paragraph" style:parent-style-name="Standard">
      <style:paragraph-properties fo:line-height="100%"/>
      <style:text-properties style:use-window-font-color="true" fo:font-style="italic" officeooo:rsid="01648e77" officeooo:paragraph-rsid="0028ef64" style:font-style-asian="italic" style:font-style-complex="italic"/>
    </style:style>
    <style:style style:name="P358" style:family="paragraph" style:parent-style-name="Standard">
      <style:paragraph-properties fo:line-height="100%"/>
      <style:text-properties style:use-window-font-color="true" fo:font-style="italic" officeooo:rsid="01648e77" officeooo:paragraph-rsid="007f5996" style:font-style-asian="italic" style:font-style-complex="italic"/>
    </style:style>
    <style:style style:name="P359" style:family="paragraph" style:parent-style-name="Standard">
      <style:paragraph-properties fo:line-height="100%"/>
      <style:text-properties style:use-window-font-color="true" fo:font-style="italic" officeooo:rsid="0165fb24" officeooo:paragraph-rsid="0028ef64" style:font-style-asian="italic" style:font-style-complex="italic"/>
    </style:style>
    <style:style style:name="P360" style:family="paragraph" style:parent-style-name="Standard">
      <style:paragraph-properties fo:line-height="100%"/>
      <style:text-properties style:use-window-font-color="true" fo:font-style="italic" officeooo:rsid="0165fb24" officeooo:paragraph-rsid="002cfd73" style:font-style-asian="italic" style:font-style-complex="italic"/>
    </style:style>
    <style:style style:name="P361" style:family="paragraph" style:parent-style-name="Standard">
      <style:paragraph-properties fo:line-height="100%"/>
      <style:text-properties style:use-window-font-color="true" fo:font-style="italic" officeooo:rsid="01731cf9" officeooo:paragraph-rsid="0028ef64" style:font-style-asian="italic" style:font-style-complex="italic"/>
    </style:style>
    <style:style style:name="P362" style:family="paragraph" style:parent-style-name="Standard">
      <style:paragraph-properties fo:line-height="100%"/>
      <style:text-properties style:use-window-font-color="true" fo:font-style="italic" officeooo:rsid="0189b6bf" officeooo:paragraph-rsid="0028ef64" style:font-style-asian="italic" style:font-style-complex="italic"/>
    </style:style>
    <style:style style:name="P363" style:family="paragraph" style:parent-style-name="Standard">
      <style:paragraph-properties fo:line-height="100%"/>
      <style:text-properties style:use-window-font-color="true" fo:font-style="italic" officeooo:rsid="01b07b18" officeooo:paragraph-rsid="002cfd73" style:font-style-asian="italic" style:font-style-complex="italic"/>
    </style:style>
    <style:style style:name="P364" style:family="paragraph" style:parent-style-name="Standard">
      <style:paragraph-properties fo:line-height="100%"/>
      <style:text-properties style:use-window-font-color="true" fo:font-style="italic" officeooo:rsid="01a3bf4c" officeooo:paragraph-rsid="002cfd73" style:font-style-asian="italic" style:font-style-complex="italic"/>
    </style:style>
    <style:style style:name="P365" style:family="paragraph" style:parent-style-name="Standard">
      <style:paragraph-properties fo:line-height="100%"/>
      <style:text-properties style:use-window-font-color="true" fo:font-style="italic" officeooo:rsid="01bef01a" officeooo:paragraph-rsid="002cfd73" style:font-style-asian="italic" style:font-style-complex="italic"/>
    </style:style>
    <style:style style:name="P366" style:family="paragraph" style:parent-style-name="Standard">
      <style:paragraph-properties fo:line-height="100%"/>
      <style:text-properties style:use-window-font-color="true" officeooo:paragraph-rsid="001b77f9"/>
    </style:style>
    <style:style style:name="P367" style:family="paragraph" style:parent-style-name="Standard">
      <style:paragraph-properties fo:line-height="100%"/>
      <style:text-properties style:use-window-font-color="true" officeooo:rsid="00685481" officeooo:paragraph-rsid="001b77f9"/>
    </style:style>
    <style:style style:name="P368" style:family="paragraph" style:parent-style-name="Standard">
      <style:paragraph-properties fo:line-height="100%"/>
      <style:text-properties style:use-window-font-color="true" fo:font-style="normal" fo:font-weight="normal" officeooo:rsid="00745134" officeooo:paragraph-rsid="001ba41b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style:use-window-font-color="true"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style:use-window-font-color="true" fo:font-style="normal" fo:font-weight="normal" officeooo:rsid="0141ae5e" officeooo:paragraph-rsid="00271a97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028ef64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028ef64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style:use-window-font-color="true" fo:font-style="normal" fo:font-weight="normal" officeooo:rsid="019715a7" officeooo:paragraph-rsid="0028ef64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style:use-window-font-color="true" fo:font-style="normal" fo:font-weight="normal" officeooo:rsid="01e773bf" officeooo:paragraph-rsid="002e9bd9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style:use-window-font-color="true" fo:font-style="normal" fo:font-weight="normal" officeooo:rsid="01e956af" officeooo:paragraph-rsid="002e9bd9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fo:font-weight="normal" officeooo:rsid="022c11c5" officeooo:paragraph-rsid="0030c188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fo:font-weight="normal" officeooo:rsid="02403027" officeooo:paragraph-rsid="0030c188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fo:font-weight="normal" officeooo:rsid="00364074" officeooo:paragraph-rsid="00359a82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fo:font-weight="normal" officeooo:rsid="00359a82" officeooo:paragraph-rsid="00359a82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normal" fo:font-weight="normal" officeooo:rsid="02871e5d" officeooo:paragraph-rsid="00359a82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normal" fo:font-weight="normal" officeooo:rsid="0255b347" officeooo:paragraph-rsid="0056e4e9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officeooo:rsid="00ee8692" officeooo:paragraph-rsid="00271607" style:font-style-asian="normal" style:font-style-complex="normal"/>
    </style:style>
    <style:style style:name="P383" style:family="paragraph" style:parent-style-name="Standard">
      <style:paragraph-properties fo:line-height="100%"/>
      <style:text-properties style:use-window-font-color="true" fo:font-style="normal" officeooo:paragraph-rsid="00271607" style:font-style-asian="normal" style:font-style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officeooo:rsid="00dbdbe5" officeooo:paragraph-rsid="00271607" style:font-style-asian="normal" style:font-style-complex="normal"/>
    </style:style>
    <style:style style:name="P385" style:family="paragraph" style:parent-style-name="Standard">
      <style:paragraph-properties fo:line-height="100%"/>
      <style:text-properties style:use-window-font-color="true" fo:font-style="normal" officeooo:rsid="013b4b0d" officeooo:paragraph-rsid="00271a97" style:font-style-asian="normal" style:font-style-complex="normal"/>
    </style:style>
    <style:style style:name="P386" style:family="paragraph" style:parent-style-name="Standard">
      <style:paragraph-properties fo:line-height="100%"/>
      <style:text-properties style:use-window-font-color="true" fo:font-style="normal" officeooo:rsid="013ddfc0" officeooo:paragraph-rsid="00271a97" style:font-style-asian="normal" style:font-style-complex="normal"/>
    </style:style>
    <style:style style:name="P387" style:family="paragraph" style:parent-style-name="Standard">
      <style:paragraph-properties fo:line-height="100%"/>
      <style:text-properties style:use-window-font-color="true" fo:font-style="normal" officeooo:rsid="013f1034" officeooo:paragraph-rsid="00271a97" style:font-style-asian="normal" style:font-style-complex="normal"/>
    </style:style>
    <style:style style:name="P388" style:family="paragraph" style:parent-style-name="Standard">
      <style:paragraph-properties fo:line-height="100%"/>
      <style:text-properties style:use-window-font-color="true" fo:font-style="normal" officeooo:rsid="0144e328" officeooo:paragraph-rsid="0028ef64" style:font-style-asian="normal" style:font-style-complex="normal"/>
    </style:style>
    <style:style style:name="P389" style:family="paragraph" style:parent-style-name="Standard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390" style:family="paragraph" style:parent-style-name="Standard">
      <style:paragraph-properties fo:line-height="100%"/>
      <style:text-properties style:use-window-font-color="true" fo:font-style="normal" officeooo:rsid="014818a8" officeooo:paragraph-rsid="0028ef64" style:font-style-asian="normal" style:font-style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392" style:family="paragraph" style:parent-style-name="Standard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393" style:family="paragraph" style:parent-style-name="Standard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394" style:family="paragraph" style:parent-style-name="Standard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395" style:family="paragraph" style:parent-style-name="Standard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officeooo:rsid="016f6694" officeooo:paragraph-rsid="0028ef64" style:font-style-asian="normal" style:font-style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officeooo:rsid="01731cf9" officeooo:paragraph-rsid="0028ef64" style:font-style-asian="normal" style:font-style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officeooo:rsid="0189b6bf" officeooo:paragraph-rsid="0028ef64" style:font-style-asian="normal" style:font-style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officeooo:rsid="018f40a0" officeooo:paragraph-rsid="0028ef64" style:font-style-asian="normal" style:font-style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officeooo:rsid="0141ae5e" officeooo:paragraph-rsid="00271a97" style:font-style-asian="normal" style:font-style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officeooo:rsid="014e87b3" officeooo:paragraph-rsid="0028ef64" style:font-style-asian="normal" style:font-style-complex="normal"/>
    </style:style>
    <style:style style:name="P404" style:family="paragraph" style:parent-style-name="Standard">
      <style:paragraph-properties fo:line-height="100%"/>
      <style:text-properties style:use-window-font-color="true" fo:font-style="normal" officeooo:rsid="00ccac5e" officeooo:paragraph-rsid="00271a97" style:font-style-asian="normal" style:font-style-complex="normal"/>
    </style:style>
    <style:style style:name="P405" style:family="paragraph" style:parent-style-name="Standard">
      <style:paragraph-properties fo:line-height="100%"/>
      <style:text-properties style:use-window-font-color="true"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406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0271a97" style:font-style-asian="normal" style:font-weight-asian="bold" style:font-style-complex="normal" style:font-weight-complex="bold"/>
    </style:style>
    <style:style style:name="P407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028ef64" style:font-style-asian="normal" style:font-weight-asian="bold" style:font-style-complex="normal" style:font-weight-complex="bold"/>
    </style:style>
    <style:style style:name="P408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028ef64" style:font-style-asian="normal" style:font-weight-asian="bold" style:font-style-complex="normal" style:font-weight-complex="bold"/>
    </style:style>
    <style:style style:name="P409" style:family="paragraph" style:parent-style-name="Standard">
      <style:paragraph-properties fo:line-height="100%"/>
      <style:text-properties style:use-window-font-color="true" fo:font-style="normal" style:text-underline-style="none" officeooo:rsid="03364457" officeooo:paragraph-rsid="00468df8" style:font-style-asian="normal" style:font-style-complex="normal"/>
    </style:style>
    <style:style style:name="P410" style:family="paragraph" style:parent-style-name="Standard">
      <style:paragraph-properties fo:line-height="100%"/>
      <style:text-properties style:use-window-font-color="true" officeooo:rsid="010f38a8" officeooo:paragraph-rsid="00271607"/>
    </style:style>
    <style:style style:name="P411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12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13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3bdd63" style:font-style-asian="italic" style:font-weight-asian="normal" style:font-style-complex="italic" style:font-weight-complex="normal"/>
    </style:style>
    <style:style style:name="P414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409ee8" style:font-style-asian="italic" style:font-weight-asian="normal" style:font-style-complex="italic" style:font-weight-complex="normal"/>
    </style:style>
    <style:style style:name="P415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a5bc93" style:font-style-asian="italic" style:font-weight-asian="normal" style:font-style-complex="italic" style:font-weight-complex="normal"/>
    </style:style>
    <style:style style:name="P41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424a9e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officeooo:rsid="007739a0" officeooo:paragraph-rsid="001b77f9"/>
    </style:style>
    <style:style style:name="P420" style:family="paragraph" style:parent-style-name="Standard">
      <style:paragraph-properties fo:line-height="100%"/>
      <style:text-properties officeooo:rsid="0091b213" officeooo:paragraph-rsid="001ba41b"/>
    </style:style>
    <style:style style:name="P421" style:family="paragraph" style:parent-style-name="Standard">
      <style:paragraph-properties fo:line-height="100%"/>
      <style:text-properties officeooo:rsid="009600b6" officeooo:paragraph-rsid="001ba41b"/>
    </style:style>
    <style:style style:name="P422" style:family="paragraph" style:parent-style-name="Standard">
      <style:paragraph-properties fo:line-height="100%"/>
      <style:text-properties officeooo:rsid="00b5bbf4" officeooo:paragraph-rsid="001ce3a2"/>
    </style:style>
    <style:style style:name="P423" style:family="paragraph" style:parent-style-name="Standard">
      <style:paragraph-properties fo:line-height="100%"/>
      <style:text-properties officeooo:rsid="00baaa8f" officeooo:paragraph-rsid="001ce3a2"/>
    </style:style>
    <style:style style:name="P424" style:family="paragraph" style:parent-style-name="Standard">
      <style:paragraph-properties fo:line-height="100%"/>
      <style:text-properties officeooo:rsid="0026384b" officeooo:paragraph-rsid="00271607"/>
    </style:style>
    <style:style style:name="P425" style:family="paragraph" style:parent-style-name="Standard">
      <style:paragraph-properties fo:line-height="100%"/>
      <style:text-properties officeooo:rsid="00d58808" officeooo:paragraph-rsid="00271607"/>
    </style:style>
    <style:style style:name="P426" style:family="paragraph" style:parent-style-name="Standard">
      <style:paragraph-properties fo:line-height="100%"/>
      <style:text-properties officeooo:rsid="0195759d" officeooo:paragraph-rsid="0028ef64"/>
    </style:style>
    <style:style style:name="P427" style:family="paragraph" style:parent-style-name="Standard">
      <style:paragraph-properties fo:line-height="100%"/>
      <style:text-properties officeooo:rsid="019715a7" officeooo:paragraph-rsid="002cfd73"/>
    </style:style>
    <style:style style:name="P428" style:family="paragraph" style:parent-style-name="Standard">
      <style:paragraph-properties fo:line-height="100%"/>
      <style:text-properties officeooo:rsid="019e8d3a" officeooo:paragraph-rsid="002cfd73"/>
    </style:style>
    <style:style style:name="P429" style:family="paragraph" style:parent-style-name="Standard">
      <style:paragraph-properties fo:line-height="100%"/>
      <style:text-properties officeooo:rsid="01a00fa0" officeooo:paragraph-rsid="002cfd73"/>
    </style:style>
    <style:style style:name="P430" style:family="paragraph" style:parent-style-name="Standard">
      <style:paragraph-properties fo:line-height="100%"/>
      <style:text-properties officeooo:rsid="01b46c19" officeooo:paragraph-rsid="002cfd73"/>
    </style:style>
    <style:style style:name="P431" style:family="paragraph" style:parent-style-name="Standard">
      <style:paragraph-properties fo:line-height="100%"/>
      <style:text-properties officeooo:rsid="01bef01a" officeooo:paragraph-rsid="002cfd73"/>
    </style:style>
    <style:style style:name="P432" style:family="paragraph" style:parent-style-name="Standard">
      <style:paragraph-properties fo:line-height="100%"/>
      <style:text-properties officeooo:rsid="01c3f677" officeooo:paragraph-rsid="002cfd73"/>
    </style:style>
    <style:style style:name="P433" style:family="paragraph" style:parent-style-name="Standard">
      <style:paragraph-properties fo:line-height="100%"/>
      <style:text-properties officeooo:rsid="01e49296" officeooo:paragraph-rsid="002e9bd9"/>
    </style:style>
    <style:style style:name="P434" style:family="paragraph" style:parent-style-name="Standard">
      <style:paragraph-properties fo:line-height="100%"/>
      <style:text-properties officeooo:rsid="0248313e" officeooo:paragraph-rsid="00324593"/>
    </style:style>
    <style:style style:name="P435" style:family="paragraph" style:parent-style-name="Standard">
      <style:paragraph-properties fo:line-height="100%"/>
      <style:text-properties officeooo:rsid="0264a88e" officeooo:paragraph-rsid="0033f5fb"/>
    </style:style>
    <style:style style:name="P43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a2fd77" officeooo:paragraph-rsid="003bdd63" style:font-style-asian="italic" style:font-weight-asian="normal" style:font-style-complex="italic" style:font-weight-complex="normal"/>
    </style:style>
    <style:style style:name="P43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aa313" officeooo:paragraph-rsid="00424a9e" style:font-style-asian="italic" style:font-weight-asian="normal" style:font-style-complex="italic" style:font-weight-complex="normal"/>
    </style:style>
    <style:style style:name="P43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1b98d" officeooo:paragraph-rsid="00424a9e" style:font-style-asian="italic" style:font-weight-asian="normal" style:font-style-complex="italic" style:font-weight-complex="normal"/>
    </style:style>
    <style:style style:name="P43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f73e" officeooo:paragraph-rsid="00428107" style:font-style-asian="italic" style:font-weight-asian="normal" style:font-style-complex="italic" style:font-weight-complex="normal"/>
    </style:style>
    <style:style style:name="P44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7c11" officeooo:paragraph-rsid="00428107" style:font-style-asian="italic" style:font-weight-asian="normal" style:font-style-complex="italic" style:font-weight-complex="normal"/>
    </style:style>
    <style:style style:name="P44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7c11" officeooo:paragraph-rsid="00ace017" style:font-style-asian="italic" style:font-weight-asian="normal" style:font-style-complex="italic" style:font-weight-complex="normal"/>
    </style:style>
    <style:style style:name="P44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9b78c" officeooo:paragraph-rsid="00428107" style:font-style-asian="italic" style:font-weight-asian="normal" style:font-style-complex="italic" style:font-weight-complex="normal"/>
    </style:style>
    <style:style style:name="P44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28107" style:font-style-asian="italic" style:font-weight-asian="normal" style:font-style-complex="italic" style:font-weight-complex="normal"/>
    </style:style>
    <style:style style:name="P44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33b6c" style:font-style-asian="italic" style:font-weight-asian="normal" style:font-style-complex="italic" style:font-weight-complex="normal"/>
    </style:style>
    <style:style style:name="P44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1d8d" officeooo:paragraph-rsid="00428107" style:font-style-asian="italic" style:font-weight-asian="normal" style:font-style-complex="italic" style:font-weight-complex="normal"/>
    </style:style>
    <style:style style:name="P44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362" officeooo:paragraph-rsid="00428107" style:font-style-asian="italic" style:font-weight-asian="normal" style:font-style-complex="italic" style:font-weight-complex="normal"/>
    </style:style>
    <style:style style:name="P44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4a01e" officeooo:paragraph-rsid="00433b6c" style:font-style-asian="italic" style:font-weight-asian="normal" style:font-style-complex="italic" style:font-weight-complex="normal"/>
    </style:style>
    <style:style style:name="P44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05c3e" officeooo:paragraph-rsid="00433b6c" style:font-style-asian="italic" style:font-weight-asian="normal" style:font-style-complex="italic" style:font-weight-complex="normal"/>
    </style:style>
    <style:style style:name="P44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21007" officeooo:paragraph-rsid="00433b6c" style:font-style-asian="italic" style:font-weight-asian="normal" style:font-style-complex="italic" style:font-weight-complex="normal"/>
    </style:style>
    <style:style style:name="P45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6bd8" officeooo:paragraph-rsid="00433b6c" style:font-style-asian="italic" style:font-weight-asian="normal" style:font-style-complex="italic" style:font-weight-complex="normal"/>
    </style:style>
    <style:style style:name="P45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2b99" officeooo:paragraph-rsid="0043971c" style:font-style-asian="italic" style:font-weight-asian="normal" style:font-style-complex="italic" style:font-weight-complex="normal"/>
    </style:style>
    <style:style style:name="P45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be6e" officeooo:paragraph-rsid="00428107" style:font-style-asian="italic" style:font-weight-asian="normal" style:font-style-complex="italic" style:font-weight-complex="normal"/>
    </style:style>
    <style:style style:name="P45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898692" officeooo:paragraph-rsid="003bdd63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3bdd63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409ee8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a2fd77" officeooo:paragraph-rsid="003bdd63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3508b" officeooo:paragraph-rsid="003bdd63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3544" officeooo:paragraph-rsid="00409ee8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896a" officeooo:paragraph-rsid="00409ee8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83fce" officeooo:paragraph-rsid="00409ee8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e088" officeooo:paragraph-rsid="00409ee8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2809" officeooo:paragraph-rsid="00424a9e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4a9e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8107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f73e" officeooo:paragraph-rsid="00424a9e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1b98d" officeooo:paragraph-rsid="00424a9e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9b78c" officeooo:paragraph-rsid="00428107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b712b" officeooo:paragraph-rsid="00428107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28107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33b6c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f4001" officeooo:paragraph-rsid="00433b6c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62398" officeooo:paragraph-rsid="00433b6c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3b6c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971c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7" officeooo:paragraph-rsid="00433b6c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99afa" officeooo:paragraph-rsid="00433b6c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a" officeooo:paragraph-rsid="00433b6c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6bd8" officeooo:paragraph-rsid="00433b6c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4fc5c" officeooo:paragraph-rsid="00433b6c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e2d7f" officeooo:paragraph-rsid="0043971c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2845a" officeooo:paragraph-rsid="0043971c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a317c" officeooo:paragraph-rsid="0043971c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105f1" officeooo:paragraph-rsid="00468df8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9abdd" officeooo:paragraph-rsid="00424a9e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be6e" officeooo:paragraph-rsid="00428107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1655c" officeooo:paragraph-rsid="00433b6c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f56cc" officeooo:paragraph-rsid="0049c10c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text-line-through-style="none" style:text-line-through-type="none" fo:font-style="normal" fo:font-weight="bold" officeooo:rsid="02dbac17" officeooo:paragraph-rsid="00424a9e" style:font-style-asian="normal" style:font-weight-asian="bold" style:font-style-complex="normal" style:font-weight-complex="bold"/>
    </style:style>
    <style:style style:name="P499" style:family="paragraph" style:parent-style-name="Standard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500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62398" officeooo:paragraph-rsid="00433b6c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2f11d8d" officeooo:paragraph-rsid="005999cd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02c00" officeooo:paragraph-rsid="005999cd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style:text-line-through-style="none" style:text-line-through-type="none" officeooo:paragraph-rsid="00424a9e"/>
    </style:style>
    <style:style style:name="P504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30e2d7f" officeooo:paragraph-rsid="0043971c" style:font-size-asian="14pt" style:font-style-asian="normal" style:font-weight-asian="bold" style:font-size-complex="14pt" style:font-style-complex="normal" style:font-weight-complex="bold"/>
    </style:style>
    <style:style style:name="P505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29fd737" officeooo:paragraph-rsid="003bdd63" style:font-size-asian="14pt" style:font-style-asian="normal" style:font-weight-asian="bold" style:font-size-complex="14pt" style:font-style-complex="normal" style:font-weight-complex="bold"/>
    </style:style>
    <style:style style:name="P506" style:family="paragraph" style:parent-style-name="Standard">
      <style:paragraph-properties fo:line-height="100%"/>
      <style:text-properties officeooo:rsid="02dbac17" officeooo:paragraph-rsid="00424a9e"/>
    </style:style>
    <style:style style:name="P507" style:family="paragraph" style:parent-style-name="Standard">
      <style:paragraph-properties fo:line-height="100%"/>
      <style:text-properties officeooo:rsid="02d28670" officeooo:paragraph-rsid="00424a9e"/>
    </style:style>
    <style:style style:name="P508" style:family="paragraph" style:parent-style-name="Standard">
      <style:text-properties officeooo:paragraph-rsid="00424a9e"/>
    </style:style>
    <style:style style:name="P509" style:family="paragraph" style:parent-style-name="Standard">
      <style:paragraph-properties fo:line-height="100%"/>
      <style:text-properties officeooo:rsid="02e1b98d" officeooo:paragraph-rsid="00424a9e"/>
    </style:style>
    <style:style style:name="P510" style:family="paragraph" style:parent-style-name="Standard">
      <style:paragraph-properties fo:line-height="100%"/>
      <style:text-properties officeooo:rsid="032a4ddc" officeooo:paragraph-rsid="00468df8"/>
    </style:style>
    <style:style style:name="P511" style:family="paragraph" style:parent-style-name="Standard">
      <style:paragraph-properties fo:line-height="100%"/>
      <style:text-properties officeooo:rsid="001d5f67" officeooo:paragraph-rsid="001d5f67"/>
    </style:style>
    <style:style style:name="P512" style:family="paragraph" style:parent-style-name="Standard">
      <style:paragraph-properties fo:line-height="100%"/>
      <style:text-properties officeooo:rsid="00685481" officeooo:paragraph-rsid="001b77f9"/>
    </style:style>
    <style:style style:name="P513" style:family="paragraph" style:parent-style-name="Standard">
      <style:paragraph-properties fo:line-height="100%"/>
      <style:text-properties officeooo:rsid="00a9ceec" officeooo:paragraph-rsid="001ce3a2"/>
    </style:style>
    <style:style style:name="P514" style:family="paragraph" style:parent-style-name="Standard">
      <style:paragraph-properties fo:line-height="100%"/>
      <style:text-properties style:text-line-through-style="solid" style:text-line-through-type="single"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515" style:family="paragraph" style:parent-style-name="Table_20_Contents">
      <style:paragraph-properties fo:line-height="100%" fo:text-align="center" style:justify-single-word="false"/>
      <style:text-properties fo:font-weight="bold" officeooo:rsid="002995de" officeooo:paragraph-rsid="001748b6" style:font-weight-asian="bold" style:font-weight-complex="bold"/>
    </style:style>
    <style:style style:name="P516" style:family="paragraph" style:parent-style-name="Table_20_Contents">
      <style:paragraph-properties fo:line-height="100%" fo:text-align="center" style:justify-single-word="false"/>
      <style:text-properties fo:font-weight="bold" officeooo:rsid="00a73331" officeooo:paragraph-rsid="001ce3a2" style:font-weight-asian="bold" style:font-weight-complex="bold"/>
    </style:style>
    <style:style style:name="P517" style:family="paragraph" style:parent-style-name="Table_20_Contents">
      <style:paragraph-properties fo:line-height="100%" fo:text-align="center" style:justify-single-word="false"/>
      <style:text-properties fo:font-weight="bold" officeooo:paragraph-rsid="00409ee8" style:font-weight-asian="bold" style:font-weight-complex="bold"/>
    </style:style>
    <style:style style:name="P518" style:family="paragraph" style:parent-style-name="Table_20_Contents">
      <style:paragraph-properties fo:line-height="100%" fo:text-align="center" style:justify-single-word="false"/>
      <style:text-properties fo:font-weight="bold" officeooo:rsid="02b56b9f" officeooo:paragraph-rsid="00409ee8" style:font-weight-asian="bold" style:font-weight-complex="bold"/>
    </style:style>
    <style:style style:name="P519" style:family="paragraph" style:parent-style-name="Table_20_Contents">
      <style:paragraph-properties fo:line-height="100%" fo:text-align="center" style:justify-single-word="false"/>
      <style:text-properties fo:font-weight="bold" officeooo:rsid="02d46461" officeooo:paragraph-rsid="00424a9e" style:font-weight-asian="bold" style:font-weight-complex="bold"/>
    </style:style>
    <style:style style:name="P520" style:family="paragraph" style:parent-style-name="Table_20_Contents">
      <style:paragraph-properties fo:line-height="100%" fo:text-align="center" style:justify-single-word="false"/>
      <style:text-properties officeooo:rsid="002995de" officeooo:paragraph-rsid="001748b6"/>
    </style:style>
    <style:style style:name="P521" style:family="paragraph" style:parent-style-name="Table_20_Contents">
      <style:paragraph-properties fo:line-height="100%" fo:text-align="center" style:justify-single-word="false"/>
      <style:text-properties officeooo:rsid="002ab5f6" officeooo:paragraph-rsid="001748b6"/>
    </style:style>
    <style:style style:name="P522" style:family="paragraph" style:parent-style-name="Table_20_Contents">
      <style:paragraph-properties fo:line-height="100%" fo:text-align="center" style:justify-single-word="false"/>
      <style:text-properties officeooo:rsid="002c393c" officeooo:paragraph-rsid="001748b6"/>
    </style:style>
    <style:style style:name="P523" style:family="paragraph" style:parent-style-name="Table_20_Contents">
      <style:paragraph-properties fo:line-height="100%" fo:text-align="center" style:justify-single-word="false"/>
      <style:text-properties officeooo:rsid="002d5cea" officeooo:paragraph-rsid="001748b6"/>
    </style:style>
    <style:style style:name="P524" style:family="paragraph" style:parent-style-name="Table_20_Contents">
      <style:paragraph-properties fo:line-height="100%" fo:text-align="center" style:justify-single-word="false"/>
      <style:text-properties officeooo:paragraph-rsid="001748b6"/>
    </style:style>
    <style:style style:name="P525" style:family="paragraph" style:parent-style-name="Table_20_Contents">
      <style:paragraph-properties fo:line-height="100%" fo:text-align="center" style:justify-single-word="false"/>
      <style:text-properties officeooo:paragraph-rsid="00409ee8"/>
    </style:style>
    <style:style style:name="P526" style:family="paragraph" style:parent-style-name="Table_20_Contents">
      <style:paragraph-properties fo:line-height="100%" fo:text-align="center" style:justify-single-word="false"/>
      <style:text-properties officeooo:paragraph-rsid="00424a9e"/>
    </style:style>
    <style:style style:name="P527" style:family="paragraph" style:parent-style-name="Table_20_Contents">
      <style:paragraph-properties fo:line-height="100%" fo:text-align="center" style:justify-single-word="false"/>
      <style:text-properties officeooo:paragraph-rsid="0070de42"/>
    </style:style>
    <style:style style:name="P528" style:family="paragraph" style:parent-style-name="Table_20_Contents">
      <style:paragraph-properties fo:line-height="100%" fo:text-align="center" style:justify-single-word="false"/>
      <style:text-properties fo:font-style="normal" officeooo:rsid="00a73331" officeooo:paragraph-rsid="001ce3a2" style:font-style-asian="normal" style:font-style-complex="normal"/>
    </style:style>
    <style:style style:name="P529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1ce3a2" style:font-style-asian="normal" style:font-style-complex="normal"/>
    </style:style>
    <style:style style:name="P530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70de42" style:font-style-asian="normal" style:font-style-complex="normal"/>
    </style:style>
    <style:style style:name="P531" style:family="paragraph" style:parent-style-name="Table_20_Contents">
      <style:paragraph-properties fo:line-height="100%" fo:text-align="center" style:justify-single-word="false"/>
      <style:text-properties officeooo:rsid="02b56b9f" officeooo:paragraph-rsid="00409ee8"/>
    </style:style>
    <style:style style:name="P532" style:family="paragraph" style:parent-style-name="Table_20_Contents">
      <style:paragraph-properties fo:line-height="100%" fo:text-align="center" style:justify-single-word="false"/>
      <style:text-properties officeooo:rsid="02b6c92f" officeooo:paragraph-rsid="00409ee8"/>
    </style:style>
    <style:style style:name="P533" style:family="paragraph" style:parent-style-name="Table_20_Contents">
      <style:paragraph-properties fo:line-height="100%" fo:text-align="center" style:justify-single-word="false"/>
      <style:text-properties officeooo:rsid="02d46461" officeooo:paragraph-rsid="00424a9e"/>
    </style:style>
    <style:style style:name="P534" style:family="paragraph" style:parent-style-name="Standard" style:list-style-name="L1">
      <style:paragraph-properties fo:line-height="100%"/>
      <style:text-properties officeooo:rsid="00144d8d" officeooo:paragraph-rsid="00144d8d"/>
    </style:style>
    <style:style style:name="P535" style:family="paragraph" style:parent-style-name="Standard" style:list-style-name="L2">
      <style:paragraph-properties fo:line-height="100%"/>
      <style:text-properties officeooo:rsid="0018f3c7" officeooo:paragraph-rsid="00144d8d"/>
    </style:style>
    <style:style style:name="P536" style:family="paragraph" style:parent-style-name="Standard" style:list-style-name="L2">
      <style:paragraph-properties fo:line-height="100%"/>
      <style:text-properties fo:font-style="normal" officeooo:paragraph-rsid="00144d8d" style:font-style-asian="normal" style:font-style-complex="normal"/>
    </style:style>
    <style:style style:name="P537" style:family="paragraph" style:parent-style-name="Standard" style:list-style-name="L22">
      <style:paragraph-properties fo:line-height="100%"/>
      <style:text-properties fo:font-style="normal" officeooo:paragraph-rsid="00364074" style:font-style-asian="normal" style:font-style-complex="normal"/>
    </style:style>
    <style:style style:name="P538" style:family="paragraph" style:parent-style-name="Standard" style:list-style-name="L6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539" style:family="paragraph" style:parent-style-name="Standard" style:list-style-name="L14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540" style:family="paragraph" style:parent-style-name="Standard" style:list-style-name="L15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541" style:family="paragraph" style:parent-style-name="Standard" style:list-style-name="L16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542" style:family="paragraph" style:parent-style-name="Standard" style:list-style-name="L17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543" style:family="paragraph" style:parent-style-name="Standard" style:list-style-name="L18">
      <style:paragraph-properties fo:line-height="100%"/>
      <style:text-properties fo:font-style="normal" officeooo:rsid="025c47d1" officeooo:paragraph-rsid="0033f5fb" style:font-style-asian="normal" style:font-style-complex="normal"/>
    </style:style>
    <style:style style:name="P544" style:family="paragraph" style:parent-style-name="Standard" style:list-style-name="L40">
      <style:paragraph-properties fo:line-height="100%"/>
      <style:text-properties fo:font-style="normal" officeooo:rsid="02d4a01e" officeooo:paragraph-rsid="00424a9e" style:font-style-asian="normal" style:font-style-complex="normal"/>
    </style:style>
    <style:style style:name="P545" style:family="paragraph" style:parent-style-name="Standard" style:list-style-name="L41">
      <style:paragraph-properties fo:line-height="100%"/>
      <style:text-properties fo:font-style="normal" officeooo:rsid="02d71380" officeooo:paragraph-rsid="00424a9e" style:font-style-asian="normal" style:font-style-complex="normal"/>
    </style:style>
    <style:style style:name="P546" style:family="paragraph" style:parent-style-name="Standard" style:list-style-name="L41">
      <style:paragraph-properties fo:line-height="100%"/>
      <style:text-properties fo:font-style="normal" officeooo:rsid="02d8206d" officeooo:paragraph-rsid="00424a9e" style:font-style-asian="normal" style:font-style-complex="normal"/>
    </style:style>
    <style:style style:name="P547" style:family="paragraph" style:parent-style-name="Standard" style:list-style-name="L45">
      <style:paragraph-properties fo:line-height="100%"/>
      <style:text-properties fo:font-style="normal" officeooo:rsid="02e21d3f" officeooo:paragraph-rsid="00428107" style:font-style-asian="normal" style:font-style-complex="normal"/>
    </style:style>
    <style:style style:name="P548" style:family="paragraph" style:parent-style-name="Standard" style:list-style-name="L47">
      <style:paragraph-properties fo:line-height="100%"/>
      <style:text-properties fo:font-style="normal" officeooo:rsid="0330b9cf" officeooo:paragraph-rsid="0047c4d5" style:font-style-asian="normal" style:font-style-complex="normal"/>
    </style:style>
    <style:style style:name="P549" style:family="paragraph" style:parent-style-name="Standard" style:list-style-name="L48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50" style:family="paragraph" style:parent-style-name="Standard" style:list-style-name="L49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51" style:family="paragraph" style:parent-style-name="Standard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52" style:family="paragraph" style:parent-style-name="Standard">
      <style:paragraph-properties fo:line-height="100%"/>
      <style:text-properties fo:font-style="normal" officeooo:rsid="032f56cc" officeooo:paragraph-rsid="0049c10c" style:font-style-asian="normal" style:font-style-complex="normal"/>
    </style:style>
    <style:style style:name="P553" style:family="paragraph" style:parent-style-name="Standard">
      <style:paragraph-properties fo:line-height="100%"/>
      <style:text-properties fo:font-style="normal" officeooo:rsid="01d3a7f4" officeooo:paragraph-rsid="002cfd73" style:font-style-asian="normal" style:font-style-complex="normal"/>
    </style:style>
    <style:style style:name="P554" style:family="paragraph" style:parent-style-name="Standard">
      <style:paragraph-properties fo:line-height="100%"/>
      <style:text-properties fo:font-style="normal" officeooo:rsid="027903cb" officeooo:paragraph-rsid="00364074" style:font-style-asian="normal" style:font-style-complex="normal"/>
    </style:style>
    <style:style style:name="P555" style:family="paragraph" style:parent-style-name="Standard">
      <style:paragraph-properties fo:line-height="100%"/>
      <style:text-properties fo:font-style="normal" officeooo:rsid="02eb712b" officeooo:paragraph-rsid="00b688e8" style:font-style-asian="normal" style:font-style-complex="normal"/>
    </style:style>
    <style:style style:name="P556" style:family="paragraph" style:parent-style-name="Standard" style:list-style-name="L17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557" style:family="paragraph" style:parent-style-name="Standard" style:list-style-name="L20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558" style:family="paragraph" style:parent-style-name="Standard" style:list-style-name="L21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559" style:family="paragraph" style:parent-style-name="Standard" style:list-style-name="L22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560" style:family="paragraph" style:parent-style-name="Standard" style:list-style-name="L23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561" style:family="paragraph" style:parent-style-name="Standard" style:list-style-name="L24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62" style:family="paragraph" style:parent-style-name="Standard" style:list-style-name="L25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63" style:family="paragraph" style:parent-style-name="Standard" style:list-style-name="L25">
      <style:paragraph-properties fo:line-height="100%"/>
      <style:text-properties fo:font-style="normal" fo:font-weight="normal" officeooo:rsid="028463d8" officeooo:paragraph-rsid="00ab4010" style:font-style-asian="normal" style:font-weight-asian="normal" style:font-style-complex="normal" style:font-weight-complex="normal"/>
    </style:style>
    <style:style style:name="P564" style:family="paragraph" style:parent-style-name="Standard" style:list-style-name="L26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565" style:family="paragraph" style:parent-style-name="Standard" style:list-style-name="L26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2871e5d" officeooo:paragraph-rsid="003acc15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bold" officeooo:rsid="0017d2f4" officeooo:paragraph-rsid="0017d2f4" style:font-style-asian="normal" style:font-weight-asian="bold" style:font-style-complex="normal" style:font-weight-complex="bold"/>
    </style:style>
    <style:style style:name="P568" style:family="paragraph" style:parent-style-name="Standard">
      <style:paragraph-properties fo:line-height="100%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569" style:family="paragraph" style:parent-style-name="Standard" style:list-style-name="L3">
      <style:paragraph-properties fo:line-height="100%"/>
      <style:text-properties officeooo:paragraph-rsid="001b77f9"/>
    </style:style>
    <style:style style:name="P570" style:family="paragraph" style:parent-style-name="Standard" style:list-style-name="L4">
      <style:paragraph-properties fo:line-height="100%"/>
      <style:text-properties officeooo:paragraph-rsid="001ba41b"/>
    </style:style>
    <style:style style:name="P571" style:family="paragraph" style:parent-style-name="Standard" style:list-style-name="L5">
      <style:paragraph-properties fo:line-height="100%"/>
      <style:text-properties officeooo:paragraph-rsid="00271607"/>
    </style:style>
    <style:style style:name="P572" style:family="paragraph" style:parent-style-name="Standard" style:list-style-name="L6">
      <style:paragraph-properties fo:line-height="100%"/>
      <style:text-properties officeooo:paragraph-rsid="00271607"/>
    </style:style>
    <style:style style:name="P573" style:family="paragraph" style:parent-style-name="Standard" style:list-style-name="L14">
      <style:paragraph-properties fo:line-height="100%"/>
      <style:text-properties officeooo:paragraph-rsid="002f718c"/>
    </style:style>
    <style:style style:name="P574" style:family="paragraph" style:parent-style-name="Standard" style:list-style-name="L19">
      <style:paragraph-properties fo:line-height="100%"/>
      <style:text-properties officeooo:paragraph-rsid="0033f5fb"/>
    </style:style>
    <style:style style:name="P575" style:family="paragraph" style:parent-style-name="Standard" style:list-style-name="L19">
      <style:paragraph-properties fo:line-height="100%"/>
      <style:text-properties officeooo:paragraph-rsid="00a2161f"/>
    </style:style>
    <style:style style:name="P576" style:family="paragraph" style:parent-style-name="Standard" style:list-style-name="L27">
      <style:paragraph-properties fo:line-height="100%"/>
      <style:text-properties officeooo:paragraph-rsid="003bdd63"/>
    </style:style>
    <style:style style:name="P577" style:family="paragraph" style:parent-style-name="Standard" style:list-style-name="L29">
      <style:paragraph-properties fo:line-height="100%"/>
      <style:text-properties officeooo:paragraph-rsid="00409ee8"/>
    </style:style>
    <style:style style:name="P578" style:family="paragraph" style:parent-style-name="Standard" style:list-style-name="L30">
      <style:paragraph-properties fo:line-height="100%"/>
      <style:text-properties officeooo:paragraph-rsid="00409ee8"/>
    </style:style>
    <style:style style:name="P579" style:family="paragraph" style:parent-style-name="Standard" style:list-style-name="L31">
      <style:paragraph-properties fo:line-height="100%"/>
      <style:text-properties officeooo:paragraph-rsid="00409ee8"/>
    </style:style>
    <style:style style:name="P580" style:family="paragraph" style:parent-style-name="Standard" style:list-style-name="L32">
      <style:paragraph-properties fo:line-height="100%"/>
      <style:text-properties officeooo:paragraph-rsid="00409ee8"/>
    </style:style>
    <style:style style:name="P581" style:family="paragraph" style:parent-style-name="Standard" style:list-style-name="L40">
      <style:paragraph-properties fo:line-height="100%"/>
      <style:text-properties officeooo:paragraph-rsid="00424a9e"/>
    </style:style>
    <style:style style:name="P582" style:family="paragraph" style:parent-style-name="Standard" style:list-style-name="L42">
      <style:paragraph-properties fo:line-height="100%"/>
      <style:text-properties officeooo:paragraph-rsid="00424a9e"/>
    </style:style>
    <style:style style:name="P583" style:family="paragraph" style:parent-style-name="Standard" style:list-style-name="L46">
      <style:paragraph-properties fo:line-height="100%"/>
      <style:text-properties officeooo:paragraph-rsid="0043971c"/>
    </style:style>
    <style:style style:name="P584" style:family="paragraph" style:parent-style-name="Standard" style:list-style-name="L46">
      <style:paragraph-properties fo:line-height="100%"/>
      <style:text-properties officeooo:paragraph-rsid="00b9dc9e"/>
    </style:style>
    <style:style style:name="P585" style:family="paragraph" style:parent-style-name="Standard">
      <style:paragraph-properties fo:line-height="100%"/>
      <style:text-properties officeooo:paragraph-rsid="001748b6"/>
    </style:style>
    <style:style style:name="P586" style:family="paragraph" style:parent-style-name="Standard">
      <style:paragraph-properties fo:line-height="100%"/>
      <style:text-properties officeooo:paragraph-rsid="00196101"/>
    </style:style>
    <style:style style:name="P587" style:family="paragraph" style:parent-style-name="Standard">
      <style:paragraph-properties fo:line-height="100%"/>
      <style:text-properties officeooo:paragraph-rsid="001ba41b"/>
    </style:style>
    <style:style style:name="P588" style:family="paragraph" style:parent-style-name="Standard">
      <style:paragraph-properties fo:line-height="100%"/>
      <style:text-properties officeooo:paragraph-rsid="00b1d830"/>
    </style:style>
    <style:style style:name="P589" style:family="paragraph" style:parent-style-name="Standard">
      <style:paragraph-properties fo:line-height="100%"/>
      <style:text-properties officeooo:paragraph-rsid="00b3b0f9"/>
    </style:style>
    <style:style style:name="P590" style:family="paragraph" style:parent-style-name="Standard">
      <style:paragraph-properties fo:line-height="100%"/>
      <style:text-properties officeooo:paragraph-rsid="00428107"/>
    </style:style>
    <style:style style:name="P591" style:family="paragraph" style:parent-style-name="Standard" style:list-style-name="L3">
      <style:paragraph-properties fo:line-height="100%"/>
      <style:text-properties officeooo:rsid="006cc84d" officeooo:paragraph-rsid="001b77f9"/>
    </style:style>
    <style:style style:name="P592" style:family="paragraph" style:parent-style-name="Standard" style:list-style-name="L4">
      <style:paragraph-properties fo:line-height="100%"/>
      <style:text-properties officeooo:rsid="00a38197" officeooo:paragraph-rsid="001ba41b"/>
    </style:style>
    <style:style style:name="P593" style:family="paragraph" style:parent-style-name="Standard" style:list-style-name="L5">
      <style:paragraph-properties fo:line-height="100%"/>
      <style:text-properties officeooo:rsid="00d58808" officeooo:paragraph-rsid="00271607"/>
    </style:style>
    <style:style style:name="P594" style:family="paragraph" style:parent-style-name="Standard" style:list-style-name="L6">
      <style:paragraph-properties fo:line-height="100%"/>
      <style:text-properties officeooo:rsid="00d58808" officeooo:paragraph-rsid="00271607"/>
    </style:style>
    <style:style style:name="P595" style:family="paragraph" style:parent-style-name="Standard" style:list-style-name="L7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596" style:family="paragraph" style:parent-style-name="Standard" style:list-style-name="L8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597" style:family="paragraph" style:parent-style-name="Standard" style:list-style-name="L8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598" style:family="paragraph" style:parent-style-name="Standard" style:list-style-name="L9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599" style:family="paragraph" style:parent-style-name="Standard" style:list-style-name="L10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600" style:family="paragraph" style:parent-style-name="Standard" style:list-style-name="L11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601" style:family="paragraph" style:parent-style-name="Standard" style:list-style-name="L12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602" style:family="paragraph" style:parent-style-name="Standard" style:list-style-name="L13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603" style:family="paragraph" style:parent-style-name="Standard" style:list-style-name="L50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604" style:family="paragraph" style:parent-style-name="Standard" style:list-style-name="L50">
      <style:paragraph-properties fo:line-height="100%"/>
      <style:text-properties style:use-window-font-color="true" fo:font-style="normal" officeooo:rsid="0334a575" officeooo:paragraph-rsid="0049c10c" style:font-style-asian="normal" style:font-style-complex="normal"/>
    </style:style>
    <style:style style:name="P605" style:family="paragraph" style:parent-style-name="Standard" style:list-style-name="L50">
      <style:paragraph-properties fo:line-height="100%"/>
      <style:text-properties style:use-window-font-color="true" fo:font-style="normal" officeooo:rsid="0334aa07" officeooo:paragraph-rsid="0049c10c" style:font-style-asian="normal" style:font-style-complex="normal"/>
    </style:style>
    <style:style style:name="P606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4aa07" officeooo:paragraph-rsid="0049c10c" style:font-style-asian="normal" style:font-style-complex="normal"/>
    </style:style>
    <style:style style:name="P607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64457" officeooo:paragraph-rsid="0049c10c" style:font-style-asian="normal" style:font-style-complex="normal"/>
    </style:style>
    <style:style style:name="P608" style:family="paragraph" style:parent-style-name="Standard">
      <style:paragraph-properties fo:line-height="100%"/>
      <style:text-properties style:use-window-font-color="true" fo:font-style="normal" fo:font-weight="normal" officeooo:rsid="00359a82" officeooo:paragraph-rsid="00359a82" style:font-style-asian="normal" style:font-weight-asian="normal" style:font-style-complex="normal" style:font-weight-complex="normal"/>
    </style:style>
    <style:style style:name="P609" style:family="paragraph" style:parent-style-name="Standard" style:list-style-name="L27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3bdd63" style:font-style-asian="normal" style:font-weight-asian="normal" style:font-style-complex="normal" style:font-weight-complex="normal"/>
    </style:style>
    <style:style style:name="P610" style:family="paragraph" style:parent-style-name="Standard" style:list-style-name="L31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11" style:family="paragraph" style:parent-style-name="Standard" style:list-style-name="L37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3bdd63" style:font-style-asian="italic" style:font-weight-asian="normal" style:font-style-complex="italic" style:font-weight-complex="normal"/>
    </style:style>
    <style:style style:name="P613" style:family="paragraph" style:parent-style-name="Standard">
      <style:paragraph-properties fo:line-height="115%"/>
      <style:text-properties style:use-window-font-color="true" style:text-line-through-style="none" style:text-line-through-type="none" fo:font-style="italic" fo:font-weight="normal" officeooo:rsid="02871e5d" officeooo:paragraph-rsid="00409ee8" style:font-style-asian="italic" style:font-weight-asian="normal" style:font-style-complex="italic" style:font-weight-complex="normal"/>
    </style:style>
    <style:style style:name="P614" style:family="paragraph" style:parent-style-name="Standard" style:list-style-name="L50">
      <style:paragraph-properties fo:line-height="100%"/>
      <style:text-properties style:use-window-font-color="true" officeooo:paragraph-rsid="0049c10c"/>
    </style:style>
    <style:style style:name="P615" style:family="paragraph" style:parent-style-name="Standard" style:list-style-name="L50">
      <style:paragraph-properties fo:line-height="100%"/>
      <style:text-properties style:use-window-font-color="true" officeooo:rsid="0334a575" officeooo:paragraph-rsid="0049c10c"/>
    </style:style>
    <style:style style:name="P616" style:family="paragraph" style:parent-style-name="Standard">
      <style:paragraph-properties fo:line-height="100%"/>
      <style:text-properties style:use-window-font-color="true" fo:font-style="italic" fo:font-weight="normal" officeooo:rsid="00745134" officeooo:paragraph-rsid="001ba41b" style:font-style-asian="italic" style:font-weight-asian="normal" style:font-style-complex="italic" style:font-weight-complex="normal"/>
    </style:style>
    <style:style style:name="P617" style:family="paragraph" style:parent-style-name="Standard">
      <style:paragraph-properties fo:line-height="100%"/>
      <style:text-properties style:use-window-font-color="true" fo:font-style="italic" officeooo:rsid="013ddfc0" officeooo:paragraph-rsid="00271a97" style:font-style-asian="italic" style:font-style-complex="italic"/>
    </style:style>
    <style:style style:name="P618" style:family="paragraph" style:parent-style-name="Standard">
      <style:paragraph-properties fo:line-height="100%"/>
      <style:text-properties style:use-window-font-color="true" fo:font-style="italic" officeooo:rsid="01731cf9" officeooo:paragraph-rsid="0028ef64" style:font-style-asian="italic" style:font-style-complex="italic"/>
    </style:style>
    <style:style style:name="P619" style:family="paragraph" style:parent-style-name="Standard" style:list-style-name="L19">
      <style:paragraph-properties fo:line-height="100%"/>
      <style:text-properties officeooo:rsid="025ca15a" officeooo:paragraph-rsid="0033f5fb"/>
    </style:style>
    <style:style style:name="P620" style:family="paragraph" style:parent-style-name="Standard" style:list-style-name="L19">
      <style:paragraph-properties fo:line-height="100%"/>
      <style:text-properties officeooo:rsid="025ca15a" officeooo:paragraph-rsid="00359a82"/>
    </style:style>
    <style:style style:name="P621" style:family="paragraph" style:parent-style-name="Standard" style:list-style-name="L27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622" style:family="paragraph" style:parent-style-name="Standard" style:list-style-name="L28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23" style:family="paragraph" style:parent-style-name="Standard" style:list-style-name="L30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24" style:family="paragraph" style:parent-style-name="Standard" style:list-style-name="L31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625" style:family="paragraph" style:parent-style-name="Standard" style:list-style-name="L33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6" style:family="paragraph" style:parent-style-name="Standard" style:list-style-name="L34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7" style:family="paragraph" style:parent-style-name="Standard" style:list-style-name="L34">
      <style:paragraph-properties fo:line-height="100%"/>
      <style:text-properties style:text-line-through-style="none" style:text-line-through-type="none" fo:font-style="normal" fo:font-weight="normal" officeooo:rsid="02cb7393" officeooo:paragraph-rsid="00ab6a84" style:font-style-asian="normal" style:font-weight-asian="normal" style:font-style-complex="normal" style:font-weight-complex="normal"/>
    </style:style>
    <style:style style:name="P628" style:family="paragraph" style:parent-style-name="Standard" style:list-style-name="L35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9" style:family="paragraph" style:parent-style-name="Standard" style:list-style-name="L36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30" style:family="paragraph" style:parent-style-name="Standard" style:list-style-name="L37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31" style:family="paragraph" style:parent-style-name="Standard" style:list-style-name="L38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32" style:family="paragraph" style:parent-style-name="Standard" style:list-style-name="L39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33" style:family="paragraph" style:parent-style-name="Standard" style:list-style-name="L40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634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71380" officeooo:paragraph-rsid="00424a9e" style:font-style-asian="normal" style:font-weight-asian="normal" style:font-style-complex="normal" style:font-weight-complex="normal"/>
    </style:style>
    <style:style style:name="P635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8206d" officeooo:paragraph-rsid="00424a9e" style:font-style-asian="normal" style:font-weight-asian="normal" style:font-style-complex="normal" style:font-weight-complex="normal"/>
    </style:style>
    <style:style style:name="P636" style:family="paragraph" style:parent-style-name="Standard" style:list-style-name="L43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37" style:family="paragraph" style:parent-style-name="Standard" style:list-style-name="L44">
      <style:paragraph-properties fo:line-height="100%"/>
      <style:text-properties style:text-line-through-style="none" style:text-line-through-type="none" fo:font-style="normal" fo:font-weight="normal" officeooo:rsid="02daa313" officeooo:paragraph-rsid="00ace017" style:font-style-asian="normal" style:font-weight-asian="normal" style:font-style-complex="normal" style:font-weight-complex="normal"/>
    </style:style>
    <style:style style:name="P638" style:family="paragraph" style:parent-style-name="Standard" style:list-style-name="L44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4a9e" style:font-style-asian="normal" style:font-weight-asian="normal" style:font-style-complex="normal" style:font-weight-complex="normal"/>
    </style:style>
    <style:style style:name="P640" style:family="paragraph" style:parent-style-name="Standard" style:list-style-name="L45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641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c018a" officeooo:paragraph-rsid="0043971c" style:font-style-asian="normal" style:font-weight-asian="normal" style:font-style-complex="normal" style:font-weight-complex="normal"/>
    </style:style>
    <style:style style:name="P642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e6e92" officeooo:paragraph-rsid="0043971c" style:font-style-asian="normal" style:font-weight-asian="normal" style:font-style-complex="normal" style:font-weight-complex="normal"/>
    </style:style>
    <style:style style:name="P643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db3c9" officeooo:paragraph-rsid="0043971c" style:font-style-asian="normal" style:font-weight-asian="normal" style:font-style-complex="normal" style:font-weight-complex="normal"/>
    </style:style>
    <style:style style:name="P644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fc330" officeooo:paragraph-rsid="0043971c" style:font-style-asian="normal" style:font-weight-asian="normal" style:font-style-complex="normal" style:font-weight-complex="normal"/>
    </style:style>
    <style:style style:name="P645" style:family="paragraph" style:parent-style-name="Standard" style:list-style-name="L47">
      <style:paragraph-properties fo:line-height="100%"/>
      <style:text-properties style:text-line-through-style="none" style:text-line-through-type="none" fo:font-style="normal" fo:font-weight="normal" officeooo:rsid="032f56cc" officeooo:paragraph-rsid="0047c4d5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a2fd77" officeooo:paragraph-rsid="003bdd63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3544" officeooo:paragraph-rsid="00b688e8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538e3" officeooo:paragraph-rsid="0043971c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538e3" officeooo:paragraph-rsid="00b688e8" style:font-style-asian="normal" style:font-weight-asian="normal" style:font-style-complex="normal" style:font-weight-complex="normal"/>
    </style:style>
    <style:style style:name="P650" style:family="paragraph" style:parent-style-name="Standard" style:list-style-name="L42">
      <style:paragraph-properties fo:line-height="100%"/>
      <style:text-properties style:text-line-through-style="none" style:text-line-through-type="none" fo:font-style="normal" officeooo:rsid="02d9abdd" officeooo:paragraph-rsid="00424a9e" style:font-style-asian="normal" style:font-style-complex="normal"/>
    </style:style>
    <style:style style:name="P651" style:family="paragraph" style:parent-style-name="Standard" style:list-style-name="L43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652" style:family="paragraph" style:parent-style-name="Standard" style:list-style-name="L30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53" style:family="paragraph" style:parent-style-name="Standard" style:list-style-name="L31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54" style:family="paragraph" style:parent-style-name="Standard" style:list-style-name="L46">
      <style:paragraph-properties fo:line-height="100%"/>
      <style:text-properties style:text-line-through-style="none" style:text-line-through-type="none" fo:font-style="italic" fo:font-weight="normal" officeooo:rsid="031fc330" officeooo:paragraph-rsid="0043971c" style:font-style-asian="italic" style:font-weight-asian="normal" style:font-style-complex="italic" style:font-weight-complex="normal"/>
    </style:style>
    <style:style style:name="P655" style:family="paragraph" style:parent-style-name="Standard" style:list-style-name="L51">
      <style:paragraph-properties fo:line-height="100%"/>
      <style:text-properties style:text-line-through-style="none" style:text-line-through-type="none" fo:font-style="italic" fo:font-weight="normal" officeooo:rsid="03032b99" officeooo:paragraph-rsid="00b688e8" style:font-style-asian="italic" style:font-weight-asian="normal" style:font-style-complex="italic" style:font-weight-complex="normal"/>
    </style:style>
    <style:style style:name="P65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1538e3" officeooo:paragraph-rsid="0043971c" style:font-style-asian="italic" style:font-weight-asian="normal" style:font-style-complex="italic" style:font-weight-complex="normal"/>
    </style:style>
    <style:style style:name="P657" style:family="paragraph" style:parent-style-name="Standard">
      <style:paragraph-properties fo:line-height="100%"/>
      <style:text-properties style:text-line-through-style="none" style:text-line-through-type="none" fo:font-size="12pt" fo:font-style="normal" fo:font-weight="bold" officeooo:rsid="030e2d7f" officeooo:paragraph-rsid="00468df8" style:font-size-asian="12pt" style:font-style-asian="normal" style:font-weight-asian="bold" style:font-size-complex="12pt" style:font-style-complex="normal" style:font-weight-complex="bold"/>
    </style:style>
    <style:style style:name="P658" style:family="paragraph" style:parent-style-name="Standard" style:list-style-name="L29">
      <style:paragraph-properties fo:line-height="100%"/>
      <style:text-properties officeooo:rsid="02c0896a" officeooo:paragraph-rsid="00409ee8"/>
    </style:style>
    <style:style style:name="P659" style:family="paragraph" style:parent-style-name="Standard" style:list-style-name="L32">
      <style:paragraph-properties fo:line-height="100%"/>
      <style:text-properties officeooo:rsid="02cae088" officeooo:paragraph-rsid="00409ee8"/>
    </style:style>
    <style:style style:name="P660" style:family="paragraph" style:parent-style-name="Standard" style:list-style-name="L33">
      <style:paragraph-properties fo:line-height="100%"/>
      <style:text-properties officeooo:rsid="02cae088" officeooo:paragraph-rsid="00409ee8"/>
    </style:style>
    <style:style style:name="P661" style:family="paragraph" style:parent-style-name="Standard" style:list-style-name="L46">
      <style:paragraph-properties fo:line-height="100%"/>
      <style:text-properties fo:font-style="italic" officeooo:paragraph-rsid="0043971c" style:font-style-asian="italic" style:font-style-complex="italic"/>
    </style:style>
    <style:style style:name="P662" style:family="paragraph" style:parent-style-name="Standard" style:list-style-name="L46">
      <style:paragraph-properties fo:line-height="100%"/>
      <style:text-properties fo:font-style="italic" officeooo:paragraph-rsid="00b9dc9e" style:font-style-asian="italic" style:font-style-complex="italic"/>
    </style:style>
    <style:style style:name="P663" style:family="paragraph" style:parent-style-name="Standard">
      <style:paragraph-properties fo:line-height="100%"/>
      <style:text-properties fo:font-style="italic" officeooo:paragraph-rsid="0028ef64" style:font-style-asian="italic" style:font-style-complex="italic"/>
    </style:style>
    <style:style style:name="P664" style:family="paragraph" style:parent-style-name="Standard">
      <style:paragraph-properties fo:line-height="100%"/>
      <style:text-properties fo:font-style="italic" officeooo:paragraph-rsid="0074f4b8" style:font-style-asian="italic" style:font-style-complex="italic"/>
    </style:style>
    <style:style style:name="P665" style:family="paragraph" style:parent-style-name="Standard">
      <style:paragraph-properties fo:line-height="100%"/>
      <style:text-properties fo:font-style="italic" officeooo:paragraph-rsid="00b55bd1" style:font-style-asian="italic" style:font-style-complex="italic"/>
    </style:style>
    <style:style style:name="P666" style:family="paragraph" style:parent-style-name="Standard" style:list-style-name="L46">
      <style:paragraph-properties fo:line-height="100%"/>
      <style:text-properties fo:font-style="italic" officeooo:rsid="031db3c9" officeooo:paragraph-rsid="0043971c" style:font-style-asian="italic" style:font-style-complex="italic"/>
    </style:style>
    <style:style style:name="P667" style:family="paragraph" style:parent-style-name="Standard" style:list-style-name="L46">
      <style:paragraph-properties fo:line-height="100%"/>
      <style:text-properties fo:font-style="italic" officeooo:rsid="031fc330" officeooo:paragraph-rsid="0043971c" style:font-style-asian="italic" style:font-style-complex="italic"/>
    </style:style>
    <style:style style:name="P668" style:family="paragraph" style:parent-style-name="Standard">
      <style:paragraph-properties fo:line-height="100%"/>
      <style:text-properties fo:font-style="italic" officeooo:rsid="0040ace3" officeooo:paragraph-rsid="0017d2f4" style:font-style-asian="italic" style:font-style-complex="italic"/>
    </style:style>
    <style:style style:name="P669" style:family="paragraph" style:parent-style-name="Standard">
      <style:paragraph-properties fo:line-height="100%"/>
      <style:text-properties fo:font-style="italic" officeooo:rsid="00f3e97e" officeooo:paragraph-rsid="00b3b0f9" style:font-style-asian="italic" style:font-style-complex="italic"/>
    </style:style>
    <style:style style:name="P670" style:family="paragraph" style:parent-style-name="Standard">
      <style:paragraph-properties fo:line-height="100%"/>
      <style:text-properties fo:font-style="italic" officeooo:rsid="00f58c93" officeooo:paragraph-rsid="00b3b0f9" style:font-style-asian="italic" style:font-style-complex="italic"/>
    </style:style>
    <style:style style:name="P671" style:family="paragraph" style:parent-style-name="Standard">
      <style:paragraph-properties fo:line-height="100%"/>
      <style:text-properties fo:font-style="italic" officeooo:rsid="023f2d17" officeooo:paragraph-rsid="0030c188" style:font-style-asian="italic" style:font-style-complex="italic"/>
    </style:style>
    <style:style style:name="P672" style:family="paragraph" style:parent-style-name="Standard">
      <style:paragraph-properties fo:line-height="100%"/>
      <style:text-properties fo:font-style="italic" officeooo:rsid="032e90b2" officeooo:paragraph-rsid="00bc0531" style:font-style-asian="italic" style:font-style-complex="italic"/>
    </style:style>
    <style:style style:name="P673" style:family="paragraph" style:parent-style-name="Standard">
      <style:paragraph-properties fo:line-height="100%"/>
      <style:text-properties fo:font-style="italic" fo:font-weight="normal" officeooo:rsid="02403027" officeooo:paragraph-rsid="00324593" style:font-style-asian="italic" style:font-weight-asian="normal" style:font-style-complex="italic" style:font-weight-complex="normal"/>
    </style:style>
    <style:style style:name="P674" style:family="paragraph" style:parent-style-name="Standard">
      <style:paragraph-properties fo:line-height="100%"/>
      <style:text-properties fo:font-style="italic" fo:font-weight="normal" officeooo:paragraph-rsid="00b55bd1" style:font-style-asian="italic" style:font-weight-asian="normal" style:font-style-complex="italic" style:font-weight-complex="normal"/>
    </style:style>
    <style:style style:name="P675" style:family="paragraph" style:parent-style-name="Standard" style:list-style-name="L46">
      <style:paragraph-properties fo:line-height="100%"/>
      <style:text-properties officeooo:rsid="031db3c9" officeooo:paragraph-rsid="0043971c"/>
    </style:style>
    <style:style style:name="P676" style:family="paragraph" style:parent-style-name="Standard" style:list-style-name="L46">
      <style:paragraph-properties fo:line-height="100%"/>
      <style:text-properties officeooo:rsid="031fc330" officeooo:paragraph-rsid="0043971c"/>
    </style:style>
    <style:style style:name="P677" style:family="paragraph" style:parent-style-name="Standard">
      <style:paragraph-properties fo:line-height="100%"/>
      <style:text-properties fo:font-weight="bold" officeooo:rsid="005e617e" officeooo:paragraph-rsid="001b77f9" style:font-weight-asian="bold" style:font-weight-complex="bold"/>
    </style:style>
    <style:style style:name="P678" style:family="paragraph" style:parent-style-name="Standard">
      <style:paragraph-properties fo:line-height="100%"/>
      <style:text-properties fo:font-weight="bold" officeooo:rsid="007aa141" officeooo:paragraph-rsid="001ba41b" style:font-weight-asian="bold" style:font-weight-complex="bold"/>
    </style:style>
    <style:style style:name="P679" style:family="paragraph" style:parent-style-name="Standard">
      <style:paragraph-properties fo:line-height="100%"/>
      <style:text-properties fo:font-weight="bold" officeooo:rsid="01bdc2ea" officeooo:paragraph-rsid="002cfd73" style:font-weight-asian="bold" style:font-weight-complex="bold"/>
    </style:style>
    <style:style style:name="P680" style:family="paragraph" style:parent-style-name="Standard">
      <style:paragraph-properties fo:line-height="100%"/>
      <style:text-properties officeooo:rsid="00685481" officeooo:paragraph-rsid="001b77f9"/>
    </style:style>
    <style:style style:name="P681" style:family="paragraph" style:parent-style-name="Standard">
      <style:paragraph-properties fo:line-height="100%"/>
      <style:text-properties officeooo:rsid="00a9ceec" officeooo:paragraph-rsid="001ce3a2"/>
    </style:style>
    <style:style style:name="P682" style:family="paragraph" style:parent-style-name="Standard">
      <style:paragraph-properties fo:line-height="100%"/>
      <style:text-properties fo:font-size="14pt" fo:font-style="normal" fo:font-weight="bold" officeooo:rsid="0218ad4b" officeooo:paragraph-rsid="0030c188" style:font-size-asian="14pt" style:font-style-asian="normal" style:font-weight-asian="bold" style:font-size-complex="14pt" style:font-style-complex="normal" style:font-weight-complex="bold"/>
    </style:style>
    <style:style style:name="P683" style:family="paragraph" style:parent-style-name="Standard">
      <style:paragraph-properties fo:line-height="100%"/>
      <style:text-properties fo:font-size="14pt" fo:font-style="normal" fo:font-weight="bold" officeooo:rsid="0239a029" officeooo:paragraph-rsid="0030c188" style:font-size-asian="14pt" style:font-style-asian="normal" style:font-weight-asian="bold" style:font-size-complex="14pt" style:font-style-complex="normal" style:font-weight-complex="bold"/>
    </style:style>
    <style:style style:name="P684" style:family="paragraph" style:parent-style-name="Standard">
      <style:paragraph-properties fo:line-height="100%"/>
      <style:text-properties officeooo:rsid="0248313e" officeooo:paragraph-rsid="00324593"/>
    </style:style>
    <style:style style:name="P685" style:family="paragraph" style:parent-style-name="Standard">
      <style:paragraph-properties fo:line-height="100%" fo:break-before="page"/>
      <style:text-properties fo:font-style="italic" officeooo:paragraph-rsid="0028ef64" style:font-style-asian="italic" style:font-style-complex="italic"/>
    </style:style>
    <style:style style:name="P686" style:family="paragraph" style:parent-style-name="Standard">
      <style:paragraph-properties fo:line-height="100%" fo:break-before="page"/>
      <style:text-properties fo:font-weight="bold" officeooo:rsid="01bdc2ea" officeooo:paragraph-rsid="002cfd73" style:font-weight-asian="bold" style:font-weight-complex="bold"/>
    </style:style>
    <style:style style:name="P687" style:family="paragraph" style:parent-style-name="Standard">
      <style:paragraph-properties fo:line-height="100%" fo:break-before="page"/>
      <style:text-properties fo:font-size="14pt" fo:font-style="normal" fo:font-weight="bold" officeooo:rsid="0218ad4b" officeooo:paragraph-rsid="0030c188" style:font-size-asian="14pt" style:font-style-asian="normal" style:font-weight-asian="bold" style:font-size-complex="14pt" style:font-style-complex="normal" style:font-weight-complex="bold"/>
    </style:style>
    <style:style style:name="P688" style:family="paragraph" style:parent-style-name="Standard">
      <style:paragraph-properties fo:line-height="100%" fo:break-before="page"/>
      <style:text-properties fo:font-size="14pt" fo:font-style="normal" fo:font-weight="bold" officeooo:rsid="0239a029" officeooo:paragraph-rsid="0030c188" style:font-size-asian="14pt" style:font-style-asian="normal" style:font-weight-asian="bold" style:font-size-complex="14pt" style:font-style-complex="normal" style:font-weight-complex="bold"/>
    </style:style>
    <style:style style:name="P689" style:family="paragraph" style:parent-style-name="Standard">
      <style:paragraph-properties fo:line-height="100%" fo:break-before="page"/>
      <style:text-properties fo:font-style="normal" officeooo:rsid="032f56cc" officeooo:paragraph-rsid="00468df8" style:font-style-asian="normal" style:font-style-complex="normal"/>
    </style:style>
    <style:style style:name="P690" style:family="paragraph" style:parent-style-name="Table_20_Contents" style:list-style-name="L50">
      <style:paragraph-properties fo:line-height="100%" fo:text-align="start" style:justify-single-word="false"/>
      <style:text-properties style:use-window-font-color="true" officeooo:rsid="066eeab0" officeooo:paragraph-rsid="0049c10c"/>
    </style:style>
    <style:style style:name="P691" style:family="paragraph" style:parent-style-name="Table_20_Contents" style:list-style-name="L50">
      <style:paragraph-properties fo:text-align="start" style:justify-single-word="false"/>
      <style:text-properties style:use-window-font-color="true" officeooo:rsid="066eeab0" officeooo:paragraph-rsid="0049c10c"/>
    </style:style>
    <style:style style:name="P692" style:family="paragraph" style:parent-style-name="Table_20_Contents" style:list-style-name="L50">
      <style:paragraph-properties fo:line-height="100%" fo:text-align="start" style:justify-single-word="false"/>
      <style:text-properties style:use-window-font-color="true" fo:font-style="normal" officeooo:rsid="066eeab0" officeooo:paragraph-rsid="0049c10c" style:font-style-asian="normal" style:font-style-complex="normal"/>
    </style:style>
    <style:style style:name="T1" style:family="text">
      <style:text-properties officeooo:rsid="00144d8d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49d4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a9eb52" style:font-weight-asian="bold" style:font-weight-complex="bold"/>
    </style:style>
    <style:style style:name="T10" style:family="text">
      <style:text-properties fo:font-weight="bold" officeooo:rsid="00b87274" style:font-weight-asian="bold" style:font-weight-complex="bold"/>
    </style:style>
    <style:style style:name="T11" style:family="text">
      <style:text-properties fo:font-weight="bold" officeooo:rsid="01326b81" style:font-weight-asian="bold" style:font-weight-complex="bold"/>
    </style:style>
    <style:style style:name="T12" style:family="text">
      <style:text-properties fo:font-weight="bold" officeooo:rsid="01b82811" style:font-weight-asian="bold" style:font-weight-complex="bold"/>
    </style:style>
    <style:style style:name="T13" style:family="text">
      <style:text-properties fo:font-weight="bold" officeooo:rsid="01b85cfd" style:font-weight-asian="bold" style:font-weight-complex="bold"/>
    </style:style>
    <style:style style:name="T14" style:family="text">
      <style:text-properties fo:font-weight="bold" officeooo:rsid="01b07b18" style:font-weight-asian="bold" style:font-weight-complex="bold"/>
    </style:style>
    <style:style style:name="T15" style:family="text">
      <style:text-properties fo:font-weight="bold" officeooo:rsid="01b3d268" style:font-weight-asian="bold" style:font-weight-complex="bold"/>
    </style:style>
    <style:style style:name="T16" style:family="text">
      <style:text-properties fo:font-weight="bold" officeooo:rsid="01b3ac04" style:font-weight-asian="bold" style:font-weight-complex="bold"/>
    </style:style>
    <style:style style:name="T17" style:family="text">
      <style:text-properties fo:font-weight="bold" officeooo:rsid="021163ff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68352" style:font-weight-asian="bold" style:font-weight-complex="bold"/>
    </style:style>
    <style:style style:name="T20" style:family="text">
      <style:text-properties fo:font-weight="bold" officeooo:rsid="0239fde1" style:font-weight-asian="bold" style:font-weight-complex="bold"/>
    </style:style>
    <style:style style:name="T21" style:family="text">
      <style:text-properties fo:font-weight="bold" officeooo:rsid="0239a029" style:font-weight-asian="bold" style:font-weight-complex="bold"/>
    </style:style>
    <style:style style:name="T22" style:family="text">
      <style:text-properties fo:font-weight="bold" officeooo:rsid="024888ae" style:font-weight-asian="bold" style:font-weight-complex="bold"/>
    </style:style>
    <style:style style:name="T23" style:family="text">
      <style:text-properties fo:font-weight="bold" officeooo:rsid="026566f7" style:font-weight-asian="bold" style:font-weight-complex="bold"/>
    </style:style>
    <style:style style:name="T24" style:family="text">
      <style:text-properties fo:font-weight="bold" officeooo:rsid="0264d8eb" style:font-weight-asian="bold" style:font-weight-complex="bold"/>
    </style:style>
    <style:style style:name="T25" style:family="text">
      <style:text-properties fo:font-weight="bold" officeooo:rsid="007288f3" style:font-weight-asian="bold" style:font-weight-complex="bold"/>
    </style:style>
    <style:style style:name="T26" style:family="text">
      <style:text-properties fo:font-weight="bold" officeooo:rsid="026d91be" style:font-weight-asian="bold" style:font-weight-complex="bold"/>
    </style:style>
    <style:style style:name="T27" style:family="text">
      <style:text-properties officeooo:rsid="0018f3c7"/>
    </style:style>
    <style:style style:name="T28" style:family="text">
      <style:text-properties officeooo:rsid="001a55b6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8f3c7" style:font-style-asian="italic" style:font-style-complex="italic"/>
    </style:style>
    <style:style style:name="T31" style:family="text">
      <style:text-properties fo:font-style="italic" officeooo:rsid="001a55b6" style:font-style-asian="italic" style:font-style-complex="italic"/>
    </style:style>
    <style:style style:name="T32" style:family="text">
      <style:text-properties fo:font-style="italic" officeooo:rsid="00ec7646" style:font-style-asian="italic" style:font-style-complex="italic"/>
    </style:style>
    <style:style style:name="T33" style:family="text">
      <style:text-properties fo:font-style="italic" officeooo:rsid="001f49d4" style:font-style-asian="italic" style:font-style-complex="italic"/>
    </style:style>
    <style:style style:name="T34" style:family="text">
      <style:text-properties fo:font-style="italic" officeooo:rsid="00632e51" style:font-style-asian="italic" style:font-style-complex="italic"/>
    </style:style>
    <style:style style:name="T35" style:family="text">
      <style:text-properties fo:font-style="italic" officeooo:rsid="0040ace3" style:font-style-asian="italic" style:font-style-complex="italic"/>
    </style:style>
    <style:style style:name="T36" style:family="text">
      <style:text-properties fo:font-style="italic" officeooo:rsid="0031063a" style:font-style-asian="italic" style:font-style-complex="italic"/>
    </style:style>
    <style:style style:name="T37" style:family="text">
      <style:text-properties fo:font-style="italic" officeooo:rsid="00abdb64" style:font-style-asian="italic" style:font-style-complex="italic"/>
    </style:style>
    <style:style style:name="T38" style:family="text">
      <style:text-properties fo:font-style="italic" officeooo:rsid="0017d2f4" style:font-style-asian="italic" style:font-style-complex="italic"/>
    </style:style>
    <style:style style:name="T39" style:family="text">
      <style:text-properties fo:font-style="italic" officeooo:rsid="0018df9e" style:font-style-asian="italic" style:font-style-complex="italic"/>
    </style:style>
    <style:style style:name="T40" style:family="text">
      <style:text-properties fo:font-style="italic" officeooo:rsid="0044f955" style:font-style-asian="italic" style:font-style-complex="italic"/>
    </style:style>
    <style:style style:name="T41" style:family="text">
      <style:text-properties fo:font-style="italic" officeooo:rsid="00467a6f" style:font-style-asian="italic" style:font-style-complex="italic"/>
    </style:style>
    <style:style style:name="T42" style:family="text">
      <style:text-properties fo:font-style="italic" officeooo:rsid="00196101" style:font-style-asian="italic" style:font-style-complex="italic"/>
    </style:style>
    <style:style style:name="T43" style:family="text">
      <style:text-properties fo:font-style="italic" officeooo:rsid="00495423" style:font-style-asian="italic" style:font-style-complex="italic"/>
    </style:style>
    <style:style style:name="T44" style:family="text">
      <style:text-properties fo:font-style="italic" officeooo:rsid="00579098" style:font-style-asian="italic" style:font-style-complex="italic"/>
    </style:style>
    <style:style style:name="T45" style:family="text">
      <style:text-properties fo:font-style="italic" officeooo:rsid="001b77f9" style:font-style-asian="italic" style:font-style-complex="italic"/>
    </style:style>
    <style:style style:name="T46" style:family="text">
      <style:text-properties fo:font-style="italic" officeooo:rsid="00940908" style:font-style-asian="italic" style:font-style-complex="italic"/>
    </style:style>
    <style:style style:name="T47" style:family="text">
      <style:text-properties fo:font-style="italic" officeooo:rsid="019cb120" style:font-style-asian="italic" style:font-style-complex="italic"/>
    </style:style>
    <style:style style:name="T48" style:family="text">
      <style:text-properties fo:font-style="italic" officeooo:rsid="00e7346c" style:font-style-asian="italic" style:font-style-complex="italic"/>
    </style:style>
    <style:style style:name="T49" style:family="text">
      <style:text-properties fo:font-style="italic" officeooo:rsid="0116ddb3" style:font-style-asian="italic" style:font-style-complex="italic"/>
    </style:style>
    <style:style style:name="T50" style:family="text">
      <style:text-properties fo:font-style="italic" officeooo:rsid="00271607" style:font-style-asian="italic" style:font-style-complex="italic"/>
    </style:style>
    <style:style style:name="T51" style:family="text">
      <style:text-properties fo:font-style="italic" officeooo:rsid="00f3e97e" style:font-style-asian="italic" style:font-style-complex="italic"/>
    </style:style>
    <style:style style:name="T52" style:family="text">
      <style:text-properties fo:font-style="italic" officeooo:rsid="00f58c93" style:font-style-asian="italic" style:font-style-complex="italic"/>
    </style:style>
    <style:style style:name="T53" style:family="text">
      <style:text-properties fo:font-style="italic" officeooo:rsid="0126b205" style:font-style-asian="italic" style:font-style-complex="italic"/>
    </style:style>
    <style:style style:name="T54" style:family="text">
      <style:text-properties fo:font-style="italic" officeooo:rsid="0125223e" style:font-style-asian="italic" style:font-style-complex="italic"/>
    </style:style>
    <style:style style:name="T55" style:family="text">
      <style:text-properties fo:font-style="italic" officeooo:rsid="01a2da39" style:font-style-asian="italic" style:font-style-complex="italic"/>
    </style:style>
    <style:style style:name="T56" style:family="text">
      <style:text-properties fo:font-style="italic" officeooo:rsid="020f6fa6" style:font-style-asian="italic" style:font-style-complex="italic"/>
    </style:style>
    <style:style style:name="T57" style:family="text">
      <style:text-properties fo:font-style="italic" officeooo:rsid="01eebdc2" style:font-style-asian="italic" style:font-style-complex="italic"/>
    </style:style>
    <style:style style:name="T58" style:family="text">
      <style:text-properties fo:font-style="italic" officeooo:rsid="01f1f76c" style:font-style-asian="italic" style:font-style-complex="italic"/>
    </style:style>
    <style:style style:name="T59" style:family="text">
      <style:text-properties fo:font-style="italic" officeooo:rsid="0208988e" style:font-style-asian="italic" style:font-style-complex="italic"/>
    </style:style>
    <style:style style:name="T60" style:family="text">
      <style:text-properties fo:font-style="italic" officeooo:rsid="02048eb5" style:font-style-asian="italic" style:font-style-complex="italic"/>
    </style:style>
    <style:style style:name="T61" style:family="text">
      <style:text-properties fo:font-style="italic" officeooo:rsid="01e956af" style:font-style-asian="italic" style:font-style-complex="italic"/>
    </style:style>
    <style:style style:name="T62" style:family="text">
      <style:text-properties fo:font-style="italic" officeooo:rsid="01f8997a" style:font-style-asian="italic" style:font-style-complex="italic"/>
    </style:style>
    <style:style style:name="T63" style:family="text">
      <style:text-properties fo:font-style="italic" officeooo:rsid="0226309a" style:font-style-asian="italic" style:font-style-complex="italic"/>
    </style:style>
    <style:style style:name="T64" style:family="text">
      <style:text-properties fo:font-style="italic" officeooo:rsid="01dcb337" style:font-style-asian="italic" style:font-style-complex="italic"/>
    </style:style>
    <style:style style:name="T65" style:family="text">
      <style:text-properties fo:font-style="italic" officeooo:rsid="00551a7e" style:font-style-asian="italic" style:font-style-complex="italic"/>
    </style:style>
    <style:style style:name="T66" style:family="text">
      <style:text-properties fo:font-style="italic" officeooo:rsid="006f7183" style:font-style-asian="italic" style:font-style-complex="italic"/>
    </style:style>
    <style:style style:name="T67" style:family="text">
      <style:text-properties fo:font-style="italic" officeooo:rsid="007aa141" style:font-style-asian="italic" style:font-style-complex="italic"/>
    </style:style>
    <style:style style:name="T68" style:family="text">
      <style:text-properties fo:font-style="italic" fo:font-weight="bold" style:font-style-asian="italic" style:font-weight-asian="bold" style:font-style-complex="italic" style:font-weight-complex="bold"/>
    </style:style>
    <style:style style:name="T69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1dcb337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0551a7e" style:font-style-asian="italic" style:font-weight-asian="bold" style:font-style-complex="italic" style:font-weight-complex="bold"/>
    </style:style>
    <style:style style:name="T80" style:family="text">
      <style:text-properties fo:font-style="italic" fo:font-weight="normal" officeooo:rsid="00467a6f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18df9e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196101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495423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40ace3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632e51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25457b9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25f521f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solid" style:text-underline-width="auto" style:text-underline-color="font-color" fo:font-weight="normal" officeooo:rsid="025457b9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8" style:family="text">
      <style:text-properties officeooo:rsid="001c4800"/>
    </style:style>
    <style:style style:name="T99" style:family="text">
      <style:text-properties officeooo:rsid="001f49d4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fo:font-style="normal" officeooo:rsid="001623e4" style:font-style-asian="normal" style:font-style-complex="normal"/>
    </style:style>
    <style:style style:name="T102" style:family="text">
      <style:text-properties fo:font-style="normal" officeooo:rsid="0018f3c7" style:font-style-asian="normal" style:font-style-complex="normal"/>
    </style:style>
    <style:style style:name="T103" style:family="text">
      <style:text-properties fo:font-style="normal" officeooo:rsid="00144d8d" style:font-style-asian="normal" style:font-style-complex="normal"/>
    </style:style>
    <style:style style:name="T104" style:family="text">
      <style:text-properties fo:font-style="normal" officeooo:rsid="001a55b6" style:font-style-asian="normal" style:font-style-complex="normal"/>
    </style:style>
    <style:style style:name="T105" style:family="text">
      <style:text-properties fo:font-style="normal" officeooo:rsid="00a864ca" style:font-style-asian="normal" style:font-style-complex="normal"/>
    </style:style>
    <style:style style:name="T106" style:family="text">
      <style:text-properties fo:font-style="normal" officeooo:rsid="00a73331" style:font-style-asian="normal" style:font-style-complex="normal"/>
    </style:style>
    <style:style style:name="T107" style:family="text">
      <style:text-properties fo:font-style="normal" officeooo:rsid="00d58808" style:font-style-asian="normal" style:font-style-complex="normal"/>
    </style:style>
    <style:style style:name="T108" style:family="text">
      <style:text-properties fo:font-style="normal" officeooo:rsid="00d6098b" style:font-style-asian="normal" style:font-style-complex="normal"/>
    </style:style>
    <style:style style:name="T109" style:family="text">
      <style:text-properties fo:font-style="normal" officeooo:rsid="00cde4ff" style:font-style-asian="normal" style:font-style-complex="normal"/>
    </style:style>
    <style:style style:name="T110" style:family="text">
      <style:text-properties fo:font-style="normal" officeooo:rsid="00f3e97e" style:font-style-asian="normal" style:font-style-complex="normal"/>
    </style:style>
    <style:style style:name="T111" style:family="text">
      <style:text-properties fo:font-style="normal" officeooo:rsid="00ee8692" style:font-style-asian="normal" style:font-style-complex="normal"/>
    </style:style>
    <style:style style:name="T112" style:family="text">
      <style:text-properties fo:font-style="normal" officeooo:rsid="010a99ca" style:font-style-asian="normal" style:font-style-complex="normal"/>
    </style:style>
    <style:style style:name="T113" style:family="text">
      <style:text-properties fo:font-style="normal" officeooo:rsid="00e40438" style:font-style-asian="normal" style:font-style-complex="normal"/>
    </style:style>
    <style:style style:name="T114" style:family="text">
      <style:text-properties fo:font-style="normal" officeooo:rsid="00271607" style:font-style-asian="normal" style:font-style-complex="normal"/>
    </style:style>
    <style:style style:name="T115" style:family="text">
      <style:text-properties fo:font-style="normal" officeooo:rsid="00ebd6e4" style:font-style-asian="normal" style:font-style-complex="normal"/>
    </style:style>
    <style:style style:name="T116" style:family="text">
      <style:text-properties fo:font-style="normal" officeooo:rsid="00f12a74" style:font-style-asian="normal" style:font-style-complex="normal"/>
    </style:style>
    <style:style style:name="T117" style:family="text">
      <style:text-properties fo:font-style="normal" officeooo:rsid="00eb0770" style:font-style-asian="normal" style:font-style-complex="normal"/>
    </style:style>
    <style:style style:name="T118" style:family="text">
      <style:text-properties fo:font-style="normal" officeooo:rsid="013758de" style:font-style-asian="normal" style:font-style-complex="normal"/>
    </style:style>
    <style:style style:name="T119" style:family="text">
      <style:text-properties fo:font-style="normal" officeooo:rsid="00f58c93" style:font-style-asian="normal" style:font-style-complex="normal"/>
    </style:style>
    <style:style style:name="T120" style:family="text">
      <style:text-properties fo:font-style="normal" officeooo:rsid="0126b205" style:font-style-asian="normal" style:font-style-complex="normal"/>
    </style:style>
    <style:style style:name="T121" style:family="text">
      <style:text-properties fo:font-style="normal" officeooo:rsid="0125223e" style:font-style-asian="normal" style:font-style-complex="normal"/>
    </style:style>
    <style:style style:name="T122" style:family="text">
      <style:text-properties fo:font-style="normal" officeooo:rsid="01261c02" style:font-style-asian="normal" style:font-style-complex="normal"/>
    </style:style>
    <style:style style:name="T123" style:family="text">
      <style:text-properties fo:font-style="normal" officeooo:rsid="0162a1a6" style:font-style-asian="normal" style:font-style-complex="normal"/>
    </style:style>
    <style:style style:name="T124" style:family="text">
      <style:text-properties fo:font-style="normal" officeooo:rsid="018f40a0" style:font-style-asian="normal" style:font-style-complex="normal"/>
    </style:style>
    <style:style style:name="T125" style:family="text">
      <style:text-properties fo:font-style="normal" officeooo:rsid="01a0f13a" style:font-style-asian="normal" style:font-style-complex="normal"/>
    </style:style>
    <style:style style:name="T126" style:family="text">
      <style:text-properties fo:font-style="normal" officeooo:rsid="01a2da39" style:font-style-asian="normal" style:font-style-complex="normal"/>
    </style:style>
    <style:style style:name="T127" style:family="text">
      <style:text-properties fo:font-style="normal" officeooo:rsid="01aadf3f" style:font-style-asian="normal" style:font-style-complex="normal"/>
    </style:style>
    <style:style style:name="T128" style:family="text">
      <style:text-properties fo:font-style="normal" officeooo:rsid="01a2bd00" style:font-style-asian="normal" style:font-style-complex="normal"/>
    </style:style>
    <style:style style:name="T129" style:family="text">
      <style:text-properties fo:font-style="normal" officeooo:rsid="01a1beec" style:font-style-asian="normal" style:font-style-complex="normal"/>
    </style:style>
    <style:style style:name="T130" style:family="text">
      <style:text-properties fo:font-style="normal" officeooo:rsid="01b6f093" style:font-style-asian="normal" style:font-style-complex="normal"/>
    </style:style>
    <style:style style:name="T131" style:family="text">
      <style:text-properties fo:font-style="normal" officeooo:rsid="01bc7f93" style:font-style-asian="normal" style:font-style-complex="normal"/>
    </style:style>
    <style:style style:name="T132" style:family="text">
      <style:text-properties fo:font-style="normal" officeooo:rsid="01b82811" style:font-style-asian="normal" style:font-style-complex="normal"/>
    </style:style>
    <style:style style:name="T133" style:family="text">
      <style:text-properties fo:font-style="normal" officeooo:rsid="01ba3f78" style:font-style-asian="normal" style:font-style-complex="normal"/>
    </style:style>
    <style:style style:name="T134" style:family="text">
      <style:text-properties fo:font-style="normal" officeooo:rsid="01b07b18" style:font-style-asian="normal" style:font-style-complex="normal"/>
    </style:style>
    <style:style style:name="T135" style:family="text">
      <style:text-properties fo:font-style="normal" officeooo:rsid="01c778ad" style:font-style-asian="normal" style:font-style-complex="normal"/>
    </style:style>
    <style:style style:name="T136" style:family="text">
      <style:text-properties fo:font-style="normal" officeooo:rsid="01c61e19" style:font-style-asian="normal" style:font-style-complex="normal"/>
    </style:style>
    <style:style style:name="T137" style:family="text">
      <style:text-properties fo:font-style="normal" officeooo:rsid="01bef01a" style:font-style-asian="normal" style:font-style-complex="normal"/>
    </style:style>
    <style:style style:name="T138" style:family="text">
      <style:text-properties fo:font-style="normal" officeooo:rsid="01c8a948" style:font-style-asian="normal" style:font-style-complex="normal"/>
    </style:style>
    <style:style style:name="T139" style:family="text">
      <style:text-properties fo:font-style="normal" officeooo:rsid="01d3a7f4" style:font-style-asian="normal" style:font-style-complex="normal"/>
    </style:style>
    <style:style style:name="T140" style:family="text">
      <style:text-properties fo:font-style="normal" officeooo:rsid="002cfd73" style:font-style-asian="normal" style:font-style-complex="normal"/>
    </style:style>
    <style:style style:name="T141" style:family="text">
      <style:text-properties fo:font-style="normal" officeooo:rsid="01dcb337" style:font-style-asian="normal" style:font-style-complex="normal"/>
    </style:style>
    <style:style style:name="T142" style:family="text">
      <style:text-properties fo:font-style="normal" officeooo:rsid="01e49296" style:font-style-asian="normal" style:font-style-complex="normal"/>
    </style:style>
    <style:style style:name="T143" style:family="text">
      <style:text-properties fo:font-style="normal" officeooo:rsid="01ddcfdf" style:font-style-asian="normal" style:font-style-complex="normal"/>
    </style:style>
    <style:style style:name="T144" style:family="text">
      <style:text-properties fo:font-style="normal" officeooo:rsid="01e0794a" style:font-style-asian="normal" style:font-style-complex="normal"/>
    </style:style>
    <style:style style:name="T145" style:family="text">
      <style:text-properties fo:font-style="normal" officeooo:rsid="01fcf735" style:font-style-asian="normal" style:font-style-complex="normal"/>
    </style:style>
    <style:style style:name="T146" style:family="text">
      <style:text-properties fo:font-style="normal" officeooo:rsid="01eebdc2" style:font-style-asian="normal" style:font-style-complex="normal"/>
    </style:style>
    <style:style style:name="T147" style:family="text">
      <style:text-properties fo:font-style="normal" officeooo:rsid="020b4579" style:font-style-asian="normal" style:font-style-complex="normal"/>
    </style:style>
    <style:style style:name="T148" style:family="text">
      <style:text-properties fo:font-style="normal" officeooo:rsid="0208988e" style:font-style-asian="normal" style:font-style-complex="normal"/>
    </style:style>
    <style:style style:name="T149" style:family="text">
      <style:text-properties fo:font-style="normal" officeooo:rsid="020ca262" style:font-style-asian="normal" style:font-style-complex="normal"/>
    </style:style>
    <style:style style:name="T150" style:family="text">
      <style:text-properties fo:font-style="normal" officeooo:rsid="021163ff" style:font-style-asian="normal" style:font-style-complex="normal"/>
    </style:style>
    <style:style style:name="T151" style:family="text">
      <style:text-properties fo:font-style="normal" officeooo:rsid="020f6fa6" style:font-style-asian="normal" style:font-style-complex="normal"/>
    </style:style>
    <style:style style:name="T152" style:family="text">
      <style:text-properties fo:font-style="normal" officeooo:rsid="02168352" style:font-style-asian="normal" style:font-style-complex="normal"/>
    </style:style>
    <style:style style:name="T153" style:family="text">
      <style:text-properties fo:font-style="normal" officeooo:rsid="0216fe3f" style:font-style-asian="normal" style:font-style-complex="normal"/>
    </style:style>
    <style:style style:name="T154" style:family="text">
      <style:text-properties fo:font-style="normal" officeooo:rsid="0219e33a" style:font-style-asian="normal" style:font-style-complex="normal"/>
    </style:style>
    <style:style style:name="T155" style:family="text">
      <style:text-properties fo:font-style="normal" officeooo:rsid="021a325c" style:font-style-asian="normal" style:font-style-complex="normal"/>
    </style:style>
    <style:style style:name="T156" style:family="text">
      <style:text-properties fo:font-style="normal" officeooo:rsid="021b878c" style:font-style-asian="normal" style:font-style-complex="normal"/>
    </style:style>
    <style:style style:name="T157" style:family="text">
      <style:text-properties fo:font-style="normal" officeooo:rsid="021d360e" style:font-style-asian="normal" style:font-style-complex="normal"/>
    </style:style>
    <style:style style:name="T158" style:family="text">
      <style:text-properties fo:font-style="normal" officeooo:rsid="0226309a" style:font-style-asian="normal" style:font-style-complex="normal"/>
    </style:style>
    <style:style style:name="T159" style:family="text">
      <style:text-properties fo:font-style="normal" officeooo:rsid="022e4b63" style:font-style-asian="normal" style:font-style-complex="normal"/>
    </style:style>
    <style:style style:name="T160" style:family="text">
      <style:text-properties fo:font-style="normal" officeooo:rsid="022e2006" style:font-style-asian="normal" style:font-style-complex="normal"/>
    </style:style>
    <style:style style:name="T161" style:family="text">
      <style:text-properties fo:font-style="normal" officeooo:rsid="022aa701" style:font-style-asian="normal" style:font-style-complex="normal"/>
    </style:style>
    <style:style style:name="T162" style:family="text">
      <style:text-properties fo:font-style="normal" officeooo:rsid="022e3571" style:font-style-asian="normal" style:font-style-complex="normal"/>
    </style:style>
    <style:style style:name="T163" style:family="text">
      <style:text-properties fo:font-style="normal" officeooo:rsid="022be1a2" style:font-style-asian="normal" style:font-style-complex="normal"/>
    </style:style>
    <style:style style:name="T164" style:family="text">
      <style:text-properties fo:font-style="normal" officeooo:rsid="0223d236" style:font-style-asian="normal" style:font-style-complex="normal"/>
    </style:style>
    <style:style style:name="T165" style:family="text">
      <style:text-properties fo:font-style="normal" officeooo:rsid="0030c188" style:font-style-asian="normal" style:font-style-complex="normal"/>
    </style:style>
    <style:style style:name="T166" style:family="text">
      <style:text-properties fo:font-style="normal" officeooo:rsid="023cf6c9" style:font-style-asian="normal" style:font-style-complex="normal"/>
    </style:style>
    <style:style style:name="T167" style:family="text">
      <style:text-properties fo:font-style="normal" officeooo:rsid="0239a029" style:font-style-asian="normal" style:font-style-complex="normal"/>
    </style:style>
    <style:style style:name="T168" style:family="text">
      <style:text-properties fo:font-style="normal" officeooo:rsid="0239fde1" style:font-style-asian="normal" style:font-style-complex="normal"/>
    </style:style>
    <style:style style:name="T169" style:family="text">
      <style:text-properties fo:font-style="normal" officeooo:rsid="023b505d" style:font-style-asian="normal" style:font-style-complex="normal"/>
    </style:style>
    <style:style style:name="T170" style:family="text">
      <style:text-properties fo:font-style="normal" officeooo:rsid="02428434" style:font-style-asian="normal" style:font-style-complex="normal"/>
    </style:style>
    <style:style style:name="T171" style:family="text">
      <style:text-properties fo:font-style="normal" officeooo:rsid="02ad45f8" style:font-style-asian="normal" style:font-style-complex="normal"/>
    </style:style>
    <style:style style:name="T172" style:family="text">
      <style:text-properties fo:font-style="normal" officeooo:rsid="0242d14c" style:font-style-asian="normal" style:font-style-complex="normal"/>
    </style:style>
    <style:style style:name="T173" style:family="text">
      <style:text-properties fo:font-style="normal" officeooo:rsid="0244b51e" style:font-style-asian="normal" style:font-style-complex="normal"/>
    </style:style>
    <style:style style:name="T174" style:family="text">
      <style:text-properties fo:font-style="normal" officeooo:rsid="0248313e" style:font-style-asian="normal" style:font-style-complex="normal"/>
    </style:style>
    <style:style style:name="T175" style:family="text">
      <style:text-properties fo:font-style="normal" officeooo:rsid="02464f89" style:font-style-asian="normal" style:font-style-complex="normal"/>
    </style:style>
    <style:style style:name="T176" style:family="text">
      <style:text-properties fo:font-style="normal" officeooo:rsid="024888ae" style:font-style-asian="normal" style:font-style-complex="normal"/>
    </style:style>
    <style:style style:name="T177" style:family="text">
      <style:text-properties fo:font-style="normal" officeooo:rsid="024980dc" style:font-style-asian="normal" style:font-style-complex="normal"/>
    </style:style>
    <style:style style:name="T178" style:family="text">
      <style:text-properties fo:font-style="normal" officeooo:rsid="024ee7c9" style:font-style-asian="normal" style:font-style-complex="normal"/>
    </style:style>
    <style:style style:name="T179" style:family="text">
      <style:text-properties fo:font-style="normal" officeooo:rsid="02871e5d" style:font-style-asian="normal" style:font-style-complex="normal"/>
    </style:style>
    <style:style style:name="T180" style:family="text">
      <style:text-properties fo:font-style="normal" officeooo:rsid="029037af" style:font-style-asian="normal" style:font-style-complex="normal"/>
    </style:style>
    <style:style style:name="T181" style:family="text">
      <style:text-properties fo:font-style="normal" officeooo:rsid="029021de" style:font-style-asian="normal" style:font-style-complex="normal"/>
    </style:style>
    <style:style style:name="T182" style:family="text">
      <style:text-properties fo:font-style="normal" officeooo:rsid="032f56cc" style:font-style-asian="normal" style:font-style-complex="normal"/>
    </style:style>
    <style:style style:name="T183" style:family="text">
      <style:text-properties fo:font-style="normal" officeooo:rsid="066f3d61" style:font-style-asian="normal" style:font-style-complex="normal"/>
    </style:style>
    <style:style style:name="T184" style:family="text">
      <style:text-properties fo:font-style="normal" officeooo:rsid="0049c10c" style:font-style-asian="normal" style:font-style-complex="normal"/>
    </style:style>
    <style:style style:name="T185" style:family="text">
      <style:text-properties fo:font-style="normal" officeooo:rsid="0334a575" style:font-style-asian="normal" style:font-style-complex="normal"/>
    </style:style>
    <style:style style:name="T186" style:family="text">
      <style:text-properties fo:font-style="normal" officeooo:rsid="0056e4e9" style:font-style-asian="normal" style:font-style-complex="normal"/>
    </style:style>
    <style:style style:name="T187" style:family="text">
      <style:text-properties fo:font-style="normal" officeooo:rsid="0070de42" style:font-style-asian="normal" style:font-style-complex="normal"/>
    </style:style>
    <style:style style:name="T188" style:family="text">
      <style:text-properties fo:font-style="normal" officeooo:rsid="01df2599" style:font-style-asian="normal" style:font-style-complex="normal"/>
    </style:style>
    <style:style style:name="T189" style:family="text">
      <style:text-properties fo:font-style="normal" officeooo:rsid="0087ad32" style:font-style-asian="normal" style:font-style-complex="normal"/>
    </style:style>
    <style:style style:name="T190" style:family="text">
      <style:text-properties fo:font-style="normal" officeooo:rsid="00929e66" style:font-style-asian="normal" style:font-style-complex="normal"/>
    </style:style>
    <style:style style:name="T191" style:family="text">
      <style:text-properties fo:font-style="normal" officeooo:rsid="0094ffc1" style:font-style-asian="normal" style:font-style-complex="normal"/>
    </style:style>
    <style:style style:name="T192" style:family="text">
      <style:text-properties fo:font-style="normal" officeooo:rsid="0099ea6f" style:font-style-asian="normal" style:font-style-complex="normal"/>
    </style:style>
    <style:style style:name="T193" style:family="text">
      <style:text-properties fo:font-style="normal" officeooo:rsid="009bcef7" style:font-style-asian="normal" style:font-style-complex="normal"/>
    </style:style>
    <style:style style:name="T194" style:family="text">
      <style:text-properties fo:font-style="normal" officeooo:rsid="023f2d17" style:font-style-asian="normal" style:font-style-complex="normal"/>
    </style:style>
    <style:style style:name="T195" style:family="text">
      <style:text-properties fo:font-style="normal" officeooo:rsid="009f5d36" style:font-style-asian="normal" style:font-style-complex="normal"/>
    </style:style>
    <style:style style:name="T196" style:family="text">
      <style:text-properties fo:font-style="normal" officeooo:rsid="009f67cc" style:font-style-asian="normal" style:font-style-complex="normal"/>
    </style:style>
    <style:style style:name="T197" style:family="text">
      <style:text-properties fo:font-style="normal" officeooo:rsid="00a12a4f" style:font-style-asian="normal" style:font-style-complex="normal"/>
    </style:style>
    <style:style style:name="T198" style:family="text">
      <style:text-properties fo:font-style="normal" officeooo:rsid="00a2161f" style:font-style-asian="normal" style:font-style-complex="normal"/>
    </style:style>
    <style:style style:name="T19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01623e4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017d2f4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05fae66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20f6fa6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25457b9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578e84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255b347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258b111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25b0090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5c1edd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25c47d1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5ca15a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2637c56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64440d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25e83fb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25dcebf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033f5fb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264d8eb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0359a82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26566f7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269ddcc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27c2ca3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27903cb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27dcd3d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275f1bd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26d9752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26d9ead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26faea5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2734a54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27423ff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275e047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27124a9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279ed23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27a81b3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0364074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03acc15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2871e5d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29037af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2dd74c8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2d9abdd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0532ca5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05e617e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0632e51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035065f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056e4e9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0a2161f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247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248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249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250" style:family="text">
      <style:text-properties fo:font-style="normal" style:text-underline-style="none" style:font-style-asian="normal" style:font-style-complex="normal"/>
    </style:style>
    <style:style style:name="T251" style:family="text">
      <style:text-properties fo:font-style="normal" style:text-underline-style="none" officeooo:rsid="0244b51e" style:font-style-asian="normal" style:font-style-complex="normal"/>
    </style:style>
    <style:style style:name="T252" style:family="text">
      <style:text-properties fo:font-style="normal" style:text-underline-style="none" officeooo:rsid="0334a575" style:font-style-asian="normal" style:font-style-complex="normal"/>
    </style:style>
    <style:style style:name="T253" style:family="text">
      <style:text-properties fo:font-style="normal" style:text-underline-style="none" officeooo:rsid="0334aa07" style:font-style-asian="normal" style:font-style-complex="normal"/>
    </style:style>
    <style:style style:name="T254" style:family="text">
      <style:text-properties fo:font-style="normal" style:text-underline-style="none" fo:font-weight="normal" officeooo:rsid="025457b9" style:font-style-asian="normal" style:font-weight-asian="normal" style:font-style-complex="normal" style:font-weight-complex="normal"/>
    </style:style>
    <style:style style:name="T255" style:family="text">
      <style:text-properties fo:font-style="normal" style:text-underline-style="none" fo:font-weight="normal" officeooo:rsid="025f521f" style:font-style-asian="normal" style:font-weight-asian="normal" style:font-style-complex="normal" style:font-weight-complex="normal"/>
    </style:style>
    <style:style style:name="T256" style:family="text">
      <style:text-properties fo:font-style="normal" style:text-underline-style="none" fo:font-weight="normal" officeooo:rsid="0255b347" style:font-style-asian="normal" style:font-weight-asian="normal" style:font-style-complex="normal" style:font-weight-complex="normal"/>
    </style:style>
    <style:style style:name="T257" style:family="text">
      <style:text-properties fo:font-style="normal" style:text-underline-style="none" fo:font-weight="normal" officeooo:rsid="02621ee9" style:font-style-asian="normal" style:font-weight-asian="normal" style:font-style-complex="normal" style:font-weight-complex="normal"/>
    </style:style>
    <style:style style:name="T258" style:family="text">
      <style:text-properties fo:font-style="normal" style:text-underline-style="none" fo:font-weight="normal" officeooo:rsid="02637c56" style:font-style-asian="normal" style:font-weight-asian="normal" style:font-style-complex="normal" style:font-weight-complex="normal"/>
    </style:style>
    <style:style style:name="T259" style:family="text">
      <style:text-properties fo:font-style="normal" style:text-underline-style="none" fo:font-weight="normal" officeooo:rsid="0056e4e9" style:font-style-asian="normal" style:font-weight-asian="normal" style:font-style-complex="normal" style:font-weight-complex="normal"/>
    </style:style>
    <style:style style:name="T260" style:family="text">
      <style:text-properties officeooo:rsid="0028ac76"/>
    </style:style>
    <style:style style:name="T261" style:family="text">
      <style:text-properties officeooo:rsid="009e97f3"/>
    </style:style>
    <style:style style:name="T262" style:family="text">
      <style:text-properties officeooo:rsid="009ef892"/>
    </style:style>
    <style:style style:name="T263" style:family="text">
      <style:text-properties officeooo:rsid="002ab5f6"/>
    </style:style>
    <style:style style:name="T264" style:family="text">
      <style:text-properties officeooo:rsid="002995de"/>
    </style:style>
    <style:style style:name="T265" style:family="text">
      <style:text-properties officeooo:rsid="002c393c"/>
    </style:style>
    <style:style style:name="T266" style:family="text">
      <style:text-properties officeooo:rsid="004a998d"/>
    </style:style>
    <style:style style:name="T267" style:family="text">
      <style:text-properties officeooo:rsid="002e1600"/>
    </style:style>
    <style:style style:name="T268" style:family="text">
      <style:text-properties fo:font-weight="normal" style:font-weight-asian="normal" style:font-weight-complex="normal"/>
    </style:style>
    <style:style style:name="T269" style:family="text">
      <style:text-properties fo:font-weight="normal" officeooo:rsid="002e1600" style:font-weight-asian="normal" style:font-weight-complex="normal"/>
    </style:style>
    <style:style style:name="T270" style:family="text">
      <style:text-properties fo:font-weight="normal" officeooo:rsid="0031063a" style:font-weight-asian="normal" style:font-weight-complex="normal"/>
    </style:style>
    <style:style style:name="T271" style:family="text">
      <style:text-properties fo:font-weight="normal" officeooo:rsid="00632e51" style:font-weight-asian="normal" style:font-weight-complex="normal"/>
    </style:style>
    <style:style style:name="T272" style:family="text">
      <style:text-properties fo:font-weight="normal" officeooo:rsid="0041315f" style:font-weight-asian="normal" style:font-weight-complex="normal"/>
    </style:style>
    <style:style style:name="T273" style:family="text">
      <style:text-properties fo:font-weight="normal" officeooo:rsid="0041ce35" style:font-weight-asian="normal" style:font-weight-complex="normal"/>
    </style:style>
    <style:style style:name="T274" style:family="text">
      <style:text-properties fo:font-weight="normal" officeooo:rsid="005fae66" style:font-weight-asian="normal" style:font-weight-complex="normal"/>
    </style:style>
    <style:style style:name="T275" style:family="text">
      <style:text-properties fo:font-weight="normal" officeooo:rsid="00467a6f" style:font-weight-asian="normal" style:font-weight-complex="normal"/>
    </style:style>
    <style:style style:name="T276" style:family="text">
      <style:text-properties fo:font-weight="normal" officeooo:rsid="004876da" style:font-weight-asian="normal" style:font-weight-complex="normal"/>
    </style:style>
    <style:style style:name="T277" style:family="text">
      <style:text-properties fo:font-weight="normal" officeooo:rsid="00495423" style:font-weight-asian="normal" style:font-weight-complex="normal"/>
    </style:style>
    <style:style style:name="T278" style:family="text">
      <style:text-properties fo:font-weight="normal" officeooo:rsid="00196101" style:font-weight-asian="normal" style:font-weight-complex="normal"/>
    </style:style>
    <style:style style:name="T279" style:family="text">
      <style:text-properties fo:font-weight="normal" officeooo:rsid="00863738" style:font-weight-asian="normal" style:font-weight-complex="normal"/>
    </style:style>
    <style:style style:name="T280" style:family="text">
      <style:text-properties fo:font-weight="normal" officeooo:rsid="0082ba18" style:font-weight-asian="normal" style:font-weight-complex="normal"/>
    </style:style>
    <style:style style:name="T281" style:family="text">
      <style:text-properties fo:font-weight="normal" officeooo:rsid="009ab1ff" style:font-weight-asian="normal" style:font-weight-complex="normal"/>
    </style:style>
    <style:style style:name="T282" style:family="text">
      <style:text-properties fo:font-weight="normal" officeooo:rsid="009bf1d4" style:font-weight-asian="normal" style:font-weight-complex="normal"/>
    </style:style>
    <style:style style:name="T283" style:family="text">
      <style:text-properties fo:font-weight="normal" officeooo:rsid="0083140b" style:font-weight-asian="normal" style:font-weight-complex="normal"/>
    </style:style>
    <style:style style:name="T284" style:family="text">
      <style:text-properties fo:font-weight="normal" officeooo:rsid="00aea48b" style:font-weight-asian="normal" style:font-weight-complex="normal"/>
    </style:style>
    <style:style style:name="T285" style:family="text">
      <style:text-properties fo:font-weight="normal" officeooo:rsid="00b56a82" style:font-weight-asian="normal" style:font-weight-complex="normal"/>
    </style:style>
    <style:style style:name="T286" style:family="text">
      <style:text-properties fo:font-weight="normal" officeooo:rsid="00afb9b1" style:font-weight-asian="normal" style:font-weight-complex="normal"/>
    </style:style>
    <style:style style:name="T287" style:family="text">
      <style:text-properties fo:font-weight="normal" officeooo:rsid="00b38348" style:font-weight-asian="normal" style:font-weight-complex="normal"/>
    </style:style>
    <style:style style:name="T288" style:family="text">
      <style:text-properties fo:font-weight="normal" officeooo:rsid="00b69a4a" style:font-weight-asian="normal" style:font-weight-complex="normal"/>
    </style:style>
    <style:style style:name="T289" style:family="text">
      <style:text-properties fo:font-weight="normal" officeooo:rsid="001ce3a2" style:font-weight-asian="normal" style:font-weight-complex="normal"/>
    </style:style>
    <style:style style:name="T290" style:family="text">
      <style:text-properties fo:font-weight="normal" officeooo:rsid="01b07b18" style:font-weight-asian="normal" style:font-weight-complex="normal"/>
    </style:style>
    <style:style style:name="T291" style:family="text">
      <style:text-properties fo:font-weight="normal" officeooo:rsid="01bef01a" style:font-weight-asian="normal" style:font-weight-complex="normal"/>
    </style:style>
    <style:style style:name="T292" style:family="text">
      <style:text-properties fo:font-weight="normal" officeooo:rsid="024888ae" style:font-weight-asian="normal" style:font-weight-complex="normal"/>
    </style:style>
    <style:style style:name="T293" style:family="text">
      <style:text-properties fo:font-weight="normal" officeooo:rsid="025457b9" style:font-weight-asian="normal" style:font-weight-complex="normal"/>
    </style:style>
    <style:style style:name="T294" style:family="text">
      <style:text-properties fo:font-weight="normal" officeooo:rsid="0255b347" style:font-weight-asian="normal" style:font-weight-complex="normal"/>
    </style:style>
    <style:style style:name="T295" style:family="text">
      <style:text-properties fo:font-weight="normal" officeooo:rsid="025f521f" style:font-weight-asian="normal" style:font-weight-complex="normal"/>
    </style:style>
    <style:style style:name="T296" style:family="text">
      <style:text-properties fo:font-weight="normal" officeooo:rsid="025c47d1" style:font-weight-asian="normal" style:font-weight-complex="normal"/>
    </style:style>
    <style:style style:name="T297" style:family="text">
      <style:text-properties fo:font-weight="normal" officeooo:rsid="025ca15a" style:font-weight-asian="normal" style:font-weight-complex="normal"/>
    </style:style>
    <style:style style:name="T298" style:family="text">
      <style:text-properties fo:font-weight="normal" officeooo:rsid="025c1edd" style:font-weight-asian="normal" style:font-weight-complex="normal"/>
    </style:style>
    <style:style style:name="T299" style:family="text">
      <style:text-properties fo:font-weight="normal" officeooo:rsid="0264a88e" style:font-weight-asian="normal" style:font-weight-complex="normal"/>
    </style:style>
    <style:style style:name="T300" style:family="text">
      <style:text-properties fo:font-weight="normal" officeooo:rsid="0264d8eb" style:font-weight-asian="normal" style:font-weight-complex="normal"/>
    </style:style>
    <style:style style:name="T301" style:family="text">
      <style:text-properties fo:font-weight="normal" officeooo:rsid="027e77a9" style:font-weight-asian="normal" style:font-weight-complex="normal"/>
    </style:style>
    <style:style style:name="T302" style:family="text">
      <style:text-properties fo:font-weight="normal" officeooo:rsid="0269ddcc" style:font-weight-asian="normal" style:font-weight-complex="normal"/>
    </style:style>
    <style:style style:name="T303" style:family="text">
      <style:text-properties fo:font-weight="normal" officeooo:rsid="026d91be" style:font-weight-asian="normal" style:font-weight-complex="normal"/>
    </style:style>
    <style:style style:name="T304" style:family="text">
      <style:text-properties fo:font-weight="normal" officeooo:rsid="0275f1bd" style:font-weight-asian="normal" style:font-weight-complex="normal"/>
    </style:style>
    <style:style style:name="T305" style:family="text">
      <style:text-properties fo:font-weight="normal" officeooo:rsid="02734a54" style:font-weight-asian="normal" style:font-weight-complex="normal"/>
    </style:style>
    <style:style style:name="T306" style:family="text">
      <style:text-properties fo:font-weight="normal" officeooo:rsid="027a81b3" style:font-weight-asian="normal" style:font-weight-complex="normal"/>
    </style:style>
    <style:style style:name="T307" style:family="text">
      <style:text-properties fo:font-weight="normal" officeooo:rsid="0286868f" style:font-weight-asian="normal" style:font-weight-complex="normal"/>
    </style:style>
    <style:style style:name="T308" style:family="text">
      <style:text-properties fo:font-weight="normal" officeooo:rsid="028513af" style:font-weight-asian="normal" style:font-weight-complex="normal"/>
    </style:style>
    <style:style style:name="T309" style:family="text">
      <style:text-properties fo:font-weight="normal" officeooo:rsid="02daa313" style:font-weight-asian="normal" style:font-weight-complex="normal"/>
    </style:style>
    <style:style style:name="T310" style:family="text">
      <style:text-properties fo:font-weight="normal" officeooo:rsid="02dd74c8" style:font-weight-asian="normal" style:font-weight-complex="normal"/>
    </style:style>
    <style:style style:name="T311" style:family="text">
      <style:text-properties fo:font-weight="normal" officeooo:rsid="02e1b98d" style:font-weight-asian="normal" style:font-weight-complex="normal"/>
    </style:style>
    <style:style style:name="T312" style:family="text">
      <style:text-properties fo:font-weight="normal" officeooo:rsid="00a5bc93" style:font-weight-asian="normal" style:font-weight-complex="normal"/>
    </style:style>
    <style:style style:name="T313" style:family="text">
      <style:text-properties officeooo:rsid="003366c6"/>
    </style:style>
    <style:style style:name="T314" style:family="text">
      <style:text-properties officeooo:rsid="005e617e"/>
    </style:style>
    <style:style style:name="T315" style:family="text">
      <style:text-properties officeooo:rsid="00632e51"/>
    </style:style>
    <style:style style:name="T316" style:family="text">
      <style:text-properties officeooo:rsid="0041315f"/>
    </style:style>
    <style:style style:name="T317" style:family="text">
      <style:text-properties officeooo:rsid="0041ce35"/>
    </style:style>
    <style:style style:name="T318" style:family="text">
      <style:text-properties officeooo:rsid="005fae66"/>
    </style:style>
    <style:style style:name="T319" style:family="text">
      <style:text-properties officeooo:rsid="00196101"/>
    </style:style>
    <style:style style:name="T320" style:family="text">
      <style:text-properties officeooo:rsid="00495423"/>
    </style:style>
    <style:style style:name="T321" style:family="text">
      <style:text-properties officeooo:rsid="004961a2"/>
    </style:style>
    <style:style style:name="T322" style:family="text">
      <style:text-properties officeooo:rsid="00579098"/>
    </style:style>
    <style:style style:name="T323" style:family="text">
      <style:text-properties officeooo:rsid="0050044a"/>
    </style:style>
    <style:style style:name="T324" style:family="text">
      <style:text-properties officeooo:rsid="0050643a"/>
    </style:style>
    <style:style style:name="T325" style:family="text">
      <style:text-properties officeooo:rsid="00566b9a"/>
    </style:style>
    <style:style style:name="T326" style:family="text">
      <style:text-properties officeooo:rsid="00595b66"/>
    </style:style>
    <style:style style:name="T327" style:family="text">
      <style:text-properties officeooo:rsid="00523632"/>
    </style:style>
    <style:style style:name="T328" style:family="text">
      <style:text-properties style:text-underline-style="none"/>
    </style:style>
    <style:style style:name="T329" style:family="text">
      <style:text-properties style:text-underline-style="none" officeooo:rsid="0050643a"/>
    </style:style>
    <style:style style:name="T330" style:family="text">
      <style:text-properties style:text-underline-style="none" officeooo:rsid="01e0794a"/>
    </style:style>
    <style:style style:name="T331" style:family="text">
      <style:text-properties style:text-underline-style="none" officeooo:rsid="01e2099a"/>
    </style:style>
    <style:style style:name="T332" style:family="text">
      <style:text-properties style:text-underline-style="none" fo:font-weight="bold" officeooo:rsid="01e2099a" style:font-weight-asian="bold" style:font-weight-complex="bold"/>
    </style:style>
    <style:style style:name="T333" style:family="text">
      <style:text-properties style:text-underline-style="none" fo:font-weight="bold" officeooo:rsid="01e0794a" style:font-weight-asian="bold" style:font-weight-complex="bold"/>
    </style:style>
    <style:style style:name="T334" style:family="text">
      <style:text-properties style:text-underline-style="none" fo:font-weight="bold" officeooo:rsid="024888ae" style:font-weight-asian="bold" style:font-weight-complex="bold"/>
    </style:style>
    <style:style style:name="T335" style:family="text">
      <style:text-properties style:text-underline-style="none" officeooo:rsid="024888ae"/>
    </style:style>
    <style:style style:name="T336" style:family="text">
      <style:text-properties style:text-underline-style="none" officeooo:rsid="0255b347"/>
    </style:style>
    <style:style style:name="T337" style:family="text">
      <style:text-properties style:text-underline-style="none" officeooo:rsid="00929e66"/>
    </style:style>
    <style:style style:name="T338" style:family="text">
      <style:text-properties officeooo:rsid="001a60cc"/>
    </style:style>
    <style:style style:name="T339" style:family="text">
      <style:text-properties officeooo:rsid="006b15e0"/>
    </style:style>
    <style:style style:name="T340" style:family="text">
      <style:text-properties officeooo:rsid="00756d32"/>
    </style:style>
    <style:style style:name="T341" style:family="text">
      <style:text-properties officeooo:rsid="006b5675"/>
    </style:style>
    <style:style style:name="T342" style:family="text">
      <style:text-properties officeooo:rsid="006cc84d"/>
    </style:style>
    <style:style style:name="T343" style:family="text">
      <style:text-properties officeooo:rsid="006e3a09"/>
    </style:style>
    <style:style style:name="T344" style:family="text">
      <style:text-properties officeooo:rsid="007037b8"/>
    </style:style>
    <style:style style:name="T345" style:family="text">
      <style:text-properties officeooo:rsid="001b77f9"/>
    </style:style>
    <style:style style:name="T346" style:family="text">
      <style:text-properties officeooo:rsid="0079265a"/>
    </style:style>
    <style:style style:name="T347" style:family="text">
      <style:text-properties officeooo:rsid="008fde9c"/>
    </style:style>
    <style:style style:name="T348" style:family="text">
      <style:text-properties officeooo:rsid="0091b213"/>
    </style:style>
    <style:style style:name="T349" style:family="text">
      <style:text-properties officeooo:rsid="008909b1"/>
    </style:style>
    <style:style style:name="T350" style:family="text">
      <style:text-properties officeooo:rsid="007aa141"/>
    </style:style>
    <style:style style:name="T351" style:family="text">
      <style:text-properties officeooo:rsid="007d1779"/>
    </style:style>
    <style:style style:name="T352" style:family="text">
      <style:text-properties officeooo:rsid="00685481"/>
    </style:style>
    <style:style style:name="T353" style:family="text">
      <style:text-properties style:use-window-font-color="true"/>
    </style:style>
    <style:style style:name="T354" style:family="text">
      <style:text-properties style:use-window-font-color="true" fo:font-style="normal" officeooo:rsid="0143c3ef" style:font-style-asian="normal" style:font-style-complex="normal"/>
    </style:style>
    <style:style style:name="T355" style:family="text">
      <style:text-properties style:use-window-font-color="true" fo:font-style="normal" officeooo:rsid="00ee8692" style:font-style-asian="normal" style:font-style-complex="normal"/>
    </style:style>
    <style:style style:name="T356" style:family="text">
      <style:text-properties style:use-window-font-color="true" fo:font-style="normal" officeooo:rsid="00ec7646" style:font-style-asian="normal" style:font-style-complex="normal"/>
    </style:style>
    <style:style style:name="T357" style:family="text">
      <style:text-properties style:use-window-font-color="true" fo:font-style="normal" officeooo:rsid="0101a62b" style:font-style-asian="normal" style:font-style-complex="normal"/>
    </style:style>
    <style:style style:name="T358" style:family="text">
      <style:text-properties style:use-window-font-color="true" fo:font-style="normal" officeooo:rsid="01030c93" style:font-style-asian="normal" style:font-style-complex="normal"/>
    </style:style>
    <style:style style:name="T359" style:family="text">
      <style:text-properties style:use-window-font-color="true" fo:font-style="normal" officeooo:rsid="01045e2b" style:font-style-asian="normal" style:font-style-complex="normal"/>
    </style:style>
    <style:style style:name="T360" style:family="text">
      <style:text-properties style:use-window-font-color="true" fo:font-style="normal" officeooo:rsid="0103ab09" style:font-style-asian="normal" style:font-style-complex="normal"/>
    </style:style>
    <style:style style:name="T361" style:family="text">
      <style:text-properties style:use-window-font-color="true" fo:font-style="normal" officeooo:rsid="0104ab26" style:font-style-asian="normal" style:font-style-complex="normal"/>
    </style:style>
    <style:style style:name="T362" style:family="text">
      <style:text-properties style:use-window-font-color="true" fo:font-style="normal" officeooo:rsid="0129e716" style:font-style-asian="normal" style:font-style-complex="normal"/>
    </style:style>
    <style:style style:name="T363" style:family="text">
      <style:text-properties style:use-window-font-color="true" fo:font-style="normal" officeooo:rsid="012ce0e6" style:font-style-asian="normal" style:font-style-complex="normal"/>
    </style:style>
    <style:style style:name="T364" style:family="text">
      <style:text-properties style:use-window-font-color="true" fo:font-style="normal" officeooo:rsid="012e0c58" style:font-style-asian="normal" style:font-style-complex="normal"/>
    </style:style>
    <style:style style:name="T365" style:family="text">
      <style:text-properties style:use-window-font-color="true" fo:font-style="normal" officeooo:rsid="00271607" style:font-style-asian="normal" style:font-style-complex="normal"/>
    </style:style>
    <style:style style:name="T366" style:family="text">
      <style:text-properties style:use-window-font-color="true" fo:font-style="normal" officeooo:rsid="00ccac5e" style:font-style-asian="normal" style:font-style-complex="normal"/>
    </style:style>
    <style:style style:name="T367" style:family="text">
      <style:text-properties style:use-window-font-color="true" fo:font-style="normal" officeooo:rsid="01309713" style:font-style-asian="normal" style:font-style-complex="normal"/>
    </style:style>
    <style:style style:name="T368" style:family="text">
      <style:text-properties style:use-window-font-color="true" fo:font-style="normal" officeooo:rsid="013b4b0d" style:font-style-asian="normal" style:font-style-complex="normal"/>
    </style:style>
    <style:style style:name="T369" style:family="text">
      <style:text-properties style:use-window-font-color="true" fo:font-style="normal" officeooo:rsid="013ddfc0" style:font-style-asian="normal" style:font-style-complex="normal"/>
    </style:style>
    <style:style style:name="T370" style:family="text">
      <style:text-properties style:use-window-font-color="true" fo:font-style="normal" officeooo:rsid="013d6fbb" style:font-style-asian="normal" style:font-style-complex="normal"/>
    </style:style>
    <style:style style:name="T371" style:family="text">
      <style:text-properties style:use-window-font-color="true" fo:font-style="normal" officeooo:rsid="013c52d4" style:font-style-asian="normal" style:font-style-complex="normal"/>
    </style:style>
    <style:style style:name="T372" style:family="text">
      <style:text-properties style:use-window-font-color="true" fo:font-style="normal" officeooo:rsid="013f1034" style:font-style-asian="normal" style:font-style-complex="normal"/>
    </style:style>
    <style:style style:name="T373" style:family="text">
      <style:text-properties style:use-window-font-color="true" fo:font-style="normal" officeooo:rsid="0140086d" style:font-style-asian="normal" style:font-style-complex="normal"/>
    </style:style>
    <style:style style:name="T374" style:family="text">
      <style:text-properties style:use-window-font-color="true" fo:font-style="normal" officeooo:rsid="014cf324" style:font-style-asian="normal" style:font-style-complex="normal"/>
    </style:style>
    <style:style style:name="T375" style:family="text">
      <style:text-properties style:use-window-font-color="true" fo:font-style="normal" officeooo:rsid="0028ef64" style:font-style-asian="normal" style:font-style-complex="normal"/>
    </style:style>
    <style:style style:name="T376" style:family="text">
      <style:text-properties style:use-window-font-color="true" fo:font-style="normal" officeooo:rsid="014e8694" style:font-style-asian="normal" style:font-style-complex="normal"/>
    </style:style>
    <style:style style:name="T377" style:family="text">
      <style:text-properties style:use-window-font-color="true" fo:font-style="normal" officeooo:rsid="014e87b3" style:font-style-asian="normal" style:font-style-complex="normal"/>
    </style:style>
    <style:style style:name="T378" style:family="text">
      <style:text-properties style:use-window-font-color="true" fo:font-style="normal" officeooo:rsid="0162a1a6" style:font-style-asian="normal" style:font-style-complex="normal"/>
    </style:style>
    <style:style style:name="T379" style:family="text">
      <style:text-properties style:use-window-font-color="true" fo:font-style="normal" officeooo:rsid="01648ccb" style:font-style-asian="normal" style:font-style-complex="normal"/>
    </style:style>
    <style:style style:name="T380" style:family="text">
      <style:text-properties style:use-window-font-color="true" fo:font-style="normal" officeooo:rsid="01731cf9" style:font-style-asian="normal" style:font-style-complex="normal"/>
    </style:style>
    <style:style style:name="T381" style:family="text">
      <style:text-properties style:use-window-font-color="true" fo:font-style="normal" officeooo:rsid="017440d5" style:font-style-asian="normal" style:font-style-complex="normal"/>
    </style:style>
    <style:style style:name="T382" style:family="text">
      <style:text-properties style:use-window-font-color="true" fo:font-style="normal" officeooo:rsid="01736d00" style:font-style-asian="normal" style:font-style-complex="normal"/>
    </style:style>
    <style:style style:name="T383" style:family="text">
      <style:text-properties style:use-window-font-color="true" fo:font-style="normal" officeooo:rsid="017b1e57" style:font-style-asian="normal" style:font-style-complex="normal"/>
    </style:style>
    <style:style style:name="T384" style:family="text">
      <style:text-properties style:use-window-font-color="true" fo:font-style="normal" officeooo:rsid="0189b6bf" style:font-style-asian="normal" style:font-style-complex="normal"/>
    </style:style>
    <style:style style:name="T385" style:family="text">
      <style:text-properties style:use-window-font-color="true" fo:font-style="normal" officeooo:rsid="0189bd5a" style:font-style-asian="normal" style:font-style-complex="normal"/>
    </style:style>
    <style:style style:name="T386" style:family="text">
      <style:text-properties style:use-window-font-color="true" fo:font-style="normal" officeooo:rsid="02c47bce" style:font-style-asian="normal" style:font-style-complex="normal"/>
    </style:style>
    <style:style style:name="T387" style:family="text">
      <style:text-properties style:use-window-font-color="true" fo:font-style="normal" officeooo:rsid="02c93e61" style:font-style-asian="normal" style:font-style-complex="normal"/>
    </style:style>
    <style:style style:name="T388" style:family="text">
      <style:text-properties style:use-window-font-color="true" fo:font-style="normal" officeooo:rsid="02caa66e" style:font-style-asian="normal" style:font-style-complex="normal"/>
    </style:style>
    <style:style style:name="T389" style:family="text">
      <style:text-properties style:use-window-font-color="true" fo:font-style="normal" officeooo:rsid="01648e77" style:font-style-asian="normal" style:font-style-complex="normal"/>
    </style:style>
    <style:style style:name="T390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391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392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393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394" style:family="text">
      <style:text-properties style:use-window-font-color="true" fo:font-style="normal" fo:font-weight="normal" officeooo:rsid="025ca15a" style:font-style-asian="normal" style:font-weight-asian="normal" style:font-style-complex="normal" style:font-weight-complex="normal"/>
    </style:style>
    <style:style style:name="T395" style:family="text">
      <style:text-properties style:use-window-font-color="true" fo:font-style="normal" fo:font-weight="normal" officeooo:rsid="0255b347" style:font-style-asian="normal" style:font-weight-asian="normal" style:font-style-complex="normal" style:font-weight-complex="normal"/>
    </style:style>
    <style:style style:name="T396" style:family="text">
      <style:text-properties style:use-window-font-color="true" fo:font-style="normal" fo:font-weight="normal" officeooo:rsid="0056e4e9" style:font-style-asian="normal" style:font-weight-asian="normal" style:font-style-complex="normal" style:font-weight-complex="normal"/>
    </style:style>
    <style:style style:name="T397" style:family="text">
      <style:text-properties style:use-window-font-color="true" fo:font-style="italic" style:font-style-asian="italic" style:font-style-complex="italic"/>
    </style:style>
    <style:style style:name="T398" style:family="text">
      <style:text-properties style:use-window-font-color="true" fo:font-style="italic" officeooo:rsid="0101a62b" style:font-style-asian="italic" style:font-style-complex="italic"/>
    </style:style>
    <style:style style:name="T399" style:family="text">
      <style:text-properties style:use-window-font-color="true" fo:font-style="italic" officeooo:rsid="0165fb24" style:font-style-asian="italic" style:font-style-complex="italic"/>
    </style:style>
    <style:style style:name="T400" style:family="text">
      <style:text-properties style:use-window-font-color="true" fo:font-style="italic" officeooo:rsid="01736d00" style:font-style-asian="italic" style:font-style-complex="italic"/>
    </style:style>
    <style:style style:name="T401" style:family="text">
      <style:text-properties style:use-window-font-color="true" fo:font-style="italic" officeooo:rsid="017440d5" style:font-style-asian="italic" style:font-style-complex="italic"/>
    </style:style>
    <style:style style:name="T402" style:family="text">
      <style:text-properties style:use-window-font-color="true" fo:font-style="italic" officeooo:rsid="0189b6bf" style:font-style-asian="italic" style:font-style-complex="italic"/>
    </style:style>
    <style:style style:name="T403" style:family="text">
      <style:text-properties style:use-window-font-color="true" fo:font-style="italic" officeooo:rsid="01c0a50b" style:font-style-asian="italic" style:font-style-complex="italic"/>
    </style:style>
    <style:style style:name="T404" style:family="text">
      <style:text-properties style:use-window-font-color="true" fo:font-style="italic" officeooo:rsid="01ca64d7" style:font-style-asian="italic" style:font-style-complex="italic"/>
    </style:style>
    <style:style style:name="T405" style:family="text">
      <style:text-properties style:use-window-font-color="true" fo:font-style="italic" officeooo:rsid="00687220" style:font-style-asian="italic" style:font-style-complex="italic"/>
    </style:style>
    <style:style style:name="T406" style:family="text">
      <style:text-properties style:use-window-font-color="true" fo:font-style="italic" officeooo:rsid="01648e77" style:font-style-asian="italic" style:font-style-complex="italic"/>
    </style:style>
    <style:style style:name="T407" style:family="text">
      <style:text-properties style:use-window-font-color="true" fo:font-style="italic" officeooo:rsid="00551a7e" style:font-style-asian="italic" style:font-style-complex="italic"/>
    </style:style>
    <style:style style:name="T408" style:family="text">
      <style:text-properties style:use-window-font-color="true" fo:font-style="italic" officeooo:rsid="007e3b9e" style:font-style-asian="italic" style:font-style-complex="italic"/>
    </style:style>
    <style:style style:name="T409" style:family="text">
      <style:text-properties style:use-window-font-color="true" fo:font-style="italic" officeooo:rsid="01731cf9" style:font-style-asian="italic" style:font-style-complex="italic"/>
    </style:style>
    <style:style style:name="T410" style:family="text">
      <style:text-properties style:use-window-font-color="true" fo:font-style="italic" officeooo:rsid="007f5996" style:font-style-asian="italic" style:font-style-complex="italic"/>
    </style:style>
    <style:style style:name="T411" style:family="text">
      <style:text-properties style:use-window-font-color="true" fo:font-style="italic" officeooo:rsid="0080b4c9" style:font-style-asian="italic" style:font-style-complex="italic"/>
    </style:style>
    <style:style style:name="T412" style:family="text">
      <style:text-properties style:use-window-font-color="true" fo:font-style="italic" fo:font-weight="normal" officeooo:rsid="0125223e" style:font-style-asian="italic" style:font-weight-asian="normal" style:font-style-complex="italic" style:font-weight-complex="normal"/>
    </style:style>
    <style:style style:name="T413" style:family="text">
      <style:text-properties style:use-window-font-color="true" fo:font-style="italic" fo:font-weight="normal" officeooo:rsid="0126b205" style:font-style-asian="italic" style:font-weight-asian="normal" style:font-style-complex="italic" style:font-weight-complex="normal"/>
    </style:style>
    <style:style style:name="T414" style:family="text">
      <style:text-properties style:use-window-font-color="true" fo:font-style="italic" fo:font-weight="normal" officeooo:rsid="00271607" style:font-style-asian="italic" style:font-weight-asian="normal" style:font-style-complex="italic" style:font-weight-complex="normal"/>
    </style:style>
    <style:style style:name="T415" style:family="text">
      <style:text-properties style:use-window-font-color="true" fo:font-style="italic" fo:font-weight="normal" officeooo:rsid="00ccac5e" style:font-style-asian="italic" style:font-weight-asian="normal" style:font-style-complex="italic" style:font-weight-complex="normal"/>
    </style:style>
    <style:style style:name="T416" style:family="text">
      <style:text-properties style:use-window-font-color="true" fo:font-style="italic" fo:font-weight="normal" officeooo:rsid="01326b81" style:font-style-asian="italic" style:font-weight-asian="normal" style:font-style-complex="italic" style:font-weight-complex="normal"/>
    </style:style>
    <style:style style:name="T417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418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419" style:family="text">
      <style:text-properties style:use-window-font-color="true" fo:font-style="italic" fo:font-weight="normal" officeooo:rsid="0294c7f7" style:font-style-asian="italic" style:font-weight-asian="normal" style:font-style-complex="italic" style:font-weight-complex="normal"/>
    </style:style>
    <style:style style:name="T420" style:family="text">
      <style:text-properties style:use-window-font-color="true" fo:font-style="italic" fo:font-weight="normal" officeooo:rsid="02871e5d" style:font-style-asian="italic" style:font-weight-asian="normal" style:font-style-complex="italic" style:font-weight-complex="normal"/>
    </style:style>
    <style:style style:name="T421" style:family="text">
      <style:text-properties style:use-window-font-color="true" fo:font-style="italic" fo:font-weight="normal" officeooo:rsid="02976e1e" style:font-style-asian="italic" style:font-weight-asian="normal" style:font-style-complex="italic" style:font-weight-complex="normal"/>
    </style:style>
    <style:style style:name="T422" style:family="text">
      <style:text-properties style:use-window-font-color="true" fo:font-style="italic" fo:font-weight="normal" officeooo:rsid="01114cd3" style:font-style-asian="italic" style:font-weight-asian="normal" style:font-style-complex="italic" style:font-weight-complex="normal"/>
    </style:style>
    <style:style style:name="T423" style:family="text">
      <style:text-properties style:use-window-font-color="true" fo:font-style="italic" fo:font-weight="normal" officeooo:rsid="00a5bc93" style:font-style-asian="italic" style:font-weight-asian="normal" style:font-style-complex="italic" style:font-weight-complex="normal"/>
    </style:style>
    <style:style style:name="T424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425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426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427" style:family="text">
      <style:text-properties style:use-window-font-color="true" officeooo:rsid="00c92fae"/>
    </style:style>
    <style:style style:name="T428" style:family="text">
      <style:text-properties style:use-window-font-color="true" officeooo:rsid="010f38a8"/>
    </style:style>
    <style:style style:name="T429" style:family="text">
      <style:text-properties style:use-window-font-color="true" officeooo:rsid="0110c1de"/>
    </style:style>
    <style:style style:name="T430" style:family="text">
      <style:text-properties style:use-window-font-color="true" officeooo:rsid="00271607"/>
    </style:style>
    <style:style style:name="T431" style:family="text">
      <style:text-properties style:use-window-font-color="true" officeooo:rsid="013ddfc0"/>
    </style:style>
    <style:style style:name="T432" style:family="text">
      <style:text-properties style:use-window-font-color="true" officeooo:rsid="0141ae5e"/>
    </style:style>
    <style:style style:name="T433" style:family="text">
      <style:text-properties style:use-window-font-color="true" fo:font-weight="bold" style:font-weight-asian="bold" style:font-weight-complex="bold"/>
    </style:style>
    <style:style style:name="T434" style:family="text">
      <style:text-properties style:use-window-font-color="true" fo:font-weight="bold" officeooo:rsid="013ddfc0" style:font-weight-asian="bold" style:font-weight-complex="bold"/>
    </style:style>
    <style:style style:name="T435" style:family="text">
      <style:text-properties style:use-window-font-color="true" fo:font-weight="bold" officeooo:rsid="0140086d" style:font-weight-asian="bold" style:font-weight-complex="bold"/>
    </style:style>
    <style:style style:name="T436" style:family="text">
      <style:text-properties style:use-window-font-color="true" fo:font-weight="bold" officeooo:rsid="014818a8" style:font-weight-asian="bold" style:font-weight-complex="bold"/>
    </style:style>
    <style:style style:name="T437" style:family="text">
      <style:text-properties style:use-window-font-color="true" officeooo:rsid="014b75d0"/>
    </style:style>
    <style:style style:name="T438" style:family="text">
      <style:text-properties style:use-window-font-color="true" officeooo:rsid="014818a8"/>
    </style:style>
    <style:style style:name="T439" style:family="text">
      <style:text-properties style:use-window-font-color="true" style:text-underline-style="solid" style:text-underline-width="auto" style:text-underline-color="font-color"/>
    </style:style>
    <style:style style:name="T440" style:family="text">
      <style:text-properties style:use-window-font-color="true" officeooo:rsid="00c90504"/>
    </style:style>
    <style:style style:name="T441" style:family="text">
      <style:text-properties style:use-window-font-color="true" officeooo:rsid="00c8bca2"/>
    </style:style>
    <style:style style:name="T442" style:family="text">
      <style:text-properties style:use-window-font-color="true" officeooo:rsid="010f9373"/>
    </style:style>
    <style:style style:name="T443" style:family="text">
      <style:text-properties style:use-window-font-color="true" officeooo:rsid="00cd3655"/>
    </style:style>
    <style:style style:name="T444" style:family="text">
      <style:text-properties style:use-window-font-color="true" officeooo:rsid="002cfd73"/>
    </style:style>
    <style:style style:name="T445" style:family="text">
      <style:text-properties style:use-window-font-color="true" fo:font-weight="normal" style:font-weight-asian="normal" style:font-weight-complex="normal"/>
    </style:style>
    <style:style style:name="T446" style:family="text">
      <style:text-properties style:use-window-font-color="true" fo:font-weight="normal" officeooo:rsid="02403027" style:font-weight-asian="normal" style:font-weight-complex="normal"/>
    </style:style>
    <style:style style:name="T447" style:family="text">
      <style:text-properties style:use-window-font-color="true" fo:font-weight="normal" officeooo:rsid="0030c188" style:font-weight-asian="normal" style:font-weight-complex="normal"/>
    </style:style>
    <style:style style:name="T448" style:family="text">
      <style:text-properties style:use-window-font-color="true" fo:font-weight="normal" officeooo:rsid="00745134" style:font-weight-asian="normal" style:font-weight-complex="normal"/>
    </style:style>
    <style:style style:name="T449" style:family="text">
      <style:text-properties style:use-window-font-color="true" style:text-underline-style="none" fo:font-weight="normal" style:font-weight-asian="normal" style:font-weight-complex="normal"/>
    </style:style>
    <style:style style:name="T450" style:family="text">
      <style:text-properties style:use-window-font-color="true" officeooo:rsid="024888ae"/>
    </style:style>
    <style:style style:name="T451" style:family="text">
      <style:text-properties style:use-window-font-color="true" officeooo:rsid="024bb64b"/>
    </style:style>
    <style:style style:name="T452" style:family="text">
      <style:text-properties style:use-window-font-color="true" officeooo:rsid="0264d8eb"/>
    </style:style>
    <style:style style:name="T453" style:family="text">
      <style:text-properties style:use-window-font-color="true" officeooo:rsid="026830e1"/>
    </style:style>
    <style:style style:name="T454" style:family="text">
      <style:text-properties style:use-window-font-color="true" officeooo:rsid="00364074"/>
    </style:style>
    <style:style style:name="T455" style:family="text">
      <style:text-properties style:use-window-font-color="true" fo:font-size="14pt" fo:font-weight="bold" officeooo:rsid="0282a5b6" style:font-size-asian="14pt" style:font-weight-asian="bold" style:font-size-complex="14pt" style:font-weight-complex="bold"/>
    </style:style>
    <style:style style:name="T456" style:family="text">
      <style:text-properties style:use-window-font-color="true" fo:font-size="14pt" fo:font-weight="bold" officeooo:rsid="02bfe540" style:font-size-asian="14pt" style:font-weight-asian="bold" style:font-size-complex="14pt" style:font-weight-complex="bold"/>
    </style:style>
    <style:style style:name="T457" style:family="text">
      <style:text-properties style:use-window-font-color="true" officeooo:rsid="02871e5d"/>
    </style:style>
    <style:style style:name="T458" style:family="text">
      <style:text-properties style:use-window-font-color="true" officeooo:rsid="02c47bce"/>
    </style:style>
    <style:style style:name="T459" style:family="text">
      <style:text-properties style:use-window-font-color="true" officeooo:rsid="02d71380"/>
    </style:style>
    <style:style style:name="T460" style:family="text">
      <style:text-properties style:use-window-font-color="true" officeooo:rsid="02de548b"/>
    </style:style>
    <style:style style:name="T461" style:family="text">
      <style:text-properties style:use-window-font-color="true" officeooo:rsid="00ace017"/>
    </style:style>
    <style:style style:name="T462" style:family="text">
      <style:text-properties officeooo:rsid="009bfb06"/>
    </style:style>
    <style:style style:name="T463" style:family="text">
      <style:text-properties officeooo:rsid="009bf1d4"/>
    </style:style>
    <style:style style:name="T464" style:family="text">
      <style:text-properties officeooo:rsid="0083140b"/>
    </style:style>
    <style:style style:name="T465" style:family="text">
      <style:text-properties officeooo:rsid="00bd40d6"/>
    </style:style>
    <style:style style:name="T466" style:family="text">
      <style:text-properties officeooo:rsid="007fd98a"/>
    </style:style>
    <style:style style:name="T467" style:family="text">
      <style:text-properties officeooo:rsid="0082e30a"/>
    </style:style>
    <style:style style:name="T468" style:family="text">
      <style:text-properties officeooo:rsid="00936952"/>
    </style:style>
    <style:style style:name="T469" style:family="text">
      <style:text-properties officeooo:rsid="00940908"/>
    </style:style>
    <style:style style:name="T470" style:family="text">
      <style:text-properties officeooo:rsid="009600b6"/>
    </style:style>
    <style:style style:name="T471" style:family="text">
      <style:text-properties officeooo:rsid="0097a1b6"/>
    </style:style>
    <style:style style:name="T472" style:family="text">
      <style:text-properties officeooo:rsid="001ba41b"/>
    </style:style>
    <style:style style:name="T473" style:family="text">
      <style:text-properties officeooo:rsid="00a4ffd5"/>
    </style:style>
    <style:style style:name="T474" style:family="text">
      <style:text-properties officeooo:rsid="00a1b2bb"/>
    </style:style>
    <style:style style:name="T475" style:family="text">
      <style:text-properties officeooo:rsid="00bf6ad5"/>
    </style:style>
    <style:style style:name="T476" style:family="text">
      <style:text-properties officeooo:rsid="00a38197"/>
    </style:style>
    <style:style style:name="T477" style:family="text">
      <style:text-properties style:text-underline-style="solid" style:text-underline-width="auto" style:text-underline-color="font-color"/>
    </style:style>
    <style:style style:name="T478" style:family="text">
      <style:text-properties style:text-underline-style="solid" style:text-underline-width="auto" style:text-underline-color="font-color" officeooo:rsid="024888ae"/>
    </style:style>
    <style:style style:name="T479" style:family="text">
      <style:text-properties style:text-underline-style="solid" style:text-underline-width="auto" style:text-underline-color="font-color" officeooo:rsid="0255b347"/>
    </style:style>
    <style:style style:name="T480" style:family="text">
      <style:text-properties style:text-underline-style="solid" style:text-underline-width="auto" style:text-underline-color="font-color" fo:font-weight="normal" officeooo:rsid="025457b9" style:font-weight-asian="normal" style:font-weight-complex="normal"/>
    </style:style>
    <style:style style:name="T481" style:family="text">
      <style:text-properties style:text-underline-style="solid" style:text-underline-width="auto" style:text-underline-color="font-color" officeooo:rsid="02ff4001"/>
    </style:style>
    <style:style style:name="T482" style:family="text">
      <style:text-properties officeooo:rsid="00b56a82"/>
    </style:style>
    <style:style style:name="T483" style:family="text">
      <style:text-properties officeooo:rsid="00aea48b"/>
    </style:style>
    <style:style style:name="T484" style:family="text">
      <style:text-properties officeooo:rsid="00b87274"/>
    </style:style>
    <style:style style:name="T485" style:family="text">
      <style:text-properties officeooo:rsid="00b9b7b2"/>
    </style:style>
    <style:style style:name="T486" style:family="text">
      <style:text-properties officeooo:rsid="00baaa8f"/>
    </style:style>
    <style:style style:name="T487" style:family="text">
      <style:text-properties officeooo:rsid="001ce3a2"/>
    </style:style>
    <style:style style:name="T488" style:family="text">
      <style:text-properties officeooo:rsid="00cde4ff"/>
    </style:style>
    <style:style style:name="T489" style:family="text">
      <style:text-properties officeooo:rsid="00cedaef"/>
    </style:style>
    <style:style style:name="T490" style:family="text">
      <style:text-properties officeooo:rsid="00d58808"/>
    </style:style>
    <style:style style:name="T491" style:family="text">
      <style:text-properties officeooo:rsid="00df0165"/>
    </style:style>
    <style:style style:name="T492" style:family="text">
      <style:text-properties officeooo:rsid="00d0573d"/>
    </style:style>
    <style:style style:name="T493" style:family="text">
      <style:text-properties officeooo:rsid="00cf36db"/>
    </style:style>
    <style:style style:name="T494" style:family="text">
      <style:text-properties officeooo:rsid="00d6098b"/>
    </style:style>
    <style:style style:name="T495" style:family="text">
      <style:text-properties officeooo:rsid="00d76e33"/>
    </style:style>
    <style:style style:name="T496" style:family="text">
      <style:text-properties officeooo:rsid="0126b205"/>
    </style:style>
    <style:style style:name="T497" style:family="text">
      <style:text-properties officeooo:rsid="00da4493"/>
    </style:style>
    <style:style style:name="T498" style:family="text">
      <style:text-properties officeooo:rsid="00f2d0b5"/>
    </style:style>
    <style:style style:name="T499" style:family="text">
      <style:text-properties officeooo:rsid="010ebfd9"/>
    </style:style>
    <style:style style:name="T500" style:family="text">
      <style:text-properties officeooo:rsid="010f38a8"/>
    </style:style>
    <style:style style:name="T501" style:family="text">
      <style:text-properties officeooo:rsid="01114cd3"/>
    </style:style>
    <style:style style:name="T502" style:family="text">
      <style:text-properties officeooo:rsid="010a99ca"/>
    </style:style>
    <style:style style:name="T503" style:family="text">
      <style:text-properties officeooo:rsid="00e7346c"/>
    </style:style>
    <style:style style:name="T504" style:family="text">
      <style:text-properties officeooo:rsid="00f58c93"/>
    </style:style>
    <style:style style:name="T505" style:family="text">
      <style:text-properties officeooo:rsid="0101a62b"/>
    </style:style>
    <style:style style:name="T506" style:family="text">
      <style:text-properties officeooo:rsid="010e5d05"/>
    </style:style>
    <style:style style:name="T507" style:family="text">
      <style:text-properties officeooo:rsid="00dbdbe5"/>
    </style:style>
    <style:style style:name="T508" style:family="text">
      <style:text-properties officeooo:rsid="01045e2b"/>
    </style:style>
    <style:style style:name="T509" style:family="text">
      <style:text-properties officeooo:rsid="0125223e"/>
    </style:style>
    <style:style style:name="T510" style:family="text">
      <style:text-properties officeooo:rsid="01261c02"/>
    </style:style>
    <style:style style:name="T511" style:family="text">
      <style:text-properties officeooo:rsid="0134762b"/>
    </style:style>
    <style:style style:name="T512" style:family="text">
      <style:text-properties officeooo:rsid="0120299d"/>
    </style:style>
    <style:style style:name="T513" style:family="text">
      <style:text-properties officeooo:rsid="014206ec"/>
    </style:style>
    <style:style style:name="T514" style:family="text">
      <style:text-properties officeooo:rsid="0152a0f8"/>
    </style:style>
    <style:style style:name="T515" style:family="text">
      <style:text-properties officeooo:rsid="0028ef64"/>
    </style:style>
    <style:style style:name="T516" style:family="text">
      <style:text-properties officeooo:rsid="0158fb6f"/>
    </style:style>
    <style:style style:name="T517" style:family="text">
      <style:text-properties officeooo:rsid="015aae8f"/>
    </style:style>
    <style:style style:name="T518" style:family="text">
      <style:text-properties officeooo:rsid="0163f9a4"/>
    </style:style>
    <style:style style:name="T519" style:family="text">
      <style:text-properties officeooo:rsid="0193b3df"/>
    </style:style>
    <style:style style:name="T520" style:family="text">
      <style:text-properties officeooo:rsid="0199659b"/>
    </style:style>
    <style:style style:name="T521" style:family="text">
      <style:text-properties officeooo:rsid="019715a7"/>
    </style:style>
    <style:style style:name="T522" style:family="text">
      <style:text-properties officeooo:rsid="01b07b18"/>
    </style:style>
    <style:style style:name="T523" style:family="text">
      <style:text-properties officeooo:rsid="01b85cfd"/>
    </style:style>
    <style:style style:name="T524" style:family="text">
      <style:text-properties officeooo:rsid="019e8d3a"/>
    </style:style>
    <style:style style:name="T525" style:family="text">
      <style:text-properties officeooo:rsid="01a8c651"/>
    </style:style>
    <style:style style:name="T526" style:family="text">
      <style:text-properties officeooo:rsid="01a0f13a"/>
    </style:style>
    <style:style style:name="T527" style:family="text">
      <style:text-properties officeooo:rsid="01a2da39"/>
    </style:style>
    <style:style style:name="T528" style:family="text">
      <style:text-properties officeooo:rsid="01b82811"/>
    </style:style>
    <style:style style:name="T529" style:family="text">
      <style:text-properties officeooo:rsid="01c0a50b"/>
    </style:style>
    <style:style style:name="T530" style:family="text">
      <style:text-properties officeooo:rsid="01c3f677"/>
    </style:style>
    <style:style style:name="T531" style:family="text">
      <style:text-properties officeooo:rsid="01d5a150"/>
    </style:style>
    <style:style style:name="T532" style:family="text">
      <style:text-properties officeooo:rsid="01c2d2e7"/>
    </style:style>
    <style:style style:name="T533" style:family="text">
      <style:text-properties officeooo:rsid="01bf51fc"/>
    </style:style>
    <style:style style:name="T534" style:family="text">
      <style:text-properties officeooo:rsid="01bef01a"/>
    </style:style>
    <style:style style:name="T535" style:family="text">
      <style:text-properties officeooo:rsid="01d3e392"/>
    </style:style>
    <style:style style:name="T536" style:family="text">
      <style:text-properties officeooo:rsid="01d3a7f4"/>
    </style:style>
    <style:style style:name="T537" style:family="text">
      <style:text-properties officeooo:rsid="01e0794a"/>
    </style:style>
    <style:style style:name="T538" style:family="text">
      <style:text-properties officeooo:rsid="01fcf735"/>
    </style:style>
    <style:style style:name="T539" style:family="text">
      <style:text-properties officeooo:rsid="020444c4"/>
    </style:style>
    <style:style style:name="T540" style:family="text">
      <style:text-properties officeooo:rsid="01ec95f7"/>
    </style:style>
    <style:style style:name="T541" style:family="text">
      <style:text-properties officeooo:rsid="021163ff"/>
    </style:style>
    <style:style style:name="T542" style:family="text">
      <style:text-properties officeooo:rsid="020f6fa6"/>
    </style:style>
    <style:style style:name="T543" style:family="text">
      <style:text-properties officeooo:rsid="02170c4f"/>
    </style:style>
    <style:style style:name="T544" style:family="text">
      <style:text-properties officeooo:rsid="02168352"/>
    </style:style>
    <style:style style:name="T545" style:family="text">
      <style:text-properties officeooo:rsid="0216fe3f"/>
    </style:style>
    <style:style style:name="T546" style:family="text">
      <style:text-properties officeooo:rsid="0223d236"/>
    </style:style>
    <style:style style:name="T547" style:family="text">
      <style:text-properties officeooo:rsid="0226309a"/>
    </style:style>
    <style:style style:name="T548" style:family="text">
      <style:text-properties style:text-line-through-style="none" style:text-line-through-type="none"/>
    </style:style>
    <style:style style:name="T549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550" style:family="text">
      <style:text-properties style:text-line-through-style="none" style:text-line-through-type="none" style:text-underline-style="solid" style:text-underline-width="auto" style:text-underline-color="font-color" fo:font-weight="normal" officeooo:rsid="02eb712b" style:font-weight-asian="normal" style:font-weight-complex="normal"/>
    </style:style>
    <style:style style:name="T551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552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553" style:family="text">
      <style:text-properties style:text-line-through-style="none" style:text-line-through-type="none" fo:font-style="italic" style:text-underline-style="solid" style:text-underline-width="auto" style:text-underline-color="font-color" officeooo:rsid="008e79a8" style:font-style-asian="italic" style:font-style-complex="italic"/>
    </style:style>
    <style:style style:name="T554" style:family="text">
      <style:text-properties style:text-line-through-style="none" style:text-line-through-type="none" fo:font-style="italic" style:text-underline-style="solid" style:text-underline-width="auto" style:text-underline-color="font-color" fo:font-weight="normal" officeooo:rsid="031fc330" style:font-style-asian="italic" style:font-weight-asian="normal" style:font-style-complex="italic" style:font-weight-complex="normal"/>
    </style:style>
    <style:style style:name="T555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556" style:family="text">
      <style:text-properties style:text-line-through-style="none" style:text-line-through-type="none" fo:font-style="italic" fo:font-weight="normal" officeooo:rsid="02c47bce" style:font-style-asian="italic" style:font-weight-asian="normal" style:font-style-complex="italic" style:font-weight-complex="normal"/>
    </style:style>
    <style:style style:name="T557" style:family="text">
      <style:text-properties style:text-line-through-style="none" style:text-line-through-type="none" fo:font-style="italic" fo:font-weight="normal" officeooo:rsid="02d4a01e" style:font-style-asian="italic" style:font-weight-asian="normal" style:font-style-complex="italic" style:font-weight-complex="normal"/>
    </style:style>
    <style:style style:name="T558" style:family="text">
      <style:text-properties style:text-line-through-style="none" style:text-line-through-type="none" fo:font-style="italic" fo:font-weight="normal" officeooo:rsid="02ddf73e" style:font-style-asian="italic" style:font-weight-asian="normal" style:font-style-complex="italic" style:font-weight-complex="normal"/>
    </style:style>
    <style:style style:name="T559" style:family="text">
      <style:text-properties style:text-line-through-style="none" style:text-line-through-type="none" fo:font-style="italic" fo:font-weight="normal" officeooo:rsid="03032b99" style:font-style-asian="italic" style:font-weight-asian="normal" style:font-style-complex="italic" style:font-weight-complex="normal"/>
    </style:style>
    <style:style style:name="T560" style:family="text">
      <style:text-properties style:text-line-through-style="none" style:text-line-through-type="none" fo:font-style="italic" fo:font-weight="normal" officeooo:rsid="031fc330" style:font-style-asian="italic" style:font-weight-asian="normal" style:font-style-complex="italic" style:font-weight-complex="normal"/>
    </style:style>
    <style:style style:name="T561" style:family="text">
      <style:text-properties style:text-line-through-style="none" style:text-line-through-type="none" fo:font-style="italic" fo:font-weight="bold" officeooo:rsid="03032b99" style:font-style-asian="italic" style:font-weight-asian="bold" style:font-style-complex="italic" style:font-weight-complex="bold"/>
    </style:style>
    <style:style style:name="T562" style:family="text">
      <style:text-properties style:text-line-through-style="none" style:text-line-through-type="none" fo:font-style="italic" style:text-underline-style="none" officeooo:rsid="0226309a" style:font-style-asian="italic" style:font-style-complex="italic"/>
    </style:style>
    <style:style style:name="T563" style:family="text">
      <style:text-properties style:text-line-through-style="none" style:text-line-through-type="none" fo:font-style="italic" style:text-underline-style="none" officeooo:rsid="008e79a8" style:font-style-asian="italic" style:font-style-complex="italic"/>
    </style:style>
    <style:style style:name="T564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565" style:family="text">
      <style:text-properties style:text-line-through-style="none" style:text-line-through-type="none" fo:font-style="normal" fo:font-weight="normal" officeooo:rsid="0287d99f" style:font-style-asian="normal" style:font-weight-asian="normal" style:font-style-complex="normal" style:font-weight-complex="normal"/>
    </style:style>
    <style:style style:name="T566" style:family="text">
      <style:text-properties style:text-line-through-style="none" style:text-line-through-type="none" fo:font-style="normal" fo:font-weight="normal" officeooo:rsid="028a40e0" style:font-style-asian="normal" style:font-weight-asian="normal" style:font-style-complex="normal" style:font-weight-complex="normal"/>
    </style:style>
    <style:style style:name="T567" style:family="text">
      <style:text-properties style:text-line-through-style="none" style:text-line-through-type="none" fo:font-style="normal" fo:font-weight="normal" officeooo:rsid="02898692" style:font-style-asian="normal" style:font-weight-asian="normal" style:font-style-complex="normal" style:font-weight-complex="normal"/>
    </style:style>
    <style:style style:name="T568" style:family="text">
      <style:text-properties style:text-line-through-style="none" style:text-line-through-type="none" fo:font-style="normal" fo:font-weight="normal" officeooo:rsid="02a134e7" style:font-style-asian="normal" style:font-weight-asian="normal" style:font-style-complex="normal" style:font-weight-complex="normal"/>
    </style:style>
    <style:style style:name="T569" style:family="text">
      <style:text-properties style:text-line-through-style="none" style:text-line-through-type="none" fo:font-style="normal" fo:font-weight="normal" officeooo:rsid="02a8bcec" style:font-style-asian="normal" style:font-weight-asian="normal" style:font-style-complex="normal" style:font-weight-complex="normal"/>
    </style:style>
    <style:style style:name="T570" style:family="text">
      <style:text-properties style:text-line-through-style="none" style:text-line-through-type="none" fo:font-style="normal" fo:font-weight="normal" officeooo:rsid="02a2fd77" style:font-style-asian="normal" style:font-weight-asian="normal" style:font-style-complex="normal" style:font-weight-complex="normal"/>
    </style:style>
    <style:style style:name="T571" style:family="text">
      <style:text-properties style:text-line-through-style="none" style:text-line-through-type="none" fo:font-style="normal" fo:font-weight="normal" officeooo:rsid="02a6eaed" style:font-style-asian="normal" style:font-weight-asian="normal" style:font-style-complex="normal" style:font-weight-complex="normal"/>
    </style:style>
    <style:style style:name="T572" style:family="text">
      <style:text-properties style:text-line-through-style="none" style:text-line-through-type="none" fo:font-style="normal" fo:font-weight="normal" officeooo:rsid="02b12f84" style:font-style-asian="normal" style:font-weight-asian="normal" style:font-style-complex="normal" style:font-weight-complex="normal"/>
    </style:style>
    <style:style style:name="T573" style:family="text">
      <style:text-properties style:text-line-through-style="none" style:text-line-through-type="none" fo:font-style="normal" fo:font-weight="normal" officeooo:rsid="02ae076d" style:font-style-asian="normal" style:font-weight-asian="normal" style:font-style-complex="normal" style:font-weight-complex="normal"/>
    </style:style>
    <style:style style:name="T574" style:family="text">
      <style:text-properties style:text-line-through-style="none" style:text-line-through-type="none" fo:font-style="normal" fo:font-weight="normal" officeooo:rsid="02ad45f8" style:font-style-asian="normal" style:font-weight-asian="normal" style:font-style-complex="normal" style:font-weight-complex="normal"/>
    </style:style>
    <style:style style:name="T575" style:family="text">
      <style:text-properties style:text-line-through-style="none" style:text-line-through-type="none" fo:font-style="normal" fo:font-weight="normal" officeooo:rsid="02b3900e" style:font-style-asian="normal" style:font-weight-asian="normal" style:font-style-complex="normal" style:font-weight-complex="normal"/>
    </style:style>
    <style:style style:name="T576" style:family="text">
      <style:text-properties style:text-line-through-style="none" style:text-line-through-type="none" fo:font-style="normal" fo:font-weight="normal" officeooo:rsid="00dd44af" style:font-style-asian="normal" style:font-weight-asian="normal" style:font-style-complex="normal" style:font-weight-complex="normal"/>
    </style:style>
    <style:style style:name="T577" style:family="text">
      <style:text-properties style:text-line-through-style="none" style:text-line-through-type="none" fo:font-style="normal" fo:font-weight="normal" officeooo:rsid="02b3508b" style:font-style-asian="normal" style:font-weight-asian="normal" style:font-style-complex="normal" style:font-weight-complex="normal"/>
    </style:style>
    <style:style style:name="T578" style:family="text">
      <style:text-properties style:text-line-through-style="none" style:text-line-through-type="none" fo:font-style="normal" fo:font-weight="normal" officeooo:rsid="02b2ab93" style:font-style-asian="normal" style:font-weight-asian="normal" style:font-style-complex="normal" style:font-weight-complex="normal"/>
    </style:style>
    <style:style style:name="T579" style:family="text">
      <style:text-properties style:text-line-through-style="none" style:text-line-through-type="none" fo:font-style="normal" fo:font-weight="normal" officeooo:rsid="02c93e61" style:font-style-asian="normal" style:font-weight-asian="normal" style:font-style-complex="normal" style:font-weight-complex="normal"/>
    </style:style>
    <style:style style:name="T580" style:family="text">
      <style:text-properties style:text-line-through-style="none" style:text-line-through-type="none" fo:font-style="normal" fo:font-weight="normal" officeooo:rsid="003bdd63" style:font-style-asian="normal" style:font-weight-asian="normal" style:font-style-complex="normal" style:font-weight-complex="normal"/>
    </style:style>
    <style:style style:name="T581" style:family="text">
      <style:text-properties style:text-line-through-style="none" style:text-line-through-type="none" fo:font-style="normal" fo:font-weight="normal" officeooo:rsid="029fd737" style:font-style-asian="normal" style:font-weight-asian="normal" style:font-style-complex="normal" style:font-weight-complex="normal"/>
    </style:style>
    <style:style style:name="T582" style:family="text">
      <style:text-properties style:text-line-through-style="none" style:text-line-through-type="none" fo:font-style="normal" fo:font-weight="normal" officeooo:rsid="02a99686" style:font-style-asian="normal" style:font-weight-asian="normal" style:font-style-complex="normal" style:font-weight-complex="normal"/>
    </style:style>
    <style:style style:name="T583" style:family="text">
      <style:text-properties style:text-line-through-style="none" style:text-line-through-type="none" fo:font-style="normal" fo:font-weight="normal" officeooo:rsid="003db4c9" style:font-style-asian="normal" style:font-weight-asian="normal" style:font-style-complex="normal" style:font-weight-complex="normal"/>
    </style:style>
    <style:style style:name="T584" style:family="text">
      <style:text-properties style:text-line-through-style="none" style:text-line-through-type="none" fo:font-style="normal" fo:font-weight="normal" officeooo:rsid="003ea1ae" style:font-style-asian="normal" style:font-weight-asian="normal" style:font-style-complex="normal" style:font-weight-complex="normal"/>
    </style:style>
    <style:style style:name="T585" style:family="text">
      <style:text-properties style:text-line-through-style="none" style:text-line-through-type="none" fo:font-style="normal" fo:font-weight="normal" officeooo:rsid="02c47bce" style:font-style-asian="normal" style:font-weight-asian="normal" style:font-style-complex="normal" style:font-weight-complex="normal"/>
    </style:style>
    <style:style style:name="T586" style:family="text">
      <style:text-properties style:text-line-through-style="none" style:text-line-through-type="none" fo:font-style="normal" fo:font-weight="normal" officeooo:rsid="02c0896a" style:font-style-asian="normal" style:font-weight-asian="normal" style:font-style-complex="normal" style:font-weight-complex="normal"/>
    </style:style>
    <style:style style:name="T587" style:family="text">
      <style:text-properties style:text-line-through-style="none" style:text-line-through-type="none" fo:font-style="normal" fo:font-weight="normal" officeooo:rsid="02c2869a" style:font-style-asian="normal" style:font-weight-asian="normal" style:font-style-complex="normal" style:font-weight-complex="normal"/>
    </style:style>
    <style:style style:name="T588" style:family="text">
      <style:text-properties style:text-line-through-style="none" style:text-line-through-type="none" fo:font-style="normal" fo:font-weight="normal" officeooo:rsid="02caa66e" style:font-style-asian="normal" style:font-weight-asian="normal" style:font-style-complex="normal" style:font-weight-complex="normal"/>
    </style:style>
    <style:style style:name="T589" style:family="text">
      <style:text-properties style:text-line-through-style="none" style:text-line-through-type="none" fo:font-style="normal" fo:font-weight="normal" officeooo:rsid="02cb7393" style:font-style-asian="normal" style:font-weight-asian="normal" style:font-style-complex="normal" style:font-weight-complex="normal"/>
    </style:style>
    <style:style style:name="T590" style:family="text">
      <style:text-properties style:text-line-through-style="none" style:text-line-through-type="none" fo:font-style="normal" fo:font-weight="normal" officeooo:rsid="02cae088" style:font-style-asian="normal" style:font-weight-asian="normal" style:font-style-complex="normal" style:font-weight-complex="normal"/>
    </style:style>
    <style:style style:name="T591" style:family="text">
      <style:text-properties style:text-line-through-style="none" style:text-line-through-type="none" fo:font-style="normal" fo:font-weight="normal" officeooo:rsid="00409ee8" style:font-style-asian="normal" style:font-weight-asian="normal" style:font-style-complex="normal" style:font-weight-complex="normal"/>
    </style:style>
    <style:style style:name="T592" style:family="text">
      <style:text-properties style:text-line-through-style="none" style:text-line-through-type="none" fo:font-style="normal" fo:font-weight="normal" officeooo:rsid="02e043fa" style:font-style-asian="normal" style:font-weight-asian="normal" style:font-style-complex="normal" style:font-weight-complex="normal"/>
    </style:style>
    <style:style style:name="T593" style:family="text">
      <style:text-properties style:text-line-through-style="none" style:text-line-through-type="none" fo:font-style="normal" fo:font-weight="normal" officeooo:rsid="02d28670" style:font-style-asian="normal" style:font-weight-asian="normal" style:font-style-complex="normal" style:font-weight-complex="normal"/>
    </style:style>
    <style:style style:name="T594" style:family="text">
      <style:text-properties style:text-line-through-style="none" style:text-line-through-type="none" fo:font-style="normal" fo:font-weight="normal" officeooo:rsid="02dbac17" style:font-style-asian="normal" style:font-weight-asian="normal" style:font-style-complex="normal" style:font-weight-complex="normal"/>
    </style:style>
    <style:style style:name="T595" style:family="text">
      <style:text-properties style:text-line-through-style="none" style:text-line-through-type="none" fo:font-style="normal" fo:font-weight="normal" officeooo:rsid="02d4a01e" style:font-style-asian="normal" style:font-weight-asian="normal" style:font-style-complex="normal" style:font-weight-complex="normal"/>
    </style:style>
    <style:style style:name="T596" style:family="text">
      <style:text-properties style:text-line-through-style="none" style:text-line-through-type="none" fo:font-style="normal" fo:font-weight="normal" officeooo:rsid="02d9abdd" style:font-style-asian="normal" style:font-weight-asian="normal" style:font-style-complex="normal" style:font-weight-complex="normal"/>
    </style:style>
    <style:style style:name="T597" style:family="text">
      <style:text-properties style:text-line-through-style="none" style:text-line-through-type="none" fo:font-style="normal" fo:font-weight="normal" officeooo:rsid="02daa313" style:font-style-asian="normal" style:font-weight-asian="normal" style:font-style-complex="normal" style:font-weight-complex="normal"/>
    </style:style>
    <style:style style:name="T598" style:family="text">
      <style:text-properties style:text-line-through-style="none" style:text-line-through-type="none" fo:font-style="normal" fo:font-weight="normal" officeooo:rsid="02eb712b" style:font-style-asian="normal" style:font-weight-asian="normal" style:font-style-complex="normal" style:font-weight-complex="normal"/>
    </style:style>
    <style:style style:name="T599" style:family="text">
      <style:text-properties style:text-line-through-style="none" style:text-line-through-type="none" fo:font-style="normal" fo:font-weight="normal" officeooo:rsid="02ddf73e" style:font-style-asian="normal" style:font-weight-asian="normal" style:font-style-complex="normal" style:font-weight-complex="normal"/>
    </style:style>
    <style:style style:name="T600" style:family="text">
      <style:text-properties style:text-line-through-style="none" style:text-line-through-type="none" fo:font-style="normal" fo:font-weight="normal" officeooo:rsid="02dd7c11" style:font-style-asian="normal" style:font-weight-asian="normal" style:font-style-complex="normal" style:font-weight-complex="normal"/>
    </style:style>
    <style:style style:name="T601" style:family="text">
      <style:text-properties style:text-line-through-style="none" style:text-line-through-type="none" fo:font-style="normal" fo:font-weight="normal" officeooo:rsid="00428107" style:font-style-asian="normal" style:font-weight-asian="normal" style:font-style-complex="normal" style:font-weight-complex="normal"/>
    </style:style>
    <style:style style:name="T602" style:family="text">
      <style:text-properties style:text-line-through-style="none" style:text-line-through-type="none" fo:font-style="normal" fo:font-weight="normal" officeooo:rsid="02e1b98d" style:font-style-asian="normal" style:font-weight-asian="normal" style:font-style-complex="normal" style:font-weight-complex="normal"/>
    </style:style>
    <style:style style:name="T603" style:family="text">
      <style:text-properties style:text-line-through-style="none" style:text-line-through-type="none" fo:font-style="normal" fo:font-weight="normal" officeooo:rsid="02e1e017" style:font-style-asian="normal" style:font-weight-asian="normal" style:font-style-complex="normal" style:font-weight-complex="normal"/>
    </style:style>
    <style:style style:name="T604" style:family="text">
      <style:text-properties style:text-line-through-style="none" style:text-line-through-type="none" fo:font-style="normal" fo:font-weight="normal" officeooo:rsid="02eb7362" style:font-style-asian="normal" style:font-weight-asian="normal" style:font-style-complex="normal" style:font-weight-complex="normal"/>
    </style:style>
    <style:style style:name="T605" style:family="text">
      <style:text-properties style:text-line-through-style="none" style:text-line-through-type="none" fo:font-style="normal" fo:font-weight="normal" officeooo:rsid="02ed721c" style:font-style-asian="normal" style:font-weight-asian="normal" style:font-style-complex="normal" style:font-weight-complex="normal"/>
    </style:style>
    <style:style style:name="T606" style:family="text">
      <style:text-properties style:text-line-through-style="none" style:text-line-through-type="none" fo:font-style="normal" fo:font-weight="normal" officeooo:rsid="02f11d8d" style:font-style-asian="normal" style:font-weight-asian="normal" style:font-style-complex="normal" style:font-weight-complex="normal"/>
    </style:style>
    <style:style style:name="T607" style:family="text">
      <style:text-properties style:text-line-through-style="none" style:text-line-through-type="none" fo:font-style="normal" fo:font-weight="normal" officeooo:rsid="02f1be6e" style:font-style-asian="normal" style:font-weight-asian="normal" style:font-style-complex="normal" style:font-weight-complex="normal"/>
    </style:style>
    <style:style style:name="T608" style:family="text">
      <style:text-properties style:text-line-through-style="none" style:text-line-through-type="none" fo:font-style="normal" fo:font-weight="normal" officeooo:rsid="02ff4001" style:font-style-asian="normal" style:font-weight-asian="normal" style:font-style-complex="normal" style:font-weight-complex="normal"/>
    </style:style>
    <style:style style:name="T609" style:family="text">
      <style:text-properties style:text-line-through-style="none" style:text-line-through-type="none" fo:font-style="normal" fo:font-weight="normal" officeooo:rsid="03002c00" style:font-style-asian="normal" style:font-weight-asian="normal" style:font-style-complex="normal" style:font-weight-complex="normal"/>
    </style:style>
    <style:style style:name="T610" style:family="text">
      <style:text-properties style:text-line-through-style="none" style:text-line-through-type="none" fo:font-style="normal" fo:font-weight="normal" officeooo:rsid="03062398" style:font-style-asian="normal" style:font-weight-asian="normal" style:font-style-complex="normal" style:font-weight-complex="normal"/>
    </style:style>
    <style:style style:name="T611" style:family="text">
      <style:text-properties style:text-line-through-style="none" style:text-line-through-type="none" fo:font-style="normal" fo:font-weight="normal" officeooo:rsid="03005c3e" style:font-style-asian="normal" style:font-weight-asian="normal" style:font-style-complex="normal" style:font-weight-complex="normal"/>
    </style:style>
    <style:style style:name="T612" style:family="text">
      <style:text-properties style:text-line-through-style="none" style:text-line-through-type="none" fo:font-style="normal" fo:font-weight="normal" officeooo:rsid="0301655c" style:font-style-asian="normal" style:font-weight-asian="normal" style:font-style-complex="normal" style:font-weight-complex="normal"/>
    </style:style>
    <style:style style:name="T613" style:family="text">
      <style:text-properties style:text-line-through-style="none" style:text-line-through-type="none" fo:font-style="normal" fo:font-weight="normal" officeooo:rsid="03018f94" style:font-style-asian="normal" style:font-weight-asian="normal" style:font-style-complex="normal" style:font-weight-complex="normal"/>
    </style:style>
    <style:style style:name="T614" style:family="text">
      <style:text-properties style:text-line-through-style="none" style:text-line-through-type="none" fo:font-style="normal" fo:font-weight="normal" officeooo:rsid="0307f346" style:font-style-asian="normal" style:font-weight-asian="normal" style:font-style-complex="normal" style:font-weight-complex="normal"/>
    </style:style>
    <style:style style:name="T615" style:family="text">
      <style:text-properties style:text-line-through-style="none" style:text-line-through-type="none" fo:font-style="normal" fo:font-weight="normal" officeooo:rsid="0302100a" style:font-style-asian="normal" style:font-weight-asian="normal" style:font-style-complex="normal" style:font-weight-complex="normal"/>
    </style:style>
    <style:style style:name="T616" style:family="text">
      <style:text-properties style:text-line-through-style="none" style:text-line-through-type="none" fo:font-style="normal" fo:font-weight="normal" officeooo:rsid="03036bd8" style:font-style-asian="normal" style:font-weight-asian="normal" style:font-style-complex="normal" style:font-weight-complex="normal"/>
    </style:style>
    <style:style style:name="T617" style:family="text">
      <style:text-properties style:text-line-through-style="none" style:text-line-through-type="none" fo:font-style="normal" fo:font-weight="normal" officeooo:rsid="03032b99" style:font-style-asian="normal" style:font-weight-asian="normal" style:font-style-complex="normal" style:font-weight-complex="normal"/>
    </style:style>
    <style:style style:name="T618" style:family="text">
      <style:text-properties style:text-line-through-style="none" style:text-line-through-type="none" fo:font-style="normal" fo:font-weight="normal" officeooo:rsid="031c018a" style:font-style-asian="normal" style:font-weight-asian="normal" style:font-style-complex="normal" style:font-weight-complex="normal"/>
    </style:style>
    <style:style style:name="T619" style:family="text">
      <style:text-properties style:text-line-through-style="none" style:text-line-through-type="none" fo:font-style="normal" fo:font-weight="normal" officeooo:rsid="031db3c9" style:font-style-asian="normal" style:font-weight-asian="normal" style:font-style-complex="normal" style:font-weight-complex="normal"/>
    </style:style>
    <style:style style:name="T620" style:family="text">
      <style:text-properties style:text-line-through-style="none" style:text-line-through-type="none" fo:font-style="normal" fo:font-weight="normal" officeooo:rsid="031e6e92" style:font-style-asian="normal" style:font-weight-asian="normal" style:font-style-complex="normal" style:font-weight-complex="normal"/>
    </style:style>
    <style:style style:name="T621" style:family="text">
      <style:text-properties style:text-line-through-style="none" style:text-line-through-type="none" fo:font-style="normal" fo:font-weight="normal" officeooo:rsid="031fc330" style:font-style-asian="normal" style:font-weight-asian="normal" style:font-style-complex="normal" style:font-weight-complex="normal"/>
    </style:style>
    <style:style style:name="T622" style:family="text">
      <style:text-properties style:text-line-through-style="none" style:text-line-through-type="none" fo:font-style="normal" fo:font-weight="normal" officeooo:rsid="0320f485" style:font-style-asian="normal" style:font-weight-asian="normal" style:font-style-complex="normal" style:font-weight-complex="normal"/>
    </style:style>
    <style:style style:name="T623" style:family="text">
      <style:text-properties style:text-line-through-style="none" style:text-line-through-type="none" fo:font-style="normal" fo:font-weight="normal" officeooo:rsid="032f56cc" style:font-style-asian="normal" style:font-weight-asian="normal" style:font-style-complex="normal" style:font-weight-complex="normal"/>
    </style:style>
    <style:style style:name="T624" style:family="text">
      <style:text-properties style:text-line-through-style="none" style:text-line-through-type="none" fo:font-style="normal" fo:font-weight="normal" officeooo:rsid="004acb7b" style:font-style-asian="normal" style:font-weight-asian="normal" style:font-style-complex="normal" style:font-weight-complex="normal"/>
    </style:style>
    <style:style style:name="T625" style:family="text">
      <style:text-properties style:text-line-through-style="none" style:text-line-through-type="none" fo:font-style="normal" fo:font-weight="normal" officeooo:rsid="004d0c80" style:font-style-asian="normal" style:font-weight-asian="normal" style:font-style-complex="normal" style:font-weight-complex="normal"/>
    </style:style>
    <style:style style:name="T626" style:family="text">
      <style:text-properties style:text-line-through-style="none" style:text-line-through-type="none" fo:font-style="normal" fo:font-weight="normal" officeooo:rsid="004e3c95" style:font-style-asian="normal" style:font-weight-asian="normal" style:font-style-complex="normal" style:font-weight-complex="normal"/>
    </style:style>
    <style:style style:name="T627" style:family="text">
      <style:text-properties style:text-line-through-style="none" style:text-line-through-type="none" fo:font-style="normal" fo:font-weight="normal" officeooo:rsid="00a5bc93" style:font-style-asian="normal" style:font-weight-asian="normal" style:font-style-complex="normal" style:font-weight-complex="normal"/>
    </style:style>
    <style:style style:name="T628" style:family="text">
      <style:text-properties style:text-line-through-style="none" style:text-line-through-type="none" fo:font-style="normal" fo:font-weight="normal" officeooo:rsid="00ab6a84" style:font-style-asian="normal" style:font-weight-asian="normal" style:font-style-complex="normal" style:font-weight-complex="normal"/>
    </style:style>
    <style:style style:name="T629" style:family="text">
      <style:text-properties style:text-line-through-style="none" style:text-line-through-type="none" fo:font-style="normal" fo:font-weight="normal" officeooo:rsid="00ace017" style:font-style-asian="normal" style:font-weight-asian="normal" style:font-style-complex="normal" style:font-weight-complex="normal"/>
    </style:style>
    <style:style style:name="T630" style:family="text">
      <style:text-properties style:text-line-through-style="none" style:text-line-through-type="none" fo:font-style="normal" style:font-style-asian="normal" style:font-style-complex="normal"/>
    </style:style>
    <style:style style:name="T631" style:family="text">
      <style:text-properties style:text-line-through-style="none" style:text-line-through-type="none" fo:font-style="normal" officeooo:rsid="02c47bce" style:font-style-asian="normal" style:font-style-complex="normal"/>
    </style:style>
    <style:style style:name="T632" style:family="text">
      <style:text-properties style:text-line-through-style="none" style:text-line-through-type="none" fo:font-style="normal" style:text-underline-style="none" fo:font-weight="normal" officeooo:rsid="02f11d8d" style:font-style-asian="normal" style:font-weight-asian="normal" style:font-style-complex="normal" style:font-weight-complex="normal"/>
    </style:style>
    <style:style style:name="T633" style:family="text">
      <style:text-properties style:text-line-through-style="none" style:text-line-through-type="none" fo:font-style="normal" style:text-underline-style="none" fo:font-weight="normal" officeooo:rsid="03099afa" style:font-style-asian="normal" style:font-weight-asian="normal" style:font-style-complex="normal" style:font-weight-complex="normal"/>
    </style:style>
    <style:style style:name="T634" style:family="text">
      <style:text-properties style:text-line-through-style="none" style:text-line-through-type="none" fo:font-style="normal" fo:font-weight="bold" officeooo:rsid="031db3c9" style:font-style-asian="normal" style:font-weight-asian="bold" style:font-style-complex="normal" style:font-weight-complex="bold"/>
    </style:style>
    <style:style style:name="T635" style:family="text">
      <style:text-properties style:text-line-through-style="none" style:text-line-through-type="none" fo:font-style="normal" fo:font-weight="bold" officeooo:rsid="031e6e92" style:font-style-asian="normal" style:font-weight-asian="bold" style:font-style-complex="normal" style:font-weight-complex="bold"/>
    </style:style>
    <style:style style:name="T636" style:family="text">
      <style:text-properties style:text-line-through-style="none" style:text-line-through-type="none" fo:font-size="14pt" fo:font-style="normal" fo:font-weight="bold" officeooo:rsid="029fd737" style:font-size-asian="14pt" style:font-style-asian="normal" style:font-weight-asian="bold" style:font-size-complex="14pt" style:font-style-complex="normal" style:font-weight-complex="bold"/>
    </style:style>
    <style:style style:name="T637" style:family="text">
      <style:text-properties style:text-line-through-style="none" style:text-line-through-type="none" fo:font-size="14pt" fo:font-style="normal" fo:font-weight="bold" officeooo:rsid="028e4eee" style:font-size-asian="14pt" style:font-style-asian="normal" style:font-weight-asian="bold" style:font-size-complex="14pt" style:font-style-complex="normal" style:font-weight-complex="bold"/>
    </style:style>
    <style:style style:name="T638" style:family="text">
      <style:text-properties style:text-line-through-style="none" style:text-line-through-type="none" fo:font-size="14pt" fo:font-style="normal" fo:font-weight="bold" officeooo:rsid="02b72204" style:font-size-asian="14pt" style:font-style-asian="normal" style:font-weight-asian="bold" style:font-size-complex="14pt" style:font-style-complex="normal" style:font-weight-complex="bold"/>
    </style:style>
    <style:style style:name="T639" style:family="text">
      <style:text-properties style:text-line-through-style="none" style:text-line-through-type="none" fo:font-size="14pt" fo:font-style="normal" fo:font-weight="bold" officeooo:rsid="02c03544" style:font-size-asian="14pt" style:font-style-asian="normal" style:font-weight-asian="bold" style:font-size-complex="14pt" style:font-style-complex="normal" style:font-weight-complex="bold"/>
    </style:style>
    <style:style style:name="T640" style:family="text">
      <style:text-properties style:text-line-through-style="none" style:text-line-through-type="none" fo:font-size="14pt" fo:font-style="normal" fo:font-weight="bold" officeooo:rsid="02e043fa" style:font-size-asian="14pt" style:font-style-asian="normal" style:font-weight-asian="bold" style:font-size-complex="14pt" style:font-style-complex="normal" style:font-weight-complex="bold"/>
    </style:style>
    <style:style style:name="T641" style:family="text">
      <style:text-properties style:text-line-through-style="none" style:text-line-through-type="none" fo:font-size="14pt" fo:font-style="normal" fo:font-weight="bold" officeooo:rsid="02cd661f" style:font-size-asian="14pt" style:font-style-asian="normal" style:font-weight-asian="bold" style:font-size-complex="14pt" style:font-style-complex="normal" style:font-weight-complex="bold"/>
    </style:style>
    <style:style style:name="T642" style:family="text">
      <style:text-properties style:text-line-through-style="none" style:text-line-through-type="none" fo:font-weight="normal" style:font-weight-asian="normal" style:font-weight-complex="normal"/>
    </style:style>
    <style:style style:name="T643" style:family="text">
      <style:text-properties style:text-line-through-style="none" style:text-line-through-type="none" fo:font-weight="normal" officeooo:rsid="02d71380" style:font-weight-asian="normal" style:font-weight-complex="normal"/>
    </style:style>
    <style:style style:name="T644" style:family="text">
      <style:text-properties style:text-line-through-style="none" style:text-line-through-type="none" fo:font-weight="normal" officeooo:rsid="02de548b" style:font-weight-asian="normal" style:font-weight-complex="normal"/>
    </style:style>
    <style:style style:name="T645" style:family="text">
      <style:text-properties style:text-line-through-style="none" style:text-line-through-type="none" fo:font-weight="normal" officeooo:rsid="02dd7c11" style:font-weight-asian="normal" style:font-weight-complex="normal"/>
    </style:style>
    <style:style style:name="T646" style:family="text">
      <style:text-properties style:text-line-through-style="none" style:text-line-through-type="none" fo:font-weight="normal" officeooo:rsid="02e1e017" style:font-weight-asian="normal" style:font-weight-complex="normal"/>
    </style:style>
    <style:style style:name="T647" style:family="text">
      <style:text-properties style:text-line-through-style="none" style:text-line-through-type="none" fo:font-weight="normal" officeooo:rsid="02e21d3f" style:font-weight-asian="normal" style:font-weight-complex="normal"/>
    </style:style>
    <style:style style:name="T648" style:family="text">
      <style:text-properties style:text-line-through-style="none" style:text-line-through-type="none" fo:font-weight="normal" officeooo:rsid="02eb712b" style:font-weight-asian="normal" style:font-weight-complex="normal"/>
    </style:style>
    <style:style style:name="T649" style:family="text">
      <style:text-properties style:text-line-through-style="none" style:text-line-through-type="none" fo:font-weight="normal" officeooo:rsid="02eef0b3" style:font-weight-asian="normal" style:font-weight-complex="normal"/>
    </style:style>
    <style:style style:name="T650" style:family="text">
      <style:text-properties style:text-line-through-style="none" style:text-line-through-type="none" fo:font-weight="normal" officeooo:rsid="031db3c9" style:font-weight-asian="normal" style:font-weight-complex="normal"/>
    </style:style>
    <style:style style:name="T651" style:family="text">
      <style:text-properties style:text-line-through-style="none" style:text-line-through-type="none" fo:font-weight="normal" officeooo:rsid="031fc330" style:font-weight-asian="normal" style:font-weight-complex="normal"/>
    </style:style>
    <style:style style:name="T652" style:family="text">
      <style:text-properties style:text-line-through-style="none" style:text-line-through-type="none" fo:font-weight="normal" officeooo:rsid="005824bb" style:font-weight-asian="normal" style:font-weight-complex="normal"/>
    </style:style>
    <style:style style:name="T653" style:family="text">
      <style:text-properties style:text-line-through-style="none" style:text-line-through-type="none" fo:font-weight="normal" officeooo:rsid="00ace017" style:font-weight-asian="normal" style:font-weight-complex="normal"/>
    </style:style>
    <style:style style:name="T654" style:family="text">
      <style:text-properties style:text-line-through-style="none" style:text-line-through-type="none" officeooo:rsid="02d40629"/>
    </style:style>
    <style:style style:name="T655" style:family="text">
      <style:text-properties style:text-line-through-style="none" style:text-line-through-type="none" fo:font-weight="bold" style:font-weight-asian="bold" style:font-weight-complex="bold"/>
    </style:style>
    <style:style style:name="T656" style:family="text">
      <style:text-properties style:text-line-through-style="none" style:text-line-through-type="none" fo:font-weight="bold" officeooo:rsid="02dd7c11" style:font-weight-asian="bold" style:font-weight-complex="bold"/>
    </style:style>
    <style:style style:name="T657" style:family="text">
      <style:text-properties style:text-line-through-style="none" style:text-line-through-type="none" fo:font-weight="bold" officeooo:rsid="02eb712b" style:font-weight-asian="bold" style:font-weight-complex="bold"/>
    </style:style>
    <style:style style:name="T658" style:family="text">
      <style:text-properties style:text-line-through-style="none" style:text-line-through-type="none" fo:font-weight="bold" officeooo:rsid="031db3c9" style:font-weight-asian="bold" style:font-weight-complex="bold"/>
    </style:style>
    <style:style style:name="T659" style:family="text">
      <style:text-properties style:text-line-through-style="none" style:text-line-through-type="none" fo:font-weight="bold" officeooo:rsid="031fc330" style:font-weight-asian="bold" style:font-weight-complex="bold"/>
    </style:style>
    <style:style style:name="T660" style:family="text">
      <style:text-properties style:text-line-through-style="none" style:text-line-through-type="none" officeooo:rsid="02f1be6e"/>
    </style:style>
    <style:style style:name="T661" style:family="text">
      <style:text-properties style:text-line-through-style="none" style:text-line-through-type="none" officeooo:rsid="02fd75d7"/>
    </style:style>
    <style:style style:name="T662" style:family="text">
      <style:text-properties style:text-line-through-style="none" style:text-line-through-type="none" fo:font-size="12pt" fo:font-style="normal" fo:font-weight="normal" officeooo:rsid="0043971c" style:font-size-asian="12pt" style:font-style-asian="normal" style:font-weight-asian="normal" style:font-size-complex="12pt" style:font-style-complex="normal" style:font-weight-complex="normal"/>
    </style:style>
    <style:style style:name="T663" style:family="text">
      <style:text-properties style:text-line-through-style="none" style:text-line-through-type="none" fo:font-size="12pt" fo:font-style="normal" fo:font-weight="normal" officeooo:rsid="00613d8b" style:font-size-asian="12pt" style:font-style-asian="normal" style:font-weight-asian="normal" style:font-size-complex="12pt" style:font-style-complex="normal" style:font-weight-complex="normal"/>
    </style:style>
    <style:style style:name="T664" style:family="text">
      <style:text-properties style:text-line-through-style="none" style:text-line-through-type="none" fo:font-size="12pt" fo:font-style="normal" fo:font-weight="normal" officeooo:rsid="0044a775" style:font-size-asian="12pt" style:font-style-asian="normal" style:font-weight-asian="normal" style:font-size-complex="12pt" style:font-style-complex="normal" style:font-weight-complex="normal"/>
    </style:style>
    <style:style style:name="T665" style:family="text">
      <style:text-properties style:text-line-through-style="none" style:text-line-through-type="none" fo:font-size="12pt" fo:font-style="normal" fo:font-weight="normal" officeooo:rsid="0061bd58" style:font-size-asian="12pt" style:font-style-asian="normal" style:font-weight-asian="normal" style:font-size-complex="12pt" style:font-style-complex="normal" style:font-weight-complex="normal"/>
    </style:style>
    <style:style style:name="T666" style:family="text">
      <style:text-properties style:text-line-through-style="none" style:text-line-through-type="none" fo:font-size="12pt" fo:font-style="normal" fo:font-weight="normal" officeooo:rsid="006370fe" style:font-size-asian="12pt" style:font-style-asian="normal" style:font-weight-asian="normal" style:font-size-complex="12pt" style:font-style-complex="normal" style:font-weight-complex="normal"/>
    </style:style>
    <style:style style:name="T667" style:family="text">
      <style:text-properties style:text-line-through-style="none" style:text-line-through-type="none" fo:font-size="12pt" fo:font-style="normal" fo:font-weight="normal" officeooo:rsid="006494fb" style:font-size-asian="12pt" style:font-style-asian="normal" style:font-weight-asian="normal" style:font-size-complex="12pt" style:font-style-complex="normal" style:font-weight-complex="normal"/>
    </style:style>
    <style:style style:name="T668" style:family="text">
      <style:text-properties style:text-line-through-style="none" style:text-line-through-type="none" fo:font-size="12pt" fo:font-style="normal" fo:font-weight="normal" officeooo:rsid="00b9dc9e" style:font-size-asian="12pt" style:font-style-asian="normal" style:font-weight-asian="normal" style:font-size-complex="12pt" style:font-style-complex="normal" style:font-weight-complex="normal"/>
    </style:style>
    <style:style style:name="T669" style:family="text">
      <style:text-properties style:text-line-through-style="none" style:text-line-through-type="none" fo:font-size="12pt" fo:font-style="normal" fo:font-weight="bold" officeooo:rsid="00b9dc9e" style:font-size-asian="12pt" style:font-style-asian="normal" style:font-weight-asian="bold" style:font-size-complex="12pt" style:font-style-complex="normal" style:font-weight-complex="bold"/>
    </style:style>
    <style:style style:name="T670" style:family="text">
      <style:text-properties style:text-line-through-style="none" style:text-line-through-type="none" fo:font-size="12pt" fo:font-style="italic" fo:font-weight="normal" officeooo:rsid="031fc330" style:font-size-asian="12pt" style:font-style-asian="italic" style:font-weight-asian="normal" style:font-size-complex="12pt" style:font-style-complex="italic" style:font-weight-complex="normal"/>
    </style:style>
    <style:style style:name="T671" style:family="text">
      <style:text-properties officeooo:rsid="022be1a2"/>
    </style:style>
    <style:style style:name="T672" style:family="text">
      <style:text-properties officeooo:rsid="0030c188"/>
    </style:style>
    <style:style style:name="T673" style:family="text">
      <style:text-properties officeooo:rsid="0239a029"/>
    </style:style>
    <style:style style:name="T674" style:family="text">
      <style:text-properties officeooo:rsid="0239fde1"/>
    </style:style>
    <style:style style:name="T675" style:family="text">
      <style:text-properties officeooo:rsid="023cf6c9"/>
    </style:style>
    <style:style style:name="T676" style:family="text">
      <style:text-properties officeooo:rsid="023cfeda"/>
    </style:style>
    <style:style style:name="T677" style:family="text">
      <style:text-properties officeooo:rsid="02420803"/>
    </style:style>
    <style:style style:name="T678" style:family="text">
      <style:text-properties officeooo:rsid="02ad45f8"/>
    </style:style>
    <style:style style:name="T679" style:family="text">
      <style:text-properties officeooo:rsid="02403027"/>
    </style:style>
    <style:style style:name="T680" style:family="text">
      <style:text-properties fo:font-size="14pt" fo:font-style="normal" fo:font-weight="bold" officeooo:rsid="0282a5b6" style:font-size-asian="14pt" style:font-style-asian="normal" style:font-weight-asian="bold" style:font-size-complex="14pt" style:font-style-complex="normal" style:font-weight-complex="bold"/>
    </style:style>
    <style:style style:name="T681" style:family="text">
      <style:text-properties fo:font-size="14pt" fo:font-style="normal" fo:font-weight="bold" officeooo:rsid="0240dcec" style:font-size-asian="14pt" style:font-style-asian="normal" style:font-weight-asian="bold" style:font-size-complex="14pt" style:font-style-complex="normal" style:font-weight-complex="bold"/>
    </style:style>
    <style:style style:name="T682" style:family="text">
      <style:text-properties fo:font-size="14pt" fo:font-style="normal" fo:font-weight="bold" officeooo:rsid="02bfe540" style:font-size-asian="14pt" style:font-style-asian="normal" style:font-weight-asian="bold" style:font-size-complex="14pt" style:font-style-complex="normal" style:font-weight-complex="bold"/>
    </style:style>
    <style:style style:name="T683" style:family="text">
      <style:text-properties fo:font-size="14pt" fo:font-style="normal" fo:font-weight="bold" officeooo:rsid="02b90ca5" style:font-size-asian="14pt" style:font-style-asian="normal" style:font-weight-asian="bold" style:font-size-complex="14pt" style:font-style-complex="normal" style:font-weight-complex="bold"/>
    </style:style>
    <style:style style:name="T684" style:family="text">
      <style:text-properties fo:font-size="14pt" style:font-size-asian="14pt" style:font-size-complex="14pt"/>
    </style:style>
    <style:style style:name="T685" style:family="text">
      <style:text-properties fo:font-size="14pt" officeooo:rsid="02bfe540" style:font-size-asian="14pt" style:font-size-complex="14pt"/>
    </style:style>
    <style:style style:name="T686" style:family="text">
      <style:text-properties officeooo:rsid="024888ae"/>
    </style:style>
    <style:style style:name="T687" style:family="text">
      <style:text-properties officeooo:rsid="024bb64b"/>
    </style:style>
    <style:style style:name="T688" style:family="text">
      <style:text-properties officeooo:rsid="024980dc"/>
    </style:style>
    <style:style style:name="T689" style:family="text">
      <style:text-properties officeooo:rsid="0250167c"/>
    </style:style>
    <style:style style:name="T690" style:family="text">
      <style:text-properties officeooo:rsid="02bfe540"/>
    </style:style>
    <style:style style:name="T691" style:family="text">
      <style:text-properties officeooo:rsid="025c47d1"/>
    </style:style>
    <style:style style:name="T692" style:family="text">
      <style:text-properties officeooo:rsid="027dcd3d"/>
    </style:style>
    <style:style style:name="T693" style:family="text">
      <style:text-properties officeooo:rsid="026d91be"/>
    </style:style>
    <style:style style:name="T694" style:family="text">
      <style:text-properties officeooo:rsid="028513af"/>
    </style:style>
    <style:style style:name="T695" style:family="text">
      <style:text-properties officeooo:rsid="02898692"/>
    </style:style>
    <style:style style:name="T696" style:family="text">
      <style:text-properties officeooo:rsid="0287d99f"/>
    </style:style>
    <style:style style:name="T697" style:family="text">
      <style:text-properties officeooo:rsid="028a40e0"/>
    </style:style>
    <style:style style:name="T698" style:family="text">
      <style:text-properties officeooo:rsid="02a44e69"/>
    </style:style>
    <style:style style:name="T699" style:family="text">
      <style:text-properties officeooo:rsid="02b39011"/>
    </style:style>
    <style:style style:name="T700" style:family="text">
      <style:text-properties officeooo:rsid="02b56b9f"/>
    </style:style>
    <style:style style:name="T701" style:family="text">
      <style:text-properties officeooo:rsid="02b6c92f"/>
    </style:style>
    <style:style style:name="T702" style:family="text">
      <style:text-properties officeooo:rsid="00424a9e"/>
    </style:style>
    <style:style style:name="T703" style:family="text">
      <style:text-properties officeooo:rsid="02dbac17"/>
    </style:style>
    <style:style style:name="T704" style:family="text">
      <style:text-properties officeooo:rsid="02d46461"/>
    </style:style>
    <style:style style:name="T705" style:family="text">
      <style:text-properties officeooo:rsid="02de548b"/>
    </style:style>
    <style:style style:name="T706" style:family="text">
      <style:text-properties officeooo:rsid="00428107"/>
    </style:style>
    <style:style style:name="T707" style:family="text">
      <style:text-properties officeooo:rsid="02ff4001"/>
    </style:style>
    <style:style style:name="T708" style:family="text">
      <style:text-properties officeooo:rsid="03005c3e"/>
    </style:style>
    <style:style style:name="T709" style:family="text">
      <style:text-properties fo:language="ru" fo:country="RU"/>
    </style:style>
    <style:style style:name="T710" style:family="text">
      <style:text-properties fo:language="ru" fo:country="RU" fo:font-style="italic" style:font-style-asian="italic" style:font-style-complex="italic"/>
    </style:style>
    <style:style style:name="T711" style:family="text">
      <style:text-properties fo:language="ru" fo:country="RU" fo:font-style="italic" officeooo:rsid="03032b99" style:font-style-asian="italic" style:font-style-complex="italic"/>
    </style:style>
    <style:style style:name="T712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713" style:family="text">
      <style:text-properties fo:language="ru" fo:country="RU" fo:font-style="italic" fo:font-weight="bold" officeooo:rsid="03032b99" style:font-style-asian="italic" style:font-weight-asian="bold" style:font-style-complex="italic" style:font-weight-complex="bold"/>
    </style:style>
    <style:style style:name="T714" style:family="text">
      <style:text-properties fo:language="ru" fo:country="RU" fo:font-style="italic" fo:font-weight="normal" officeooo:rsid="03032b99" style:font-style-asian="italic" style:font-weight-asian="normal" style:font-style-complex="italic" style:font-weight-complex="normal"/>
    </style:style>
    <style:style style:name="T715" style:family="text">
      <style:text-properties officeooo:rsid="03062398"/>
    </style:style>
    <style:style style:name="T716" style:family="text">
      <style:text-properties officeooo:rsid="0302100a"/>
    </style:style>
    <style:style style:name="T717" style:family="text">
      <style:text-properties officeooo:rsid="03032b99"/>
    </style:style>
    <style:style style:name="T718" style:family="text">
      <style:text-properties officeooo:rsid="03036bd8"/>
    </style:style>
    <style:style style:name="T719" style:family="text">
      <style:text-properties officeooo:rsid="0304fc5c"/>
    </style:style>
    <style:style style:name="T720" style:family="text">
      <style:text-properties officeooo:rsid="03099afa"/>
    </style:style>
    <style:style style:name="T721" style:family="text">
      <style:text-properties officeooo:rsid="032f56cc"/>
    </style:style>
    <style:style style:name="T722" style:family="text">
      <style:text-properties officeooo:rsid="031db3c9"/>
    </style:style>
    <style:style style:name="T723" style:family="text">
      <style:text-properties officeooo:rsid="032105f1"/>
    </style:style>
    <style:style style:name="T724" style:family="text">
      <style:text-properties officeooo:rsid="031fc330"/>
    </style:style>
    <style:style style:name="T725" style:family="text">
      <style:text-properties officeooo:rsid="0310ca5a"/>
    </style:style>
    <style:style style:name="T726" style:family="text">
      <style:text-properties officeooo:rsid="032a4ddc"/>
    </style:style>
    <style:style style:name="T727" style:family="text">
      <style:text-properties officeooo:rsid="032b5329"/>
    </style:style>
    <style:style style:name="T728" style:family="text">
      <style:text-properties officeooo:rsid="03340647"/>
    </style:style>
    <style:style style:name="T729" style:family="text">
      <style:text-properties officeooo:rsid="066f3d61"/>
    </style:style>
    <style:style style:name="T730" style:family="text">
      <style:text-properties officeooo:rsid="08cb2076"/>
    </style:style>
    <style:style style:name="T731" style:family="text">
      <style:text-properties officeooo:rsid="0046f070"/>
    </style:style>
    <style:style style:name="T732" style:family="text">
      <style:text-properties officeooo:rsid="004f9a5b"/>
    </style:style>
    <style:style style:name="T733" style:family="text">
      <style:text-properties officeooo:rsid="00532ca5"/>
    </style:style>
    <style:style style:name="T734" style:family="text">
      <style:text-properties officeooo:rsid="00551a7e"/>
    </style:style>
    <style:style style:name="T735" style:family="text">
      <style:text-properties officeooo:rsid="0056e4e9"/>
    </style:style>
    <style:style style:name="T736" style:family="text">
      <style:text-properties officeooo:rsid="005999cd"/>
    </style:style>
    <style:style style:name="T737" style:family="text">
      <style:text-properties officeooo:rsid="005c6b12"/>
    </style:style>
    <style:style style:name="T738" style:family="text">
      <style:text-properties officeooo:rsid="006594c9"/>
    </style:style>
    <style:style style:name="T739" style:family="text">
      <style:text-properties officeooo:rsid="006734d9"/>
    </style:style>
    <style:style style:name="T740" style:family="text">
      <style:text-properties officeooo:rsid="00693605"/>
    </style:style>
    <style:style style:name="T741" style:family="text">
      <style:text-properties officeooo:rsid="006ba0dd"/>
    </style:style>
    <style:style style:name="T742" style:family="text">
      <style:text-properties officeooo:rsid="006f336d"/>
    </style:style>
    <style:style style:name="T743" style:family="text">
      <style:text-properties officeooo:rsid="0070de42"/>
    </style:style>
    <style:style style:name="T744" style:family="text">
      <style:text-properties officeooo:rsid="00749a7b"/>
    </style:style>
    <style:style style:name="T745" style:family="text">
      <style:text-properties officeooo:rsid="007f5996"/>
    </style:style>
    <style:style style:name="T746" style:family="text">
      <style:text-properties officeooo:rsid="0087ad32"/>
    </style:style>
    <style:style style:name="T747" style:family="text">
      <style:text-properties officeooo:rsid="008a67a2"/>
    </style:style>
    <style:style style:name="T748" style:family="text">
      <style:text-properties officeooo:rsid="009f5d36"/>
    </style:style>
    <style:style style:name="T749" style:family="text">
      <style:text-properties officeooo:rsid="00a0113f"/>
    </style:style>
    <style:style style:name="T750" style:family="text">
      <style:text-properties officeooo:rsid="00a12a4f"/>
    </style:style>
    <style:style style:name="T751" style:family="text">
      <style:text-properties officeooo:rsid="00a5bc93"/>
    </style:style>
    <style:style style:name="T752" style:family="text">
      <style:text-properties officeooo:rsid="00a7da98"/>
    </style:style>
    <style:style style:name="T753" style:family="text">
      <style:text-properties officeooo:rsid="00a9784e"/>
    </style:style>
    <style:style style:name="T754" style:family="text">
      <style:text-properties officeooo:rsid="00ab4010"/>
    </style:style>
    <style:style style:name="T755" style:family="text">
      <style:text-properties officeooo:rsid="00ab6a84"/>
    </style:style>
    <style:style style:name="T756" style:family="text">
      <style:text-properties officeooo:rsid="00ace017"/>
    </style:style>
    <style:style style:name="T757" style:family="text">
      <style:text-properties officeooo:rsid="02ddf73e"/>
    </style:style>
    <style:style style:name="T758" style:family="text">
      <style:text-properties officeooo:rsid="00b1d830"/>
    </style:style>
    <style:style style:name="T759" style:family="text">
      <style:text-properties officeooo:rsid="00b3b0f9"/>
    </style:style>
    <style:style style:name="T760" style:family="text">
      <style:text-properties officeooo:rsid="00b55bd1"/>
    </style:style>
    <style:style style:name="T761" style:family="text">
      <style:text-properties officeooo:rsid="00b688e8"/>
    </style:style>
    <style:style style:name="T762" style:family="text">
      <style:text-properties officeooo:rsid="00b7fb62"/>
    </style:style>
    <style:style style:name="T763" style:family="text">
      <style:text-properties officeooo:rsid="00b9dc9e"/>
    </style:style>
    <style:style style:name="T764" style:family="text">
      <style:text-properties officeooo:rsid="00ba65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аголы</text:p>
      <text:p text:style-name="P274"/>
      <text:p text:style-name="P276"><text:span text:style-name="T732">Группы</text:span><text:span text:style-name="T1"> глаголов:</text:span></text:p>
      <text:list xml:id="list1115175852" text:style-name="L1">
        <text:list-item>
          <text:p text:style-name="P534">Simple — обыденность;</text:p>
        </text:list-item>
        <text:list-item>
          <text:p text:style-name="P534">Continuous — процесс;</text:p>
        </text:list-item>
        <text:list-item>
          <text:p text:style-name="P534">Perfect — результат;</text:p>
        </text:list-item>
        <text:list-item>
          <text:p text:style-name="P534">Perfect Continuous — длительность;</text:p>
        </text:list-item>
      </text:list>
      <text:p text:style-name="P18"/>
      <text:p text:style-name="P5">Особенности Present Simple и Present Continuous</text:p>
      <text:p text:style-name="P18"/>
      <text:p text:style-name="P276"><text:span text:style-name="T2">Вспомогательный глагол do/does может встречаться </text:span><text:span text:style-name="T1">в Present Simple</text:span><text:span text:style-name="T2"> в утверждениях, </text:span></text:p>
      <text:p text:style-name="P276"><text:span text:style-name="T1">когда необходимо выделить действие</text:span><text:span text:style-name="T2">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276"/>
      <text:p text:style-name="P19">You <text:span text:style-name="T4">do</text:span> want to receive a letter? — Ты <text:span text:style-name="T4">действительно</text:span> хочешь получ<text:span text:style-name="T1">ить</text:span> письмо?</text:p>
      <text:p text:style-name="P19">You <text:span text:style-name="T4">do</text:span> like him, don`t you — Он тебе <text:span text:style-name="T4">правда</text:span> нравится, да?</text:p>
      <text:p text:style-name="P19"/>
      <text:p text:style-name="P276"><text:span text:style-name="T101">P</text:span><text:span text:style-name="T102">resent Continuos может передавать </text:span><text:span text:style-name="T103">скрытое</text:span><text:span text:style-name="T102"> </text:span><text:span text:style-name="T104">значение</text:span><text:span text:style-name="T102">:</text:span></text:p>
      <text:list xml:id="list4176026994" text:style-name="L2">
        <text:list-item>
          <text:p text:style-name="P535">кто-то вовлечен в процесс, хотя прямо сейчас им не занимается;</text:p>
        </text:list-item>
        <text:list-item>
          <text:p text:style-name="P535">ситуация меняется, она не статична <text:span text:style-name="T738">(в отрицаниях наоборот не меняется)</text:span>;</text:p>
        </text:list-item>
        <text:list-item>
          <text:p text:style-name="P535">сегодня что-то происходит не так, как происходит обычно;</text:p>
        </text:list-item>
        <text:list-item>
          <text:p text:style-name="P536"><text:span text:style-name="T27">кто-то говорит о </text:span><text:span text:style-name="T98">регулярном </text:span><text:span text:style-name="T27">де</text:span><text:span text:style-name="T28">й</text:span><text:span text:style-name="T27">ствии с раздражением;</text:span></text:p>
        </text:list-item>
      </text:list>
      <text:p text:style-name="P140"/>
      <text:p text:style-name="P259"><text:span text:style-name="T29">Ron </text:span><text:span text:style-name="T68">is trying</text:span><text:span text:style-name="T29"> to find a well-paid job — Рон </text:span><text:span text:style-name="T68">пытается</text:span><text:span text:style-name="T29"> найти высокооплачеваемую работу.</text:span></text:p>
      <text:p text:style-name="P140"><text:span text:style-name="T30">(</text:span><text:span text:style-name="T32">он</text:span><text:span text:style-name="T30"> вовлечен в процесс, хотя прямо сейчас он может заниматься другими делами)</text:span></text:p>
      <text:p text:style-name="P20"/>
      <text:p text:style-name="P20">Is <text:span text:style-name="T4">is getting</text:span> colder every day — Каждый день <text:span text:style-name="T4">становится</text:span> холоднее.</text:p>
      <text:p text:style-name="P20">(погода меняется, следует ожидать понижения температуры)</text:p>
      <text:p text:style-name="P20"/>
      <text:p text:style-name="P21"><text:span text:style-name="T99">He </text:span><text:span text:style-name="T5">isn`t wearing</text:span><text:span text:style-name="T99"> his favorite cap today, that`s strange — Он </text:span><text:span text:style-name="T5">не носит</text:span><text:span text:style-name="T99"> сегодня свою любимую кепку, это странно (сегодня происходит что-то не то)</text:span></text:p>
      <text:p text:style-name="P21"/>
      <text:p text:style-name="P275"><text:span text:style-name="T33">He </text:span><text:span text:style-name="T69">isn`t doing</text:span><text:span text:style-name="T33"> his homework again! </text:span><text:span text:style-name="T31">—</text:span><text:span text:style-name="T33"> Он опять </text:span><text:span text:style-name="T69">не делает</text:span><text:span text:style-name="T33"> домашнюю работу!</text:span></text:p>
      <text:p text:style-name="P22">(регулярность с ноткой раздражения)</text:p>
      <text:p text:style-name="P22"/>
      <text:p text:style-name="P260">Случаи, когда меняется ситуация, часто выражают с пом. глаголов: get, change, become, increase, rise (подняться), fall, grow, improve, begin, start.</text:p>
      <text:p text:style-name="P260"/>
      <text:p text:style-name="P23"><text:span text:style-name="T4">Is</text:span> your English <text:span text:style-name="T4">getting</text:span> better? — Твой английский <text:span text:style-name="T4">становится</text:span> лучше?</text:p>
      <text:p text:style-name="P23">Prices <text:span text:style-name="T4">are increasing</text:span> — Цены <text:span text:style-name="T4">растут</text:span>.</text:p>
      <text:p text:style-name="P23"/>
      <text:p text:style-name="P212">Глаголы смешанного типа</text:p>
      <text:p text:style-name="P139"/>
      <text:p text:style-name="P261">Они могут быть <text:span text:style-name="T263">как </text:span>нормальными, <text:span text:style-name="T263">так</text:span> и становится non-continuous, в зависимости от того, </text:p>
      <text:p text:style-name="P139"><text:span text:style-name="T260">какой смысл </text:span><text:span text:style-name="T261">передают</text:span><text:span text:style-name="T260"> </text:span><text:span text:style-name="T261">либо</text:span><text:span text:style-name="T260"> когда входят в </text:span><text:span text:style-name="T262">состав</text:span><text:span text:style-name="T260"> устойчивы</text:span><text:span text:style-name="T262">х</text:span><text:span text:style-name="T260"> выражени</text:span><text:span text:style-name="T262">й</text:span><text:span text:style-name="T260">.</text:span></text:p>
      <text:p text:style-name="P58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68928174112">
          <table:table-cell table:style-name="Table1.A1" office:value-type="string">
            <text:p text:style-name="P515">Глагол</text:p>
          </table:table-cell>
          <table:table-cell table:style-name="Table1.A1" office:value-type="string">
            <text:p text:style-name="P515">Non-continuous</text:p>
          </table:table-cell>
          <table:table-cell table:style-name="Table1.C1" office:value-type="string">
            <text:p text:style-name="P515">Нормальный</text:p>
          </table:table-cell>
        </table:table-row>
        <table:table-row table:style-name="TableLine94568928242112">
          <table:table-cell table:style-name="Table1.A2" office:value-type="string">
            <text:p text:style-name="P520">appear</text:p>
          </table:table-cell>
          <table:table-cell table:style-name="Table1.A2" office:value-type="string">
            <text:p text:style-name="P520">в значении «казаться», «являтся»</text:p>
          </table:table-cell>
          <table:table-cell table:style-name="Table1.C2" office:value-type="string">
            <text:p text:style-name="P520">в значении «появляться»</text:p>
          </table:table-cell>
        </table:table-row>
        <table:table-row table:style-name="TableLine94568928243696">
          <table:table-cell table:style-name="Table1.A2" office:value-type="string">
            <text:p text:style-name="P520">have</text:p>
          </table:table-cell>
          <table:table-cell table:style-name="Table1.A2" office:value-type="string">
            <text:p text:style-name="P520">в значении «иметь», «владеть» </text:p>
          </table:table-cell>
          <table:table-cell table:style-name="Table1.C2" office:value-type="string">
            <text:p text:style-name="P520">в устойчивых выражениях</text:p>
          </table:table-cell>
        </table:table-row>
        <table:table-row table:style-name="TableLine94568928244496">
          <table:table-cell table:style-name="Table1.A2" office:value-type="string">
            <text:p text:style-name="P520">look</text:p>
          </table:table-cell>
          <table:table-cell table:style-name="Table1.A2" office:value-type="string">
            <text:p text:style-name="P520">в связке с прилагательным</text:p>
          </table:table-cell>
          <table:table-cell table:style-name="Table1.C2" office:value-type="string">
            <text:p text:style-name="P520">в связке с предлогоми (at, for)</text:p>
          </table:table-cell>
        </table:table-row>
        <table:table-row table:style-name="TableLine94568928245424">
          <table:table-cell table:style-name="Table1.A2" office:value-type="string">
            <text:p text:style-name="P520">miss</text:p>
          </table:table-cell>
          <table:table-cell table:style-name="Table1.A2" office:value-type="string">
            <text:p text:style-name="P520">в значении «скучать»</text:p>
          </table:table-cell>
          <table:table-cell table:style-name="Table1.C2" office:value-type="string">
            <text:p text:style-name="P524"><text:span text:style-name="T264">в значении </text:span>«<text:span text:style-name="T264">пропадать</text:span>»</text:p>
          </table:table-cell>
        </table:table-row>
        <table:table-row table:style-name="TableLine94568928246464">
          <table:table-cell table:style-name="Table1.A2" office:value-type="string">
            <text:p text:style-name="P521">hear</text:p>
          </table:table-cell>
          <table:table-cell table:style-name="Table1.A2" office:value-type="string">
            <text:p text:style-name="P521">в значении «слышать»</text:p>
            <text:p text:style-name="P522">(как физич. возможность)</text:p>
          </table:table-cell>
          <table:table-cell table:style-name="Table1.C2" office:value-type="string">
            <text:p text:style-name="P521">в значении «слышу то, чего не слышат другие» </text:p>
          </table:table-cell>
        </table:table-row>
        <table:table-row table:style-name="TableLine94568928247376">
          <table:table-cell table:style-name="Table1.A2" office:value-type="string">
            <text:p text:style-name="P522">see</text:p>
          </table:table-cell>
          <table:table-cell table:style-name="Table1.A2" office:value-type="string">
            <text:p text:style-name="P522">в значении «видеть»</text:p>
            <text:p text:style-name="P522">(как физич. возможность)</text:p>
          </table:table-cell>
          <table:table-cell table:style-name="Table1.C2" office:value-type="string">
            <text:p text:style-name="P524"><text:span text:style-name="T265">в значении «вижу то, чего не видят другие»; в устойч. </text:span><text:span text:style-name="T266">в</text:span><text:span text:style-name="T265">ыражен.</text:span></text:p>
          </table:table-cell>
        </table:table-row>
        <table:table-row table:style-name="TableLine94568928248336">
          <table:table-cell table:style-name="Table1.A2" office:value-type="string">
            <text:p text:style-name="P522">smell</text:p>
          </table:table-cell>
          <table:table-cell table:style-name="Table1.A2" office:value-type="string">
            <text:p text:style-name="P522">в значении «пахнуть»</text:p>
          </table:table-cell>
          <table:table-cell table:style-name="Table1.C2" office:value-type="string">
            <text:p text:style-name="P522">в значении «нюхать» </text:p>
            <text:p text:style-name="P522">(направленное действие)</text:p>
          </table:table-cell>
        </table:table-row>
        <table:table-row table:style-name="TableLine94568928249296">
          <table:table-cell table:style-name="Table1.A2" office:value-type="string">
            <text:p text:style-name="P522">taste</text:p>
          </table:table-cell>
          <table:table-cell table:style-name="Table1.A2" office:value-type="string">
            <text:p text:style-name="P523">в значении «вкусный»</text:p>
          </table:table-cell>
          <table:table-cell table:style-name="Table1.C2" office:value-type="string">
            <text:p text:style-name="P523">в значении «дегустировать»</text:p>
          </table:table-cell>
        </table:table-row>
        <table:table-row table:style-name="TableLine94568928250176">
          <table:table-cell table:style-name="Table1.A2" office:value-type="string">
            <text:p text:style-name="P523">thinks</text:p>
          </table:table-cell>
          <table:table-cell table:style-name="Table1.A2" office:value-type="string">
            <text:p text:style-name="P523">в значении «иметь мнение»</text:p>
          </table:table-cell>
          <table:table-cell table:style-name="Table1.C2" office:value-type="string">
            <text:p text:style-name="P523">в значении «мыслить»</text:p>
          </table:table-cell>
        </table:table-row>
        <table:table-row table:style-name="TableLine94568928251136">
          <table:table-cell table:style-name="Table1.A2" office:value-type="string">
            <text:p text:style-name="P523">weight</text:p>
          </table:table-cell>
          <table:table-cell table:style-name="Table1.A2" office:value-type="string">
            <text:p text:style-name="P523">в значении «весить»</text:p>
          </table:table-cell>
          <table:table-cell table:style-name="Table1.C2" office:value-type="string">
            <text:p text:style-name="P523">в значении «взвешиваться» </text:p>
          </table:table-cell>
        </table:table-row>
        <table:table-row table:style-name="TableLine94568928252096">
          <table:table-cell table:style-name="Table1.A2" office:value-type="string">
            <text:p text:style-name="P523">be</text:p>
          </table:table-cell>
          <table:table-cell table:style-name="Table1.A2" office:value-type="string">
            <text:p text:style-name="P523">в значении «быть», «являться»</text:p>
          </table:table-cell>
          <table:table-cell table:style-name="Table1.C2" office:value-type="string">
            <text:p text:style-name="P523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139"/>
      <text:p text:style-name="P25">She <text:span text:style-name="T4">hears</text:span> the music. — Она <text:span text:style-name="T4">слышит</text:span> музыку.</text:p>
      <text:p text:style-name="P25">I cannot believe what I <text:span text:style-name="T4">am hearing</text:span>. — Я не верю тому, что <text:span text:style-name="T4">слышу</text:span>.</text:p>
      <text:p text:style-name="P25">She <text:span text:style-name="T4">is sick</text:span>. — Е<text:span text:style-name="T267">е</text:span> <text:span text:style-name="T6">тошнит</text:span><text:span text:style-name="T269"> </text:span><text:span text:style-name="T270">(тошнотное состояние)</text:span><text:span text:style-name="T268">.</text:span></text:p>
      <text:p text:style-name="P25">She <text:span text:style-name="T4">is being sick</text:span>. — У нее <text:span text:style-name="T4">тошнота</text:span> (<text:span text:style-name="T733">рвет </text:span>прямо сейчас).</text:p>
      <text:p text:style-name="P99">I don’t underst. why you <text:span text:style-name="T4">are being</text:span> so <text:span text:style-name="T4">rude</text:span> to me! — Я не понимаю, почему ты мне <text:span text:style-name="T4">грубишь</text:span>!</text:p>
      <text:p text:style-name="P253"/>
      <text:p text:style-name="P213">Особенности Present Perfect и Present Perfect Continuous</text:p>
      <text:p text:style-name="P211"/>
      <text:p text:style-name="P275"><text:span text:style-name="T201">P</text:span><text:span text:style-name="T200">resent Perfect говор</text:span><text:span text:style-name="T201">и</text:span><text:span text:style-name="T200">т о результате из прошлого, который важен в </text:span><text:span text:style-name="T201">настоящем</text:span><text:span text:style-name="T200">.</text:span></text:p>
      <text:p text:style-name="P262">«Have you been to Egypt?» нужно понимать <text:span text:style-name="T313">как</text:span> <text:span text:style-name="T199">«У тебя есть </text:span><text:span text:style-name="T243">опыт </text:span><text:span text:style-name="T199">пребывания в Египте?».</text:span></text:p>
      <text:p text:style-name="P222"/>
      <text:p text:style-name="P223">Популярные шаблоны с Present Perfect:</text:p>
      <text:p text:style-name="P313"/>
      <text:p text:style-name="P24">It’s the first time. (первый/любой раз, когда что-то случилось)</text:p>
      <text:p text:style-name="P24">Have you ever been? (вы когда-нибудь бывали?)</text:p>
      <text:p text:style-name="P24">I have never done. (я никогда не делал)</text:p>
      <text:p text:style-name="P98">I have got. (у менять есть)</text:p>
      <text:p text:style-name="P98"/>
      <text:p text:style-name="P277"><text:span text:style-name="T201">Present Perfect Continuous </text:span><text:span text:style-name="T240">указ</text:span><text:span text:style-name="T241">., как долго длилось действие до указ. момента в </text:span><text:span text:style-name="T242">настоящем</text:span><text:span text:style-name="T241">. </text:span></text:p>
      <text:p text:style-name="P224"/>
      <text:p text:style-name="P277"><text:span text:style-name="T36">This is the day we’ve been waiting for — Настал день, которого мы так ждали. </text:span><text:span text:style-name="T34">(</text:span><text:span text:style-name="T37">п</text:span><text:span text:style-name="T35">одразумевается, что </text:span><text:span text:style-name="T38">люди</text:span><text:span text:style-name="T35"> когда-то начали ждать, и ожидание продолжалось до сих пор; </text:span><text:span text:style-name="T37">н</text:span><text:span text:style-name="T35">апрямую о длительности не говорится, </text:span><text:span text:style-name="T84">но есть ощущение непрерывного процесса</text:span><text:span text:style-name="T85">)</text:span></text:p>
      <text:p text:style-name="P131"/>
      <text:p text:style-name="P44"><text:span text:style-name="T271">You look tired. I’ve been exercising — </text:span><text:span text:style-name="T272">Ты выглядешь уставшим. </text:span><text:span text:style-name="T316">Я занимался спортом. </text:span><text:span text:style-name="T315">(п</text:span><text:span text:style-name="T317">роцесс закончился буквально только что; </text:span><text:span text:style-name="T271">е</text:span><text:span text:style-name="T273">сть очевидные результаты прямо сейчас</text:span><text:span text:style-name="T271">)</text:span></text:p>
      <text:p text:style-name="P132"/>
      <text:p text:style-name="P44"><text:span text:style-name="T273">We’ve been busy the whole week — Мы были заняты всю неделю. </text:span><text:span text:style-name="T274">(хотя</text:span><text:span text:style-name="T273"> перевод </text:span><text:span text:style-name="T274">и </text:span><text:span text:style-name="T273">в прошлом, </text:span><text:span text:style-name="T274">но </text:span><text:span text:style-name="T273">подразумевается что неделя еще не закончилась; have не используется с -ing</text:span><text:span text:style-name="T274">)</text:span></text:p>
      <text:p text:style-name="P277"><text:soft-page-break/><text:span text:style-name="T202">Глаголы, кот. </text:span><text:span text:style-name="T240">и</text:span><text:span text:style-name="T202">спольз. </text:span><text:span text:style-name="T240">и в </text:span><text:span text:style-name="T202">Present Perfect, и </text:span><text:span text:style-name="T240">в</text:span><text:span text:style-name="T202"> Present Perfect Contin.: live, work, teach, study.</text:span></text:p>
      <text:p text:style-name="P257"/>
      <text:p text:style-name="P45">How long have you worked for your boss? <text:span text:style-name="T317">—</text:span> Как долго ты работаешь на своего босса?</text:p>
      <text:p text:style-name="P45"><text:span text:style-name="T274">How long have you been working for your boss? </text:span><text:span text:style-name="T273">—</text:span><text:span text:style-name="T274"> Как долго ты работаешь на своего босса?</text:span></text:p>
      <text:p text:style-name="P214"/>
      <text:p text:style-name="P214"><text:span text:style-name="T318">О</text:span>собенности Past Simple и Past Continuous</text:p>
      <text:p text:style-name="P227"/>
      <text:p text:style-name="P225">Отличия Past Simple от Present Perfect:</text:p>
      <text:p text:style-name="P225"/>
      <text:p text:style-name="P46">I didn’t talk to Tom yesterday — Я не говорил с Томом вчера.</text:p>
      <text:p text:style-name="P278"><text:span text:style-name="T39">(есть явный указатель прошлого — </text:span><text:span text:style-name="T40">yesterday</text:span><text:span text:style-name="T39">)</text:span></text:p>
      <text:p text:style-name="P46"/>
      <text:p text:style-name="P100">I haven’t talked to Tom yet — Я еще не говорил с Томом.</text:p>
      <text:p text:style-name="P102">(нет указателя на прошлое, но есть указатель результата — yet)</text:p>
      <text:p text:style-name="P100"/>
      <text:p text:style-name="P226">Past Simple и Present Perfect можно встретить в одном предложении. В этом случае </text:p>
      <text:p text:style-name="P226">Past Simple будет стоять в придаточной части, а Present Perfect — в главной.</text:p>
      <text:p text:style-name="P225"/>
      <text:p text:style-name="P278"><text:span text:style-name="T41">I’ve loved </text:span><text:span text:style-name="T39">her</text:span><text:span text:style-name="T41"> since I saw her for the first time — </text:span><text:span text:style-name="T80">Я люблю </text:span><text:span text:style-name="T81">ее</text:span><text:span text:style-name="T80"> с тех пор, как увидел впервые.</text:span></text:p>
      <text:p text:style-name="P133"/>
      <text:p text:style-name="P145"><text:span text:style-name="T275">P</text:span><text:span text:style-name="T268">ast Continuous может использоваться в ситуациях, когда необходимо </text:span><text:span text:style-name="T276">подчеркнуть цикличность в прошлом (люди делали что-то снова и снова).</text:span></text:p>
      <text:p text:style-name="P133"/>
      <text:p text:style-name="P47">Though they loved each other, they <text:span text:style-name="T4">were</text:span> always <text:span text:style-name="T4">quarrelling</text:span> — </text:p>
      <text:p text:style-name="P47">Хотя они любили друг друга, <text:span text:style-name="T268">они постоянно </text:span><text:span text:style-name="T4">ссорились</text:span><text:span text:style-name="T268">.</text:span></text:p>
      <text:p text:style-name="P254"/>
      <text:p text:style-name="P141"><text:span text:style-name="T278">Past Simple и Past Continuous также можно встретить в одном предложении. В этом случае </text:span><text:span text:style-name="T277">Past Continuous </text:span><text:span text:style-name="T278">указывает на</text:span><text:span text:style-name="T277"> длинное действие, которое прерывается коротким в Past Simple.</text:span></text:p>
      <text:p text:style-name="P255"/>
      <text:p text:style-name="P279"><text:span text:style-name="T42">He</text:span><text:span text:style-name="T43"> was shouting with anger as </text:span><text:span text:style-name="T42">he</text:span><text:span text:style-name="T43"> left the house — Он кричал в ярости, </text:span><text:span text:style-name="T83">когда выш</text:span><text:span text:style-name="T82">ел</text:span><text:span text:style-name="T83"> из дома.</text:span></text:p>
      <text:p text:style-name="P228"/>
      <text:p text:style-name="P279"><text:span text:style-name="T321">Е</text:span><text:span text:style-name="T320">сли </text:span><text:span text:style-name="T322">2</text:span><text:span text:style-name="T320"> дейстия происходили парралельно, то они оба могут быть в Past Continuous.</text:span></text:p>
      <text:p text:style-name="P279"><text:span text:style-name="T320">Но если </text:span><text:span text:style-name="T321">их </text:span><text:span text:style-name="T320">поставить в Past Simple, то получится цепочка действий.</text:span></text:p>
      <text:p text:style-name="P314"/>
      <text:p text:style-name="P26"><text:span text:style-name="T320">I was studying while Dora was making dinner — Я занимал</text:span><text:span text:style-name="T321">ся</text:span><text:span text:style-name="T320">, пока Дора готовила ужин.</text:span></text:p>
      <text:p text:style-name="P101"><text:span text:style-name="T320">I studied, made dinner and watched TV — Я позанимал</text:span><text:span text:style-name="T321">ся</text:span><text:span text:style-name="T320">, приготовил ужин и посмотре</text:span><text:span text:style-name="T321">л</text:span><text:span text:style-name="T320"> ТВ.</text:span></text:p>
      <text:p text:style-name="P101"/>
      <text:p text:style-name="P6">Past Perfect</text:p>
      <text:p text:style-name="P279"/>
      <text:p text:style-name="P279"><text:span text:style-name="T323">Указывает на действие, которое </text:span><text:span text:style-name="T324">случилось</text:span><text:span text:style-name="T323"> </text:span><text:span text:style-name="T319">раньше</text:span><text:span text:style-name="T323">, чем другое указанное действие. </text:span></text:p>
      <text:p text:style-name="P279"><text:span text:style-name="T323">Т. е. обозначает предпрошедш</text:span><text:span text:style-name="T326">ее время</text:span><text:span text:style-name="T323">. </text:span><text:span text:style-name="T327">Грамматическ</text:span><text:span text:style-name="T314">ая форма: had + глагол в 3й форме.</text:span></text:p>
      <text:p text:style-name="P279"/>
      <text:p text:style-name="P26">I had seen this fi<text:span text:style-name="T324">l</text:span>m before you did — Я посмотрел это фильм раньше, чем это сделал ты.</text:p>
      <text:p text:style-name="P48">(сначала случилось «I had seen», а затем «you did»)</text:p>
      <text:p text:style-name="P279"/>
      <text:p text:style-name="P26">He did<text:span text:style-name="T322">n`t</text:span> have cash because he had lost his wallet — У него не было наличных, потому что он потерял кошелек. <text:span text:style-name="T324">(денег </text:span><text:span text:style-name="T329">не было [тогда]</text:span><text:span text:style-name="T324">, потому что он их потерял [еще перед этим])</text:span></text:p>
      <text:p text:style-name="P279"/>
      <text:p text:style-name="P26">When I took the phone to call Nick, I realized that I had forgotten his number — </text:p>
      <text:p text:style-name="P26">Когда я взяла трубку, чтобы позвонить Нику, я поняла, что забыла его номер.</text:p>
      <text:p text:style-name="P279"/>
      <text:p text:style-name="P279">Past Perfect <text:span text:style-name="T338">может</text:span><text:span text:style-name="T325"> </text:span>использ<text:span text:style-name="T338">оваться</text:span> в косвенной речи, вместо <text:span text:style-name="T325">P</text:span>ast <text:span text:style-name="T325">S</text:span>imple.</text:p>
      <text:p text:style-name="P279"><text:soft-page-break/><text:span text:style-name="T44">I</text:span><text:span text:style-name="T29"> lived in London in 1999 — </text:span><text:span text:style-name="T44">Я жил в Лондоне в 1999 году (прямая речь).</text:span></text:p>
      <text:p text:style-name="P279"><text:span text:style-name="T44">H</text:span><text:span text:style-name="T29">e said that he had lived in London in 1999. — Он сказал, что он жил в Лондоне в 1999.</text:span></text:p>
      <text:p text:style-name="P26">I’ve been to Cuba — <text:span text:style-name="T322">Я был на Кубе (прямая речь)</text:span></text:p>
      <text:p text:style-name="P26">Mike said that he had been to Cuba. — Майк сказал, что он бывал на Кубе.</text:p>
      <text:p text:style-name="P17"/>
      <text:p text:style-name="P17">Past Perfect Continuous</text:p>
      <text:p text:style-name="P315"/>
      <text:p text:style-name="P315">Показывает, как долго длилось действие до указанного момента в прошлом. </text:p>
      <text:p text:style-name="P316">Грамматическая форма: had + been + глагол с -ing.</text:p>
      <text:p text:style-name="P315"/>
      <text:p text:style-name="P49">My mother had been cooking dinner for two hours when I got home — Моя мама готовила ужин уже 2 часа к тому времени, как я пришла домой (Past Perfect Continuous).</text:p>
      <text:p text:style-name="P315"/>
      <text:p text:style-name="P49">She has been cooking for 2 hours, but the food is not ready yet — Она готовит уже 2 часа, </text:p>
      <text:p text:style-name="P49">но еда все еще не готова (Present Perfect Continuous).</text:p>
      <text:p text:style-name="P315"/>
      <text:p text:style-name="P315">Также используется, когда процесс оставил результат в прошлом, <text:span text:style-name="T318">либо когда действия происходили на регулярной основе до какого-то момента в прошлом.</text:span></text:p>
      <text:p text:style-name="P315"/>
      <text:p text:style-name="P49">Lara looked tired because she had been working out. — Лара выглядела уставшей, </text:p>
      <text:p text:style-name="P49">потому что она занималась спортом <text:span text:style-name="T318">(занятие оставило результат)</text:span>.</text:p>
      <text:p text:style-name="P49"/>
      <text:p text:style-name="P49">She had been writing to him for months, but she never got an answer — </text:p>
      <text:p text:style-name="P103">Она писала ему несколько месяцев, но так и не получила ответа <text:span text:style-name="T318">(регулярно писала)</text:span>.</text:p>
      <text:p text:style-name="P103"/>
      <text:p text:style-name="P7">Present в значении будущего</text:p>
      <text:p text:style-name="P317"/>
      <text:p text:style-name="P280"><text:span text:style-name="T339">Чтобы правильно определить, что предложени</text:span><text:span text:style-name="T340">е</text:span><text:span text:style-name="T339"> действительно стоит </text:span><text:span text:style-name="T340">в </text:span><text:span text:style-name="T339">будуще</text:span><text:span text:style-name="T340">м</text:span><text:span text:style-name="T339">, </text:span></text:p>
      <text:p text:style-name="P280"><text:span text:style-name="T339">а не </text:span><text:span text:style-name="T340">в </text:span><text:span text:style-name="T339">настояще</text:span><text:span text:style-name="T340">м</text:span><text:span text:style-name="T339">, нужно обратить внимание на слова-маячки, </text:span><text:span text:style-name="T342">такие как</text:span><text:span text:style-name="T339">: </text:span></text:p>
      <text:p text:style-name="P280"/>
      <text:list xml:id="list1543826456" text:style-name="L3">
        <text:list-item>
          <text:p text:style-name="P569"><text:span text:style-name="T339">tomorrow, </text:span><text:span text:style-name="T342">in the future, in 2050</text:span><text:span text:style-name="T339"> </text:span><text:span text:style-name="T342">(слова, которые указывают на дату в будущем);</text:span></text:p>
        </text:list-item>
        <text:list-item>
          <text:p text:style-name="P569"><text:span text:style-name="T343">would like, want, plan, expect</text:span><text:span text:style-name="T342"> </text:span><text:span text:style-name="T343">(</text:span><text:span text:style-name="T344">слова</text:span><text:span text:style-name="T342">, которые намекают на будущее</text:span><text:span text:style-name="T343">);</text:span></text:p>
        </text:list-item>
        <text:list-item>
          <text:p text:style-name="P569"><text:span text:style-name="T341">next </text:span><text:span text:style-name="T342">time</text:span><text:span text:style-name="T341">, </text:span><text:span text:style-name="T342">next Monday</text:span><text:span text:style-name="T341"> </text:span><text:span text:style-name="T342">(связки со словом next в значении «в следующий»);</text:span></text:p>
        </text:list-item>
        <text:list-item>
          <text:p text:style-name="P591">in 2 days, in a year (связки с предлогом in в значении «через»);</text:p>
        </text:list-item>
        <text:list-item>
          <text:p text:style-name="P591">by Friday (связки с предлогом by в значении «к указанному периоду»);</text:p>
        </text:list-item>
      </text:list>
      <text:p text:style-name="P280"/>
      <text:p text:style-name="P318">Present Perfect может встречаться в условных предложениях 1го типа. Он подчеркивает, </text:p>
      <text:p text:style-name="P318">что действие будет <text:span text:style-name="T340">выполнено/</text:span>закончено, но его часто упрощают до Present Simple.</text:p>
      <text:p text:style-name="P318"/>
      <text:p text:style-name="P104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101"/>
      <text:p text:style-name="P8">Оборот be going to</text:p>
      <text:p text:style-name="P419"/>
      <text:p text:style-name="P280"><text:span text:style-name="T346">Переводится как «собираюсь сделать» или «собирался сделать» (</text:span><text:span text:style-name="T347">о будущ</text:span><text:span text:style-name="T348">е</text:span><text:span text:style-name="T347">м из прошлого</text:span><text:span text:style-name="T346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280"/>
      <text:p text:style-name="P27">I’m going to play sports later — Я собираюсь позаниматься спортом позже.</text:p>
      <text:p text:style-name="P280"><text:span text:style-name="T29">I was going to cross the road — Я </text:span><text:span text:style-name="T45">собирался</text:span><text:span text:style-name="T29"> перейти дорогу.</text:span></text:p>
      <text:p text:style-name="P27">Look! The dog is going to bite him — Смотри! Его сейчас укусит собака.</text:p>
      <text:p text:style-name="P318"/>
      <text:p text:style-name="P280"><text:soft-page-break/><text:span text:style-name="T345">В</text:span><text:span text:style-name="T349"> разговорной речи </text:span><text:span text:style-name="T345">и</text:span><text:span text:style-name="T349">м</text:span><text:span text:style-name="T350"> часто </text:span><text:span text:style-name="T349">заменяют </text:span><text:span text:style-name="T739">слово will</text:span><text:span text:style-name="T350">, и </text:span><text:span text:style-name="T345">проговаривают</text:span><text:span text:style-name="T350"> как gonna.</text:span></text:p>
      <text:p text:style-name="P306"><text:span text:style-name="T66">I will leave / I am gonna leave — Я уйду </text:span><text:span text:style-name="T67">(собируюсь уйти).</text:span></text:p>
      <text:p text:style-name="P318"/>
      <text:p text:style-name="P366"><text:span text:style-name="T351">Также этот о</text:span><text:span text:style-name="T350">борот</text:span><text:span text:style-name="T352"> можно перепутать с Present Continuous в значении будущего. </text:span></text:p>
      <text:p text:style-name="P367">Здесь главное отличие в том, что после be going to идет еще один глагол.</text:p>
      <text:p text:style-name="P512"><text:span text:style-name="T397"/></text:p>
      <text:p text:style-name="P512"><text:span text:style-name="T397">I’m going to </text:span><text:span text:style-name="T405">attend the party tomorrow — Завтра я собираюсь посестить праздник (be going).</text:span></text:p>
      <text:p text:style-name="P320">I’m going to the party tomorrow — Завтра я иду на праздник (Present Continuous).</text:p>
      <text:p text:style-name="P320"/>
      <text:p text:style-name="P281"><text:span text:style-name="T7">Future </text:span><text:span text:style-name="T8">Continuous</text:span></text:p>
      <text:p text:style-name="P263"/>
      <text:p text:style-name="P268">Указывает на процесс, в определенный момент будуще<text:span text:style-name="T467">го</text:span>. </text:p>
      <text:p text:style-name="P268">Грамматическая форма: will + be + глагол с -ing.</text:p>
      <text:p text:style-name="P514"/>
      <text:p text:style-name="P110">I will be flying to London tomorrow morning — Завтра утром я буду лететь в Лондон.</text:p>
      <text:p text:style-name="P110"/>
      <text:p text:style-name="P344"><text:span text:style-name="T466">W</text:span>ill you be waiting for Kate when her plane arrives? / Are you going to be waiting for Kate </text:p>
      <text:p text:style-name="P344">when her plane arrives? — <text:span text:style-name="T466">Ты будешь ждать Кейт, когда прилетит ее самолет?</text:span></text:p>
      <text:p text:style-name="P320"/>
      <text:p text:style-name="P9">Furure Perfect</text:p>
      <text:p text:style-name="P9"/>
      <text:p text:style-name="P266">Указывает на результат действия к какому-то моменту в будущем.</text:p>
      <text:p text:style-name="P266">Грамматическая форма: will + have + 3я форма глагола.</text:p>
      <text:p text:style-name="P10"/>
      <text:p text:style-name="P105">I hope you will have agreed — <text:span text:style-name="T462">Н</text:span>адеюсь, <text:span text:style-name="T462">ты</text:span> согласишься.</text:p>
      <text:p text:style-name="P136"/>
      <text:p text:style-name="P105">By Sunday she will have finished reading / By Sunday, she is going to have finished reading — </text:p>
      <text:p text:style-name="P106">К воскресенью она закончит читать.</text:p>
      <text:p text:style-name="P10"/>
      <text:p text:style-name="P11">Future Perfect Continuous</text:p>
      <text:p text:style-name="P267"/>
      <text:p text:style-name="P281"><text:span text:style-name="T279">В речи не используется</text:span><text:span text:style-name="T280">. Указывает на длительность — сколько будет происходить действие </text:span></text:p>
      <text:p text:style-name="P267">к моменту в будущем. Грамматическая форма: will + have + been + глагол с -ing.</text:p>
      <text:p text:style-name="P10"/>
      <text:p text:style-name="P105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0"/>
      <text:p text:style-name="P12">Сравнение форм Future</text:p>
      <text:p text:style-name="P12"/>
      <text:p text:style-name="P28"><text:span text:style-name="T281">I will </text:span><text:span text:style-name="T282">work</text:span><text:span text:style-name="T281"> / I`m going to </text:span><text:span text:style-name="T282">work</text:span><text:span text:style-name="T281"> — Я буду </text:span><text:span text:style-name="T282">работать</text:span><text:span text:style-name="T281">. (</text:span><text:span text:style-name="T283">вероятное дейсвтие в будущем</text:span><text:span text:style-name="T281">)</text:span></text:p>
      <text:p text:style-name="P107"/>
      <text:p text:style-name="P41">I will be <text:span text:style-name="T282">working</text:span> at 6 o`clock / I`m going to be working at 6 o`clock — </text:p>
      <text:p text:style-name="P41">Я буду работать в 6 <text:span text:style-name="T463">часов.</text:span> (<text:span text:style-name="T464">процесс в указанный момент будущего</text:span>)</text:p>
      <text:p text:style-name="P107"/>
      <text:p text:style-name="P108">I will have worked by 6 o`clock / I`m going to have worked by 6 o`clock — </text:p>
      <text:p text:style-name="P108">Я отработаю к 6 час<text:span text:style-name="T465">ам. </text:span><text:span text:style-name="T464">(результат к указанному моменту в будущем)</text:span></text:p>
      <text:p text:style-name="P107"/>
      <text:p text:style-name="P109">I will have been working for the whole night by 6 o`clock / I`m going to have been working for </text:p>
      <text:p text:style-name="P109">the whole night by 6 o`clock — Я буду работать всю ночь до 6 часов. (длительность действия </text:p>
      <text:p text:style-name="P321">к указанному моменту в будущем)</text:p>
      <text:p text:style-name="P10"/>
      <text:p text:style-name="P10"/>
      <text:p text:style-name="P10"><text:soft-page-break/>Future-in-the-<text:span text:style-name="T348">P</text:span>ast</text:p>
      <text:p text:style-name="P281"/>
      <text:p text:style-name="P588"><text:span text:style-name="T758">Используется, когда о будущем говорится в предложении с прошедшем временем. Например, при повествовании рассказов или альтернативной реальности.</text:span></text:p>
      <text:p text:style-name="P588"/>
      <text:p text:style-name="P588"><text:span text:style-name="T758">Проще говоря, э</text:span>то всего лишь грамматический сахар, т. к. английская грамматика </text:p>
      <text:p text:style-name="P588">требует правильной согласованности времен <text:span text:style-name="T759">в предложениях</text:span>.</text:p>
      <text:p text:style-name="P319"/>
      <text:p text:style-name="P420">Перевод остается в будущем, но меняются вспомогательные глаголы: </text:p>
      <text:p text:style-name="P420">will → would, am/is → was, are → were.</text:p>
      <text:p text:style-name="P281"><text:span text:style-name="T46"/></text:p>
      <text:p text:style-name="P281"><text:span text:style-name="T46">I`m having a meeting on Friday — У меня в пятницу будет </text:span><text:span text:style-name="T47">собрание</text:span><text:span text:style-name="T46">.</text:span></text:p>
      <text:p text:style-name="P50">I was having a meeting on Friday — У меня было собрание в пятницу.</text:p>
      <text:p text:style-name="P50"/>
      <text:p text:style-name="P281"><text:span text:style-name="T46">I`m going to stay late at work — Я задержусь на работе.</text:span></text:p>
      <text:p text:style-name="P50">I was going to stay late at work <text:span text:style-name="T742">for busy</text:span> — Я решил<text:span text:style-name="T740"> </text:span>задержаться на работе <text:span text:style-name="T742">из-за дел</text:span>.</text:p>
      <text:p text:style-name="P51"/>
      <text:p text:style-name="P52">I won`t go out this weekend — Я никуда не пойду в эти выходные.</text:p>
      <text:p text:style-name="P52">She decided that she would not go out — Она решила, что никуда не пойдет.</text:p>
      <text:p text:style-name="P51"/>
      <text:p text:style-name="P52">Will you be working at 5 pm? — Ты будешь работать в 5 часов?</text:p>
      <text:p text:style-name="P28"><text:span text:style-name="T468">I thought I would be working at 5 tomorrow — Я </text:span><text:span text:style-name="T469">думал</text:span><text:span text:style-name="T468">, что буду работать завтра в 5.</text:span></text:p>
      <text:p text:style-name="P52"/>
      <text:p text:style-name="P52">The match will have finish by 9 o`clock — Матч закончится к 9-ти часам.</text:p>
      <text:p text:style-name="P322">I was sure that the match would have finished by 9 — Я был уверен, что матч закончится в 9.</text:p>
      <text:p text:style-name="P322"/>
      <text:p text:style-name="P13">Модальные глаголы, передающие будущее</text:p>
      <text:p text:style-name="P319"/>
      <text:p text:style-name="P302"><text:span text:style-name="T470">В связке may/might/could + инфинитив, все </text:span><text:span text:style-name="T741">эти </text:span><text:span text:style-name="T470">глагол</text:span><text:span text:style-name="T472">ы</text:span><text:span text:style-name="T470"> передают одинаковый смысл</text:span></text:p>
      <text:p text:style-name="P302"><text:span text:style-name="T470">«возможно сделаю». </text:span><text:span text:style-name="T471">S</text:span><text:span text:style-name="T470">hould может </text:span><text:span text:style-name="T472">о</text:span><text:span text:style-name="T470">знач</text:span><text:span text:style-name="T472">ать</text:span><text:span text:style-name="T470"> «возможно случится», </text:span><text:span text:style-name="T471">а с</text:span><text:span text:style-name="T470">an </text:span><text:span text:style-name="T469">—</text:span><text:span text:style-name="T470"> «смогу».</text:span></text:p>
      <text:p text:style-name="P421"/>
      <text:p text:style-name="P53">I might be busy tonight — Я, возможно, буду занят сегодня вечером.</text:p>
      <text:p text:style-name="P53">We should be home by 9 o’clock — Мы, вероятнее всего, будем дома к 9-ти часам.</text:p>
      <text:p text:style-name="P323">I can come and help you if you need me — Я смогу прийти и помочь тебе, если я тебе нужен.</text:p>
      <text:p text:style-name="P368"/>
      <text:p text:style-name="P368"/>
      <text:p text:style-name="P2">Пассивный залог</text:p>
      <text:p text:style-name="P281"/>
      <text:p text:style-name="P281"><text:span text:style-name="T474">Это ситуация, когда </text:span><text:span text:style-name="T473">объект</text:span><text:span text:style-name="T474"> </text:span><text:span text:style-name="T472">(дополнение) </text:span><text:span text:style-name="T474">испытывает действие на себе.</text:span></text:p>
      <text:p text:style-name="P281"><text:span text:style-name="T473">Грамматическая форма</text:span><text:span text:style-name="T474">: </text:span><text:span text:style-name="T473">объект + </text:span><text:span text:style-name="T474">be + глагол в 3й форме.</text:span></text:p>
      <text:p text:style-name="P281"/>
      <text:p text:style-name="P281"><text:span text:style-name="T475">Пассивный залог</text:span><text:span text:style-name="T476"> используется:</text:span></text:p>
      <text:list xml:id="list3539277822" text:style-name="L4">
        <text:list-item>
          <text:p text:style-name="P592">когда автора действия выносят на задний план (например его нет, или действие </text:p>
          <text:p text:style-name="P570"><text:span text:style-name="T476">важнее чем исполнитель, </text:span><text:span text:style-name="T473">или автор — это все люди</text:span><text:span text:style-name="T476">);</text:span></text:p>
        </text:list-item>
        <text:list-item>
          <text:p text:style-name="P592">в текстах научного характера (энциклопедии, справочники и т. п.):</text:p>
        </text:list-item>
      </text:list>
      <text:p text:style-name="P281"/>
      <text:p text:style-name="P323">I wanted to come in but <text:span text:style-name="T477">the door was locked</text:span> — Я хотел войти, но <text:span text:style-name="T477">дверь была заперта</text:span>. </text:p>
      <text:p text:style-name="P42">It’s good when you are taken care of — Хорошо, когда о тебе заботятся. <text:span text:style-name="T448">(действие важнее)</text:span></text:p>
      <text:p text:style-name="P28">It is believed that there is no life on Mars — Считается, что на Марсе нет жизни <text:span text:style-name="T734">(все люди)</text:span>.</text:p>
      <text:p text:style-name="P323"/>
      <table:table table:name="Table2" table:style-name="Table2">
        <table:table-column table:style-name="Table2.A"/>
        <table:table-column table:style-name="Table2.B"/>
        <table:table-row table:style-name="TableLine94568928306704">
          <table:table-cell table:style-name="Table2.A1" office:value-type="string">
            <text:p text:style-name="P516">Форма</text:p>
          </table:table-cell>
          <table:table-cell table:style-name="Table2.B1" office:value-type="string">
            <text:p text:style-name="P516">Пример</text:p>
          </table:table-cell>
        </table:table-row>
        <table:table-row table:style-name="TableLine94568928307632">
          <table:table-cell table:style-name="Table2.A2" office:value-type="string">
            <text:p text:style-name="P528">Present Simple</text:p>
          </table:table-cell>
          <table:table-cell table:style-name="Table2.B2" office:value-type="string">
            <text:p text:style-name="P527"><text:span text:style-name="T105">M</text:span><text:span text:style-name="T106">eals </text:span><text:span text:style-name="T246">are cooked</text:span><text:span text:style-name="T106"> in the cafe — </text:span><text:span text:style-name="T187">Е</text:span><text:span text:style-name="T106">ду готовят </text:span><text:span text:style-name="T187">в</text:span><text:span text:style-name="T106"> кафе</text:span></text:p>
          </table:table-cell>
        </table:table-row>
        <table:table-row table:style-name="TableLine94568928317088">
          <table:table-cell table:style-name="Table2.A2" office:value-type="string">
            <text:p text:style-name="P528">Present Continuous</text:p>
          </table:table-cell>
          <table:table-cell table:style-name="Table2.B2" office:value-type="string">
            <text:p text:style-name="P528">Meals <text:span text:style-name="T4">are being cooked</text:span> now — Еду готовят сейчас</text:p>
          </table:table-cell>
        </table:table-row>
        <table:table-row table:style-name="TableLine94568928320192">
          <table:table-cell table:style-name="Table2.A2" office:value-type="string">
            <text:p text:style-name="P528">Present Perfect</text:p>
          </table:table-cell>
          <table:table-cell table:style-name="Table2.B2" office:value-type="string">
            <text:p text:style-name="P528">Meals <text:span text:style-name="T4">have been cooked</text:span> in time — Еду приготовили вовремя</text:p>
          </table:table-cell>
        </table:table-row>
        <table:table-row table:style-name="TableLine94568928326336">
          <table:table-cell table:style-name="Table2.A2" office:value-type="string">
            <text:p text:style-name="P528">Past Simple</text:p>
          </table:table-cell>
          <table:table-cell table:style-name="Table2.B2" office:value-type="string">
            <text:p text:style-name="P530">Meals <text:span text:style-name="T4">were cooked</text:span> for the party — <text:span text:style-name="T743">Е</text:span>ду готовили <text:span text:style-name="T743">д</text:span>ля праздника</text:p>
          </table:table-cell>
        </table:table-row>
        <table:table-row table:style-name="TableLine94568928330448">
          <table:table-cell table:style-name="Table2.A2" office:value-type="string">
            <text:p text:style-name="P528">Past Continuous</text:p>
          </table:table-cell>
          <table:table-cell table:style-name="Table2.B2" office:value-type="string">
            <text:p text:style-name="P529">Meals <text:span text:style-name="T4">were being cooked</text:span> yesterday — Еду готовили вчера</text:p>
          </table:table-cell>
        </table:table-row>
        <table:table-row table:style-name="TableLine94568928332560">
          <table:table-cell table:style-name="Table2.A2" office:value-type="string">
            <text:p text:style-name="P528">Past Perfect</text:p>
          </table:table-cell>
          <table:table-cell table:style-name="Table2.B2" office:value-type="string">
            <text:p text:style-name="P529">Meals <text:span text:style-name="T4">had been cooked</text:span> before the party - Еду приготоивили до праздника</text:p>
          </table:table-cell>
        </table:table-row>
        <table:table-row table:style-name="TableLine94568928336688">
          <table:table-cell table:style-name="Table2.A2" office:value-type="string">
            <text:p text:style-name="P528">Furure Simple</text:p>
          </table:table-cell>
          <table:table-cell table:style-name="Table2.B2" office:value-type="string">
            <text:p text:style-name="P529">Meals <text:span text:style-name="T4">will be cooked</text:span> tomorrow — Еду будут готовить завтра</text:p>
          </table:table-cell>
        </table:table-row>
        <table:table-row table:style-name="TableLine94568928338992">
          <table:table-cell table:style-name="Table2.A2" office:value-type="string">
            <text:p text:style-name="P528">Furure Perfect</text:p>
          </table:table-cell>
          <table:table-cell table:style-name="Table2.B2" office:value-type="string">
            <text:p text:style-name="P529">Meals <text:span text:style-name="T4">will have been cooked</text:span> in time — Еду приготовят вовремя</text:p>
          </table:table-cell>
        </table:table-row>
      </table:table>
      <text:p text:style-name="P513"/>
      <text:p text:style-name="P513">Вместо will могут использоваться модальные глаголы.</text:p>
      <text:p text:style-name="P282"/>
      <text:p text:style-name="P54">Meals can be cooked tomorrow — Еду могут приготовить завтра.</text:p>
      <text:p text:style-name="P54">Meals can have been cooked in time — Еду смогут приготовить вовремя.</text:p>
      <text:p text:style-name="P54"/>
      <text:p text:style-name="P282"><text:span text:style-name="T9">Особые </text:span><text:span text:style-name="T10">обороты</text:span><text:span text:style-name="T9"> пассивного залога</text:span></text:p>
      <text:p text:style-name="P264"/>
      <text:p text:style-name="P269"><text:span text:style-name="T482">1) </text:span>It is said/<text:span text:style-name="T487">belive/expect/know</text:span> that... — Говорят, что…</text:p>
      <text:p text:style-name="P269"/>
      <text:p text:style-name="P282"><text:span text:style-name="T286">Когда</text:span><text:span text:style-name="T284"> формальное подлежащее </text:span><text:span text:style-name="T286">нельзя </text:span><text:span text:style-name="T289">или </text:span><text:span text:style-name="T286">неудобно использовать</text:span><text:span text:style-name="T284">, </text:span><text:span text:style-name="T286">то</text:span><text:span text:style-name="T284"> вместо него </text:span></text:p>
      <text:p text:style-name="P282"><text:span text:style-name="T284">указывают объект, а после глагола </text:span><text:span text:style-name="T286">ставят</text:span><text:span text:style-name="T284"> инфинитив.</text:span></text:p>
      <text:p text:style-name="P269"/>
      <text:p text:style-name="P111">It<text:span text:style-name="T4"> was belived</text:span> that Mark was a reliable man — <text:span text:style-name="T4">Считалось</text:span>, что Марк надежный человек.</text:p>
      <text:p text:style-name="P111"><text:span text:style-name="T477">Mark</text:span> <text:span text:style-name="T4">was belie</text:span><text:span text:style-name="T25">ved</text:span> <text:span text:style-name="T477">to be</text:span> a reliable man — <text:span text:style-name="T477">Марк</text:span> <text:span text:style-name="T4">считался</text:span> надежным человеком.</text:p>
      <text:p text:style-name="P269"/>
      <text:p text:style-name="P270"><text:span text:style-name="T482">2) </text:span>You are not supposed to… <text:span text:style-name="T483">—</text:span> Вам не разрешается/рекомендуется…</text:p>
      <text:p text:style-name="P271"/>
      <text:p text:style-name="P282"><text:span text:style-name="T287">Вместо you может </text:span><text:span text:style-name="T288">указываться</text:span><text:span text:style-name="T287"> любой человек </text:span><text:span text:style-name="T288">или группа людей</text:span><text:span text:style-name="T287">.</text:span></text:p>
      <text:p text:style-name="P112">You’re not supposed to be here. — Вам нельзя здесь находиться.</text:p>
      <text:p text:style-name="P270"/>
      <text:p text:style-name="P272">3) I was surprised by... — Я был удивлен чем-то…</text:p>
      <text:p text:style-name="P272"/>
      <text:p text:style-name="P282"><text:span text:style-name="T285">После конструкции </text:span><text:span text:style-name="T288">может</text:span><text:span text:style-name="T285"> </text:span><text:span text:style-name="T289">быть</text:span><text:span text:style-name="T285"> </text:span><text:span text:style-name="T288">длинное</text:span><text:span text:style-name="T285"> придаточное предложение.</text:span></text:p>
      <text:p text:style-name="P113">I was surprised by what happened. — Я был удивлен тем, что произошло.</text:p>
      <text:p text:style-name="P269"/>
      <text:p text:style-name="P282"><text:span text:style-name="T285">4) I (don`t) like being... — Я (не) люблю, когда на меня </text:span><text:span text:style-name="T288">кто-то воздействует...</text:span></text:p>
      <text:p text:style-name="P272"/>
      <text:p text:style-name="P56">I like being treated fairly — Я люблю, когда со мной справедливо обращаются.</text:p>
      <text:p text:style-name="P56">He doesn’t like being ignored — Он не любит, когда его игнорируют.</text:p>
      <text:p text:style-name="P56"/>
      <text:p text:style-name="P422">5) Have somothing done... — Что-то сделано…</text:p>
      <text:p text:style-name="P422"/>
      <text:p text:style-name="P282"><text:span text:style-name="T484">Показывает результат действия, которое выполнено, но не автором. Например, когда кто-то кого-то обслуживает. Грамматическая форма: have + услуга + глагол в 3</text:span><text:span text:style-name="T485">й</text:span><text:span text:style-name="T484"> форме.</text:span></text:p>
      <text:p text:style-name="P282"/>
      <text:p text:style-name="P29">I have my work done — Моя работа сделала.</text:p>
      <text:p text:style-name="P29">We had a pizza delivered — Нам доставили пиццу.</text:p>
      <text:p text:style-name="P29"><text:span text:style-name="T486">They</text:span> are going to have a pizza delivered — <text:span text:style-name="T486">Им</text:span> доставят пиццу.</text:p>
      <text:p text:style-name="P29"/>
      <text:p text:style-name="P511"><text:soft-page-break/>Перед have может стоять can. В этом случае, have будет в форме инфинитива.</text:p>
      <text:p text:style-name="P423"/>
      <text:p text:style-name="P55">A hairdresser’s is a place where you can have your hair cut — </text:p>
      <text:p text:style-name="P55">Парикмахерская это место, где можно постричь волосы.</text:p>
      <text:p text:style-name="P146"/>
      <text:p text:style-name="P146"/>
      <text:p text:style-name="P3">Модальные глаголы</text:p>
      <text:p text:style-name="P147"/>
      <text:p text:style-name="P203">Это все те же вспомогательные глаголы, но со смысловыми оттенками. <text:span text:style-name="T737">Переводится могут глаголом, наречием и даже частицей. </text:span>Они не меняют своей формы и после них всегда </text:p>
      <text:p text:style-name="P203">идет инфинитив <text:span text:style-name="T737">(голый или перфектный)</text:span>.</text:p>
      <text:p text:style-name="P202"/>
      <text:p text:style-name="P568">Значения модальных глаголов</text:p>
      <text:p text:style-name="P202"/>
      <text:p text:style-name="P202">Некоторые из модальных глаголов имеют как основное, так и вероятностное значение.</text:p>
      <text:p text:style-name="P283"><text:span text:style-name="T489">Основное</text:span><text:span text:style-name="T488"> значение описывает </text:span><text:span text:style-name="T490">ситуацию/</text:span><text:span text:style-name="T491">факт</text:span><text:span text:style-name="T488">, а вероятно</text:span><text:span text:style-name="T492">стно</text:span><text:span text:style-name="T488">е — передает предположени</text:span><text:span text:style-name="T493">е</text:span><text:span text:style-name="T488">.</text:span></text:p>
      <text:p text:style-name="P424"><text:span text:style-name="T107">Вероятностное значение называтся </text:span><text:span text:style-name="T108">также </text:span><text:span text:style-name="T107">сослогательным наклонением.</text:span><text:span text:style-name="T109"> </text:span></text:p>
      <text:p text:style-name="P204"/>
      <text:p text:style-name="P425">Основные значения:</text:p>
      <text:list xml:id="list612543380" text:style-name="L5">
        <text:list-item>
          <text:p text:style-name="P593">can — <text:span text:style-name="T494">могу, </text:span><text:span text:style-name="T495">смогу, </text:span><text:span text:style-name="T494">умею</text:span>;</text:p>
        </text:list-item>
        <text:list-item>
          <text:p text:style-name="P593">could — <text:span text:style-name="T494">мог, умел</text:span>;</text:p>
        </text:list-item>
        <text:list-item>
          <text:p text:style-name="P571"><text:span text:style-name="T490">must — </text:span><text:span text:style-name="T494">должен</text:span><text:span text:style-name="T490">;</text:span></text:p>
        </text:list-item>
      </text:list>
      <text:p text:style-name="P57"/>
      <text:p text:style-name="P57">She could dance when she was young — Она умела танцевать, когда была молодой.</text:p>
      <text:p text:style-name="P97">We must work a lot – Мы должны много работать.</text:p>
      <text:p text:style-name="P57"/>
      <text:p text:style-name="P425">Вероятностные значения:</text:p>
      <text:list xml:id="list1809161848" text:style-name="L6">
        <text:list-item>
          <text:p text:style-name="P594">could — <text:span text:style-name="T494">мог бы, </text:span><text:span text:style-name="T497">возможно </text:span><text:span text:style-name="T498">(50%)</text:span>;</text:p>
        </text:list-item>
        <text:list-item>
          <text:p text:style-name="P572"><text:span text:style-name="T490">might —</text:span><text:span text:style-name="T500"> </text:span><text:span text:style-name="T501">мог бы,</text:span><text:span text:style-name="T494"> </text:span><text:span text:style-name="T497">возможно, </text:span><text:span text:style-name="T499">может</text:span><text:span text:style-name="T494"> </text:span><text:span text:style-name="T498">(50%)</text:span><text:span text:style-name="T490">;</text:span></text:p>
        </text:list-item>
        <text:list-item>
          <text:p text:style-name="P594">must — <text:span text:style-name="T494">должно быть, наверное </text:span><text:span text:style-name="T498">(100%)</text:span>;</text:p>
        </text:list-item>
        <text:list-item>
          <text:p text:style-name="P594">should — <text:span text:style-name="T494">следовало бы</text:span>;</text:p>
        </text:list-item>
        <text:list-item>
          <text:p text:style-name="P538">would — <text:span text:style-name="T494">бы (в </text:span><text:span text:style-name="T496">нереальной ситуации</text:span><text:span text:style-name="T494">)</text:span>;</text:p>
        </text:list-item>
      </text:list>
      <text:p text:style-name="P148"/>
      <text:p text:style-name="P30">We could use the situation <text:span text:style-name="T502">now</text:span> — Мы могли бы использовать эту ситуацию <text:span text:style-name="T502">сейчас</text:span><text:span text:style-name="T492">.</text:span></text:p>
      <text:p text:style-name="P57">It could have been me who forgot to lock the door — <text:span text:style-name="T497">В</text:span>озможно <text:span text:style-name="T497">э</text:span>то я забыл закрыть дверь. </text:p>
      <text:p text:style-name="P57">It must be hard to work as a doctor — Должно быть, трудно работать доктором.</text:p>
      <text:p text:style-name="P58">I would have called you if I had known — Я бы позвонил, если бы знал.</text:p>
      <text:p text:style-name="P58"/>
      <text:p text:style-name="P149">Модальный глагол, в вероятностном значении, можно употреблять не только в настоящем, </text:p>
      <text:p text:style-name="P149">но и в прошлом, даже если он там не используется. Если он употребляется в настоящем, </text:p>
      <text:p text:style-name="P149">то после него будет голый инфинитив, а если в прошлом — то перфектный инфинитив.</text:p>
      <text:p text:style-name="P149"/>
      <text:p text:style-name="P283"><text:span text:style-name="T110">Перфектный инфинитив</text:span><text:span text:style-name="T111"> </text:span><text:span text:style-name="T114">выглядит так</text:span><text:span text:style-name="T111">: have + глагол в 3й форме. </text:span><text:span text:style-name="T112">Но</text:span><text:span text:style-name="T113"> have </text:span><text:span text:style-name="T112">здесь не </text:span><text:span text:style-name="T113">меня</text:span><text:span text:style-name="T112">е</text:span><text:span text:style-name="T113">тся </text:span></text:p>
      <text:p text:style-name="P283"><text:span text:style-name="T113">в зависимости от подлежащего. (даже для he/she/it</text:span><text:span text:style-name="T110"> </text:span><text:span text:style-name="T113">останется have)</text:span></text:p>
      <text:p text:style-name="P205"/>
      <text:p text:style-name="P59">It must <text:span text:style-name="T4">have been</text:span> love — Наверное, это была любов. </text:p>
      <text:p text:style-name="P283"><text:span text:style-name="T48">(</text:span><text:span text:style-name="T49">когда must передает вероятностное значение, то может </text:span><text:span text:style-name="T50">использ.</text:span><text:span text:style-name="T49"> в прошлом</text:span><text:span text:style-name="T48">)</text:span></text:p>
      <text:p text:style-name="P59"/>
      <text:p text:style-name="P283"><text:span text:style-name="T115">Среди американцев широко употребляется перфектный инфинитив «have gotten</text:span><text:span text:style-name="T116">»</text:span><text:span text:style-name="T115">. Его</text:span><text:span text:style-name="T117"> используют, когда хотят выразить предположение о том, что могло бы случится с че</text:span><text:span text:style-name="T115">ловеком.</text:span></text:p>
      <text:p text:style-name="P150"/>
      <text:p text:style-name="P58">You could have gotten yourself killed! — <text:span text:style-name="T503">Ты чуть не умер!</text:span></text:p>
      <text:p text:style-name="P283"><text:soft-page-break/><text:span text:style-name="T118">Примеры использования голого инфинитива</text:span><text:span text:style-name="T110"> </text:span><text:span text:style-name="T118">(к</text:span><text:span text:style-name="T110">то-то стучит в дверь</text:span><text:span text:style-name="T118">)</text:span><text:span text:style-name="T110">:</text:span></text:p>
      <text:p text:style-name="P151"/>
      <text:p text:style-name="P589"><text:span text:style-name="T51">It must be John. He promised to come — Это, наверное, Джон. Он обещал прийти. </text:span></text:p>
      <text:p text:style-name="P589"><text:span text:style-name="T51">(</text:span><text:span text:style-name="T52">почти уверен</text:span><text:span text:style-name="T51">, что так и есть)</text:span></text:p>
      <text:p text:style-name="P60"/>
      <text:p text:style-name="P670">I<text:span text:style-name="T744">t</text:span> might/may/could be a postman — Это, возможно, почтальон. </text:p>
      <text:p text:style-name="P670">(есть вероятность, но не 100%)</text:p>
      <text:p text:style-name="P151"/>
      <text:p text:style-name="P283"><text:span text:style-name="T118">Примеры использования перфектного инфинитива</text:span><text:span text:style-name="T119"> </text:span><text:span text:style-name="T118">(к</text:span><text:span text:style-name="T119">то-то съел мой бутерброд</text:span><text:span text:style-name="T118">):</text:span></text:p>
      <text:p text:style-name="P151"/>
      <text:p text:style-name="P669">It must have been Tom. He always eats my food — </text:p>
      <text:p text:style-name="P669">Это, должно быть, был Том. Он всегда съедает мою еду. (<text:span text:style-name="T504">почти уверен, что так и есть</text:span>) </text:p>
      <text:p text:style-name="P60"/>
      <text:p text:style-name="P669">It might/may/could have been Jane. I saw her in the kitchen — </text:p>
      <text:p text:style-name="P669">Это, возможно, была Джейн. <text:span text:style-name="T503">Я видела ее на кухне </text:span><text:span text:style-name="T504">(есть вероятность, но не 100%)</text:span></text:p>
      <text:p text:style-name="P60"/>
      <text:p text:style-name="P215">Формы инфинитива, после модальных глаголов</text:p>
      <text:p text:style-name="P230"/>
      <text:p text:style-name="P283"><text:span text:style-name="T354">1) </text:span><text:span text:style-name="T355">Bare</text:span><text:span text:style-name="T356"> </text:span><text:span text:style-name="T355">Invinitive</text:span><text:span text:style-name="T356"> — начальная форма глагола без to.</text:span></text:p>
      <text:p text:style-name="P283"><text:span text:style-name="T354">2) </text:span><text:span text:style-name="T356">Continuous </text:span><text:span text:style-name="T355">Invinitive</text:span><text:span text:style-name="T356"> — be + </text:span><text:span text:style-name="T355">глагол с -ing.</text:span></text:p>
      <text:p text:style-name="P283"><text:span text:style-name="T354">3) </text:span><text:span text:style-name="T355">Perfect Invinitive — have + глаголв в 3й форме.</text:span></text:p>
      <text:p text:style-name="P283"><text:span text:style-name="T354">4) </text:span><text:span text:style-name="T355">Perfect Continuous Invinitive — have + been + глагол с -ing.</text:span></text:p>
      <text:p text:style-name="P382"/>
      <text:p text:style-name="P346">He might <text:span text:style-name="T4">work</text:span> at the hospital — Возможно, он работает в больнице.</text:p>
      <text:p text:style-name="P346">He might <text:span text:style-name="T4">be working</text:span> now — Возможно, он сейчас работает.</text:p>
      <text:p text:style-name="P346">He might <text:span text:style-name="T4">have worked</text:span> yesterday — Наверное, он вчера работал.</text:p>
      <text:p text:style-name="P346"/>
      <text:p text:style-name="P346">He might <text:span text:style-name="T4">have been working</text:span> for a long time before he went to sleep — </text:p>
      <text:p text:style-name="P324">Он, наверное, долго работал перед тем, как лечь спать.</text:p>
      <text:p text:style-name="P324"/>
      <text:p text:style-name="P405">Особенности модальных глаголов</text:p>
      <text:p text:style-name="P369"/>
      <text:p text:style-name="P283"><text:span text:style-name="T427">Глагол might в </text:span><text:span text:style-name="T428">основном</text:span><text:span text:style-name="T427"> переводится наречием, а не глаголом. </text:span></text:p>
      <text:p text:style-name="P283"><text:span text:style-name="T428">В вероятностном значении, </text:span><text:span text:style-name="T429">для ситуаци</text:span><text:span text:style-name="T430">й</text:span><text:span text:style-name="T429"> в прошлом,</text:span><text:span text:style-name="T428"> дублирует глагол could.</text:span></text:p>
      <text:p text:style-name="P410"/>
      <text:p text:style-name="P283"><text:span text:style-name="T397">Sonya might go to Japan next week – </text:span><text:span text:style-name="T414">Соня, </text:span><text:span text:style-name="T422">возможно</text:span><text:span text:style-name="T414">, поедет в Японию на следующей неделе.</text:span></text:p>
      <text:p text:style-name="P337"/>
      <text:p text:style-name="P383"><text:span text:style-name="T505">Глагол shall встречается только </text:span><text:span text:style-name="T506">у</text:span><text:span text:style-name="T505"> британ</text:span><text:span text:style-name="T506">цев</text:span><text:span text:style-name="T505">. Американцы заменяют его на should.</text:span></text:p>
      <text:p text:style-name="P325">Shall I close the door? / Should I close the door? — Мне закрыть дверь?</text:p>
      <text:p text:style-name="P325"/>
      <text:p text:style-name="P283"><text:span text:style-name="T357">Т</text:span><text:span text:style-name="T358">акже, в британском английском, can`t и needn`t могут передавать </text:span><text:span text:style-name="T365">другой</text:span><text:span text:style-name="T358"> смысл. </text:span></text:p>
      <text:p text:style-name="P283"><text:span text:style-name="T358">Can`t может означать </text:span><text:span text:style-name="T360">«</text:span><text:span text:style-name="T359">этого не может быть</text:span><text:span text:style-name="T360">», «</text:span><text:span text:style-name="T361">не верю, что это правда</text:span><text:span text:style-name="T360">»</text:span><text:span text:style-name="T358">, </text:span></text:p>
      <text:p text:style-name="P283"><text:span text:style-name="T358">а needn`t </text:span><text:span text:style-name="T398">—</text:span><text:span text:style-name="T358"> «нет необходимости», «</text:span><text:span text:style-name="T362">не следовало делать </text:span><text:span text:style-name="T363">это</text:span><text:span text:style-name="T364">го</text:span><text:span text:style-name="T358">».</text:span></text:p>
      <text:p text:style-name="P384"/>
      <text:p text:style-name="P347"><text:span text:style-name="T507">She can’t have got my emai</text:span><text:span text:style-name="T508">l — Она наверняка не получила мое письмо.</text:span></text:p>
      <text:p text:style-name="P347"/>
      <text:p text:style-name="P349">You needn’t worry, we’ll work this out — Не нужно беспокоиться, мы уладим ситуацию.</text:p>
      <text:p text:style-name="P326">(здесь need ведет себя как модальный глагол, поэтому он с частицей not)</text:p>
      <text:p text:style-name="P326"/>
      <text:p text:style-name="P231">Глагол will иногда используют, когда хотят подчеркнуть привычки человека в <text:span text:style-name="T328">настоящем</text:span>.</text:p>
      <text:p text:style-name="P327">She will never listen to me — Она никогда меня не слушает.</text:p>
      <text:p text:style-name="P207"/>
      <text:p text:style-name="P283"><text:soft-page-break/><text:span text:style-name="T120">S</text:span><text:span text:style-name="T121">hould </text:span><text:span text:style-name="T120">+ </text:span><text:span text:style-name="T121">голый инфинитив связан с настоящ. и будущим, а </text:span><text:span text:style-name="T120">should +</text:span><text:span text:style-name="T121"> перфектный </text:span><text:span text:style-name="T120">инфинитив </text:span><text:span text:style-name="T121">— с прошлым, в значении когда чего-то не ожидали и сожалеют об этом или когда критикуют </text:span><text:span text:style-name="T122">чьи-то действия.</text:span></text:p>
      <text:p text:style-name="P152"/>
      <text:p text:style-name="P61">I don’t think you should work at weekends — Не думаю, что тебе нужно работать по выходн.</text:p>
      <text:p text:style-name="P61">You should see the doctor — Тебе стоит пойти к доктору.</text:p>
      <text:p text:style-name="P43"/>
      <text:p text:style-name="P43"><text:span text:style-name="T510">I should have listened to you — Нужно было тебя послушать (</text:span><text:span text:style-name="T496">ж</text:span><text:span text:style-name="T510">аль, что не послушал тебя).</text:span></text:p>
      <text:p text:style-name="P283"><text:span text:style-name="T53">I knew y</text:span><text:span text:style-name="T54">ou shouldn’t have trusted — </text:span><text:span text:style-name="T53">Я знал, что т</text:span><text:span text:style-name="T54">ебе не </text:span><text:span text:style-name="T53">следовало</text:span><text:span text:style-name="T54"> доверять </text:span><text:span text:style-name="T412">(</text:span><text:span text:style-name="T413">з</text:span><text:span text:style-name="T412">ря </text:span><text:span text:style-name="T414">доверился</text:span><text:span text:style-name="T412">).</text:span></text:p>
      <text:p text:style-name="P404"/>
      <text:p text:style-name="P284"><text:span text:style-name="T366">Глагол dare означает «осмелиться», «иметь наглость», «рискнуть». </text:span><text:span text:style-name="T367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350"/>
      <text:p text:style-name="P350">I <text:span text:style-name="T4">dare </text:span><text:span text:style-name="T11">not</text:span> ask if you forgive me — Я <text:span text:style-name="T4">не смею</text:span> спрашивать, простишь ли ты меня <text:span text:style-name="T511">(модальный)</text:span>.</text:p>
      <text:p text:style-name="P350">How dare you speak to me like that?! <text:span text:style-name="T509">—</text:span> Как ты смеешь так говорить со мной?!</text:p>
      <text:p text:style-name="P350"/>
      <text:p text:style-name="P286"><text:span text:style-name="T415">Though he is rude I </text:span><text:span text:style-name="T424">don`t </text:span><text:span text:style-name="T425">dare</text:span><text:span text:style-name="T415"> say </text:span><text:span text:style-name="T416">that </text:span><text:span text:style-name="T415">he is a </text:span><text:span text:style-name="T416">bad</text:span><text:span text:style-name="T415"> man — </text:span></text:p>
      <text:p text:style-name="P286"><text:span text:style-name="T415">Хотя он грубоват, </text:span><text:span text:style-name="T416">я </text:span><text:span text:style-name="T424">не </text:span><text:span text:style-name="T425">осмелюсь</text:span><text:span text:style-name="T415"> сказать, что он плохой человек </text:span><text:span text:style-name="T416">(обычный глагол)</text:span><text:span text:style-name="T415">.</text:span></text:p>
      <text:p text:style-name="P338"/>
      <text:p text:style-name="P284"><text:span text:style-name="T440">К</text:span><text:span text:style-name="T441">онструкция be able to </text:span><text:span text:style-name="T442">может </text:span><text:span text:style-name="T443">переда</text:span><text:span text:style-name="T442">вать</text:span><text:span text:style-name="T443"> </text:span><text:span text:style-name="T444">доп.</text:span><text:span text:style-name="T440"> </text:span><text:span text:style-name="T441">значение «имею возможность».</text:span></text:p>
      <text:p text:style-name="P329">I was able to travel last year. — В прошлом году у меня была возможность путешествовать.</text:p>
      <text:p text:style-name="P329"/>
      <text:p text:style-name="P153">Часто, в разговорной речи, вместо have to употребляется have got to. <text:span text:style-name="T512">Эта конструкця</text:span> </text:p>
      <text:p text:style-name="P153">означает тоже самое, но употребляется только в утвержденях.</text:p>
      <text:p text:style-name="P153"/>
      <text:p text:style-name="P338">I’ve got to work a lot / I have to work a lot — Мне приходится много работать.</text:p>
      <text:p text:style-name="P327"/>
      <text:p text:style-name="P406">Модальная конструкция had better</text:p>
      <text:p text:style-name="P385"/>
      <text:p text:style-name="P284"><text:span text:style-name="T368">Переводится как «бы лучше», например «я бы лучше», «он бы лучше» и т. д. О</text:span><text:span text:style-name="T369">значает рекомендацию либо употребляется в ситуациях, когда нужно немедленно принять решение. </text:span></text:p>
      <text:p text:style-name="P385"/>
      <text:p text:style-name="P284"><text:span text:style-name="T370">Слово</text:span><text:span text:style-name="T368"> had сокращается до `d. Поэтому </text:span><text:span text:style-name="T371">его </text:span><text:span text:style-name="T368">легко перепутать </text:span><text:span text:style-name="T370">c </text:span><text:span text:style-name="T368">would, т. к. и переводится </text:span></text:p>
      <text:p text:style-name="P284"><text:span text:style-name="T371">он</text:span><text:span text:style-name="T370">о</text:span><text:span text:style-name="T371"> </text:span><text:span text:style-name="T368">одинаково, частицей «бы». </text:span><text:span text:style-name="T369">После had better идет голый инфинитив.</text:span></text:p>
      <text:p text:style-name="P386"/>
      <text:p text:style-name="P386">Отрицательная форма выглядит так: had better not. Частица not идет после better, а не had.</text:p>
      <text:p text:style-name="P386">Вопросы в основном встречаются в отрицательной форме.</text:p>
      <text:p text:style-name="P351"/>
      <text:p text:style-name="P31"><text:span text:style-name="T431">You had better have your car washed — Ты бы лучше помыл свою машину. </text:span><text:span text:style-name="T432">(рекомендация)</text:span></text:p>
      <text:p text:style-name="P31"><text:span text:style-name="T431">We</text:span><text:span text:style-name="T434">’d better</text:span><text:span text:style-name="T431"> call the police — Нам </text:span><text:span text:style-name="T434">бы лучше</text:span><text:span text:style-name="T431"> позвонить в полицию. (немедленно)</text:span></text:p>
      <text:p text:style-name="P351"/>
      <text:p text:style-name="P351">You had better not go there — Ты бы лучше не ходил туда.</text:p>
      <text:p text:style-name="P351">Hadn’t you better go to bed? — Не лучше ли тебе пойти прилечь?</text:p>
      <text:p text:style-name="P386"/>
      <text:p text:style-name="P387">Иногда had вообще выкидывают, и употребляют только better.</text:p>
      <text:p text:style-name="P352">Where’s she? She <text:span text:style-name="T4">better</text:span> be here. — Где она? <text:span text:style-name="T4">Лучше бы</text:span> ей оказаться здесь.</text:p>
      <text:p text:style-name="P386"/>
      <text:p text:style-name="P284"><text:span text:style-name="T369">Х</text:span><text:span text:style-name="T372">отя had и находится в прошедшей форме, сам</text:span><text:span text:style-name="T373">а</text:span><text:span text:style-name="T372"> </text:span><text:span text:style-name="T373">конструкция</text:span><text:span text:style-name="T372"> употребляется в настоящем </text:span></text:p>
      <text:p text:style-name="P387">и будущем. В прошедшем можно использовать should с перфектным инфинитивом.</text:p>
      <text:p text:style-name="P387"/>
      <text:p text:style-name="P62"><text:span text:style-name="T353">You </text:span><text:span text:style-name="T433">should have stayed</text:span><text:span text:style-name="T353"> at home —</text:span><text:span text:style-name="T433"> </text:span><text:span text:style-name="T435">Б</text:span><text:span text:style-name="T433">ыло бы </text:span><text:span text:style-name="T435">л</text:span><text:span text:style-name="T433">учше</text:span><text:span text:style-name="T353"> остаться дома.</text:span></text:p>
      <text:p text:style-name="P402"><text:soft-page-break/>В отличие от should, рекомендация с had better намекает на негативные последствия, </text:p>
      <text:p text:style-name="P370">если ее не выполнить. <text:span text:style-name="T513">А</text:span> should означает добрый совет.</text:p>
      <text:p text:style-name="P327"/>
      <text:p text:style-name="P327"/>
      <text:p text:style-name="P411">Инфинитив и герундий</text:p>
      <text:p text:style-name="P388"/>
      <text:p text:style-name="P389">Инфинитив и герундий могут переводиться:</text:p>
      <text:list xml:id="list722823455" text:style-name="L7">
        <text:list-item>
          <text:p text:style-name="P595">начальной формой глагола <text:span text:style-name="T514">(</text:span>делать<text:span text:style-name="T514">)</text:span>;</text:p>
        </text:list-item>
        <text:list-item>
          <text:p text:style-name="P595">причастием <text:span text:style-name="T514">(</text:span>делая<text:span text:style-name="T514">)</text:span>;</text:p>
        </text:list-item>
        <text:list-item>
          <text:p text:style-name="P595">придаточным предложением <text:span text:style-name="T514">(</text:span>чтобы делать<text:span text:style-name="T514">)</text:span>;</text:p>
        </text:list-item>
        <text:list-item>
          <text:p text:style-name="P595">герундий может также переводиться существительным <text:span text:style-name="T514">(</text:span>действие<text:span text:style-name="T514">);</text:span></text:p>
        </text:list-item>
      </text:list>
      <text:p text:style-name="P390"/>
      <text:p text:style-name="P32"><text:span text:style-name="T437">They</text:span><text:span text:style-name="T438"> plan </text:span><text:span text:style-name="T436">to sell</text:span><text:span text:style-name="T438"> their house — </text:span><text:span text:style-name="T437">Они</text:span><text:span text:style-name="T438"> планируют </text:span><text:span text:style-name="T436">продать</text:span><text:span text:style-name="T438"> свой дом.</text:span></text:p>
      <text:p text:style-name="P343">I saw a lot of kids <text:span text:style-name="T4">playing</text:span> in the street — Я увидел много детишек, <text:span text:style-name="T4">играющих</text:span> на улице.</text:p>
      <text:p text:style-name="P354"/>
      <text:p text:style-name="P353">He applied for a new job <text:span text:style-name="T4">to get</text:span> more salary — </text:p>
      <text:p text:style-name="P353">Он решил устроиться на новую работу, <text:span text:style-name="T4">чтобы получать</text:span> больше денег.</text:p>
      <text:p text:style-name="P328"/>
      <text:p text:style-name="P407">Глаголы с прямым дополнением</text:p>
      <text:p text:style-name="P391"/>
      <text:p text:style-name="P285"><text:span text:style-name="T374">Это глаголы, после которых </text:span><text:span text:style-name="T375">идет</text:span><text:span text:style-name="T374"> дополнение, а после — инфинитив </text:span><text:span text:style-name="T376">с to</text:span><text:span text:style-name="T374">. </text:span><text:span text:style-name="T377">Если инфинитив </text:span></text:p>
      <text:p text:style-name="P403">в отрицательной форме, то перед to ставят not, без вспомогательных глаголов.</text:p>
      <text:p text:style-name="P392"/>
      <text:list xml:id="list4069341349" text:style-name="L8">
        <text:list-item>
          <text:p text:style-name="P596">ask — спрашивать;</text:p>
        </text:list-item>
        <text:list-item>
          <text:p text:style-name="P596">encourage — воодушевлять;</text:p>
        </text:list-item>
        <text:list-item>
          <text:p text:style-name="P596">expect — ожидать;</text:p>
        </text:list-item>
        <text:list-item>
          <text:p text:style-name="P596">invite — приглашать;</text:p>
        </text:list-item>
        <text:list-item>
          <text:p text:style-name="P596">order — заказывать, приказывать;</text:p>
        </text:list-item>
        <text:list-item>
          <text:p text:style-name="P596">persuade — убеждать;</text:p>
        </text:list-item>
        <text:list-item>
          <text:p text:style-name="P596">remind — напоминать;</text:p>
        </text:list-item>
        <text:list-item>
          <text:p text:style-name="P596">teach — обучать;</text:p>
        </text:list-item>
        <text:list-item>
          <text:p text:style-name="P596">tell — говорить;</text:p>
        </text:list-item>
        <text:list-item>
          <text:p text:style-name="P596">warn — предупреждать;</text:p>
          <text:p text:style-name="P597"/>
        </text:list-item>
      </text:list>
      <text:p text:style-name="P355">I asked <text:span text:style-name="T477">Mike</text:span><text:span text:style-name="T4"> to call</text:span> me — Я попросил <text:span text:style-name="T477">Майка</text:span> <text:span text:style-name="T4">позвонить</text:span>.</text:p>
      <text:p text:style-name="P330">The guard warned <text:span text:style-name="T477">us</text:span> <text:span text:style-name="T4">not to cross</text:span> the line — Охранник предупредил <text:span text:style-name="T477">нас</text:span> <text:span text:style-name="T4">не пересекать</text:span> черту.</text:p>
      <text:p text:style-name="P330"/>
      <text:p text:style-name="P14">Инфинитив в разных ситуациях</text:p>
      <text:p text:style-name="P285"/>
      <text:p text:style-name="P308">Если после прилагательного идет инфинитив, то <text:span text:style-name="T516">прилагательное</text:span> будет наречием.</text:p>
      <text:p text:style-name="P32">He was <text:span text:style-name="T477">hard</text:span> <text:span text:style-name="T4">to deal</text:span> with — C ним было <text:span text:style-name="T477">трудно</text:span> <text:span text:style-name="T4">иметь дело</text:span>.</text:p>
      <text:p text:style-name="P32"/>
      <text:p text:style-name="P154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154"/>
      <text:p text:style-name="P63">He’s running home <text:span text:style-name="T4">to get</text:span> his wallet — Он бежит домой, <text:span text:style-name="T4">чтобы взять</text:span> бумажник.</text:p>
      <text:p text:style-name="P63">He had nobody <text:span text:style-name="T4">to talk</text:span> to — У него не было никого, <text:span text:style-name="T4">чтобы поговорить</text:span> (talk to — <text:span text:style-name="T517">это </text:span>связка).</text:p>
      <text:p text:style-name="P154"/>
      <text:p text:style-name="P155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32"/>
      <text:p text:style-name="P32"/>
      <text:p text:style-name="P685">Her parents took a loan <text:span text:style-name="T4">so that</text:span> <text:span text:style-name="T477">she could go to college</text:span> — </text:p>
      <text:p text:style-name="P330">Ее родители взяли деньги в долг, <text:span text:style-name="T4">чтобы</text:span> <text:span text:style-name="T477">она могла пойти учиться в колледж</text:span>.</text:p>
      <text:p text:style-name="P330"/>
      <text:p text:style-name="P285"><text:span text:style-name="T247">Ситуации, когда использу</text:span><text:span text:style-name="T248">ю</text:span><text:span text:style-name="T247">т </text:span><text:span text:style-name="T249">герунди</text:span><text:span text:style-name="T247">й</text:span></text:p>
      <text:p text:style-name="P142"/>
      <text:p text:style-name="P285"><text:span text:style-name="T123">Герундий </text:span><text:span text:style-name="T124">похож на</text:span><text:span text:style-name="T123"> причастие в русском языке (глагола с признаками прилагательного, </text:span></text:p>
      <text:p text:style-name="P285"><text:span text:style-name="T124">где ощущение глагола очень сильное</text:span><text:span text:style-name="T123">). Чаще всего он ставится после предлогов.</text:span></text:p>
      <text:p text:style-name="P392"/>
      <text:p text:style-name="P285"><text:span text:style-name="T378">Популярны</text:span><text:span text:style-name="T379">е</text:span><text:span text:style-name="T378"> связки глагол + предлог:</text:span></text:p>
      <text:list xml:id="list3243423143" text:style-name="L9">
        <text:list-item>
          <text:p text:style-name="P598">succeed in — преуспел в;</text:p>
        </text:list-item>
        <text:list-item>
          <text:p text:style-name="P598">insist on — настаивать на;</text:p>
        </text:list-item>
        <text:list-item>
          <text:p text:style-name="P598">think/<text:span text:style-name="T515">dream</text:span> of — размышлять/<text:span text:style-name="T515">мечтать</text:span> о;</text:p>
        </text:list-item>
        <text:list-item>
          <text:p text:style-name="P598">feel like — быть в настроении для;</text:p>
        </text:list-item>
        <text:list-item>
          <text:p text:style-name="P598">look forward to — <text:span text:style-name="T518">жать с нетерпением</text:span>;</text:p>
        </text:list-item>
      </text:list>
      <text:p text:style-name="P393"/>
      <text:p text:style-name="P32">I <text:span text:style-name="T4">feel like</text:span> flying, I’m so excited! — Я <text:span text:style-name="T4">чувствую, как будто</text:span> я летаю, я так взволнована!</text:p>
      <text:p text:style-name="P32">I’m <text:span text:style-name="T4">looking forward to</text:span> hearing from you — <text:span text:style-name="T4">Жду с нетерпением</text:span> информации от вас.</text:p>
      <text:p text:style-name="P393"/>
      <text:p text:style-name="P394">Популярные связки глагол + дополнение + предлог:</text:p>
      <text:list xml:id="list1123651024" text:style-name="L10">
        <text:list-item>
          <text:p text:style-name="P599">congratulate ... on — поздравить (кого-то) с;</text:p>
        </text:list-item>
        <text:list-item>
          <text:p text:style-name="P599">accuse ... of — обвинить (кого-то) в;</text:p>
        </text:list-item>
        <text:list-item>
          <text:p text:style-name="P599">suspect ... of — подозревать (кого-то) в;</text:p>
        </text:list-item>
        <text:list-item>
          <text:p text:style-name="P599">prevent ... from — предостеречь (кого-то) от;</text:p>
        </text:list-item>
        <text:list-item>
          <text:p text:style-name="P599">stop ... from — помешать (кому-то) в;</text:p>
        </text:list-item>
        <text:list-item>
          <text:p text:style-name="P599">forgive ... for — простить (кого-то) за;</text:p>
        </text:list-item>
      </text:list>
      <text:p text:style-name="P394"/>
      <text:p text:style-name="P356">I congratulate you on winning the competition — Я поздравляю тебя с победой в соревновании.</text:p>
      <text:p text:style-name="P356">He prevented me from taking a loan — Он предостерег меня от того, чтобы взять ссуду.</text:p>
      <text:p text:style-name="P356"/>
      <text:p text:style-name="P395">Популярные связки прилагательное + предлог:</text:p>
      <text:list xml:id="list2877168387" text:style-name="L11">
        <text:list-item>
          <text:p text:style-name="P600">afraid of — бояться (чего-то);</text:p>
        </text:list-item>
        <text:list-item>
          <text:p text:style-name="P600">fed up with — быть сытым по горло (из-за чего-то);</text:p>
        </text:list-item>
        <text:list-item>
          <text:p text:style-name="P600">good at — хорошо (что-то) делать;</text:p>
        </text:list-item>
        <text:list-item>
          <text:p text:style-name="P600">interested in — интересоваться (чем-то);</text:p>
        </text:list-item>
      </text:list>
      <text:p text:style-name="P395"/>
      <text:p text:style-name="P307"><text:span text:style-name="T406">I’m fed up with his sneaking </text:span><text:span text:style-name="T410">around </text:span><text:span text:style-name="T406">all the time </text:span><text:span text:style-name="T389">—</text:span><text:span text:style-name="T406"> </text:span></text:p>
      <text:p text:style-name="P307"><text:span text:style-name="T406">Меня достало, что он тут </text:span><text:span text:style-name="T407">постоянно</text:span><text:span text:style-name="T406"> крутится.</text:span></text:p>
      <text:p text:style-name="P358"/>
      <text:p text:style-name="P357">I’m interested in reading sci-fi — Мне интересно читать фантастику.</text:p>
      <text:p text:style-name="P357"/>
      <text:p text:style-name="P396">Устойчивые выр-я, в которых используется герундий:</text:p>
      <text:list xml:id="list3677146143" text:style-name="L12">
        <text:list-item>
          <text:p text:style-name="P601"><text:span text:style-name="T745">i</text:span>t`s no use/good — бесполезно, нет смысла;</text:p>
        </text:list-item>
        <text:list-item>
          <text:p text:style-name="P601"><text:span text:style-name="T745">i</text:span>t`s not worth — этого того не стоит;</text:p>
        </text:list-item>
        <text:list-item>
          <text:p text:style-name="P601"><text:span text:style-name="T745">t</text:span>here`s no point in — незачем это делать;</text:p>
        </text:list-item>
        <text:list-item>
          <text:p text:style-name="P601"><text:span text:style-name="T745">h</text:span>ave difficulty — иметь трудности;</text:p>
        </text:list-item>
        <text:list-item>
          <text:p text:style-name="P601">be busy — заниматься делом;</text:p>
        </text:list-item>
        <text:list-item>
          <text:p text:style-name="P601">a waste of money/time — это деньги на ветер / время впустую;</text:p>
        </text:list-item>
      </text:list>
      <text:p text:style-name="P396"/>
      <text:p text:style-name="P360">I earn a lot of money, so it’s not worth changing the job — </text:p>
      <text:p text:style-name="P360">Я зарабатываю много денег, так что не стоит менять работу.</text:p>
      <text:p text:style-name="P359"/>
      <text:p text:style-name="P359">Do you have difficulty remembering your childhood? — Тебе трудно вспомнить свое детство?</text:p>
      <text:p text:style-name="P359"><text:soft-page-break/>It’s a waste of time watching TV — Это пустая трата времени, смотреть телевизор.</text:p>
      <text:p text:style-name="P331">She is very busy launching her new project — Она слишком занята запуском нового проекта.</text:p>
      <text:p text:style-name="P331"/>
      <text:p text:style-name="P285"><text:span text:style-name="T390">Герундий с о</text:span><text:span text:style-name="T391">борот</text:span><text:span text:style-name="T390">ом</text:span><text:span text:style-name="T391"> </text:span><text:span text:style-name="T392">be/get</text:span><text:span text:style-name="T391"> used to</text:span></text:p>
      <text:p text:style-name="P397"/>
      <text:p text:style-name="P285"><text:span text:style-name="T353">Оборот </text:span><text:span text:style-name="T397">be used to</text:span><text:span text:style-name="T353"> означает «я привык», а </text:span><text:span text:style-name="T397">get used to</text:span><text:span text:style-name="T353"> </text:span><text:span text:style-name="T399">—</text:span><text:span text:style-name="T353"> «я привыкаю». </text:span><text:span text:style-name="T380">Как и в пассивном залоге, </text:span><text:span text:style-name="T409">be</text:span><text:span text:style-name="T380"> показывает состояние, а </text:span><text:span text:style-name="T409">get</text:span><text:span text:style-name="T380"> — процесс. </text:span><text:span text:style-name="T381">Чтобы подчеркнуть, что процесс формируется, </text:span><text:span text:style-name="T382">get </text:span><text:span text:style-name="T381">ставят</text:span><text:span text:style-name="T382"> в </text:span><text:span text:style-name="T383">форму</text:span><text:span text:style-name="T382"> Continuous.</text:span></text:p>
      <text:p text:style-name="P398"/>
      <text:p text:style-name="P361">I`m used to working hard — Я привык много работать.</text:p>
      <text:p text:style-name="P361"/>
      <text:p text:style-name="P361">I`m getting used to working hard — Я привыкаю много работать.</text:p>
      <text:p text:style-name="P285"><text:span text:style-name="T400">(</text:span><text:span text:style-name="T408">здесь </text:span><text:span text:style-name="T401">get в</text:span><text:span text:style-name="T400"> форме Continu</text:span><text:span text:style-name="T401">o</text:span><text:span text:style-name="T400">us, </text:span><text:span text:style-name="T408">поэтому он</text:span><text:span text:style-name="T400"> </text:span><text:span text:style-name="T411">дополнительно с </text:span><text:span text:style-name="T400">be </text:span><text:span text:style-name="T401">и окончанием</text:span><text:span text:style-name="T400"> -ing)</text:span></text:p>
      <text:p text:style-name="P371"/>
      <text:p text:style-name="P285"><text:span text:style-name="T393">Этот оборот не нужно путать с модальной конструкцией </text:span><text:span text:style-name="T417">used to</text:span><text:span text:style-name="T393">.</text:span></text:p>
      <text:p text:style-name="P372"/>
      <text:p text:style-name="P114"><text:span text:style-name="T353">I </text:span><text:span text:style-name="T439">am used to</text:span><text:span text:style-name="T353"> </text:span><text:span text:style-name="T433">drinking</text:span><text:span text:style-name="T353"> a lot of water — Я </text:span><text:span text:style-name="T439">привык</text:span><text:span text:style-name="T433"> пить</text:span><text:span text:style-name="T353"> много воды.</text:span></text:p>
      <text:p text:style-name="P285"><text:span text:style-name="T417">(после оборота всегда идет </text:span><text:span text:style-name="T418">герундий</text:span><text:span text:style-name="T417">)</text:span></text:p>
      <text:p text:style-name="P332"/>
      <text:p text:style-name="P114"><text:span text:style-name="T353">I </text:span><text:span text:style-name="T439">used to</text:span><text:span text:style-name="T353"> </text:span><text:span text:style-name="T433">drink</text:span><text:span text:style-name="T353"> a lot of coffee — </text:span><text:span text:style-name="T439">Раньше</text:span><text:span text:style-name="T353"> я </text:span><text:span text:style-name="T433">пил</text:span><text:span text:style-name="T353"> много кофе.</text:span></text:p>
      <text:p text:style-name="P332">(после модальной конструкции идет инфинитив)</text:p>
      <text:p text:style-name="P331"/>
      <text:p text:style-name="P408">Причасный оборот с герундием <text:span text:style-name="T519">(ing-clause)</text:span></text:p>
      <text:p text:style-name="P398"/>
      <text:p text:style-name="P399">Это неполноценное предложение, которое в русском языке выделяется запятыми.</text:p>
      <text:p text:style-name="P285"><text:span text:style-name="T384">В английском запятая </text:span><text:span text:style-name="T385">ставится если причисный оборот в первой половине предложения.</text:span></text:p>
      <text:p text:style-name="P399"/>
      <text:p text:style-name="P285"><text:span text:style-name="T402">David hurt his leg </text:span><text:span text:style-name="T426">playing football</text:span><text:span text:style-name="T402"> — Дэвид повредил ногу, </text:span><text:span text:style-name="T426">играя в футбол</text:span><text:span text:style-name="T402">.</text:span></text:p>
      <text:p text:style-name="P362"/>
      <text:p text:style-name="P64"><text:span text:style-name="T353">The driver saw a boy </text:span><text:span text:style-name="T439">running across the road</text:span><text:span text:style-name="T353"> and stopped the car immediately — </text:span></text:p>
      <text:p text:style-name="P64"><text:span text:style-name="T353">Водитель увидел ребенка, </text:span><text:span text:style-name="T439">бегущего через дорогу</text:span><text:span text:style-name="T353">, и быстро остановил машину.</text:span></text:p>
      <text:p text:style-name="P399"/>
      <text:p text:style-name="P398">Причастный оборот можно использовать вместе с союзами while и when.</text:p>
      <text:p text:style-name="P65"><text:span text:style-name="T353">David hurt his leg </text:span><text:span text:style-name="T439">while playing football</text:span><text:span text:style-name="T353"> – Дэвид повредил ногу, </text:span><text:span text:style-name="T439">когда играл в футбол</text:span><text:span text:style-name="T353">.</text:span></text:p>
      <text:p text:style-name="P371"/>
      <text:p text:style-name="P371"/>
      <text:p text:style-name="P412">Сложные предложения</text:p>
      <text:p text:style-name="P400"/>
      <text:p text:style-name="P401">Типы сложны<text:span text:style-name="T520">х</text:span> предложений в английском языке:</text:p>
      <text:p text:style-name="P401"/>
      <text:list xml:id="list1623763885" text:style-name="L13">
        <text:list-item>
          <text:p text:style-name="P602">сложноподчиненные предложения (complex sentences):</text:p>
          <text:list>
            <text:list-item>
              <text:p text:style-name="P602">условные предложения (if-clauses);</text:p>
            </text:list-item>
            <text:list-item>
              <text:p text:style-name="P602">придаточные поясняющие предложения (relative clauses);</text:p>
            </text:list-item>
            <text:list-item>
              <text:p text:style-name="P602">косвенная речь (reported speech);</text:p>
              <text:p text:style-name="P602"/>
            </text:list-item>
          </text:list>
        </text:list-item>
        <text:list-item>
          <text:p text:style-name="P602">сложносочиненные предложения <text:span text:style-name="T521">(compound sentences)</text:span>;</text:p>
        </text:list-item>
      </text:list>
      <text:p text:style-name="P426"/>
      <text:p text:style-name="P373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371"/>
      <text:p text:style-name="P679"/>
      <text:p text:style-name="P686">Условные предложения</text:p>
      <text:p text:style-name="P427"/>
      <text:p text:style-name="P286"><text:span text:style-name="T524">Условн</text:span><text:span text:style-name="T525">ое</text:span><text:span text:style-name="T524"> предложени</text:span><text:span text:style-name="T525">е</text:span><text:span text:style-name="T524"> 0</text:span><text:span text:style-name="T760">го</text:span><text:span text:style-name="T524"> типа описыва</text:span><text:span text:style-name="T525">е</text:span><text:span text:style-name="T524">т реальн</text:span><text:span text:style-name="T525">ую</text:span><text:span text:style-name="T524"> ситуаци</text:span><text:span text:style-name="T525">ю</text:span><text:span text:style-name="T524">. Обе части переводятся настоящим. В обеих частях глагол стоит в форме Present Simple.</text:span></text:p>
      <text:p text:style-name="P428"/>
      <text:p text:style-name="P66">If I <text:span text:style-name="T4">am</text:span> home, I always <text:span text:style-name="T4">watch</text:span> TV — Если я дома, я всегда смотрю ТВ.</text:p>
      <text:p text:style-name="P428"/>
      <text:p text:style-name="P429">Условное предложение 1<text:span text:style-name="T760">го</text:span> типа говорит о будущем. Обе части переводятся будущим. </text:p>
      <text:p text:style-name="P429">В условной части глагол <text:span text:style-name="T526">стоит </text:span>в Present Simple или Present Perfect.</text:p>
      <text:p text:style-name="P429"/>
      <text:p text:style-name="P430"><text:span text:style-name="T29">If I </text:span><text:span text:style-name="T68">am</text:span><text:span text:style-name="T29"> home tomorrow, I </text:span><text:span text:style-name="T68">will watch</text:span><text:span text:style-name="T29"> TV — Если я буду завтра дома, я посмотрю ТВ.</text:span></text:p>
      <text:p text:style-name="P68"/>
      <text:p text:style-name="P156">Условное предложение 2<text:span text:style-name="T760">го</text:span> типа описывает нереальные ситуации в настоящем или будущем.</text:p>
      <text:p text:style-name="P286"><text:span text:style-name="T125">В условной части глагол </text:span><text:span text:style-name="T126">стоит </text:span><text:span text:style-name="T127">в</text:span><text:span text:style-name="T126"> </text:span><text:span text:style-name="T128">Past Simple</text:span><text:span text:style-name="T129">, а главн</text:span><text:span text:style-name="T126">ая часть содержит would + инфинитив.</text:span></text:p>
      <text:p text:style-name="P68"/>
      <text:p text:style-name="P67">If I <text:span text:style-name="T4">were</text:span> home, I <text:span text:style-name="T4">would watch</text:span> TV — Если бы я был дома, я бы посмотрел ТВ.</text:p>
      <text:p text:style-name="P68"/>
      <text:p text:style-name="P157">Условное предложение 3<text:span text:style-name="T760">го</text:span> типа <text:span text:style-name="T527">выражает сожаление о прошлом (то, чего уже не изменишь).</text:span></text:p>
      <text:p text:style-name="P286"><text:span text:style-name="T126">Переводится также, как и 2й тип. Но в условной части глагол </text:span><text:span text:style-name="T127">стоит </text:span><text:span text:style-name="T126">в Past Perfect, </text:span></text:p>
      <text:p text:style-name="P158">а в главная часть содержит would + перфектный инфинитив.</text:p>
      <text:p text:style-name="P69"/>
      <text:p text:style-name="P430"><text:span text:style-name="T55">I</text:span><text:span text:style-name="T29">f I </text:span><text:span text:style-name="T68">had</text:span><text:span text:style-name="T29"> </text:span><text:span text:style-name="T68">been</text:span><text:span text:style-name="T29"> home yesterday, I </text:span><text:span text:style-name="T68">would</text:span><text:span text:style-name="T29"> </text:span><text:span text:style-name="T68">have</text:span><text:span text:style-name="T29"> </text:span><text:span text:style-name="T68">watched</text:span><text:span text:style-name="T29"> TV — </text:span></text:p>
      <text:p text:style-name="P67">Если бы я был дома вчера, я бы посмотрел телевизор (с сожалением)</text:p>
      <text:p text:style-name="P206"/>
      <text:p text:style-name="P286"><text:span text:style-name="T130">Условное предложение смешанного типа комбинирует в своих </text:span><text:span text:style-name="T131">частях</text:span><text:span text:style-name="T130"> </text:span><text:span text:style-name="T131">2й и 3й типы, </text:span></text:p>
      <text:p text:style-name="P286"><text:span text:style-name="T131">но по разному</text:span><text:span text:style-name="T130">. </text:span><text:span text:style-name="T131">В</text:span><text:span text:style-name="T132">сегда </text:span><text:span text:style-name="T133">описывает</text:span><text:span text:style-name="T132"> только нереальны</text:span><text:span text:style-name="T133">е</text:span><text:span text:style-name="T132"> ситуаци</text:span><text:span text:style-name="T133">и</text:span><text:span text:style-name="T132">.</text:span></text:p>
      <text:p text:style-name="P159"/>
      <text:p text:style-name="P33"><text:span text:style-name="T528">Herald </text:span><text:span text:style-name="T12">would have sent</text:span><text:span text:style-name="T528"> us a Christmas card if he </text:span><text:span text:style-name="T12">knew</text:span><text:span text:style-name="T528"> our address — Гарольд послал бы нам рождественскую открытку, если бы знал наш адрес </text:span><text:span text:style-name="T523">(if-часть 2й тип, главная — 3й тип)</text:span><text:span text:style-name="T528">.</text:span></text:p>
      <text:p text:style-name="P160"/>
      <text:p text:style-name="P33"><text:span text:style-name="T522">If I </text:span><text:span text:style-name="T13">had</text:span><text:span text:style-name="T523"> </text:span><text:span text:style-name="T13">studied</text:span><text:span text:style-name="T522"> better at school, I </text:span><text:span text:style-name="T13">wouldn`t work</text:span><text:span text:style-name="T522"> at McDonald’s now — Если бы я лучше учился </text:span></text:p>
      <text:p text:style-name="P333"><text:span text:style-name="T522">в школе, я бы сейчас не работал в Макдональдсе </text:span><text:span text:style-name="T523">(if-часть 3й тип, главная — 2й тип)</text:span><text:span text:style-name="T522">.</text:span></text:p>
      <text:p text:style-name="P333"/>
      <text:p text:style-name="P15"><text:span text:style-name="T134">С</text:span><text:span text:style-name="T100">лова unless и wish в условных предложениях</text:span></text:p>
      <text:p text:style-name="P161"/>
      <text:p text:style-name="P431"><text:span text:style-name="T100">Unless означает «если не». Им часто заменяют </text:span><text:span text:style-name="T135">связку </text:span><text:span text:style-name="T100">if not </text:span><text:span text:style-name="T136">в условных предложениях</text:span><text:span text:style-name="T100">.</text:span></text:p>
      <text:p text:style-name="P160"/>
      <text:p text:style-name="P348"><text:span text:style-name="T522">You can go home </text:span><text:span text:style-name="T14">if</text:span><text:span text:style-name="T522"> you </text:span><text:span text:style-name="T290">do</text:span><text:span text:style-name="T14"> n</text:span><text:span text:style-name="T15">o</text:span><text:span text:style-name="T14">t </text:span><text:span text:style-name="T290">want</text:span><text:span text:style-name="T522"> to stay / You can go home </text:span><text:span text:style-name="T14">unless</text:span><text:span text:style-name="T522"> you want to stay — </text:span></text:p>
      <text:p text:style-name="P363">Ты можешь идти домой, <text:span text:style-name="T4">если не</text:span> хочешь оставаться.</text:p>
      <text:p text:style-name="P348"/>
      <text:p text:style-name="P348"><text:span text:style-name="T14">If</text:span><text:span text:style-name="T522"> I was </text:span><text:span text:style-name="T14">n</text:span><text:span text:style-name="T16">o</text:span><text:span text:style-name="T14">t</text:span><text:span text:style-name="T522"> so hungry, I wouldn’t eat that food / </text:span><text:span text:style-name="T14">Unless</text:span><text:span text:style-name="T522"> I was so hungry, I wouldn’t eat that food — </text:span><text:span text:style-name="T14">Если</text:span><text:span text:style-name="T522"> бы я </text:span><text:span text:style-name="T14">не</text:span><text:span text:style-name="T522"> была такой голодной, я бы не ела эту еду.</text:span></text:p>
      <text:p text:style-name="P160"/>
      <text:p text:style-name="P286"><text:span text:style-name="T134">W</text:span><text:span text:style-name="T137">ish в прямом переводе означает «желаю», но в условных предложения оно вражает сожаление и переводится как «жаль</text:span><text:span text:style-name="T138"> </text:span><text:span text:style-name="T137">не».</text:span></text:p>
      <text:p text:style-name="P160"/>
      <text:p text:style-name="P364"><text:span text:style-name="T522">I </text:span><text:span text:style-name="T14">wish</text:span><text:span text:style-name="T522"> I earned </text:span><text:span text:style-name="T529">$</text:span><text:span text:style-name="T522">10 00</text:span><text:span text:style-name="T530">0</text:span><text:span text:style-name="T522"> in a month — </text:span><text:span text:style-name="T14">Жаль</text:span><text:span text:style-name="T522">, что я </text:span><text:span text:style-name="T14">не</text:span><text:span text:style-name="T522"> зарабатываю </text:span><text:span text:style-name="T529">$</text:span><text:span text:style-name="T522">10 </text:span><text:span text:style-name="T530">0</text:span><text:span text:style-name="T522">00 в месяц.</text:span></text:p>
      <text:p text:style-name="P286"><text:span text:style-name="T403">(досл. «Я бы желал разабатывать $10 0</text:span><text:span text:style-name="T404">0</text:span><text:span text:style-name="T403">0 в месяц»)</text:span></text:p>
      <text:p text:style-name="P364"/>
      <text:p text:style-name="P364"><text:span text:style-name="T522">I </text:span><text:span text:style-name="T290">wish</text:span><text:span text:style-name="T522"> I had </text:span><text:span text:style-name="T290">n</text:span><text:span text:style-name="T291">o</text:span><text:span text:style-name="T290">t</text:span><text:span text:style-name="T522"> eaten so much sushi yesterday — Жаль, что я съела вчера столько суши.</text:span></text:p>
      <text:p text:style-name="P365"><text:span text:style-name="T522">(</text:span>частица not, после had, инвертирует отрицание <text:span text:style-name="T531">в</text:span> wish)</text:p>
      <text:p text:style-name="P160"/>
      <text:p text:style-name="P286"><text:soft-page-break/><text:span text:style-name="T532">Когда</text:span><text:span text:style-name="T533"> хочется</text:span><text:span text:style-name="T534">, чтобы случилось </text:span><text:span text:style-name="T535">желаемое</text:span><text:span text:style-name="T534">, </text:span><text:span text:style-name="T533">можно использ.</text:span><text:span text:style-name="T534"> if only </text:span><text:span text:style-name="T533">+ глагол в Past Simple</text:span><text:span text:style-name="T534">.</text:span></text:p>
      <text:p text:style-name="P432">Также if only может заменять I wish (по смыслу почти одинаково).</text:p>
      <text:p text:style-name="P286"/>
      <text:p text:style-name="P33">If only we <text:span text:style-name="T534">could find</text:span> a taxi! — Эх, если бы мы могли найти такси! <text:span text:style-name="T533">(could вместо would)</text:span></text:p>
      <text:p text:style-name="P70"/>
      <text:p text:style-name="P162">Сожаления о настоящем: I wish + Past Simple (грамматика 2го типа).</text:p>
      <text:p text:style-name="P71">I wish I could fly like a bird — Жаль, что я не летаю, как птица.</text:p>
      <text:p text:style-name="P162"/>
      <text:p text:style-name="P162">Сожаления о прошлом: I wish + Past Perfect (грамматика 3го типа).</text:p>
      <text:p text:style-name="P71">I wish I had talked to Mike yesterday — Жаль, что я не поговорила с Майком вчера.</text:p>
      <text:p text:style-name="P162"/>
      <text:p text:style-name="P162">Сожаления о настоящем из-за другого человека: I wish + could + инфинитив.</text:p>
      <text:p text:style-name="P33"><text:span text:style-name="T536">I wish you could make me happy — </text:span><text:span text:style-name="T535">Ж</text:span><text:span text:style-name="T536">аль, что ты не можешь сделать меня счастливой.</text:span></text:p>
      <text:p text:style-name="P162"/>
      <text:p text:style-name="P286"><text:span text:style-name="T139">Сожаления о прошлом из-за другого человека: I wish + мод. глагол + перфектн. </text:span><text:span text:style-name="T140">и</text:span><text:span text:style-name="T139">нфинитив.</text:span></text:p>
      <text:p text:style-name="P71">I wish we could have worked it out — Жаль, что мы не смогли это уладить.</text:p>
      <text:p text:style-name="P162"/>
      <text:p text:style-name="P163">Когда хочется, чтобы кто-то выполнил желаемое в будущем: I wish + would + инфинитив.</text:p>
      <text:p text:style-name="P334">I wish you would stop smoking — Я бы хотела, чтобы ты перестал курить.</text:p>
      <text:p text:style-name="P334"/>
      <text:p text:style-name="P216">Придаточные определительные предложения</text:p>
      <text:p text:style-name="P164"/>
      <text:p text:style-name="P165">Это небольшие, поясняющие предложения, которые сообщают дополнительную </text:p>
      <text:p text:style-name="P165">информацию о человеке или предмете.</text:p>
      <text:p text:style-name="P165"/>
      <text:p text:style-name="P287"><text:span text:style-name="T141">Если к союзам who, wich, that относится предлог, то он </text:span><text:span text:style-name="T142">остается</text:span><text:span text:style-name="T141"> в конце придаточного предложения, </text:span><text:span text:style-name="T143">даже если сам союз выпадет.</text:span></text:p>
      <text:p text:style-name="P166"/>
      <text:p text:style-name="P303"><text:span text:style-name="T64">Do you know the </text:span><text:span text:style-name="T65">man</text:span><text:span text:style-name="T64"> (that) Tom is talking </text:span><text:span text:style-name="T78">to</text:span><text:span text:style-name="T64">? — Ты знаешь </text:span><text:span text:style-name="T65">мужика</text:span><text:span text:style-name="T64">, </text:span><text:span text:style-name="T78">с котор</text:span><text:span text:style-name="T79">ым</text:span><text:span text:style-name="T64"> говорит Том?</text:span></text:p>
      <text:p text:style-name="P72"/>
      <text:p text:style-name="P287"><text:span text:style-name="T188">Союзы whose, whom, where </text:span><text:span text:style-name="T189">могут</text:span><text:span text:style-name="T188"> не выпада</text:span><text:span text:style-name="T189">ть</text:span><text:span text:style-name="T188"> </text:span><text:span text:style-name="T189">если они нужны по смыслу.</text:span></text:p>
      <text:p text:style-name="P73"/>
      <text:p text:style-name="P73">It was the village where I wanted to meet my old age — Это была деревня, где я хотел</text:p>
      <text:p text:style-name="P74">встретить свою старость. (несмотря на то, что в придаточном предложение есть </text:p>
      <text:p text:style-name="P74">и подлежащее и сказуемое, союз where не убирают, т. к. он необходим по смыслу)</text:p>
      <text:p text:style-name="P73"/>
      <text:p text:style-name="P167">Союз whom — это формальный вариант слова who. В речи практичечески не используется.</text:p>
      <text:p text:style-name="P167">Этот союз появляется только в том случае, если перед <text:span text:style-name="T537">ним </text:span>будет стоять предлог. </text:p>
      <text:p text:style-name="P167"/>
      <text:p text:style-name="P73">The boy <text:span text:style-name="T4">with whom</text:span> we usually play football broke his leg last week — </text:p>
      <text:p text:style-name="P73">Мальчик, с которым мы обычно играем в футбол, сломал ногу на прошлой неделе.</text:p>
      <text:p text:style-name="P168"/>
      <text:p text:style-name="P433"><text:span text:style-name="T144">Е</text:span><text:span text:style-name="T100">сли предлог сместить в конец придаточного предложения, то whom превратиться </text:span></text:p>
      <text:p text:style-name="P169">в who и его можно будет убрать.</text:p>
      <text:p text:style-name="P168"/>
      <text:p text:style-name="P34"><text:span text:style-name="T537">The boy </text:span><text:span text:style-name="T331">(</text:span><text:span text:style-name="T332">who</text:span><text:span text:style-name="T331">) </text:span><text:span text:style-name="T330">we usually play football </text:span><text:span text:style-name="T333">with</text:span><text:span text:style-name="T537"> broke his leg last week — </text:span></text:p>
      <text:p text:style-name="P335"><text:span text:style-name="T537">Мальчик, </text:span><text:span text:style-name="T330">с которм мы обычно играем в футбол</text:span><text:span text:style-name="T537">, сломал ногу на прошлой неделе.</text:span></text:p>
      <text:p text:style-name="P335"/>
      <text:p text:style-name="P217">Косвенна речь</text:p>
      <text:p text:style-name="P217"/>
      <text:p text:style-name="P374"><text:span text:style-name="T538">Грамматически, </text:span>Present <text:span text:style-name="T539">меняется </text:span>на Past, <text:span text:style-name="T538">н</text:span><text:span text:style-name="T540">о перевод остается в настоящем.</text:span></text:p>
      <text:p text:style-name="P134"/>
      <text:p text:style-name="P287"><text:soft-page-break/><text:span text:style-name="T86">(</text:span><text:span text:style-name="T87">I live in </text:span><text:span text:style-name="T88">Bali</text:span><text:span text:style-name="T86">)</text:span><text:span text:style-name="T89"> </text:span><text:span text:style-name="T90">H</text:span><text:span text:style-name="T91">e said that he </text:span><text:span text:style-name="T71">lived</text:span><text:span text:style-name="T91"> in </text:span><text:span text:style-name="T88">Bali</text:span><text:span text:style-name="T91"> — Он сказал, что </text:span><text:span text:style-name="T71">живет</text:span><text:span text:style-name="T91"> </text:span><text:span text:style-name="T92">на</text:span><text:span text:style-name="T91"> </text:span><text:span text:style-name="T88">Бали</text:span><text:span text:style-name="T91">.</text:span></text:p>
      <text:p text:style-name="P287"><text:span text:style-name="T86">(</text:span><text:span text:style-name="T88">I am </text:span><text:span text:style-name="T93">flying</text:span><text:span text:style-name="T88"> to Bali</text:span><text:span text:style-name="T86">)</text:span><text:span text:style-name="T89"> </text:span><text:span text:style-name="T90">H</text:span><text:span text:style-name="T88">e said that he </text:span><text:span text:style-name="T72">was </text:span><text:span text:style-name="T73">flying</text:span><text:span text:style-name="T88"> to Bali — Он сказал, что </text:span><text:span text:style-name="T73">летит</text:span><text:span text:style-name="T88"> на Бали.</text:span></text:p>
      <text:p text:style-name="P374"><text:span text:style-name="T56">(</text:span><text:span text:style-name="T57">I have been to </text:span><text:span text:style-name="T58">Bali</text:span><text:span text:style-name="T56">)</text:span><text:span text:style-name="T59"> </text:span><text:span text:style-name="T60">H</text:span><text:span text:style-name="T61">e said that he </text:span><text:span text:style-name="T70">had been</text:span><text:span text:style-name="T61"> to </text:span><text:span text:style-name="T58">Bali</text:span><text:span text:style-name="T61"> — Он сказал, что </text:span><text:span text:style-name="T70">бывал</text:span><text:span text:style-name="T61"> на </text:span><text:span text:style-name="T58">Бали</text:span><text:span text:style-name="T61">.</text:span></text:p>
      <text:p text:style-name="P339"/>
      <text:p text:style-name="P375">Past Simple и Past Continuous меняются на Past Perfect и Past Perfect Continuous.</text:p>
      <text:p text:style-name="P375"/>
      <text:p text:style-name="P287"><text:span text:style-name="T56">(</text:span><text:span text:style-name="T57">I lived in </text:span><text:span text:style-name="T58">Bali</text:span><text:span text:style-name="T56">)</text:span><text:span text:style-name="T59"> </text:span><text:span text:style-name="T60">H</text:span><text:span text:style-name="T61">e said that he </text:span><text:span text:style-name="T70">had lived</text:span><text:span text:style-name="T61"> in </text:span><text:span text:style-name="T58">Bali</text:span><text:span text:style-name="T61"> — Он сказал, что </text:span><text:span text:style-name="T70">жил</text:span><text:span text:style-name="T61"> на </text:span><text:span text:style-name="T58">Bali</text:span><text:span text:style-name="T61">.</text:span></text:p>
      <text:p text:style-name="P375"><text:span text:style-name="T56">(</text:span><text:span text:style-name="T58">I was </text:span><text:span text:style-name="T62">flying</text:span><text:span text:style-name="T58"> to Bali</text:span><text:span text:style-name="T56">)</text:span><text:span text:style-name="T59"> </text:span><text:span text:style-name="T60">H</text:span><text:span text:style-name="T58">e said that he </text:span><text:span text:style-name="T72">had been </text:span><text:span text:style-name="T74">flying</text:span><text:span text:style-name="T58"> to Bali </text:span><text:span text:style-name="T29">—</text:span><text:span text:style-name="T58"> Он сказал, что </text:span><text:span text:style-name="T74">летел</text:span><text:span text:style-name="T58"> на Бали.</text:span></text:p>
      <text:p text:style-name="P340"/>
      <text:p text:style-name="P287"><text:span text:style-name="T145">Future</text:span><text:span text:style-name="T146"> меня</text:span><text:span text:style-name="T145">е</text:span><text:span text:style-name="T146">тся на Future-in-the-</text:span><text:span text:style-name="T147">P</text:span><text:span text:style-name="T146">ast. </text:span><text:span text:style-name="T145">(</text:span><text:span text:style-name="T148">вместо </text:span><text:span text:style-name="T145">will </text:span><text:span text:style-name="T148">будет</text:span><text:span text:style-name="T145"> would </text:span><text:span text:style-name="T148">и пр.</text:span><text:span text:style-name="T145">)</text:span></text:p>
      <text:p text:style-name="P375"><text:span text:style-name="T56">(</text:span><text:span text:style-name="T57">I will </text:span><text:span text:style-name="T62">fly</text:span><text:span text:style-name="T57"> to </text:span><text:span text:style-name="T58">Bali</text:span><text:span text:style-name="T56">)</text:span><text:span text:style-name="T59"> </text:span><text:span text:style-name="T60">H</text:span><text:span text:style-name="T57">e said that he </text:span><text:span text:style-name="T75">would </text:span><text:span text:style-name="T74">fly</text:span><text:span text:style-name="T57"> to </text:span><text:span text:style-name="T58">Bali</text:span><text:span text:style-name="T57"> — Он сказал, что </text:span><text:span text:style-name="T74">полетит</text:span><text:span text:style-name="T57"> на </text:span><text:span text:style-name="T58">Бали</text:span><text:span text:style-name="T57">.</text:span></text:p>
      <text:p text:style-name="P208"/>
      <text:p text:style-name="P288"><text:span text:style-name="T149">В </text:span><text:span text:style-name="T150">специальных </text:span><text:span text:style-name="T149">вопросах, предложение перестраивается в утвердительную форму. </text:span></text:p>
      <text:p text:style-name="P288"><text:span text:style-name="T149">Вопросительное слов</text:span><text:span text:style-name="T151">о</text:span><text:span text:style-name="T149"> сохраняется и ставится на место that.</text:span></text:p>
      <text:p text:style-name="P75"/>
      <text:p text:style-name="P75"><text:span text:style-name="T542">(</text:span>Who did you call?<text:span text:style-name="T542">)</text:span> <text:span text:style-name="T542">H</text:span>e asked me who I <text:span text:style-name="T4">had called</text:span> — <text:span text:style-name="T542">Он спросила, кому я </text:span><text:span text:style-name="T18">звонил</text:span><text:span text:style-name="T542">.</text:span></text:p>
      <text:p text:style-name="P288"><text:span text:style-name="T56">(</text:span><text:span text:style-name="T59">Why are you waiting here?</text:span><text:span text:style-name="T56">)</text:span><text:span text:style-name="T59"> </text:span><text:span text:style-name="T56">H</text:span><text:span text:style-name="T59">e asked why I </text:span><text:span text:style-name="T76">was waiting</text:span><text:span text:style-name="T59"> there - </text:span><text:span text:style-name="T56">Он спросил, почему я там </text:span><text:span text:style-name="T77">жду</text:span><text:span text:style-name="T203">.</text:span></text:p>
      <text:p text:style-name="P75"/>
      <text:p text:style-name="P170"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171"/>
      <text:p text:style-name="P76"><text:span text:style-name="T541">(</text:span>Do you like apples?<text:span text:style-name="T541">) </text:span>He asked <text:span text:style-name="T4">if</text:span> we <text:span text:style-name="T4">liked</text:span> apples — <text:span text:style-name="T541">Он спросил, </text:span><text:span text:style-name="T17">любим</text:span><text:span text:style-name="T541"> </text:span><text:span text:style-name="T17">ли</text:span><text:span text:style-name="T541"> мы яблоки.</text:span></text:p>
      <text:p text:style-name="P76"/>
      <text:p text:style-name="P76"><text:span text:style-name="T541">(</text:span>Have you seen Tom today?<text:span text:style-name="T541">) </text:span>Martha asked <text:span text:style-name="T4">if</text:span> I <text:span text:style-name="T4">had seen</text:span> Tom that day — </text:p>
      <text:p text:style-name="P336"><text:span text:style-name="T541">Марта спросила, </text:span><text:span text:style-name="T17">видел</text:span><text:span text:style-name="T541"> </text:span><text:span text:style-name="T17">ли</text:span><text:span text:style-name="T541"> я Тома в тот день.</text:span></text:p>
      <text:p text:style-name="P336"/>
      <text:p text:style-name="P218">Сложносочиненные предложения</text:p>
      <text:p text:style-name="P172"/>
      <text:p text:style-name="P172">Состоят из простых, равноправных предложений, которые связаны сочинительными союзами. Такие союзы называются coordinators:</text:p>
      <text:p text:style-name="P172"/>
      <text:list xml:id="list1476808734" text:style-name="L14">
        <text:list-item>
          <text:p text:style-name="P539">for — <text:span text:style-name="T545">потому что (синоним because)</text:span>;</text:p>
        </text:list-item>
        <text:list-item>
          <text:p text:style-name="P539">and — <text:span text:style-name="T545">и, а</text:span>;</text:p>
        </text:list-item>
        <text:list-item>
          <text:p text:style-name="P573"><text:span text:style-name="T152">nor — </text:span><text:span text:style-name="T153">и не (обычно передает двойное отрицание, «ни … ни»)</text:span><text:span text:style-name="T152">;</text:span></text:p>
        </text:list-item>
        <text:list-item>
          <text:p text:style-name="P539">but — <text:span text:style-name="T545">но</text:span>;</text:p>
        </text:list-item>
        <text:list-item>
          <text:p text:style-name="P539">or — <text:span text:style-name="T545">или, либо</text:span>;</text:p>
        </text:list-item>
        <text:list-item>
          <text:p text:style-name="P539">yet — <text:span text:style-name="T545">все же, однако</text:span>;</text:p>
        </text:list-item>
        <text:list-item>
          <text:p text:style-name="P539">so — <text:span text:style-name="T545">поэтому (синоним that`s why)</text:span>;</text:p>
        </text:list-item>
      </text:list>
      <text:p text:style-name="P172"/>
      <text:p text:style-name="P77">Cats are good pets, <text:span text:style-name="T4">for</text:span> they are clean and quiet — </text:p>
      <text:p text:style-name="P77">Кошки это хорошие домашние питомцы, <text:span text:style-name="T4">потому что</text:span> они чистые и тихие.</text:p>
      <text:p text:style-name="P77"/>
      <text:p text:style-name="P77">She had not complained to the social workers, <text:span text:style-name="T4">nor</text:span> to police — </text:p>
      <text:p text:style-name="P77">Она не обращалась с жалобами <text:span text:style-name="T4">ни</text:span> к социальным сотрудни<text:span text:style-name="T746">кам</text:span>, <text:span text:style-name="T4">ни</text:span> в полицию.</text:p>
      <text:p text:style-name="P77"/>
      <text:p text:style-name="P77">I<text:span text:style-name="T543">`</text:span>m counting my calories, <text:span text:style-name="T4">yet</text:span> I really want dessert — Я считаю калории, но <text:span text:style-name="T4">все же</text:span> хочу десерт.</text:p>
      <text:p text:style-name="P336"><text:span text:style-name="T543">He</text:span><text:span text:style-name="T544"> was busy, </text:span><text:span text:style-name="T19">so</text:span><text:span text:style-name="T544"> I went to the movies alone — </text:span><text:span text:style-name="T543">Он</text:span><text:span text:style-name="T544"> был занят, </text:span><text:span text:style-name="T19">так что</text:span><text:span text:style-name="T544"> я пошла в кино одна.</text:span></text:p>
      <text:p text:style-name="P336"/>
      <text:p text:style-name="P336"/>
      <text:p text:style-name="P682"/>
      <text:p text:style-name="P687">Вопросительные предложения</text:p>
      <text:p text:style-name="P173"/>
      <text:p text:style-name="P174">В английском языке существует правило: в каком времени задается вопрос, </text:p>
      <text:p text:style-name="P376">в таком времени должен быть и ответ.</text:p>
      <text:p text:style-name="P175"/>
      <text:p text:style-name="P289"><text:span text:style-name="T154">Разделительный вопрос </text:span><text:span text:style-name="T155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156">Корешок </text:span><text:span text:style-name="T157">обычно</text:span><text:span text:style-name="T156"> переводится словами переспроса: «да?», «правда?», «не так ли?»</text:span></text:p>
      <text:p text:style-name="P175"/>
      <text:p text:style-name="P78">You live in a big flat, don’t you? — Вы живете в большой квартире, да?</text:p>
      <text:p text:style-name="P35"/>
      <text:p text:style-name="P289"><text:span text:style-name="T164">Вопросы с отрицанием придают речи эмоциональную окраску. </text:span><text:span text:style-name="T165">В</text:span><text:span text:style-name="T164"> переводе удобно доб</text:span><text:span text:style-name="T165">авлять</text:span><text:span text:style-name="T164"> слово «разве» </text:span><text:span text:style-name="T165">или </text:span><text:span text:style-name="T164">«ли». Отвечают на такие вопросы обычно одним словом — yes или no.</text:span></text:p>
      <text:p text:style-name="P176"/>
      <text:p text:style-name="P79">Don’t you want to help? — Разве ты не хочешь помочь?</text:p>
      <text:p text:style-name="P79">Wouldn’t it be better to go home now? — Не лучше ли пойти сейчас домой?</text:p>
      <text:p text:style-name="P35">Why do they never help? — Почему они никогда не помогают? <text:span text:style-name="T546">(возмущение)</text:span></text:p>
      <text:p text:style-name="P35"/>
      <text:p text:style-name="P177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547">Порядок слов как в утверждении.</text:span></text:p>
      <text:p text:style-name="P177"/>
      <text:p text:style-name="P80">Did you hear that Maria is getting married? <text:span text:style-name="T477">Maria’s getting married?</text:span> — </text:p>
      <text:p text:style-name="P80">Ты слышал, что Мария выходит замуж? <text:span text:style-name="T477">Мария выходит замуж?</text:span><text:span text:style-name="T328"> (переспр</text:span><text:span text:style-name="T337">ашивает</text:span><text:span text:style-name="T328">)</text:span></text:p>
      <text:p text:style-name="P143"/>
      <text:p text:style-name="P289"><text:span text:style-name="T158">Иногда </text:span><text:span text:style-name="T159">эхо-</text:span><text:span text:style-name="T158">вопросы сокращают </text:span><text:span text:style-name="T159">так</text:span><text:span text:style-name="T158">, что остается лишь вопросительное слово </text:span></text:p>
      <text:p text:style-name="P178">и несколько поясняющих слов.</text:p>
      <text:p text:style-name="P178"/>
      <text:p text:style-name="P81">Honey, I paid $5000 for this dress. <text:span text:style-name="T549">You what?</text:span> — </text:p>
      <text:p text:style-name="P289"><text:span text:style-name="T63">Дорогой, я заплатила за это платье 5000 долларов. </text:span><text:span text:style-name="T551">Чтоо</text:span><text:span text:style-name="T553">оо</text:span><text:span text:style-name="T551">о</text:span><text:span text:style-name="T552">?</text:span><text:span text:style-name="T562"> </text:span><text:span text:style-name="T563">(О_О)</text:span></text:p>
      <text:p text:style-name="P81"/>
      <text:p text:style-name="P289"><text:span text:style-name="T160">В</text:span><text:span text:style-name="T161"> сложно</text:span><text:span text:style-name="T162">м</text:span><text:span text:style-name="T161"> предложении, </text:span><text:span text:style-name="T160">вопросительной может быть только главная часть</text:span><text:span text:style-name="T161">. </text:span></text:p>
      <text:p text:style-name="P289"><text:span text:style-name="T161">В придаточной части поря</text:span><text:span text:style-name="T162">д</text:span><text:span text:style-name="T161">ок слов всегда</text:span><text:span text:style-name="T163"> </text:span><text:span text:style-name="T161">утвердительны</text:span><text:span text:style-name="T160">й</text:span><text:span text:style-name="T161">.</text:span></text:p>
      <text:p text:style-name="P143"/>
      <text:p text:style-name="P179">1) Условные предложения и предложения с wish.</text:p>
      <text:p text:style-name="P179"/>
      <text:p text:style-name="P35">Will you learn a lot if you read this chapter? - Вы многое узнаете, если прочитаете эту главу?</text:p>
      <text:p text:style-name="P35">Do you wish you earned <text:span text:style-name="T747">$</text:span>10000 in a month? — Ты бы хотел зарабатывать <text:span text:style-name="T671">$</text:span>10000 в месяц?</text:p>
      <text:p text:style-name="P143"/>
      <text:p text:style-name="P179">2) Придаточные определительные предложения.</text:p>
      <text:p text:style-name="P82"/>
      <text:p text:style-name="P83">Do you still have the report you promised me? — </text:p>
      <text:p text:style-name="P83">У тебя все еще есть тот доклад, который ты мне обещал?</text:p>
      <text:p text:style-name="P82"/>
      <text:p text:style-name="P179">3) Сложные предложения с that-clause и косвенная речь.</text:p>
      <text:p text:style-name="P179"/>
      <text:p text:style-name="P82">Does he agree that Mary is a liar? — Он согласен, что Мэри врет? </text:p>
      <text:p text:style-name="P82">(that-clause — это обычное предложение, с that)</text:p>
      <text:p text:style-name="Standard"/>
      <text:p text:style-name="Standard"/>
      <text:p text:style-name="P683"/>
      <text:p text:style-name="P688">Формальное подлежащее</text:p>
      <text:p text:style-name="P181"/>
      <text:p text:style-name="P309"><text:span text:style-name="T186">Сымы</text:span><text:span text:style-name="T190">ми</text:span><text:span text:style-name="T167"> популярны</text:span><text:span text:style-name="T166">ми </text:span><text:span text:style-name="T167">являются: it и there. Также в этой роли могут выступать </text:span></text:p>
      <text:p text:style-name="P182">слова: you, they, this, that, here.</text:p>
      <text:p text:style-name="P181"/>
      <text:p text:style-name="P143"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p>
      <text:p text:style-name="P181"/>
      <text:p text:style-name="P84"><text:span text:style-name="T4">There is</text:span> a new restaurant near here — Недалеко <text:span text:style-name="T4">есть</text:span> новый ресторан.</text:p>
      <text:p text:style-name="P181"/>
      <text:p text:style-name="P181">Если нужно сказать, что чего-то нет или <text:span text:style-name="T672">что-то </text:span>не находится в каком-то месте, </text:p>
      <text:p text:style-name="P181">то используется связка there + be + no или there + be + not + any.</text:p>
      <text:p text:style-name="P181"/>
      <text:p text:style-name="P35"><text:span text:style-name="T20">T</text:span><text:span text:style-name="T21">here are no</text:span><text:span text:style-name="T673"> customers this time / </text:span><text:span text:style-name="T20">T</text:span><text:span text:style-name="T21">here aren’t any</text:span><text:span text:style-name="T673"> customers this time — </text:span></text:p>
      <text:p text:style-name="P35"><text:span text:style-name="T674">В</text:span><text:span text:style-name="T673"> это время </text:span><text:span text:style-name="T21">нет</text:span><text:span text:style-name="T673"> посетителей.</text:span></text:p>
      <text:p text:style-name="P181"/>
      <text:p text:style-name="P289"><text:span text:style-name="T167">П</text:span><text:span text:style-name="T168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183"/>
      <text:p text:style-name="P85"><text:span text:style-name="T268">There must be</text:span> a mistake — Здесь, <text:span text:style-name="T268">похоже</text:span>, ошибка.</text:p>
      <text:p text:style-name="P85"><text:span text:style-name="T268">There must have been</text:span> somebody at home — Кто-то, <text:span text:style-name="T268">должно быть</text:span>, находился в доме.</text:p>
      <text:p text:style-name="P85"/>
      <text:p text:style-name="P184">It может указывать не только на существительное (объект), но и на прилагательное, </text:p>
      <text:p text:style-name="P289"><text:span text:style-name="T169">а также идти в связке с любым глаголом. </text:span><text:span text:style-name="T166">Им</text:span><text:span text:style-name="T169"> часто заменяет существительное о котором говорилось ранее. Иногда </text:span><text:span text:style-name="T195">it </text:span><text:span text:style-name="T169">переводится как «это», но чаще «он/</text:span><text:span text:style-name="T166">она</text:span><text:span text:style-name="T169">» </text:span><text:span text:style-name="T166">или вообще выпадает</text:span><text:span text:style-name="T169">.</text:span></text:p>
      <text:p text:style-name="P184"/>
      <text:p text:style-name="P184">We bought pizza. <text:span text:style-name="T4">It was</text:span> very tasty — Мы купили пиццу. <text:span text:style-name="T4">Она была</text:span> очень вкусной.</text:p>
      <text:p text:style-name="P184">(it заменяет слово «pizza», <text:span text:style-name="T675">о которой говорилось ранее</text:span>)</text:p>
      <text:p text:style-name="P184"/>
      <text:p text:style-name="P184"><text:span text:style-name="T676">Также </text:span><text:span text:style-name="T748">i</text:span>t используют, когда говорят о времене, погоде или дистанции. Если it стоит в связке </text:p>
      <text:p text:style-name="P289">с прилагательным, то это означает состояние (<text:span text:style-name="T675">i</text:span>t is <text:span text:style-name="T675">nice, it is good</text:span>).</text:p>
      <text:p text:style-name="P184"/>
      <text:p text:style-name="P86">I think it’s going to rain — Я думаю, что пойдет дождь.</text:p>
      <text:p text:style-name="P86">What time is it? It’s 10 o’clock — Сколько времени? Сейчас 10 часов.</text:p>
      <text:p text:style-name="P86">Let’s walk home. <text:span text:style-name="T675">N</text:span>o, it’s too far — Давай пойдем домой пешком. <text:span text:style-name="T675">Н</text:span>ет, это слишком далеко.</text:p>
      <text:p text:style-name="P86">It was nice to talk to you. — Было приятно поговорить с вами.</text:p>
      <text:p text:style-name="P184"/>
      <text:p text:style-name="P289"><text:span text:style-name="T166">It можно встретить в предложениях с пассивным залогом. </text:span><text:span text:style-name="T191">It</text:span><text:span text:style-name="T166"> часто входит в состав устойчивых выражений, а также стоит перед некоторыми глаголами (it seems, it appears).</text:span></text:p>
      <text:p text:style-name="P184"/>
      <text:p text:style-name="P185">Устойчивые выражения с it:</text:p>
      <text:list xml:id="list1308347296" text:style-name="L15">
        <text:list-item>
          <text:p text:style-name="P540">it takes — это занимает (столько-то времени);</text:p>
        </text:list-item>
        <text:list-item>
          <text:p text:style-name="P540">get it — понятно;</text:p>
        </text:list-item>
        <text:list-item>
          <text:p text:style-name="P540">get over it — преодолеть неприятную ситуацию;</text:p>
        </text:list-item>
        <text:list-item>
          <text:p text:style-name="P540">make it — удалось (достичь цели);</text:p>
        </text:list-item>
        <text:list-item>
          <text:p text:style-name="P540">I`m on it — я в процессе (работаю над этим);</text:p>
        </text:list-item>
        <text:list-item>
          <text:p text:style-name="P540">take it or leave it — саглащайся или уходи (торг не уместен);</text:p>
        </text:list-item>
        <text:list-item>
          <text:p text:style-name="P540">use it or lose it — используй (это умение) или потеряешь;</text:p>
        </text:list-item>
        <text:list-item>
          <text:p text:style-name="P540">it takes two to tango — делить ответственность на двоих (оба виноваты);</text:p>
        </text:list-item>
      </text:list>
      <text:p text:style-name="P186"/>
      <text:p text:style-name="P35"><text:soft-page-break/>It takes me 30 minutes to get home — У меня занимает 30 минут, чтобы добраться до дома.</text:p>
      <text:p text:style-name="P35">Do you get what I’m saying? Yes, I get it — Вам понятно, что я говорю? Да, понятно.</text:p>
      <text:p text:style-name="P35">I’ve had time to get over it — У меня было время прийти в себя (пережить это).</text:p>
      <text:p text:style-name="P35">I’m so happy you could make it — Я так рад, что у тебя получилось.</text:p>
      <text:p text:style-name="P35">I’m on it, but we’ve got another problem — Я этим занимаюсь, но у нас тут еще одна проблем.</text:p>
      <text:p text:style-name="P35"/>
      <text:p text:style-name="P665">It takes two to tango, so Peter and Nick are both responsible for the damage — </text:p>
      <text:p text:style-name="P665">Виноваты оба, так что и Питер, и Ник несут ответственность за ущерб.</text:p>
      <text:p text:style-name="P289"/>
      <text:p text:style-name="P289"><text:span text:style-name="T735">You</text:span>, <text:span text:style-name="T677">как</text:span> формально<text:span text:style-name="T677">е</text:span> подлежаще<text:span text:style-name="T677">е,</text:span> используется <text:span text:style-name="T677">для</text:span> обращение к любому человеку.</text:p>
      <text:p text:style-name="P187">Часто это какие-то инструкции или рекомендации. Здесь you не переводится.</text:p>
      <text:p text:style-name="P87"/>
      <text:p text:style-name="P87">You can burn your hand if you put it in fire — Можно обжечь руку, если засунуть ее в огонь.</text:p>
      <text:p text:style-name="P87">In order to login you must be registered - Для того чтобы войти, нужно зарегистрироваться.</text:p>
      <text:p text:style-name="P87"/>
      <text:p text:style-name="P187">They как формальное подлежащее часто встречается в связке they say. </text:p>
      <text:p text:style-name="P289"><text:span text:style-name="T194">По аналогии с you, имеется ввиду не какие-то конкретные люди, а </text:span><text:span text:style-name="T196">все </text:span><text:span text:style-name="T194">люди </text:span><text:span text:style-name="T196">в общем</text:span><text:span text:style-name="T194">. </text:span></text:p>
      <text:p text:style-name="P87"/>
      <text:p text:style-name="P87">They say that winter will be cold — Говорят, что зима будет холодной.</text:p>
      <text:p text:style-name="P87">They say this old house is haunted — Говорят, что этот старый дом населен призраками.</text:p>
      <text:p text:style-name="P187"/>
      <text:p text:style-name="P289"><text:span text:style-name="T192">Связка t</text:span><text:span text:style-name="T170">hat </text:span><text:span text:style-name="T192">is</text:span><text:span text:style-name="T170"> </text:span><text:span text:style-name="T192">часто</text:span><text:span text:style-name="T170"> </text:span><text:span text:style-name="T171">встречается в</text:span><text:span text:style-name="T170"> </text:span><text:span text:style-name="T193">разговоре,</text:span><text:span text:style-name="T170"> </text:span><text:span text:style-name="T171">в значении</text:span><text:span text:style-name="T170"> «это» </text:span><text:span text:style-name="T193">либо вообще выпадает</text:span><text:span text:style-name="T170">:</text:span></text:p>
      <text:p text:style-name="P289"/>
      <text:p text:style-name="P87">Wow, that’s great/awesome/wonderful! — Ух ты, отлично/<text:span text:style-name="T678">с</text:span>упер/<text:span text:style-name="T678">в</text:span>еликолепно!</text:p>
      <text:p text:style-name="P87">That’s OK — Всё в порядке. That’s not fair — Это не честно.</text:p>
      <text:p text:style-name="P188"/>
      <text:p text:style-name="P310"><text:span text:style-name="T194">Here, как формальное подлежащее,</text:span><text:span text:style-name="T165"> </text:span><text:span text:style-name="T194">встречается </text:span><text:span text:style-name="T193">в следующих</text:span><text:span text:style-name="T165"> </text:span><text:span text:style-name="T193">устойчивых </text:span><text:span text:style-name="T194">связках:</text:span></text:p>
      <text:p text:style-name="P187"/>
      <text:p text:style-name="P87"><text:span text:style-name="T672">H</text:span>ere <text:span text:style-name="T679">it is / </text:span><text:span text:style-name="T672">H</text:span><text:span text:style-name="T679">ere you are — </text:span><text:span text:style-name="T672">В</text:span><text:span text:style-name="T679">от (когда </text:span><text:span text:style-name="T749">вам</text:span><text:span text:style-name="T679"> что-то дают);</text:span></text:p>
      <text:p text:style-name="P87"><text:span text:style-name="T672">H</text:span><text:span text:style-name="T679">ere it comes — </text:span><text:span text:style-name="T672">В</text:span><text:span text:style-name="T679">от оно, началось (когда что-то надвигается);</text:span></text:p>
      <text:p text:style-name="P87"><text:span text:style-name="T447">H</text:span><text:span text:style-name="T446">ere they are — </text:span><text:span text:style-name="T447">В</text:span><text:span text:style-name="T446">от они (когда кого-то искали и нашли);</text:span></text:p>
      <text:p text:style-name="P377"/>
      <text:p text:style-name="P377"/>
      <text:p text:style-name="P290"><text:span text:style-name="T680">Д</text:span><text:span text:style-name="T681">ополнени</text:span><text:span text:style-name="T682">я</text:span></text:p>
      <text:p text:style-name="P209"/>
      <text:p text:style-name="P210">В английском языке дополнение переводится как «object». Дополнений бывает 3 вида:</text:p>
      <text:list xml:id="list3679285974" text:style-name="L16">
        <text:list-item>
          <text:p text:style-name="P541">direct object — прямое дополнение;</text:p>
        </text:list-item>
        <text:list-item>
          <text:p text:style-name="P541">indirect object — непрямое дополнение;</text:p>
        </text:list-item>
        <text:list-item>
          <text:p text:style-name="P541">object of the preposition — дополнение с предлогом;</text:p>
        </text:list-item>
      </text:list>
      <text:p text:style-name="P189"/>
      <text:p text:style-name="P290"><text:span text:style-name="T172">Прямое дополнение отвечает на вопрос «</text:span><text:span text:style-name="T173">что</text:span><text:span text:style-name="T172">?», «</text:span><text:span text:style-name="T173">кого</text:span><text:span text:style-name="T172">?». </text:span><text:span text:style-name="T174">Оно дополняет по смыслу глагол. </text:span><text:span text:style-name="T172">Перед </text:span><text:span text:style-name="T173">ним</text:span><text:span text:style-name="T172"> не бывает предлогов. </text:span><text:span text:style-name="T173">Но при переводе предлоги могут появиться. </text:span></text:p>
      <text:p text:style-name="P190"/>
      <text:p text:style-name="P89">Sandra likes <text:span text:style-name="T4">chocolate cake</text:span> — Сандра любит <text:span text:style-name="T4">шоколадный торт</text:span>.</text:p>
      <text:p text:style-name="P89">Kira saw <text:span text:style-name="T4">Ann</text:span> through the window — Кира увидела <text:span text:style-name="T4">Аню</text:span> через окно.</text:p>
      <text:p text:style-name="P88"><text:span text:style-name="T445">Angela played </text:span><text:span text:style-name="T433">the piano</text:span><text:span text:style-name="T445">. — Анжела играла </text:span><text:span text:style-name="T433">на пианино</text:span><text:span text:style-name="T445">.</text:span></text:p>
      <text:p text:style-name="P377"/>
      <text:p text:style-name="P290"><text:span text:style-name="T175">А</text:span><text:span text:style-name="T173">нглийская логика: «Анжела использовала </text:span><text:span text:style-name="T251">что</text:span><text:span text:style-name="T173">?» → пианино.</text:span></text:p>
      <text:p text:style-name="P180"><text:span text:style-name="T445">Русская логика: «Анжела играла </text:span><text:span text:style-name="T449">на чем</text:span><text:span text:style-name="T445">?» → на пианино.</text:span></text:p>
      <text:p text:style-name="P434"/>
      <text:p text:style-name="P434">Непрямое дополнение отвечает на вопрос «кому?». Оно дополняет по смыслу прямое дополнение и без него не используется. Всегда стоит между глаголом и прямым дополнен.</text:p>
      <text:p text:style-name="P434"><text:soft-page-break/><text:span text:style-name="T29">They </text:span><text:span text:style-name="T97">sent</text:span><text:span text:style-name="T29"> </text:span><text:span text:style-name="T68">him</text:span><text:span text:style-name="T29"> </text:span><text:span text:style-name="T97">a present</text:span><text:span text:style-name="T29">. — Они </text:span><text:span text:style-name="T97">послали</text:span><text:span text:style-name="T29"> </text:span><text:span text:style-name="T68">ему</text:span><text:span text:style-name="T29"> </text:span><text:span text:style-name="T97">подарок</text:span><text:span text:style-name="T29">.</text:span></text:p>
      <text:p text:style-name="P90">Dad <text:span text:style-name="T477">made</text:span> <text:span text:style-name="T4">his son</text:span> <text:span text:style-name="T477">a sandwich</text:span>. — Папа <text:span text:style-name="T477">сделал</text:span> <text:span text:style-name="T4">своему сыну</text:span> <text:span text:style-name="T477">бутерброд</text:span>.</text:p>
      <text:p text:style-name="P90">Mom <text:span text:style-name="T477">read</text:span> <text:span text:style-name="T4">Katie</text:span> <text:span text:style-name="T477">a book</text:span>. — Мама <text:span text:style-name="T477">читала</text:span> <text:span text:style-name="T4">Кэти</text:span> <text:span text:style-name="T477">книгу</text:span>.</text:p>
      <text:p text:style-name="P191"/>
      <text:p text:style-name="P290"><text:span text:style-name="T176">Дополнение с предлогом помогает конкретизировать информацию. </text:span><text:span text:style-name="T177">И</text:span><text:span text:style-name="T176">спользу</text:span><text:span text:style-name="T177">ется</text:span><text:span text:style-name="T176"> когда после связки «глагол + предлог», фраза остается не полной по смыслу. Если </text:span><text:span text:style-name="T177">же</text:span><text:span text:style-name="T176"> </text:span></text:p>
      <text:p text:style-name="P290"><text:span text:style-name="T176">«глагол + предлог» не требу</text:span><text:span text:style-name="T177">ю</text:span><text:span text:style-name="T176">т пояснений, то это </text:span><text:span text:style-name="T197">будет </text:span><text:span text:style-name="T176">фразовый глагол.</text:span></text:p>
      <text:p text:style-name="P191"/>
      <text:p text:style-name="P36"><text:span text:style-name="T686">I am </text:span><text:span text:style-name="T478">thinking</text:span><text:span text:style-name="T335"> </text:span><text:span text:style-name="T334">about</text:span><text:span text:style-name="T22"> your idea</text:span><text:span text:style-name="T686"> — Я </text:span><text:span text:style-name="T478">обдумываю</text:span><text:span text:style-name="T686"> </text:span><text:span text:style-name="T22">твою</text:span><text:span text:style-name="T686"> </text:span><text:span text:style-name="T22">идею</text:span><text:span text:style-name="T292">.</text:span></text:p>
      <text:p text:style-name="P116"><text:span text:style-name="T688">(фраза «I am thinking about» неполная и требует указать, то, о чем думаю</text:span><text:span text:style-name="T689">т</text:span><text:span text:style-name="T688">)</text:span></text:p>
      <text:p text:style-name="P232"/>
      <text:p text:style-name="P232">Глаголы, которые требуют 2х дополнений: give, lend, pass, send, show.</text:p>
      <text:p text:style-name="P273"><text:span text:style-name="T100">Стандартный способ </text:span><text:span text:style-name="T178">их </text:span><text:span text:style-name="T100">расположения: verb + непрямое дополнение + прямое дополние.</text:span></text:p>
      <text:p text:style-name="P232">Альтернативные способ: verb + прямое дополнение + дополнение с предлогом to.</text:p>
      <text:p text:style-name="P232"/>
      <text:p text:style-name="P674"><text:span text:style-name="T686">He lent me money — </text:span><text:span text:style-name="T687">Он одолжил мне ден</text:span><text:span text:style-name="T750">ег</text:span><text:span text:style-name="T687">. </text:span></text:p>
      <text:p text:style-name="P674"><text:span text:style-name="T450">He lent money to me — </text:span><text:span text:style-name="T451">Он одолжил денег мне.</text:span></text:p>
      <text:p text:style-name="P115"><text:span text:style-name="T451"/></text:p>
      <text:p text:style-name="P115"><text:span text:style-name="T451"/></text:p>
      <text:p text:style-name="P221"><text:span text:style-name="T684">Обстоятельств</text:span><text:span text:style-name="T685">а</text:span></text:p>
      <text:p text:style-name="P229"/>
      <text:p text:style-name="P233"><text:span text:style-name="T690">Обстоятельство — э</text:span>то слово или группа слов, которые характеризуют действие. <text:s/></text:p>
      <text:p text:style-name="P304"><text:span text:style-name="T394">Е</text:span><text:span text:style-name="T395">сли обстоятельство выражается одним словом, то это будет наречие.</text:span></text:p>
      <text:p text:style-name="P381"/>
      <text:p text:style-name="P304"><text:span text:style-name="T396">О</text:span><text:span text:style-name="T204">бстоятельство места — отвечает на вопрос «где?». </text:span><text:span text:style-name="T205">(</text:span><text:span text:style-name="T206">стоит после глагола</text:span><text:span text:style-name="T205">)</text:span></text:p>
      <text:p text:style-name="P304"><text:span text:style-name="T244">О</text:span><text:span text:style-name="T204">бстоятельство времени — отвечает на вопрос «когда?». </text:span><text:span text:style-name="T205">(стоит в конце или в начале)</text:span></text:p>
      <text:p text:style-name="P304"><text:span text:style-name="T244">О</text:span><text:span text:style-name="T204">бстоятельство </text:span><text:span text:style-name="T207">способа действия</text:span><text:span text:style-name="T204"> — отвечает на вопрос «как?».</text:span></text:p>
      <text:p text:style-name="P137"/>
      <text:p text:style-name="P117"><text:span text:style-name="T328">My friend lives </text:span><text:span text:style-name="T477">in Washington</text:span><text:span text:style-name="T328"> — Мой друг живет </text:span><text:span text:style-name="T477">в Вашингтоне</text:span><text:span text:style-name="T328">. </text:span><text:span text:style-name="T336">(где?)</text:span></text:p>
      <text:p text:style-name="P117"><text:span text:style-name="T336">People sleep </text:span><text:span text:style-name="T479">at night</text:span><text:span text:style-name="T336"> — Люди спят </text:span><text:span text:style-name="T479">ночью</text:span><text:span text:style-name="T336">. (когда?)</text:span></text:p>
      <text:p text:style-name="P117"><text:span text:style-name="T328">I speak English </text:span><text:span text:style-name="T477">well</text:span><text:span text:style-name="T328"> — Я </text:span><text:span text:style-name="T477">хорошо</text:span><text:span text:style-name="T328"> говорю по-английски. </text:span><text:span text:style-name="T336">(как?)</text:span></text:p>
      <text:p text:style-name="P138"/>
      <text:p text:style-name="P290"><text:span text:style-name="T254">Также </text:span><text:span text:style-name="T255">обстоятельство может</text:span><text:span text:style-name="T254"> поясня</text:span><text:span text:style-name="T255">ть</text:span><text:span text:style-name="T254"> причину дейст</text:span><text:span text:style-name="T256">в</text:span><text:span text:style-name="T254">ия и </text:span><text:span text:style-name="T256">показыва</text:span><text:span text:style-name="T255">ть</text:span><text:span text:style-name="T256"> его </text:span><text:span text:style-name="T254">цель. </text:span></text:p>
      <text:p text:style-name="P290"><text:span text:style-name="T255">В этом случае оно </text:span><text:span text:style-name="T257">может</text:span><text:span text:style-name="T255"> выражаться </text:span><text:span text:style-name="T258">инфинитивом и </text:span><text:span text:style-name="T259">другими словами</text:span><text:span text:style-name="T255">.</text:span></text:p>
      <text:p text:style-name="P138"/>
      <text:p text:style-name="P290"><text:span text:style-name="T94">This happened </text:span><text:span text:style-name="T96">because of you</text:span><text:span text:style-name="T94">! — Это случилось </text:span><text:span text:style-name="T96">из-за тебя</text:span><text:span text:style-name="T94">! (</text:span><text:span text:style-name="T95">поясняет </text:span><text:span text:style-name="T94">причин</text:span><text:span text:style-name="T95">у</text:span><text:span text:style-name="T94">)</text:span></text:p>
      <text:p text:style-name="P36"><text:span text:style-name="T293">I stood up </text:span><text:span text:style-name="T480">to shake</text:span><text:span text:style-name="T293"> his hand — Я встал, </text:span><text:span text:style-name="T480">чтобы пожать</text:span><text:span text:style-name="T293"> ему руку </text:span><text:span text:style-name="T294">(</text:span><text:span text:style-name="T295">показывает </text:span><text:span text:style-name="T294">цель)</text:span></text:p>
      <text:p text:style-name="P118"/>
      <text:p text:style-name="P118"/>
      <text:p text:style-name="P291"><text:span text:style-name="T683">Н</text:span><text:span text:style-name="T680">аречи</text:span><text:span text:style-name="T683">я</text:span></text:p>
      <text:p text:style-name="P234"/>
      <text:p text:style-name="P192"><text:span text:style-name="T296">1) </text:span><text:span text:style-name="T297">Наречия, о</text:span><text:span text:style-name="T268">бразованные от прилагательных. (strong → strongly, rapid → rapidly)</text:span></text:p>
      <text:p text:style-name="P235"/>
      <text:p text:style-name="P291"><text:span text:style-name="T208">Наречия lately и hardly хоть и кажутся производными от late и hard, но </text:span><text:span text:style-name="T209">имеют</text:span><text:span text:style-name="T208"> совсем другое значени</text:span><text:span text:style-name="T210">е</text:span><text:span text:style-name="T208">. Lately означает «в последние время», а hardly — </text:span><text:span text:style-name="T210">едва ли.</text:span></text:p>
      <text:p text:style-name="P235"/>
      <text:p text:style-name="P120">Have you seen Tom lately? — Ты видел Тома в последнее время?</text:p>
      <text:p text:style-name="P120">She hardly spoke to me — Она едва ли говорила со мной.</text:p>
      <text:p text:style-name="P120"/>
      <text:p text:style-name="P291"><text:span text:style-name="T296">Другие з</text:span><text:span text:style-name="T298">начения h</text:span><text:span text:style-name="T268">ardly:</text:span></text:p>
      <text:list xml:id="list3654299381" text:style-name="L17">
        <text:list-item>
          <text:p text:style-name="P542"><text:span text:style-name="T268">can hardly — </text:span><text:span text:style-name="T298">едва ли </text:span><text:span text:style-name="T296">могу это сделать</text:span><text:span text:style-name="T298">;</text:span></text:p>
        </text:list-item>
        <text:list-item>
          <text:p text:style-name="P556">hardly ever — почти никогда;</text:p>
        </text:list-item>
        <text:list-item>
          <text:p text:style-name="P556"><text:soft-page-break/>hardly — конечно нет;</text:p>
        </text:list-item>
      </text:list>
      <text:p text:style-name="P236"/>
      <text:p text:style-name="P119">I was so ill that I could hardly move — Мне было так плохо, что я едва ли мог двигаться.</text:p>
      <text:p text:style-name="P119">The sutuation is bad, but it’s hardly a crysis - Ситуац<text:span text:style-name="T691">ия</text:span> плохая, но это конечно не конец света.</text:p>
      <text:p text:style-name="P119"/>
      <text:p text:style-name="P291"><text:span text:style-name="T268">2) Наречия места (</text:span><text:span text:style-name="T299">отвечают на вопрос «где?»</text:span><text:span text:style-name="T268">).</text:span></text:p>
      <text:p text:style-name="P237"/>
      <text:list xml:id="list3705007696" text:style-name="L18">
        <text:list-item>
          <text:p text:style-name="P543"><text:span text:style-name="T268">here — </text:span><text:span text:style-name="T297">здесь</text:span><text:span text:style-name="T268">;</text:span></text:p>
        </text:list-item>
        <text:list-item>
          <text:p text:style-name="P543"><text:span text:style-name="T268">there — </text:span><text:span text:style-name="T297">там</text:span><text:span text:style-name="T268">;</text:span></text:p>
        </text:list-item>
        <text:list-item>
          <text:p text:style-name="P543"><text:span text:style-name="T268">above — </text:span><text:span text:style-name="T297">над</text:span><text:span text:style-name="T268">;</text:span></text:p>
        </text:list-item>
        <text:list-item>
          <text:p text:style-name="P543"><text:span text:style-name="T268">everywhery — </text:span><text:span text:style-name="T297">везде</text:span><text:span text:style-name="T268">;</text:span></text:p>
        </text:list-item>
      </text:list>
      <text:p text:style-name="P237"/>
      <text:p text:style-name="P291"><text:span text:style-name="T210">Иногда</text:span><text:span text:style-name="T211"> </text:span><text:span text:style-name="T212">они </text:span><text:span text:style-name="T210">выглядят как предлоги </text:span><text:span text:style-name="T216">и</text:span><text:span text:style-name="T210"> стоят на той же позиции. </text:span><text:span text:style-name="T213">Н</text:span><text:span text:style-name="T210">о </text:span><text:span text:style-name="T211">предлоги</text:span><text:span text:style-name="T210"> отличаются тем, что после </text:span><text:span text:style-name="T211">них</text:span><text:span text:style-name="T210"> идет существит</text:span><text:span text:style-name="T211">ельное. </text:span><text:span text:style-name="T216">Также наручия м</text:span><text:span text:style-name="T214">огут выпадать при переводе:</text:span></text:p>
      <text:p text:style-name="P238"/>
      <text:list xml:id="list4154601330" text:style-name="L19">
        <text:list-item>
          <text:p text:style-name="P574"><text:span text:style-name="T211">around — </text:span><text:span text:style-name="T215">вокруг</text:span><text:span text:style-name="T211">; </text:span></text:p>
        </text:list-item>
        <text:list-item>
          <text:p text:style-name="P619"><text:span text:style-name="T199">behind — </text:span><text:span text:style-name="T215">сзади</text:span><text:span text:style-name="T199">;</text:span></text:p>
        </text:list-item>
        <text:list-item>
          <text:p text:style-name="P619"><text:span text:style-name="T199">down — </text:span><text:span text:style-name="T215">внизу</text:span><text:span text:style-name="T199">;</text:span></text:p>
        </text:list-item>
        <text:list-item>
          <text:p text:style-name="P619"><text:span text:style-name="T199">in — </text:span><text:span text:style-name="T215">внутри</text:span><text:span text:style-name="T199">;</text:span></text:p>
        </text:list-item>
        <text:list-item>
          <text:p text:style-name="P620"><text:span text:style-name="T199">on, </text:span><text:span text:style-name="T244">off</text:span><text:span text:style-name="T199"> — </text:span><text:span text:style-name="T218">на, </text:span><text:span text:style-name="T244">вне</text:span><text:span text:style-name="T218">;</text:span></text:p>
        </text:list-item>
        <text:list-item>
          <text:p text:style-name="P575"><text:span text:style-name="T211">over — </text:span><text:span text:style-name="T215">над</text:span><text:span text:style-name="T211">;</text:span></text:p>
        </text:list-item>
      </text:list>
      <text:p text:style-name="P237"/>
      <text:p text:style-name="P135">He slipped and fell down — Он поскользнулся и упал.</text:p>
      <text:p text:style-name="P119"/>
      <text:p text:style-name="P311"><text:span text:style-name="T245">Разница между above и over в том, что первое о</text:span><text:span text:style-name="T100">значает </text:span><text:span text:style-name="T198">«</text:span><text:span text:style-name="T100">выше», «над» в общем смысле, но не обязательно прямо над. </text:span><text:span text:style-name="T198">И</text:span><text:span text:style-name="T100">спользуется для описания вертикальных позиций, например, измерения температуры, высоты и т.д. </text:span><text:span text:style-name="T198">Второе и</text:span>спользуется, когда один предмет </text:p>
      <text:p text:style-name="P311">прямо над другим или касается его.</text:p>
      <text:p text:style-name="P119"/>
      <text:p text:style-name="P435"><text:span text:style-name="T210">3</text:span><text:span text:style-name="T199">) Наречия времени (отвечают на вопрос «когда?»)</text:span></text:p>
      <text:p text:style-name="P234"/>
      <text:list xml:id="list2223508948" text:style-name="L20">
        <text:list-item>
          <text:p text:style-name="P557">yesterday — вчера;</text:p>
        </text:list-item>
        <text:list-item>
          <text:p text:style-name="P557">tomorrow — завтра;</text:p>
        </text:list-item>
        <text:list-item>
          <text:p text:style-name="P557">today — сегодня;</text:p>
        </text:list-item>
        <text:list-item>
          <text:p text:style-name="P557">now — сейчас;</text:p>
        </text:list-item>
        <text:list-item>
          <text:p text:style-name="P557">later — позже;</text:p>
        </text:list-item>
        <text:list-item>
          <text:p text:style-name="P557">last — в прошлом;</text:p>
        </text:list-item>
        <text:list-item>
          <text:p text:style-name="P557">next — в следующем;</text:p>
        </text:list-item>
      </text:list>
      <text:p text:style-name="P345"/>
      <text:p text:style-name="P239">4) Наречия частотности (отвечают на вопрос «как часто?»)</text:p>
      <text:p text:style-name="P239"/>
      <text:p text:style-name="P193"><text:span text:style-name="T268">Это маячки времени. В основном стоят между вспомогательным и смысловым глаголом. Если </text:span><text:span text:style-name="T300">в предложении есть глагол be в форме am/is/are/were/was</text:span><text:span text:style-name="T268">, то наречие будет </text:span><text:span text:style-name="T300">после.</text:span></text:p>
      <text:p text:style-name="P239"/>
      <text:list xml:id="list3855783855" text:style-name="L21">
        <text:list-item>
          <text:p text:style-name="P558">always — всегда;</text:p>
        </text:list-item>
        <text:list-item>
          <text:p text:style-name="P558">usually — обычно;</text:p>
        </text:list-item>
        <text:list-item>
          <text:p text:style-name="P558">often — часто;</text:p>
        </text:list-item>
        <text:list-item>
          <text:p text:style-name="P558">sometimes — иногда;</text:p>
        </text:list-item>
        <text:list-item>
          <text:p text:style-name="P558">rarely/seldom — редко;</text:p>
        </text:list-item>
        <text:list-item>
          <text:p text:style-name="P558">never — никогда;</text:p>
        </text:list-item>
        <text:list-item>
          <text:p text:style-name="P558">ever — когда-либо;</text:p>
        </text:list-item>
        <text:list-item>
          <text:p text:style-name="P558">also — также;</text:p>
        </text:list-item>
        <text:list-item>
          <text:p text:style-name="P558"><text:soft-page-break/>just — только что;</text:p>
        </text:list-item>
        <text:list-item>
          <text:p text:style-name="P558">still — всё еще;</text:p>
        </text:list-item>
        <text:list-item>
          <text:p text:style-name="P558">already — уже;</text:p>
        </text:list-item>
      </text:list>
      <text:p text:style-name="P123"/>
      <text:p text:style-name="P121"><text:span text:style-name="T452">I’m always at home at noon. — Я всегда дома днем (</text:span><text:span text:style-name="T453">но </text:span><text:span text:style-name="T452">после am).</text:span></text:p>
      <text:p text:style-name="P341"/>
      <text:p text:style-name="P219"><text:span text:style-name="T452">Д</text:span><text:span text:style-name="T353">ругие наречия </text:span><text:span text:style-name="T454">и связки</text:span></text:p>
      <text:p text:style-name="P378"/>
      <text:p text:style-name="P292"><text:span text:style-name="T217">Чтобы сказать, что ситуация изменилась (больше этого нет), </text:span><text:span text:style-name="T234">использ.</text:span><text:span text:style-name="T217"> not + any + more/longer либо no + more/longer. Связк</text:span><text:span text:style-name="T219">а</text:span><text:span text:style-name="T217"> с not + any стоит в конце предложения, а c no — в середине.</text:span></text:p>
      <text:p text:style-name="P122"/>
      <text:p text:style-name="P37"><text:span text:style-name="T300">Let it go. I can</text:span><text:span text:style-name="T23">no</text:span><text:span text:style-name="T24">t</text:span><text:span text:style-name="T300"> hold it back </text:span><text:span text:style-name="T24">any</text:span><text:span text:style-name="T300"> </text:span><text:span text:style-name="T24">more</text:span><text:span text:style-name="T300"> — Отпусти. Я </text:span><text:span text:style-name="T24">больше не</text:span><text:span text:style-name="T300"> могу держаться.</text:span></text:p>
      <text:p text:style-name="P37"><text:span text:style-name="T300">We are </text:span><text:span text:style-name="T24">no</text:span><text:span text:style-name="T300"> </text:span><text:span text:style-name="T24">longer</text:span><text:span text:style-name="T300"> friends with Peter — Мы с Питером </text:span><text:span text:style-name="T24">больше не</text:span><text:span text:style-name="T300"> друзья.</text:span></text:p>
      <text:p text:style-name="P122"/>
      <text:p text:style-name="P292"><text:span text:style-name="T220">Наречия, образованные от прилагательных, могут быть сравнительными. </text:span><text:span text:style-name="T221">Для этого нужно поменять окончание на -er или добавить слово more.</text:span></text:p>
      <text:p text:style-name="P258"/>
      <text:p text:style-name="P292"><text:span text:style-name="T222">quickly → quicklier (быстро →</text:span><text:span text:style-name="T223"> </text:span><text:span text:style-name="T222">быстрее);</text:span></text:p>
      <text:p text:style-name="P194">often → more often (часто →<text:span text:style-name="T692"> </text:span>чаще / <text:span text:style-name="T692">более часто</text:span>);</text:p>
      <text:p text:style-name="P194"/>
      <text:p text:style-name="P241">Чтобы усилить сравнение, используются доп. связки:</text:p>
      <text:list xml:id="list597639256" text:style-name="L22">
        <text:list-item>
          <text:p text:style-name="P537"><text:span text:style-name="T301">far, </text:span><text:span text:style-name="T302">much — намного;</text:span></text:p>
        </text:list-item>
        <text:list-item>
          <text:p text:style-name="P559">a lot — сильнее;</text:p>
        </text:list-item>
        <text:list-item>
          <text:p text:style-name="P559">quite a lot — намного сильнее;</text:p>
        </text:list-item>
        <text:list-item>
          <text:p text:style-name="P559">a bit, a little — немного;</text:p>
        </text:list-item>
        <text:list-item>
          <text:p text:style-name="P559">just a bit — всего лишь;</text:p>
        </text:list-item>
        <text:list-item>
          <text:p text:style-name="P559">a little bit — чуть-чуть;</text:p>
        </text:list-item>
        <text:list-item>
          <text:p text:style-name="P559">slightly — слегка;</text:p>
        </text:list-item>
      </text:list>
      <text:p text:style-name="P241"/>
      <text:p text:style-name="P124">I’ve known about key far longer than you have — Я знаю о ключе намного дольше, чем ты.</text:p>
      <text:p text:style-name="P124">I need a little bit more time. — Мне нужно чуть больше времени.</text:p>
      <text:p text:style-name="P124"/>
      <text:p text:style-name="P195"><text:span text:style-name="T302">П</text:span><text:span text:style-name="T268">опулярные наречия: </text:span><text:span text:style-name="T303">so, such, enough, too, quite, rather, pretty, fairly, even.</text:span></text:p>
      <text:p text:style-name="P242"/>
      <text:p text:style-name="P292"><text:span text:style-name="T224">S</text:span><text:span text:style-name="T225">o и such переводятся </text:span><text:span text:style-name="T245">одинаково:</text:span><text:span text:style-name="T225"> «такой», «так». So </text:span><text:span text:style-name="T226">используется с</text:span><text:span text:style-name="T225"> прилагательным</text:span><text:span text:style-name="T227">и</text:span><text:span text:style-name="T225"> </text:span></text:p>
      <text:p text:style-name="P292"><text:span text:style-name="T228">и</text:span><text:span text:style-name="T225"> наречи</text:span><text:span text:style-name="T227">я</text:span><text:span text:style-name="T225">м</text:span><text:span text:style-name="T227">и</text:span><text:span text:style-name="T225">. Such </text:span><text:span text:style-name="T226">используется с</text:span><text:span text:style-name="T225"> существительным</text:span><text:span text:style-name="T227">и</text:span><text:span text:style-name="T225">.</text:span></text:p>
      <text:p text:style-name="P243"/>
      <text:p text:style-name="P125">You are <text:span text:style-name="T4">so</text:span> nice. <text:span text:style-name="T693">It’s </text:span><text:span text:style-name="T26">such</text:span><text:span text:style-name="T693"> good news — </text:span>Ты <text:span text:style-name="T4">такой</text:span> милый. <text:span text:style-name="T693">Это </text:span><text:span text:style-name="T26">такие</text:span><text:span text:style-name="T693"> хорошие новости.</text:span></text:p>
      <text:p text:style-name="P242"/>
      <text:p text:style-name="P243">Устойчивые выражения:</text:p>
      <text:list xml:id="list2615462039" text:style-name="L23">
        <text:list-item>
          <text:p text:style-name="P560">no such — такого не бывает;</text:p>
        </text:list-item>
        <text:list-item>
          <text:p text:style-name="P560">so long / such a long time — так давно;</text:p>
        </text:list-item>
        <text:list-item>
          <text:p text:style-name="P560">so much / many — так много;</text:p>
        </text:list-item>
      </text:list>
      <text:p text:style-name="P242"/>
      <text:p text:style-name="P126">There is no such thing as magic — Такой вещи, как магия, не существует.</text:p>
      <text:p text:style-name="P126">I haven’t seen her for so long — Я так давно ее не видел.</text:p>
      <text:p text:style-name="P126">I haven’t seen her for such a long time — Я не видел ее так давно.</text:p>
      <text:p text:style-name="P126">Why did you spend so much money? — Зачем ты потратил так много денег?</text:p>
      <text:p text:style-name="P245"/>
      <text:p text:style-name="P292"><text:span text:style-name="T228">E</text:span><text:span text:style-name="T226">nough </text:span><text:span text:style-name="T229">означает «достаточно», но его не всегда удобно переводить </text:span><text:span text:style-name="T230">так</text:span><text:span text:style-name="T229">. И</text:span><text:span text:style-name="T226">спользуется </text:span></text:p>
      <text:p text:style-name="P292"><text:span text:style-name="T226">с существительным</text:span><text:span text:style-name="T231">и и прилагательными</text:span><text:span text:style-name="T226">. </text:span><text:span text:style-name="T231">Ч</text:span><text:span text:style-name="T226">асто стоит в отрицаниях и вопросах.</text:span></text:p>
      <text:p text:style-name="P244"/>
      <text:p text:style-name="P127"><text:soft-page-break/>We haven’t got enough money — У нас недостаточно денег.</text:p>
      <text:p text:style-name="P127">Well, that’s fair enough — Ну что ж, это вполне честно.</text:p>
      <text:p text:style-name="P245"/>
      <text:p text:style-name="P91"><text:span text:style-name="T228">T</text:span><text:span text:style-name="T199">oo </text:span><text:span text:style-name="T230">означает «слишком». И</text:span><text:span text:style-name="T199">спо</text:span><text:span text:style-name="T227">льзуется с прилагательными </text:span><text:span text:style-name="T231">и наречиями. </text:span></text:p>
      <text:p text:style-name="P91"><text:span text:style-name="T232">В отличие от enough, с</text:span><text:span text:style-name="T231">тоит только в утверждениях.</text:span></text:p>
      <text:p text:style-name="P244"/>
      <text:p text:style-name="P127">I’m too excited — Я слишком взволнована.</text:p>
      <text:p text:style-name="P127">You’re speaking too quickly — Ты говоришь слишком быстро.</text:p>
      <text:p text:style-name="P256"/>
      <text:p text:style-name="P144"><text:span text:style-name="T304">Q</text:span><text:span text:style-name="T305">uite, rather, pretty, fairly переводятся одинаково, </text:span><text:span text:style-name="T306">как</text:span><text:span text:style-name="T305"> «довольно», «вполне», «очень».</text:span></text:p>
      <text:p text:style-name="P292"><text:span text:style-name="T228">Используются с прилагательными и наречиями. Pretty </text:span><text:span text:style-name="T233">употребля</text:span><text:span text:style-name="T235">ю</text:span><text:span text:style-name="T233">т</text:span><text:span text:style-name="T228"> в разгоровной речи. Quite часто входит в устойчивые связки. <text:s/>Rather иногда используют в негативном контексте.</text:span></text:p>
      <text:p text:style-name="P245"/>
      <text:p text:style-name="P128">This situation is pretty ugly — Эта ситуация очень неприятная.</text:p>
      <text:p text:style-name="P128">I’m not quite sure about that — Я не вполне уверен на этот счет.</text:p>
      <text:p text:style-name="P128">He looked rather unhappy — Он выглядел довольно несчастным.</text:p>
      <text:p text:style-name="P128"/>
      <text:p text:style-name="P265">Even означает «даже». Может стоять в любом месте в предложении.</text:p>
      <text:p text:style-name="P128">Even he was there / He was even there — Даже он был там / Он был даже там.</text:p>
      <text:p text:style-name="P379"/>
      <text:p text:style-name="P379"/>
      <text:p text:style-name="P240"><text:span text:style-name="T455">Прилагательн</text:span><text:span text:style-name="T456">ые</text:span></text:p>
      <text:p text:style-name="Standard"/>
      <text:p text:style-name="P246">Словосочетания прилагательных с go:</text:p>
      <text:list xml:id="list2828405274" text:style-name="L24">
        <text:list-item>
          <text:p text:style-name="P561">go blind — ослепнуть;</text:p>
        </text:list-item>
        <text:list-item>
          <text:p text:style-name="P561">go mad/crazy — сойти с ума;</text:p>
        </text:list-item>
        <text:list-item>
          <text:p text:style-name="P561">go rotten — испортиться, сгнить;</text:p>
        </text:list-item>
        <text:list-item>
          <text:p text:style-name="P561">go missing — пропасть;</text:p>
        </text:list-item>
        <text:list-item>
          <text:p text:style-name="P561">go wrong — (дела) идут плохо;</text:p>
        </text:list-item>
      </text:list>
      <text:p text:style-name="P246"/>
      <text:p text:style-name="P130">I’ll go crazy if this keeps on — Я сойду с ума, если это будет продолжаться.</text:p>
      <text:p text:style-name="P130">Oops, I guess something went wrong — Ой, кажется, что-то пошло не так.</text:p>
      <text:p text:style-name="P246"/>
      <text:p text:style-name="P246">Популярные суффиксы в прилагательных:</text:p>
      <text:list xml:id="list3963331650" text:style-name="L25">
        <text:list-item>
          <text:p text:style-name="P562">-ful — <text:span text:style-name="T694">носитель данного качества: powerful </text:span><text:span text:style-name="T755">(</text:span><text:span text:style-name="T754">мощный</text:span><text:span text:style-name="T755">)</text:span><text:span text:style-name="T694">, beautiful </text:span><text:span text:style-name="T755">(</text:span><text:span text:style-name="T754">красивый</text:span><text:span text:style-name="T694">)</text:span>;</text:p>
        </text:list-item>
        <text:list-item>
          <text:p text:style-name="P562">-less — <text:span text:style-name="T694">отсутствие данного качества: friendless </text:span><text:span text:style-name="T755">(</text:span><text:span text:style-name="T754">одинокий</text:span><text:span text:style-name="T755">)</text:span><text:span text:style-name="T694">, pointless </text:span><text:span text:style-name="T755">(</text:span><text:span text:style-name="T754">бесцельный</text:span><text:span text:style-name="T694">)</text:span>;</text:p>
        </text:list-item>
        <text:list-item>
          <text:p text:style-name="P563">-al — <text:span text:style-name="T694">появляется при образован</text:span><text:span text:style-name="T754">ии</text:span><text:span text:style-name="T694"> прилагательных от существительных: </text:span></text:p>
          <text:p text:style-name="P563"><text:span text:style-name="T694">central </text:span><text:span text:style-name="T755">(</text:span><text:span text:style-name="T754">центральный</text:span><text:span text:style-name="T755">)</text:span><text:span text:style-name="T694">, formal </text:span><text:span text:style-name="T755">(</text:span><text:span text:style-name="T754">формальный</text:span><text:span text:style-name="T694">);</text:span></text:p>
        </text:list-item>
      </text:list>
      <text:p text:style-name="P246"/>
      <text:p text:style-name="P247">Усилительные связки:</text:p>
      <text:list xml:id="list2985551176" text:style-name="L26">
        <text:list-item>
          <text:p text:style-name="P564">better and better — лучше и лучше;</text:p>
        </text:list-item>
        <text:list-item>
          <text:p text:style-name="P564">the … the better — чем …, тем лучше; </text:p>
        </text:list-item>
        <text:list-item>
          <text:p text:style-name="P565">as … as — такой ... как;</text:p>
        </text:list-item>
      </text:list>
      <text:p text:style-name="P248"/>
      <text:p text:style-name="P249">He likes getting big presents the bigger the better — </text:p>
      <text:p text:style-name="P249">Он любит получать большие подарки, чем больше, тем лучше.</text:p>
      <text:p text:style-name="P247"/>
      <text:p text:style-name="P38"><text:span text:style-name="T307">С</text:span><text:span text:style-name="T308">all me back as soon as possible — </text:span><text:span text:style-name="T307">П</text:span><text:span text:style-name="T308">ерезвони как можно скорее (так скоро, как возмож</text:span><text:span text:style-name="T312">но</text:span><text:span text:style-name="T308">)</text:span></text:p>
      <text:p text:style-name="P129">I’m not as strong as him — Я не такой сильный, как он.</text:p>
      <text:p text:style-name="P129"/>
      <text:p text:style-name="P250">Прилагательные можно образовывать от глаголов, с пом<text:span text:style-name="T695">ощью</text:span> суфиксов -ing <text:span text:style-name="T696">и</text:span> -ed.</text:p>
      <text:p text:style-name="P250"/>
      <text:p text:style-name="P293"><text:soft-page-break/><text:span text:style-name="T236">Прилагательные с -ing говорят </text:span><text:span text:style-name="T237">о том, какой объект есть сейчас</text:span><text:span text:style-name="T236">. </text:span></text:p>
      <text:p text:style-name="P129"><text:span text:style-name="T179">Прилагательные с -ed говорят о </text:span><text:span text:style-name="T180">том</text:span><text:span text:style-name="T181">, </text:span><text:span text:style-name="T180">каким объект стал.</text:span></text:p>
      <text:p text:style-name="P380"/>
      <text:p text:style-name="P38">He thinks football is interesting — Он считает, что футбол интересный.</text:p>
      <text:p text:style-name="P293"><text:span text:style-name="T419">He</text:span><text:span text:style-name="T420"> is interested in sports — </text:span><text:span text:style-name="T419">Он</text:span><text:span text:style-name="T420"> интересуется спортом (</text:span><text:span text:style-name="T421">заинтересован</text:span><text:span text:style-name="T423">ный</text:span><text:span text:style-name="T421"> спорт</text:span><text:span text:style-name="T423">ом</text:span><text:span text:style-name="T420">).</text:span></text:p>
      <text:p text:style-name="P342"/>
      <text:p text:style-name="P294">Чтобы не путать <text:span text:style-name="T697">такие</text:span><text:span text:style-name="T695"> слова</text:span> с герундием или глаголом в прошедшей форме, нужно помнить что они употребляются по <text:span text:style-name="T695">правилам прилагательных (</text:span><text:span text:style-name="T565">стоят перед существительными, </text:span></text:p>
      <text:p text:style-name="P294"><text:span text:style-name="T566">или</text:span><text:span text:style-name="T565"> после глаголов состояния: be, get, look, feel и пр.</text:span><text:span text:style-name="T567">)</text:span></text:p>
      <text:p text:style-name="P251"/>
      <text:p text:style-name="P415">I started a work — Я начал работать.</text:p>
      <text:p text:style-name="P415">It is started process <text:s/>— Это начатый процесс.</text:p>
      <text:p text:style-name="P505"/>
      <text:p text:style-name="P505"/>
      <text:p text:style-name="P294"><text:span text:style-name="T636">М</text:span><text:span text:style-name="T637">естоимени</text:span><text:span text:style-name="T636">я</text:span></text:p>
      <text:p text:style-name="P454"/>
      <text:p text:style-name="P312"><text:span text:style-name="T568">He и she заменяют людей. </text:span><text:span text:style-name="T581">It заменя</text:span><text:span text:style-name="T627">е</text:span><text:span text:style-name="T581">т предметы, животных </text:span><text:span text:style-name="T582">и</text:span><text:span text:style-name="T581"> абстрактные понятия. </text:span></text:p>
      <text:p text:style-name="P312"><text:span text:style-name="T627">S</text:span><text:span text:style-name="T568">he, </text:span><text:span text:style-name="T627">в</text:span><text:span text:style-name="T568"> качестве исключения, </text:span><text:span text:style-name="T569">может </text:span><text:span text:style-name="T568">заменя</text:span><text:span text:style-name="T569">ть</text:span><text:span text:style-name="T568"> огромный, монументальный объект, </text:span></text:p>
      <text:p text:style-name="P312"><text:span text:style-name="T568">например Titanic, </text:span><text:span text:style-name="T583">а it — слово baby.</text:span></text:p>
      <text:p text:style-name="P455"/>
      <text:p text:style-name="P457">They может использоваться в формальном контексте, когда неизвестно, какого пола человек, о котором говорят. В русском, в этих случаях, используют мужской род.</text:p>
      <text:p text:style-name="P457"/>
      <text:p text:style-name="P436">If anybody doesn’t agree, <text:span text:style-name="T4">they</text:span> can stand out - Если кто-то не согласен, <text:span text:style-name="T4">он</text:span> может высказаться</text:p>
      <text:p text:style-name="P457"/>
      <text:p text:style-name="P294"><text:span text:style-name="T570">Указательные местоимения: </text:span><text:span text:style-name="T571">this, that, these, those </text:span><text:span text:style-name="T570">могут использоваться как самостоятельно, так и с существит</text:span><text:span text:style-name="T571">ельным</text:span><text:span text:style-name="T572">и</text:span><text:span text:style-name="T570">. </text:span><text:span text:style-name="T573">Т</text:span><text:span text:style-name="T571">акже, </text:span><text:span text:style-name="T573">t</text:span><text:span text:style-name="T570">his используют чтобы представить человека при знакостве. </text:span><text:span text:style-name="T573">А t</text:span><text:span text:style-name="T570">hat</text:span><text:span text:style-name="T574">, чтобы указать на мысль или идею, о которой говорили ранее.</text:span></text:p>
      <text:p text:style-name="P457"/>
      <text:p text:style-name="P436">This is my bag. This bag is mine — Это моя сумка. Эта сумка моя.</text:p>
      <text:p text:style-name="P436">This is Tom — Это Tом <text:span text:style-name="T751">(кто-то представляет Тома другому человеку)</text:span></text:p>
      <text:p text:style-name="P436">Hello, this is Jane — <text:span text:style-name="T698">Привет, это Джейн (человек представляет сам себя по телефону)</text:span></text:p>
      <text:p text:style-name="P457"/>
      <text:p text:style-name="P458">Неопределенные местоимения заменяются местоимением it. Поэтому в предложении они</text:p>
      <text:p text:style-name="P458">всегда используются по правилам 3го лица, единственного числа.</text:p>
      <text:p text:style-name="P457"/>
      <text:p text:style-name="P453">Неопределенные местоимения могут комбинироваться со словами:</text:p>
      <text:list xml:id="list2829350963" text:style-name="L27">
        <text:list-item>
          <text:p text:style-name="P576"><text:span text:style-name="T578">body/one — когда говорят о </text:span><text:span text:style-name="T627">ком-то</text:span><text:span text:style-name="T578">;</text:span></text:p>
        </text:list-item>
        <text:list-item>
          <text:p text:style-name="P576">thing — когда говорят о чем-то;</text:p>
        </text:list-item>
        <text:list-item>
          <text:p text:style-name="P621">where — когда говорят о месте;</text:p>
        </text:list-item>
        <text:list-item>
          <text:p text:style-name="P621">time/times — когда говорят о времени;</text:p>
        </text:list-item>
        <text:list-item>
          <text:p text:style-name="P609">how — когда говорят о способе;</text:p>
        </text:list-item>
      </text:list>
      <text:p text:style-name="Standard"/>
      <text:p text:style-name="P294"><text:span text:style-name="T575">Местоимения с</text:span><text:span text:style-name="T576"> body и one взаимозаменяемы. </text:span><text:span text:style-name="T577">Отрицание с no более весомое, че</text:span><text:span text:style-name="T580">м</text:span><text:span text:style-name="T577"> с not + any. </text:span></text:p>
      <text:p text:style-name="P294"><text:span text:style-name="T578">Если «все» подразумевает людей, то использ</text:span><text:span text:style-name="T584">уют</text:span><text:span text:style-name="T578"> everybody или everyone, </text:span><text:span text:style-name="T579">а не</text:span><text:span text:style-name="T578"> all.</text:span></text:p>
      <text:p text:style-name="P413"/>
      <text:p text:style-name="P413">Is everybody ready? (правильно) Is all ready? (неправильно)</text:p>
      <text:p text:style-name="P413"/>
      <table:table table:name="Table4" table:style-name="Table4">
        <table:table-column table:style-name="Table4.A" table:number-columns-repeated="5"/>
        <table:table-row table:style-name="TableLine94568929503248">
          <table:table-cell table:style-name="Table4.A1" office:value-type="string">
            <text:p text:style-name="P517">-<text:span text:style-name="T699">body/</text:span><text:span text:style-name="T700">one</text:span></text:p>
          </table:table-cell>
          <table:table-cell table:style-name="Table4.A1" office:value-type="string">
            <text:p text:style-name="P518">-thing</text:p>
          </table:table-cell>
          <table:table-cell table:style-name="Table4.A1" office:value-type="string">
            <text:p text:style-name="P517">-<text:span text:style-name="T700">where</text:span></text:p>
          </table:table-cell>
          <table:table-cell table:style-name="Table4.A1" office:value-type="string">
            <text:p text:style-name="P518">-time/times</text:p>
          </table:table-cell>
          <table:table-cell table:style-name="Table4.E1" office:value-type="string">
            <text:p text:style-name="P518">-how</text:p>
          </table:table-cell>
        </table:table-row>
        <table:table-row table:style-name="TableLine94568928446576">
          <table:table-cell table:style-name="Table4.A2" office:value-type="string">
            <text:p text:style-name="P531">somebody</text:p>
            <text:p text:style-name="P531">(кто-то)</text:p>
          </table:table-cell>
          <table:table-cell table:style-name="Table4.A2" office:value-type="string">
            <text:p text:style-name="P531">something</text:p>
            <text:p text:style-name="P531">(что-то)</text:p>
          </table:table-cell>
          <table:table-cell table:style-name="Table4.A2" office:value-type="string">
            <text:p text:style-name="P531">somewhere</text:p>
            <text:p text:style-name="P531">(где-то)</text:p>
          </table:table-cell>
          <table:table-cell table:style-name="Table4.A2" office:value-type="string">
            <text:p text:style-name="P531">sometimes</text:p>
            <text:p text:style-name="P525"><text:span text:style-name="T700">(</text:span><text:span text:style-name="T752">когда-то/иногда</text:span><text:span text:style-name="T700">)</text:span></text:p>
          </table:table-cell>
          <table:table-cell table:style-name="Table4.E2" office:value-type="string">
            <text:p text:style-name="P531">somehow</text:p>
            <text:p text:style-name="P525"><text:span text:style-name="T700">(как-</text:span><text:span text:style-name="T701">то</text:span><text:span text:style-name="T700">)</text:span></text:p>
          </table:table-cell>
        </table:table-row>
        <table:table-row table:style-name="TableLine94568928448496">
          <table:table-cell table:style-name="Table4.A2" office:value-type="string">
            <text:p text:style-name="P531">anybody</text:p>
            <text:p text:style-name="P531">(кто-то)</text:p>
          </table:table-cell>
          <table:table-cell table:style-name="Table4.A2" office:value-type="string">
            <text:p text:style-name="P531">anything</text:p>
            <text:p text:style-name="P531">(что-то)</text:p>
          </table:table-cell>
          <table:table-cell table:style-name="Table4.A2" office:value-type="string">
            <text:p text:style-name="P531">anywhere</text:p>
            <text:p text:style-name="P531">(где-то)</text:p>
          </table:table-cell>
          <table:table-cell table:style-name="Table4.A2" office:value-type="string">
            <text:p text:style-name="P531">anytime</text:p>
            <text:p text:style-name="P532">(в любое время)</text:p>
          </table:table-cell>
          <table:table-cell table:style-name="Table4.E2" office:value-type="string">
            <text:p text:style-name="P531">anyhow</text:p>
            <text:p text:style-name="P525"><text:span text:style-name="T701">(</text:span><text:span text:style-name="T752">в любом случае</text:span><text:span text:style-name="T701">)</text:span></text:p>
          </table:table-cell>
        </table:table-row>
        <table:table-row table:style-name="TableLine94568928450416">
          <table:table-cell table:style-name="Table4.A2" office:value-type="string">
            <text:p text:style-name="P531">nobody</text:p>
            <text:p text:style-name="P532">(никто)</text:p>
          </table:table-cell>
          <table:table-cell table:style-name="Table4.A2" office:value-type="string">
            <text:p text:style-name="P531">nothing</text:p>
            <text:p text:style-name="P532">(ничего)</text:p>
          </table:table-cell>
          <table:table-cell table:style-name="Table4.A2" office:value-type="string">
            <text:p text:style-name="P531">nowhere</text:p>
            <text:p text:style-name="P532">(нигде)</text:p>
          </table:table-cell>
          <table:table-cell table:style-name="Table4.A2" office:value-type="string">
            <text:p text:style-name="P525"/>
          </table:table-cell>
          <table:table-cell table:style-name="Table4.E2" office:value-type="string">
            <text:p text:style-name="P532"/>
          </table:table-cell>
        </table:table-row>
        <table:table-row table:style-name="TableLine94568928517680">
          <table:table-cell table:style-name="Table4.A2" office:value-type="string">
            <text:p text:style-name="P531">everybody</text:p>
            <text:p text:style-name="P532">(все)</text:p>
          </table:table-cell>
          <table:table-cell table:style-name="Table4.A2" office:value-type="string">
            <text:p text:style-name="P531">everything</text:p>
            <text:p text:style-name="P532">(всё)</text:p>
          </table:table-cell>
          <table:table-cell table:style-name="Table4.A2" office:value-type="string">
            <text:p text:style-name="P531">everywhere</text:p>
            <text:p text:style-name="P532">(везде)</text:p>
          </table:table-cell>
          <table:table-cell table:style-name="Table4.A2" office:value-type="string">
            <text:p text:style-name="P532"/>
          </table:table-cell>
          <table:table-cell table:style-name="Table4.E2" office:value-type="string">
            <text:p text:style-name="P531"/>
          </table:table-cell>
        </table:table-row>
      </table:table>
      <text:p text:style-name="P613"/>
      <text:p text:style-name="P613"/>
      <text:p text:style-name="P295"><text:span text:style-name="T638">Существительн</text:span><text:span text:style-name="T639">ые</text:span></text:p>
      <text:p text:style-name="P456"/>
      <text:p text:style-name="P459">В предложении могут занимать позицию подлежашего, дополнения и обстоятельства.</text:p>
      <text:p text:style-name="P459"/>
      <text:p text:style-name="P647">Чтобы указать род существительного, можно использовать доп. слова: </text:p>
      <text:p text:style-name="P647">boy, girl, male, female, man, woman. Например: policeman, businesswoman и т. д.</text:p>
      <text:p text:style-name="P459"/>
      <text:p text:style-name="P459">Существительное в единственном числе не может использоваться самостоятельно. </text:p>
      <text:p text:style-name="P459">Перед ним нужно поставить determiner. <text:span text:style-name="T753">О</text:span>бычно это <text:span text:style-name="T753">либо </text:span>артикль, <text:span text:style-name="T753">либо</text:span> местоимение.</text:p>
      <text:p text:style-name="P460"/>
      <text:p text:style-name="P461">Сущестительные в единственном числе, которые заканчиваются на -s:</text:p>
      <text:list xml:id="list456575276" text:style-name="L28">
        <text:list-item>
          <text:p text:style-name="P622">news — новости;</text:p>
        </text:list-item>
        <text:list-item>
          <text:p text:style-name="P622">gymnastics — гимнастика;</text:p>
        </text:list-item>
        <text:list-item>
          <text:p text:style-name="P622">athletics — атлетика;</text:p>
        </text:list-item>
        <text:list-item>
          <text:p text:style-name="P622">cards — карты (игра);</text:p>
        </text:list-item>
        <text:list-item>
          <text:p text:style-name="P622">darts — дротики (игра);</text:p>
        </text:list-item>
        <text:list-item>
          <text:p text:style-name="P622">measles — корь;</text:p>
        </text:list-item>
        <text:list-item>
          <text:p text:style-name="P622">mumps — свинка <text:span text:style-name="T755">(болезнь)</text:span>;</text:p>
        </text:list-item>
      </text:list>
      <text:p text:style-name="P461"/>
      <text:p text:style-name="P460">К неичисляемым существительным относятся: </text:p>
      <text:list xml:id="list83737536" text:style-name="L29">
        <text:list-item>
          <text:p text:style-name="P577"><text:span text:style-name="T586">вещества </text:span><text:span text:style-name="T628">(</text:span><text:span text:style-name="T587">food, water, wine, salt, bread, air, iron, wood</text:span><text:span text:style-name="T628">)</text:span><text:span text:style-name="T586">;</text:span></text:p>
        </text:list-item>
        <text:list-item>
          <text:p text:style-name="P577"><text:span text:style-name="T586">чувства </text:span><text:span text:style-name="T628">(</text:span><text:span text:style-name="T587">anger, happiest, honesty, pride, rage</text:span><text:span text:style-name="T628">)</text:span><text:span text:style-name="T586">;</text:span></text:p>
        </text:list-item>
        <text:list-item>
          <text:p text:style-name="P577"><text:span text:style-name="T587">абстрактные </text:span><text:span text:style-name="T586">понятия </text:span><text:span text:style-name="T628">(</text:span><text:span text:style-name="T587">beauty, fun, life, live, information</text:span><text:span text:style-name="T628">)</text:span><text:span text:style-name="T586">;</text:span></text:p>
        </text:list-item>
        <text:list-item>
          <text:p text:style-name="P658"><text:span text:style-name="T564">виды деятельности </text:span><text:span text:style-name="T628">(</text:span><text:span text:style-name="T587">help, sleep, work</text:span><text:span text:style-name="T628">)</text:span><text:span text:style-name="T564">;</text:span></text:p>
        </text:list-item>
      </text:list>
      <text:p text:style-name="P461"/>
      <text:p text:style-name="P461">Существительные, передающие разный смысл, когда исчисляемые и неисчисляемые:</text:p>
      <text:list xml:id="list3627949825" text:style-name="L30">
        <text:list-item>
          <text:p text:style-name="P623">a noise / noise — отдельный звук / шум в целом;</text:p>
        </text:list-item>
        <text:list-item>
          <text:p text:style-name="P623">a paper / paper — газета / бумага;</text:p>
        </text:list-item>
        <text:list-item>
          <text:p text:style-name="P623">a room / room — комната / пространство;</text:p>
        </text:list-item>
        <text:list-item>
          <text:p text:style-name="P623">an exprcience / experience — впечатление / опыт работы;</text:p>
        </text:list-item>
        <text:list-item>
          <text:p text:style-name="P578"><text:span text:style-name="T585">coffee, tea, beer, juice, ice-cream — вещества, но при добавлении </text:span><text:span text:style-name="T556">a — </text:span><text:span text:style-name="T585">порции</text:span><text:span text:style-name="T556">;</text:span></text:p>
          <text:p text:style-name="P652"><text:span text:style-name="T458">(a coffee — одна чашка кофе)</text:span><text:span text:style-name="T386">;</text:span></text:p>
        </text:list-item>
      </text:list>
      <text:p text:style-name="P417"/>
      <text:p text:style-name="P16"><text:span text:style-name="T631">С</text:span><text:span text:style-name="T630">ловообразование существительных</text:span></text:p>
      <text:p text:style-name="P462"/>
      <text:p text:style-name="P295"><text:span text:style-name="T589">1) </text:span><text:span text:style-name="T579">Образование сущесвтительных от друг</text:span><text:span text:style-name="T589">их</text:span><text:span text:style-name="T579"> част</text:span><text:span text:style-name="T589">ей</text:span><text:span text:style-name="T579"> речи при помощи суфиксов.</text:span></text:p>
      <text:p text:style-name="P463"/>
      <text:list xml:id="list4107102991" text:style-name="L31">
        <text:list-item>
          <text:p text:style-name="P579"><text:span text:style-name="T579">-er, -or — превращают </text:span><text:span text:style-name="T588">действие</text:span><text:span text:style-name="T579"> в </text:span><text:span text:style-name="T588">объект</text:span><text:span text:style-name="T579">: play → player, advice → advisor;</text:span></text:p>
        </text:list-item>
        <text:list-item>
          <text:p text:style-name="P624">-ing — превращает действие в занятие: read (читать)→ reading (чтение);</text:p>
        </text:list-item>
        <text:list-item>
          <text:p text:style-name="P653"><text:soft-page-break/><text:span text:style-name="T387">-ion, -tion, -sion — </text:span><text:span text:style-name="T388">явный указатель существительного: illustration, authorization;</text:span></text:p>
        </text:list-item>
        <text:list-item>
          <text:p text:style-name="P624">-ness, -ment, -ship — образовывают абстрактные понятия: </text:p>
          <text:list>
            <text:list-item>
              <text:p text:style-name="P624">lonely (одинокий) → loneliness (одиночеств<text:span text:style-name="T755">о</text:span>),</text:p>
            </text:list-item>
            <text:list-item>
              <text:p text:style-name="P624">move (двигать) → movement (движение),</text:p>
            </text:list-item>
            <text:list-item>
              <text:p text:style-name="P610">friend (друг) → friendship (дружба).</text:p>
            </text:list-item>
          </text:list>
        </text:list-item>
      </text:list>
      <text:p text:style-name="P418"/>
      <text:p text:style-name="P464">2) Образование новых существительных при объединении нескольких слов.</text:p>
      <text:p text:style-name="P465"/>
      <text:p text:style-name="P295"><text:span text:style-name="T591">Два</text:span><text:span text:style-name="T590"> существительных:</text:span></text:p>
      <text:list xml:id="list1432687524" text:style-name="L32">
        <text:list-item>
          <text:p text:style-name="P580"><text:span text:style-name="T590">blueprint — </text:span><text:span text:style-name="T589">план</text:span><text:span text:style-name="T590">;</text:span></text:p>
        </text:list-item>
        <text:list-item>
          <text:p text:style-name="P659"><text:span text:style-name="T564">security guard — </text:span><text:span text:style-name="T589">охранник</text:span><text:span text:style-name="T564">;</text:span></text:p>
        </text:list-item>
      </text:list>
      <text:p text:style-name="P466"/>
      <text:p text:style-name="P295"><text:span text:style-name="T591">Три</text:span><text:span text:style-name="T590"> и более сущесвтительных:</text:span></text:p>
      <text:list xml:id="list3918243674" text:style-name="L33">
        <text:list-item>
          <text:p text:style-name="P660"><text:span text:style-name="T564">world footbal championship — </text:span><text:span text:style-name="T589">мировой чемпионат по футболу</text:span><text:span text:style-name="T564">;</text:span></text:p>
        </text:list-item>
        <text:list-item>
          <text:p text:style-name="P625">children-safe content — контент, безопасный для детей;</text:p>
        </text:list-item>
      </text:list>
      <text:p text:style-name="P464"/>
      <text:p text:style-name="P464">Существительное и глагол:</text:p>
      <text:list xml:id="list513433500" text:style-name="L34">
        <text:list-item>
          <text:p text:style-name="P626">haircut — стрижка;</text:p>
        </text:list-item>
        <text:list-item>
          <text:p text:style-name="P627">driving licence — права <text:span text:style-name="T755">(</text:span>водительские<text:span text:style-name="T755">)</text:span>;</text:p>
          <text:p text:style-name="P626"/>
        </text:list-item>
      </text:list>
      <text:p text:style-name="P464">Существительное и предлог:</text:p>
      <text:list xml:id="list2956517887" text:style-name="L35">
        <text:list-item>
          <text:p text:style-name="P628">passerby — прохожий;</text:p>
        </text:list-item>
        <text:list-item>
          <text:p text:style-name="P628">drawback — помеха;</text:p>
        </text:list-item>
      </text:list>
      <text:p text:style-name="P464"/>
      <text:p text:style-name="P464">Существительное и прилагательное:</text:p>
      <text:list xml:id="list1213476356" text:style-name="L36">
        <text:list-item>
          <text:p text:style-name="P629">greenhouse — теплица;</text:p>
        </text:list-item>
        <text:list-item>
          <text:p text:style-name="P629">redneck — деревенщина;</text:p>
          <text:p text:style-name="P629"/>
        </text:list-item>
      </text:list>
      <text:p text:style-name="P464">Существительное и числительное (записываются через тире):</text:p>
      <text:list xml:id="list4125717908" text:style-name="L37">
        <text:list-item>
          <text:p text:style-name="P630">a two-hour journey — двухчасовое путешествие;</text:p>
        </text:list-item>
        <text:list-item>
          <text:p text:style-name="P611">two ten-dollar notes — две десятидолларовые банкноты;</text:p>
        </text:list-item>
      </text:list>
      <text:p text:style-name="P414"/>
      <text:p text:style-name="P414"/>
      <text:p text:style-name="P296"><text:span text:style-name="T640">Детерминанты</text:span><text:span text:style-name="T641"> </text:span><text:span text:style-name="T640">и квантификаторы</text:span></text:p>
      <text:p text:style-name="P467"/>
      <text:p text:style-name="P296"><text:span text:style-name="T592">Детерминанты</text:span><text:span text:style-name="T593"> — это уточняющие слова, которые стоят перед существительным</text:span><text:span text:style-name="T629">и</text:span><text:span text:style-name="T593">. </text:span></text:p>
      <text:p text:style-name="P296"><text:span text:style-name="T594">Они деляться на </text:span><text:span text:style-name="T593">2 группы: конкретизирующие и обобщающие.</text:span></text:p>
      <text:p text:style-name="P468"/>
      <text:p text:style-name="P296"><text:span text:style-name="T594">Конкретизирующие </text:span><text:span text:style-name="T592">детерминанты</text:span><text:span text:style-name="T594"> д</text:span><text:span text:style-name="T593">ают понимание того, о ком или о чем говорят. </text:span></text:p>
      <text:p text:style-name="P506"><text:span text:style-name="T593">Объект можно представить в деталях. </text:span><text:span text:style-name="T564">К ним относятся:</text:span></text:p>
      <text:p text:style-name="P469"/>
      <text:list xml:id="list3451061701" text:style-name="L38">
        <text:list-item>
          <text:p text:style-name="P631">притяжательные местоимения (my, your, his, her, its, our, their);</text:p>
        </text:list-item>
        <text:list-item>
          <text:p text:style-name="P631">указательные местоимения (this, that, these, those);</text:p>
        </text:list-item>
        <text:list-item>
          <text:p text:style-name="P631">вопросительное местоимение (which, whose);</text:p>
        </text:list-item>
        <text:list-item>
          <text:p text:style-name="P631">определенный артикль the;</text:p>
        </text:list-item>
      </text:list>
      <text:p text:style-name="P469"/>
      <text:p text:style-name="P507"><text:span text:style-name="T594">О</text:span><text:span text:style-name="T564">бобщающие </text:span><text:span text:style-name="T592">детерминанты</text:span><text:span text:style-name="T564"> дают лишь абстрактное понимание того, </text:span></text:p>
      <text:p text:style-name="P507"><text:span text:style-name="T564">о ком или о чем говорят. </text:span><text:span text:style-name="T594">К ним отсносятся:</text:span></text:p>
      <text:p text:style-name="P469"/>
      <text:list xml:id="list677760115" text:style-name="L39">
        <text:list-item>
          <text:p text:style-name="P632"><text:span text:style-name="T755">такие </text:span><text:span text:style-name="T702">слова, </text:span><text:span text:style-name="T755">как</text:span><text:span text:style-name="T702">: </text:span>any, another, other, what;</text:p>
        </text:list-item>
        <text:list-item>
          <text:p text:style-name="P632">неопределенный артикль a/an;</text:p>
        </text:list-item>
      </text:list>
      <text:p text:style-name="P437"/>
      <text:p text:style-name="P252"><text:soft-page-break/><text:span text:style-name="T654">О</text:span><text:span text:style-name="T548">собые случаи использования артикей:</text:span></text:p>
      <text:p text:style-name="P498"/>
      <text:list xml:id="list2909980280" text:style-name="L40">
        <text:list-item>
          <text:p text:style-name="P581"><text:span text:style-name="T595">если слово перед артиклем начинается с гласной буквы или звука, то вместо </text:span><text:span text:style-name="T557">a</text:span><text:span text:style-name="T595"> будет </text:span><text:span text:style-name="T557">an;</text:span></text:p>
          <text:p text:style-name="P633">(an apple, an hour, an interesting story)</text:p>
          <text:p text:style-name="P633"/>
        </text:list-item>
        <text:list-item>
          <text:p text:style-name="P633">артикль a/an можно замнить словом one;</text:p>
        </text:list-item>
        <text:list-item>
          <text:p text:style-name="P633">артикль a/an используется перед названиями профессий;</text:p>
          <text:p text:style-name="P633"/>
        </text:list-item>
        <text:list-item>
          <text:p text:style-name="P544"><text:span text:style-name="T642">артикль a/an не использ. переде именами, фамилиями, географическими назван</text:span><text:span text:style-name="T644">иями</text:span><text:span text:style-name="T642">;</text:span></text:p>
          <text:p text:style-name="P633">(т. е. перед именами собственными)</text:p>
        </text:list-item>
      </text:list>
      <text:p text:style-name="P470"/>
      <text:list xml:id="list605443657" text:style-name="L41">
        <text:list-item>
          <text:p text:style-name="P634">артикль the используется когда собеседник понимает, о каком объекте идет речь;</text:p>
          <text:p text:style-name="P634"/>
        </text:list-item>
        <text:list-item>
          <text:p text:style-name="P634">артикль the используется с уникальным и единственным в своем роде объект<text:span text:style-name="T756">ом</text:span>, а также </text:p>
          <text:p text:style-name="P634">в словосочетаниях, где прилагательное указано в превосходной степени;</text:p>
          <text:p text:style-name="P634">(The Eifel Tower, the sun, the best movie)</text:p>
          <text:p text:style-name="P634"/>
        </text:list-item>
        <text:list-item>
          <text:p text:style-name="P634">артикль the используется в некоторых <text:span text:style-name="T756">общепринятых</text:span> выражениях;</text:p>
          <text:p text:style-name="P634"/>
        </text:list-item>
        <text:list-item>
          <text:p text:style-name="P545"><text:span text:style-name="T642">артикль the использ</text:span><text:span text:style-name="T644">уется</text:span><text:span text:style-name="T642">, когда говорят о части какого-то большого помещения, района, города; (on the floor, at the door, to the bank)</text:span></text:p>
          <text:p text:style-name="P634"/>
        </text:list-item>
        <text:list-item>
          <text:p text:style-name="P546"><text:span text:style-name="T643">артикль the использ</text:span><text:span text:style-name="T653">уется</text:span><text:span text:style-name="T644"> </text:span><text:span text:style-name="T642">с музыкальными инструментами, когда идут к доктору или говорят о системе, службе; (play the guitar, see the doctor, the police)</text:span></text:p>
          <text:p text:style-name="P635"/>
        </text:list-item>
        <text:list-item>
          <text:p text:style-name="P546"><text:span text:style-name="T643">артикль the использ</text:span><text:span text:style-name="T653">уется</text:span><text:span text:style-name="T644"> </text:span><text:span text:style-name="T642">с названиями стран и горных массиов во множ</text:span><text:span text:style-name="T644">ественном</text:span><text:span text:style-name="T642"> числе;</text:span></text:p>
          <text:p text:style-name="P635">(the Netherlands, the Carpathians)</text:p>
          <text:p text:style-name="P635"/>
        </text:list-item>
        <text:list-item>
          <text:p text:style-name="P635"><text:span text:style-name="T459">артикль the </text:span><text:span text:style-name="T460">использу</text:span><text:span text:style-name="T461">ется</text:span><text:span text:style-name="T460"> </text:span><text:span text:style-name="T457">c названиями рек, газет, произеден</text:span><text:span text:style-name="T461">ий</text:span><text:span text:style-name="T457"> искусства, отелей, ресторанов, памятников, </text:span><text:span text:style-name="T460">музеев</text:span><text:span text:style-name="T457">; (the Moskva river, the Guardian, the Last Supper)</text:span></text:p>
        </text:list-item>
      </text:list>
      <text:p text:style-name="P416"/>
      <table:table table:name="Table5" table:style-name="Table5">
        <table:table-column table:style-name="Table5.A" table:number-columns-repeated="3"/>
        <table:table-row table:style-name="TableLine94568929763056">
          <table:table-cell table:style-name="Table5.A1" office:value-type="string">
            <text:p text:style-name="P519"><text:span text:style-name="T703">С</text:span>уществительное в единственном числе</text:p>
          </table:table-cell>
          <table:table-cell table:style-name="Table5.A1" office:value-type="string">
            <text:p text:style-name="P519">Существительное во множестенном числе</text:p>
          </table:table-cell>
          <table:table-cell table:style-name="Table5.C1" office:value-type="string">
            <text:p text:style-name="P519">Неисчисляемое существительное</text:p>
          </table:table-cell>
        </table:table-row>
        <table:table-row table:style-name="TableLine94568928613664">
          <table:table-cell table:style-name="Table5.A2" office:value-type="string">
            <text:p text:style-name="P533">a/an</text:p>
          </table:table-cell>
          <table:table-cell table:style-name="Table5.A2" office:value-type="string">
            <text:p text:style-name="P533">без артикля</text:p>
          </table:table-cell>
          <table:table-cell table:style-name="Table5.C2" office:value-type="string">
            <text:p text:style-name="P533">без артикля</text:p>
          </table:table-cell>
        </table:table-row>
        <table:table-row table:style-name="TableLine94568928691728">
          <table:table-cell table:style-name="Table5.A2" office:value-type="string">
            <text:p text:style-name="P533">the</text:p>
          </table:table-cell>
          <table:table-cell table:style-name="Table5.A2" office:value-type="string">
            <text:p text:style-name="P533">the</text:p>
          </table:table-cell>
          <table:table-cell table:style-name="Table5.C2" office:value-type="string">
            <text:p text:style-name="P533">the</text:p>
          </table:table-cell>
        </table:table-row>
        <table:table-row table:style-name="TableLine94568928686912">
          <table:table-cell table:style-name="Table5.A2" office:value-type="string">
            <text:p text:style-name="P533">местоимение</text:p>
          </table:table-cell>
          <table:table-cell table:style-name="Table5.A2" office:value-type="string">
            <text:p text:style-name="P533">местоимение</text:p>
          </table:table-cell>
          <table:table-cell table:style-name="Table5.C2" office:value-type="string">
            <text:p text:style-name="P533">местоимение</text:p>
          </table:table-cell>
        </table:table-row>
        <table:table-row table:style-name="TableLine94568928763712">
          <table:table-cell table:style-name="Table5.A2" office:value-type="string">
            <text:p text:style-name="P533">кол-во, выраженное </text:p>
            <text:p text:style-name="P533">словом one</text:p>
          </table:table-cell>
          <table:table-cell table:style-name="Table5.A2" office:value-type="string">
            <text:p text:style-name="P526"><text:span text:style-name="T704">кол-во, выраженное </text:span><text:span text:style-name="T705">квантификатором</text:span></text:p>
          </table:table-cell>
          <table:table-cell table:style-name="Table5.C2" office:value-type="string">
            <text:p text:style-name="P526"><text:span text:style-name="T704">кол-во, выраженное меркой или </text:span><text:span text:style-name="T705">квантификатором</text:span></text:p>
          </table:table-cell>
        </table:table-row>
      </table:table>
      <text:p text:style-name="P508"/>
      <text:p text:style-name="P296"><text:span text:style-name="T592">Квантификаторы</text:span><text:span text:style-name="T596"> — это количественные слова. Они сообщают, в каком количестве имеются предс</text:span><text:span text:style-name="T629">т</text:span><text:span text:style-name="T596">авленные объекты. Отвечают на вопросы «how much?» или «how many?»</text:span></text:p>
      <text:p text:style-name="P494"/>
      <text:p text:style-name="P503"><text:span text:style-name="T238">Квантификаторы</text:span><text:span text:style-name="T239"> перед множ. числом и неисчисл. существительными:</text:span></text:p>
      <text:list xml:id="list4097488007" text:style-name="L42">
        <text:list-item>
          <text:p text:style-name="P582"><text:span text:style-name="T596">all — </text:span><text:span text:style-name="T597">вс</text:span><text:span text:style-name="T598">е</text:span><text:span text:style-name="T596">;</text:span></text:p>
        </text:list-item>
        <text:list-item>
          <text:p text:style-name="P650"><text:span text:style-name="T268">some, any — </text:span><text:span text:style-name="T309">какой-то</text:span><text:span text:style-name="T268">;</text:span></text:p>
        </text:list-item>
        <text:list-item>
          <text:p text:style-name="P650"><text:span text:style-name="T268">enough — </text:span><text:span text:style-name="T309">достаточно</text:span><text:span text:style-name="T268">;</text:span></text:p>
        </text:list-item>
        <text:list-item>
          <text:p text:style-name="P650"><text:span text:style-name="T268">less — </text:span><text:span text:style-name="T309">меньше</text:span><text:span text:style-name="T268">;</text:span></text:p>
        </text:list-item>
        <text:list-item>
          <text:p text:style-name="P650"><text:span text:style-name="T268">a lot of </text:span><text:span text:style-name="T309">(</text:span><text:span text:style-name="T268">lots of</text:span><text:span text:style-name="T309">)</text:span><text:span text:style-name="T268"> — </text:span><text:span text:style-name="T309">много</text:span><text:span text:style-name="T268">;</text:span></text:p>
        </text:list-item>
        <text:list-item>
          <text:p text:style-name="P650"><text:span text:style-name="T268">more — </text:span><text:span text:style-name="T309">больше</text:span><text:span text:style-name="T268">;</text:span></text:p>
        </text:list-item>
        <text:list-item>
          <text:p text:style-name="P650"><text:span text:style-name="T268">most — </text:span><text:span text:style-name="T309">большинство</text:span><text:span text:style-name="T268">;</text:span></text:p>
        </text:list-item>
        <text:list-item>
          <text:p text:style-name="P650"><text:soft-page-break/><text:span text:style-name="T268">no, none of — </text:span><text:span text:style-name="T309">никакого (кол-ва)</text:span><text:span text:style-name="T268">;</text:span></text:p>
        </text:list-item>
        <text:list-item>
          <text:p text:style-name="P650"><text:span text:style-name="T268">plenty of — </text:span><text:span text:style-name="T309">множество</text:span><text:span text:style-name="T268">;</text:span></text:p>
        </text:list-item>
      </text:list>
      <text:p text:style-name="P494"/>
      <text:p text:style-name="P499"><text:span text:style-name="T310">Квантификаторы</text:span><text:span text:style-name="T268"> только с исчисляемыми существительными:</text:span></text:p>
      <text:list xml:id="list4022903594" text:style-name="L43">
        <text:list-item>
          <text:p text:style-name="P651"><text:span text:style-name="T268">both — оба </text:span><text:span text:style-name="T311">(и тот, и другой)</text:span><text:span text:style-name="T268">;</text:span></text:p>
        </text:list-item>
        <text:list-item>
          <text:p text:style-name="P636">either — либо тот, либо этот;</text:p>
        </text:list-item>
        <text:list-item>
          <text:p text:style-name="P636">neither — никакой (из);</text:p>
        </text:list-item>
        <text:list-item>
          <text:p text:style-name="P636">each — каждый;</text:p>
        </text:list-item>
        <text:list-item>
          <text:p text:style-name="P636">few (a few), several — несколько;</text:p>
        </text:list-item>
      </text:list>
      <text:p text:style-name="P471"/>
      <text:p text:style-name="P499"><text:span text:style-name="T310">Квантификаторы</text:span><text:span text:style-name="T268"> только с неисчисляемыми существительными:</text:span></text:p>
      <text:list xml:id="list1870838820" text:style-name="L44">
        <text:list-item>
          <text:p text:style-name="P637">much — много;</text:p>
        </text:list-item>
        <text:list-item>
          <text:p text:style-name="P638">a little — немного;</text:p>
        </text:list-item>
        <text:list-item>
          <text:p text:style-name="P638">a bit of — чуть-чуть;</text:p>
        </text:list-item>
      </text:list>
      <text:p text:style-name="P471"/>
      <text:p text:style-name="P296"><text:span text:style-name="T599">A</text:span><text:span text:style-name="T600"> lot of (</text:span><text:span text:style-name="T601">или </text:span><text:span text:style-name="T600">lots of), в отличие от much</text:span><text:span text:style-name="T601">/</text:span><text:span text:style-name="T600">many, употреб</text:span><text:span text:style-name="T599">ляется</text:span><text:span text:style-name="T600"> с любым существит</text:span><text:span text:style-name="T629">ельным.</text:span><text:span text:style-name="T600"> </text:span></text:p>
      <text:p text:style-name="P472">Предлог of не используется, если далее нет поясняющего слова.</text:p>
      <text:p text:style-name="P472"/>
      <text:p text:style-name="P441"><text:span text:style-name="T757">A</text:span> lot of coffee — <text:span text:style-name="T757">М</text:span>ного кофе; <text:span text:style-name="T757">T</text:span>hanks a lot — <text:span text:style-name="T757">Б</text:span>ольшое спасибо.</text:p>
      <text:p text:style-name="P472"/>
      <text:p text:style-name="P472">Prenty of означает «очень много», «чрезмерно», «куча».</text:p>
      <text:p text:style-name="P92"><text:span text:style-name="T645">W</text:span><text:span text:style-name="T642">e have got plenty of time — У нас куча времени.</text:span></text:p>
      <text:p text:style-name="P474"/>
      <text:p text:style-name="P509"><text:span text:style-name="T564">Слова little и few можно использовать с артиклем </text:span><text:span text:style-name="T555">a</text:span><text:span text:style-name="T564">. В этом случае они будут означать </text:span></text:p>
      <text:p text:style-name="P475">не «мало», а «несколько», «немного».</text:p>
      <text:p text:style-name="P475"/>
      <text:p text:style-name="P438">I have a few good friends — У меня есть несколько хороших друзей.</text:p>
      <text:p text:style-name="P438">I have a little money left — У меня осталось еще немного денег.</text:p>
      <text:p text:style-name="P297"><text:span text:style-name="T602"/></text:p>
      <text:p text:style-name="P297"><text:span text:style-name="T602">Слова both, either, neither связаны с выбором </text:span><text:span text:style-name="T601">2х</text:span><text:span text:style-name="T602"> альтернатив. </text:span><text:span text:style-name="T629">Они м</text:span><text:span text:style-name="T603">огут использоваться как </text:span></text:p>
      <text:p text:style-name="P297"><text:span text:style-name="T603">с существительным</text:span><text:span text:style-name="T601">и</text:span><text:span text:style-name="T603">, так и самостоятельно, а также с предлогом of, если после этого идет местоимение или артикль the. Neither часто переводится двойным отрицанием. </text:span></text:p>
      <text:p text:style-name="P473"/>
      <text:p text:style-name="P440">Both windows are closed — Об<text:span text:style-name="T736">а</text:span> окна закрыты.</text:p>
      <text:p text:style-name="P439">I like neither of these pictures — Мне не нравится ни одна из этих картин.</text:p>
      <text:p text:style-name="P440"/>
      <text:p text:style-name="P93"><text:span text:style-name="T642">Would you like to watch The Matrix or Titanic? We can watch either film — Хо</text:span><text:span text:style-name="T646">тите</text:span><text:span text:style-name="T642"> посмот</text:span><text:span text:style-name="T652">реть</text:span><text:span text:style-name="T642"> «Матрицу» или «Титаник»? <text:s/>Мы можем посмотреть любой из фильмов.</text:span></text:p>
      <text:p text:style-name="P439"/>
      <text:p text:style-name="P196"><text:span text:style-name="T647">Связки</text:span><text:span text:style-name="T642"> both, either, neither </text:span><text:span text:style-name="T647">с предлогами:</text:span></text:p>
      <text:list xml:id="list2935081683" text:style-name="L45">
        <text:list-item>
          <text:p text:style-name="P547"><text:span text:style-name="T642">both … and … </text:span><text:span text:style-name="T558">—</text:span><text:span text:style-name="T642"> и … и …;</text:span></text:p>
        </text:list-item>
        <text:list-item>
          <text:p text:style-name="P640">either ... or ... — или ... или…;</text:p>
        </text:list-item>
        <text:list-item>
          <text:p text:style-name="P640">neither ... nor ... — ни ... ни …;</text:p>
        </text:list-item>
      </text:list>
      <text:p text:style-name="P476"/>
      <text:p text:style-name="P93"><text:span text:style-name="T642">I was </text:span><text:span text:style-name="T655">both</text:span><text:span text:style-name="T642"> tired </text:span><text:span text:style-name="T655">and</text:span><text:span text:style-name="T642"> hungry. — Я был </text:span><text:span text:style-name="T655">и</text:span><text:span text:style-name="T642"> уставшим, </text:span><text:span text:style-name="T655">и</text:span><text:span text:style-name="T642"> голодным.</text:span></text:p>
      <text:p text:style-name="P93"><text:span text:style-name="T645">She </text:span><text:span text:style-name="T656">neither</text:span><text:span text:style-name="T645"> wrote </text:span><text:span text:style-name="T656">nor</text:span><text:span text:style-name="T645"> phoned me — Он</text:span><text:span text:style-name="T653">а</text:span><text:span text:style-name="T645"> </text:span><text:span text:style-name="T656">не</text:span><text:span text:style-name="T645"> звонила и </text:span><text:span text:style-name="T656">не</text:span><text:span text:style-name="T645"> писала мне.</text:span></text:p>
      <text:p text:style-name="P439"/>
      <text:p text:style-name="P93"><text:span text:style-name="T655">Either</text:span><text:span text:style-name="T642"> you apologize, </text:span><text:span text:style-name="T655">or</text:span><text:span text:style-name="T642"> I’ll never speak to you again — </text:span></text:p>
      <text:p text:style-name="P439"><text:span text:style-name="T4">Либо</text:span> ты извинишься, <text:span text:style-name="T4">либо</text:span> я больше никогда с тобой не заговорю.</text:p>
      <text:p text:style-name="P477"/>
      <text:p text:style-name="P197"><text:span text:style-name="T642">Слова all и every похожи. All означает «все» и использ. с существительными во множ. числе. Every означает «каждый» и использ. с существительным в един</text:span><text:span text:style-name="T648">ственном</text:span><text:span text:style-name="T642"> числе.</text:span></text:p>
      <text:p text:style-name="P442"><text:soft-page-break/>All boys in the team are good players — Все мальчики в команде хорошие игроки.</text:p>
      <text:p text:style-name="P442">Every boy in the team is a good player — Каждый мальчик в команде хороший игрок.</text:p>
      <text:p text:style-name="P442"/>
      <text:p text:style-name="P297"><text:span text:style-name="T601">A</text:span><text:span text:style-name="T598">ll </text:span><text:span text:style-name="T601">может </text:span><text:span text:style-name="T598">использ</text:span><text:span text:style-name="T601">оваться</text:span><text:span text:style-name="T598"> самостоятельно, в значении «всё», но с часто с пояснением.</text:span></text:p>
      <text:p text:style-name="P478"/>
      <text:p text:style-name="P39"><text:span text:style-name="T657">All</text:span><text:span text:style-name="T648"> </text:span><text:span text:style-name="T550">we can do</text:span><text:span text:style-name="T648"> is wait — </text:span><text:span text:style-name="T657">Всё</text:span><text:span text:style-name="T648">, </text:span><text:span text:style-name="T550">что мы можем</text:span><text:span text:style-name="T648">, это ждать.</text:span></text:p>
      <text:p text:style-name="P443">That’s all, thank you. — Это всё, спасибо.</text:p>
      <text:p text:style-name="P443"/>
      <text:p text:style-name="P555"><text:span text:style-name="T642">Whole озна</text:span><text:span text:style-name="T649">ч</text:span><text:span text:style-name="T642">ет «весь», «целый» «завершенный». Перед whole стоит либо артикль the, </text:span></text:p>
      <text:p text:style-name="P555"><text:span text:style-name="T642">либо личное местоимение.</text:span></text:p>
      <text:p text:style-name="P478"/>
      <text:p text:style-name="P443">The whole book / All the book — Вся книга.</text:p>
      <text:p text:style-name="P443">His whole life was a mess — Вся его жизнь была кошмаром.</text:p>
      <text:p text:style-name="P443"/>
      <text:p text:style-name="P297"><text:span text:style-name="T604">Слова each и every также близки по значению, но each означает каждый отдельно взятый объект из группы, </text:span><text:span text:style-name="T605">которая</text:span><text:span text:style-name="T604"> поддается исчислению. А every — все объекты вместе.</text:span></text:p>
      <text:p text:style-name="P446"/>
      <text:p text:style-name="P446">Each book you gave me was interesting — Каждая книга, что ты мне дал, была интересной.</text:p>
      <text:p text:style-name="P446">Carol has read every book in the library — Кэрол прочитала каждую книгу в библиотеке.</text:p>
      <text:p text:style-name="P478"/>
      <text:p text:style-name="P479">Детерминанты и квантификаторы претендуют на ону позицию в предложении. Чтобы их разделить, используется предлог of. Схема выглядит так: quantifier + of + determinator + noun.</text:p>
      <text:p text:style-name="P445"/>
      <text:p text:style-name="P445">Most of the banks — Большинство этих банков.</text:p>
      <text:p text:style-name="P445">Some of his friends — Некоторые из его друзей.</text:p>
      <text:p text:style-name="P479"/>
      <text:p text:style-name="P479">Исключения состовляют <text:span text:style-name="T706">слова</text:span>: all, half, both. После них можно предлог не ставить. </text:p>
      <text:p text:style-name="P297"><text:span text:style-name="T606">Но если </text:span><text:span text:style-name="T607">в схеме отсутсвует существительное, то of ставится всегда.</text:span></text:p>
      <text:p text:style-name="P495"/>
      <text:p text:style-name="P452">All my life — Вся моя жизнь.</text:p>
      <text:p text:style-name="P445"><text:span text:style-name="T328">All of them</text:span> were good — Все из них были хорошими.</text:p>
      <text:p text:style-name="P445"/>
      <text:p text:style-name="P445"/>
      <text:p text:style-name="P4"><text:span text:style-name="T660">К</text:span><text:span text:style-name="T548">ак сокра</text:span><text:span text:style-name="T661">щать</text:span><text:span text:style-name="T548"> предложени</text:span><text:span text:style-name="T661">я</text:span></text:p>
      <text:p text:style-name="P481"/>
      <text:p text:style-name="P298"><text:span text:style-name="T608">Ч</text:span><text:span text:style-name="T609">тобы не проговаривать одну и туже мысль повторно, ее можно сократить.</text:span></text:p>
      <text:p text:style-name="P298"><text:span text:style-name="T608">Это дает возможность передать тот же смысл, но не повторять предложение </text:span><text:span text:style-name="T609">целиком</text:span><text:span text:style-name="T608">.</text:span></text:p>
      <text:p text:style-name="P480"/>
      <text:p text:style-name="P444"><text:span text:style-name="T707">I know what you want to tell me. </text:span><text:span text:style-name="T481">Do you really know what I want to tell </text:span><text:span text:style-name="T477">you</text:span>? →<text:span text:style-name="T708"> </text:span><text:span text:style-name="T477">Do you</text:span>? </text:p>
      <text:p text:style-name="P480"/>
      <text:p text:style-name="P482">Сокращаются обычно: ответы на вопросы, вопросы переспросы, утверждения, </text:p>
      <text:p text:style-name="P482">где есть отсылка к высказанной ранее мысли.</text:p>
      <text:p text:style-name="P482"/>
      <text:p text:style-name="P500">1) Сокращение по вспомогательному глаголу.</text:p>
      <text:p text:style-name="P500"/>
      <text:p text:style-name="P305"><text:span text:style-name="T632">Совпадение времен может быть полным </text:span><text:span text:style-name="T633">либо</text:span><text:span text:style-name="T632"> частичным. </text:span></text:p>
      <text:p text:style-name="P501">Модальный глагол может меняться, если это необходимо по смыслу. </text:p>
      <text:p text:style-name="P501"/>
      <text:p text:style-name="P502">Дословно такие предложения переводить нельзя. Нужно проанализировать предыдущую мысль, к которой идет отсылка, и подобрать подходящий вариант перевода.</text:p>
      <text:p text:style-name="P444"/>
      <text:p text:style-name="P444">Is it cold outside? Yes, it is — <text:bookmark text:name="tw-target-text"/><text:span text:style-name="T709">На улице холодно? Да, холодно.</text:span> </text:p>
      <text:p text:style-name="P444"><text:soft-page-break/>Do you smoke? I did, but now I don’t — Ты куришь? Я курил, но теперь я не курю.</text:p>
      <text:p text:style-name="P447">Can you call me tonight? I might — Ты можешь мне позвонить вечером? Возможно.</text:p>
      <text:p text:style-name="P447"/>
      <text:p text:style-name="P298"><text:span text:style-name="T610">2) </text:span><text:span text:style-name="T611">Сокращение </text:span><text:span text:style-name="T612">с пом. глаголов мнения </text:span><text:span text:style-name="T613">(think, guess, hope и пр)</text:span><text:span text:style-name="T612">: I + глагол мнения + so.</text:span></text:p>
      <text:p text:style-name="P496"/>
      <text:p text:style-name="P448">Do you think you’ll pass the test? <text:span text:style-name="T477">I guess so</text:span> — Думаешь, что сдашь экзамен? <text:span text:style-name="T477">Наверное, да</text:span>.</text:p>
      <text:p text:style-name="P448">Did they see us? <text:span text:style-name="T477">I don’t think so</text:span> — Они нас видели? <text:span text:style-name="T477">Не думаю</text:span>.</text:p>
      <text:p text:style-name="P448"/>
      <text:p text:style-name="P485"><text:span text:style-name="T715">3) </text:span>Сокращение с помощью нареч<text:span text:style-name="T716">и</text:span><text:span text:style-name="T717">й</text:span> вероятности <text:span text:style-name="T716">(perhaps, probably, maybe и пр)</text:span>.</text:p>
      <text:p text:style-name="P485"/>
      <text:p text:style-name="P298"><text:span text:style-name="T614">Весь ответ состоит из одного слова.</text:span><text:span text:style-name="T615"> В отрицаниях частица not ставится после наречия.</text:span></text:p>
      <text:p text:style-name="P485"/>
      <text:p text:style-name="P449">Do you think it’s going to rain? <text:span text:style-name="T477">Definitely</text:span> — Думаешь, дождь пойдет? <text:span text:style-name="T477">Однозначно, да</text:span>.</text:p>
      <text:p text:style-name="P449">Do you think it’s going to rain? <text:span text:style-name="T477">Probably not</text:span> — Думаешь, дождь пойдет? <text:span text:style-name="T477">Наверное, нет</text:span>.</text:p>
      <text:p text:style-name="P449"/>
      <text:p text:style-name="P486">Иногда ответ может быть более развернутым. Наречие в этом случае позволит </text:p>
      <text:p text:style-name="P486">не повторять одно и тоже слово несколько раз.</text:p>
      <text:p text:style-name="P487"/>
      <text:p text:style-name="P298"><text:span text:style-name="T559">Have we got any food? Yes, we’ve got </text:span><text:span text:style-name="T561">some</text:span><text:span text:style-name="T559"> — </text:span><text:bookmark text:name="tw-target-text1"/><text:span text:style-name="T710">У нас </text:span><text:span text:style-name="T711">есть</text:span><text:span text:style-name="T710"> еда? Да, у нас есть </text:span><text:span text:style-name="T712">немного </text:span><text:span text:style-name="T713">еды</text:span><text:span text:style-name="T714">.</text:span></text:p>
      <text:p text:style-name="P483"/>
      <text:p text:style-name="P482">4) Сокращение со словами: <text:span text:style-name="T717">too, either / </text:span><text:span text:style-name="T718">so, neither</text:span></text:p>
      <text:p text:style-name="P483"/>
      <text:p text:style-name="P486">Использ. чтобы согласиться с собеседником. Слова переводятся одинаково: <text:span text:style-name="T717">«тоже», «также».</text:span></text:p>
      <text:p text:style-name="P488">Too используется, когда соглашаются с утверждением, а either — когда соглашаются </text:p>
      <text:p text:style-name="P298"><text:span text:style-name="T616">с отрицанием. Эти слова</text:span><text:span text:style-name="T617"> </text:span><text:span text:style-name="T616">стоят</text:span><text:span text:style-name="T617"> в кон</text:span><text:span text:style-name="T616">ц</text:span><text:span text:style-name="T617">е </text:span><text:span text:style-name="T616">предложения</text:span><text:span text:style-name="T617">. </text:span></text:p>
      <text:p text:style-name="P488"/>
      <text:p text:style-name="P450">I like ice-cream. I like it too / Me too — Я люблю мороженое. Я тоже.</text:p>
      <text:p text:style-name="P450">I`m not hungry. I`m not either / Me either — Я не голоден. Я тоже.</text:p>
      <text:p text:style-name="P488"/>
      <text:p text:style-name="P298">So <text:span text:style-name="T719">и neither подобны двум предыдущим и отличаются </text:span><text:span text:style-name="T720">лишь</text:span><text:span text:style-name="T719"> грамматически.</text:span></text:p>
      <text:p text:style-name="P489">Они стоят в начале и применяются по схеме: so/neither + вспом. глагол + подлежащее.</text:p>
      <text:p text:style-name="P489">Вместо neither иногда используют nor.</text:p>
      <text:p text:style-name="P488"/>
      <text:p text:style-name="P450">I like ice-cream. So do I — Я люблю мороженое. Я тоже.</text:p>
      <text:p text:style-name="P450">I’m not hungry. Neither am I — Я не голоден. Я тоже.</text:p>
      <text:p text:style-name="P450"/>
      <text:p text:style-name="P450"/>
      <text:p text:style-name="P504">Предлоги <text:span text:style-name="T721">и фразовые глаголы</text:span></text:p>
      <text:p text:style-name="P490"/>
      <text:p text:style-name="P491">Предлоги at и in, при указании местоположения, отличаются тем, что at помещает объект </text:p>
      <text:p text:style-name="P491">в конкретную точку около другого объекта, а in указывает на более расплывчатое местоположение, обычно это какое-то большое пространство:</text:p>
      <text:p text:style-name="P491"/>
      <text:list xml:id="list787463767" text:style-name="L51">
        <text:list-item>
          <text:p text:style-name="P655">in a room — в комнате; </text:p>
        </text:list-item>
        <text:list-item>
          <text:p text:style-name="P655">in the city — в городе; </text:p>
        </text:list-item>
        <text:list-item>
          <text:p text:style-name="P655">in a box — в коробке;</text:p>
        </text:list-item>
        <text:list-item>
          <text:p text:style-name="P655">at the bus station — на автобусной остановке; </text:p>
        </text:list-item>
        <text:list-item>
          <text:p text:style-name="P655">at the top — вверху;</text:p>
        </text:list-item>
      </text:list>
      <text:p text:style-name="P484"/>
      <text:p text:style-name="P484">Также at используется с местом работы в какой-то организации.</text:p>
      <text:p text:style-name="P451">My friend works at NASA — Мой друг работает в НАСА.</text:p>
      <text:p text:style-name="P484"/>
      <text:p text:style-name="P648"><text:soft-page-break/>Предлоги at и in указывают на направление, когда используется с глаголом arrive.</text:p>
      <text:p text:style-name="P649">Если прибывают в страну или город, то используют arrive + <text:span text:style-name="T761">in</text:span> <text:span text:style-name="T761">(</text:span>arrive in London<text:span text:style-name="T761">).</text:span></text:p>
      <text:p text:style-name="P649">Если прибывают в точное место, то — arrive + at <text:span text:style-name="T761">(</text:span>arrive at the airport<text:span text:style-name="T761">).</text:span></text:p>
      <text:p text:style-name="P656"/>
      <text:p text:style-name="P492">Популярные предлоги:</text:p>
      <text:p text:style-name="P492"/>
      <text:list xml:id="list2668226198" text:style-name="L46">
        <text:list-item>
          <text:p text:style-name="P641">about — <text:span text:style-name="T722">об, про</text:span>;</text:p>
        </text:list-item>
        <text:list-item>
          <text:p text:style-name="P641">after — <text:span text:style-name="T722">после</text:span>;</text:p>
        </text:list-item>
        <text:list-item>
          <text:p text:style-name="P641">among — <text:span text:style-name="T722">среди, между (3х и более объектов)</text:span>;</text:p>
        </text:list-item>
        <text:list-item>
          <text:p text:style-name="P641"><text:span text:style-name="T723">w</text:span>ith — <text:span text:style-name="T723">с (кем-то, чем-то)</text:span>;</text:p>
        </text:list-item>
        <text:list-item>
          <text:p text:style-name="P641">without — <text:span text:style-name="T723">без (часто встречается с герундием)</text:span>;</text:p>
        </text:list-item>
        <text:list-item>
          <text:p text:style-name="P641"><text:span text:style-name="T724">f</text:span>rom — <text:span text:style-name="T724">из (отправной точки)</text:span>;</text:p>
          <text:p text:style-name="P641"/>
        </text:list-item>
        <text:list-item>
          <text:p text:style-name="P583"><text:span text:style-name="T618">by </text:span><text:span text:style-name="T619">переводится по разному:</text:span></text:p>
          <text:p text:style-name="P641"/>
          <text:list>
            <text:list-item>
              <text:p text:style-name="P583"><text:span text:style-name="T619">означает «к» (указ. времени): I will finish </text:span><text:span text:style-name="T634">by</text:span><text:span text:style-name="T619"> 6 o`clock — Я закончу работать </text:span><text:span text:style-name="T634">к</text:span><text:span text:style-name="T619"> 6 часам;</text:span></text:p>
            </text:list-item>
            <text:list-item>
              <text:p text:style-name="P583"><text:span text:style-name="T619">о</text:span><text:span text:style-name="T620">значает «рядом» (синоним near): <text:s/>We walk </text:span><text:span text:style-name="T635">by</text:span><text:span text:style-name="T620"> the sea — Мы гуляем </text:span><text:span text:style-name="T635">у</text:span><text:span text:style-name="T620"> моря.</text:span></text:p>
              <text:p text:style-name="P642"/>
            </text:list-item>
            <text:list-item>
              <text:p text:style-name="P643">в пассивном залоге указывает на автора действия: </text:p>
              <text:p text:style-name="P661"><text:span text:style-name="T650">This picture was created </text:span><text:span text:style-name="T658">by</text:span><text:span text:style-name="T650"> </text:span><text:span text:style-name="T658">Aivazovsky</text:span><text:span text:style-name="T650"> — Эта картина была создана </text:span><text:span text:style-name="T658">Айвазовским</text:span><text:span text:style-name="T650">. </text:span></text:p>
              <text:p text:style-name="P643"/>
            </text:list-item>
            <text:list-item>
              <text:p text:style-name="P643">b<text:span text:style-name="T762">y</text:span> + герундий сообщает, как что-то делается:</text:p>
              <text:p text:style-name="P661"><text:span text:style-name="T650">You can turn on the TV </text:span><text:span text:style-name="T658">by pressing</text:span><text:span text:style-name="T650"> this button — Можно включить телевизор, </text:span></text:p>
              <text:p text:style-name="P661"><text:span text:style-name="T658">нажав</text:span><text:span text:style-name="T650"> (по нажатию на) эту кнопку.</text:span></text:p>
              <text:p text:style-name="P661"><text:span text:style-name="T650"/></text:p>
            </text:list-item>
            <text:list-item>
              <text:p text:style-name="P583"><text:span text:style-name="T619">by + транспорт</text:span><text:span text:style-name="T618"> </text:span><text:span text:style-name="T619">сообщает, как перемещается человек:</text:span></text:p>
              <text:p text:style-name="P661"><text:span text:style-name="T650">I like to go </text:span><text:span text:style-name="T658">by taxi</text:span><text:span text:style-name="T650"> — Я люблю ездить </text:span><text:span text:style-name="T658">на такси</text:span><text:span text:style-name="T650">.</text:span></text:p>
              <text:p text:style-name="P641"/>
            </text:list-item>
            <text:list-item>
              <text:p text:style-name="P675"><text:span text:style-name="T618">b</text:span><text:span text:style-name="T564">y + self сообщает, что кто-то делает дело </text:span><text:span text:style-name="T620">сам</text:span><text:span text:style-name="T564">:</text:span></text:p>
            </text:list-item>
          </text:list>
          <text:p text:style-name="P666"><text:span text:style-name="T642"><text:s text:c="6"/>I prefer living </text:span><text:span text:style-name="T655">by myself</text:span><text:span text:style-name="T642"> — Я предпочитаю жить </text:span><text:span text:style-name="T655">самостоятельно</text:span><text:span text:style-name="T642">.</text:span></text:p>
          <text:p text:style-name="P641"/>
        </text:list-item>
        <text:list-item>
          <text:p text:style-name="P583"><text:span text:style-name="T621">f</text:span><text:span text:style-name="T618">or </text:span><text:span text:style-name="T621">переводится по разному</text:span><text:span text:style-name="T618">:</text:span></text:p>
          <text:p text:style-name="P641"/>
          <text:list>
            <text:list-item>
              <text:p text:style-name="P676"><text:span text:style-name="T618">о</text:span><text:span text:style-name="T564">значает «для» (указанной цели), когда с существительным или герундием:</text:span></text:p>
              <text:p text:style-name="P667"><text:span text:style-name="T642">Paul left Laura </text:span><text:span text:style-name="T655">for</text:span><text:span text:style-name="T642"> another woman! — Пол бросил Лауру </text:span><text:span text:style-name="T655">ради</text:span><text:span text:style-name="T642"> другой женщины!</text:span></text:p>
              <text:p text:style-name="P641"/>
            </text:list-item>
            <text:list-item>
              <text:p text:style-name="P644">означает «уже», когда указывает на длительность периода:</text:p>
              <text:p text:style-name="P661"><text:span text:style-name="T651">I’ve lived in this town </text:span><text:span text:style-name="T659">for</text:span><text:span text:style-name="T651"> all my life. — Я живу в этом городе </text:span><text:span text:style-name="T659">уже</text:span><text:span text:style-name="T651"> всю свою жизнь.</text:span></text:p>
            </text:list-item>
          </text:list>
          <text:p text:style-name="P641"/>
        </text:list-item>
        <text:list-item>
          <text:p text:style-name="P641">of <text:span text:style-name="T724">переводится по разному:</text:span></text:p>
          <text:p text:style-name="P641"/>
          <text:list>
            <text:list-item>
              <text:p text:style-name="P644">соответсвует родистельскому падежу (кого? чего?):</text:p>
              <text:p text:style-name="P654">Would you like a piece <text:span text:style-name="T4">of cake</text:span>? — Вы хотите кусочек <text:span text:style-name="T4">торта</text:span>?</text:p>
              <text:p text:style-name="P641"/>
            </text:list-item>
            <text:list-item>
              <text:p text:style-name="P583"><text:span text:style-name="T622">и</text:span><text:span text:style-name="T621">спользуется в связк</text:span><text:span text:style-name="T622">е</text:span><text:span text:style-name="T621"> determiner + of + noun: </text:span></text:p>
              <text:p text:style-name="P584"><text:span text:style-name="T554">Some of my friends</text:span><text:span text:style-name="T560"> play computer games — </text:span><text:span text:style-name="T554">Некоторые мои друзья</text:span><text:span text:style-name="T560"> играют в игры.</text:span></text:p>
              <text:p text:style-name="P584"><text:span text:style-name="T670"/></text:p>
            </text:list-item>
          </text:list>
        </text:list-item>
        <text:list-item>
          <text:p text:style-name="P584"><text:span text:style-name="T668">into означает «в», но в отличие от in</text:span><text:span text:style-name="T669"> </text:span>указывает на движение снаружи внутрь <text:span text:style-name="T763">(т. е. куда?), </text:span></text:p>
          <text:p text:style-name="P584"><text:span text:style-name="T763">а in </text:span>обозначает состояние нахождения внутри чего-либо <text:span text:style-name="T763">(т. е. где?):</text:span></text:p>
          <text:p text:style-name="P584"/>
          <text:p text:style-name="P662">She walked into the room — Она вошла в комнату.</text:p>
          <text:p text:style-name="P662">The books are in the bag — Книги находятся в сумке.</text:p>
        </text:list-item>
      </text:list>
      <text:p text:style-name="P657"><text:soft-page-break/><text:span text:style-name="T723">Ф</text:span><text:span text:style-name="T725">разовые глаголы</text:span></text:p>
      <text:p text:style-name="P493"/>
      <text:p text:style-name="P299">Это <text:span text:style-name="T726">связки </text:span>глагол<text:span text:style-name="T726">ов</text:span> с предлог<text:span text:style-name="T726">ами</text:span>. Предлог<text:span text:style-name="T726">и</text:span> <text:span text:style-name="T726">в этом случае </text:span><text:span text:style-name="T764">также называются</text:span><text:span text:style-name="T726"> послелогами, </text:span></text:p>
      <text:p text:style-name="P510">т. к. могут идти в отрыве от глагола.</text:p>
      <text:p text:style-name="P299"/>
      <text:p text:style-name="P40">Can you <text:span text:style-name="T4">turn</text:span> the light <text:span text:style-name="T4">on</text:span>? — Ты можешь <text:span text:style-name="T4">включить</text:span> свет?</text:p>
      <text:p text:style-name="P198"/>
      <text:p text:style-name="P198">После глагола может идти сразу несколько предлогов. <text:span text:style-name="T727">Первым будет послелог, </text:span></text:p>
      <text:p text:style-name="P199">а вторым — предлог требующий дополнения.</text:p>
      <text:p text:style-name="P198"/>
      <text:p text:style-name="P94">He got up off the floor — Он поднялся с пола. </text:p>
      <text:p text:style-name="P94"/>
      <text:p text:style-name="P95">(he got up — он поднялся; off the floor — с пола; [оff это противовес on, переводится как «c» (какой-то поверхности), тогда как on означает «на» (какую-то поверхность)])</text:p>
      <text:p text:style-name="P94"/>
      <text:p text:style-name="P94">I look back on a few years of incredibly hard, but at the same time challenging work — </text:p>
      <text:p text:style-name="P94">Я вспоминаю годы невероятно тяжкой, но вместе с тем и захватывающей работы.</text:p>
      <text:p text:style-name="P94"/>
      <text:p text:style-name="P95">(look back — огядываться, вспоминать; предлог on показывает то, </text:p>
      <text:p text:style-name="P95">что вспоминают и трубет после себя пояснений)</text:p>
      <text:p text:style-name="P95"/>
      <text:p text:style-name="P200">Некоторые фразовые глаголы могут быть синонимами <text:span text:style-name="T764">друг другу</text:span>. Также вместо них можно <text:span text:style-name="T764">также </text:span>подобрать уникальные глаголы, которые имееют точно такое же значение.</text:p>
      <text:p text:style-name="P200"/>
      <text:p text:style-name="P96">Turn on the light / Switch on the light — Включи свет.</text:p>
      <text:p text:style-name="P96">I’ll come back next week / I’ll return next week — Я вернусь на следующей неделе.</text:p>
      <text:p text:style-name="P200"/>
      <text:p text:style-name="P200">Один и тот же фразовый глагол может иметь сразу несколько значений.</text:p>
      <text:p text:style-name="P200"/>
      <text:p text:style-name="P672">Come on, let’s get back to work — Ну же, давай вернемся к работе. </text:p>
      <text:p text:style-name="P672">(come on говорят, чтобы кого-то подбодрить или побудить к действию)</text:p>
      <text:p text:style-name="P40"/>
      <text:p text:style-name="P96">There was great applause when an actor came on — Были громкие аплодисменты, когда актер вышел на сцену (здесь come on означает «появляться на публике»).</text:p>
      <text:p text:style-name="P409"/>
      <text:p text:style-name="P220">Фразовые глаголы на основе глаголов движения</text:p>
      <text:p text:style-name="P201"/>
      <text:p text:style-name="P300"><text:span text:style-name="T623">Предлог для глагола движения выстувает в роли приставки (</text:span><text:span text:style-name="T624">бежать → отбежать</text:span><text:span text:style-name="T623">)</text:span></text:p>
      <text:p text:style-name="P301"><text:span text:style-name="T625">либо переда</text:span><text:span text:style-name="T626">е</text:span><text:span text:style-name="T625">т какой-то особый контекст для него:</text:span></text:p>
      <text:p text:style-name="P497"/>
      <text:list xml:id="list3933252422" text:style-name="L47">
        <text:list-item>
          <text:p text:style-name="P548">come in — войти;</text:p>
        </text:list-item>
        <text:list-item>
          <text:p text:style-name="P548">come out — выйти, появиться;</text:p>
        </text:list-item>
        <text:list-item>
          <text:p text:style-name="P548">come on — приближаться, появляться на сцене;</text:p>
        </text:list-item>
        <text:list-item>
          <text:p text:style-name="P548">come off — оторваться;</text:p>
        </text:list-item>
        <text:list-item>
          <text:p text:style-name="P548">come up — подойти, возникнуть, подняться до уровня;</text:p>
        </text:list-item>
        <text:list-item>
          <text:p text:style-name="P548">come down — опускаться, спадать, уменьшаться;</text:p>
        </text:list-item>
        <text:list-item>
          <text:p text:style-name="P548">come away — уходить;</text:p>
        </text:list-item>
        <text:list-item>
          <text:p text:style-name="P548">come back — возвращаться;</text:p>
        </text:list-item>
        <text:list-item>
          <text:p text:style-name="P548">come over — подходить;</text:p>
        </text:list-item>
        <text:list-item>
          <text:p text:style-name="P645">come round — заходить в гости, происходить в свое время;</text:p>
        </text:list-item>
      </text:list>
      <text:p text:style-name="P201"/>
      <text:p text:style-name="P201"/>
      <text:p text:style-name="P689">Глаголами движения/<text:span text:style-name="T728">перемещения</text:span> являются:</text:p>
      <text:list xml:id="list1927235731" text:style-name="L48">
        <text:list-item>
          <text:p text:style-name="P549">go — идти;</text:p>
        </text:list-item>
        <text:list-item>
          <text:p text:style-name="P549">walk — ходить пешком;</text:p>
        </text:list-item>
        <text:list-item>
          <text:p text:style-name="P549">run — бегать;</text:p>
        </text:list-item>
        <text:list-item>
          <text:p text:style-name="P549">jump — прыгать;</text:p>
        </text:list-item>
        <text:list-item>
          <text:p text:style-name="P549">swim — плавать;</text:p>
        </text:list-item>
        <text:list-item>
          <text:p text:style-name="P549">climb — лазить;</text:p>
        </text:list-item>
        <text:list-item>
          <text:p text:style-name="P549">fall — падать;</text:p>
        </text:list-item>
        <text:list-item>
          <text:p text:style-name="P549">pass — передать;</text:p>
        </text:list-item>
        <text:list-item>
          <text:p text:style-name="P549">carry — нести;</text:p>
        </text:list-item>
        <text:list-item>
          <text:p text:style-name="P549">catch — ловить;</text:p>
        </text:list-item>
        <text:list-item>
          <text:p text:style-name="P549">take — брать;</text:p>
        </text:list-item>
        <text:list-item>
          <text:p text:style-name="P549">drive — ехать за рулем;</text:p>
        </text:list-item>
        <text:list-item>
          <text:p text:style-name="P549">fly — лететь на самолете;</text:p>
        </text:list-item>
        <text:list-item>
          <text:p text:style-name="P549">put — класть;</text:p>
          <text:p text:style-name="P549"/>
        </text:list-item>
      </text:list>
      <text:p text:style-name="P299"><text:span text:style-name="T182">Популярные предлоги </text:span><text:span text:style-name="T184">для</text:span><text:span text:style-name="T182"> глагол</text:span><text:span text:style-name="T184">ов</text:span><text:span text:style-name="T182"> движения:</text:span></text:p>
      <text:list xml:id="list1554961752" text:style-name="L49">
        <text:list-item>
          <text:p text:style-name="P550">in — переместить(ся) в закрытое пространство;</text:p>
        </text:list-item>
        <text:list-item>
          <text:p text:style-name="P550">out — покинуть закрытое пространство;</text:p>
        </text:list-item>
        <text:list-item>
          <text:p text:style-name="P550">on — переместить(ся) на поверхность;</text:p>
        </text:list-item>
        <text:list-item>
          <text:p text:style-name="P550">off — убрать (с поверхности);</text:p>
        </text:list-item>
        <text:list-item>
          <text:p text:style-name="P550">up — переместить(ся) выше уровнем;</text:p>
        </text:list-item>
        <text:list-item>
          <text:p text:style-name="P550">down — переместить(ся) ниже уровнем;</text:p>
        </text:list-item>
        <text:list-item>
          <text:p text:style-name="P550">away — убрать(ся) прочь;</text:p>
        </text:list-item>
        <text:list-item>
          <text:p text:style-name="P550">back — вернуть(ся) назад;</text:p>
        </text:list-item>
        <text:list-item>
          <text:p text:style-name="P550">over — над (через);</text:p>
        </text:list-item>
        <text:list-item>
          <text:p text:style-name="P550">(a)round — вокруг;</text:p>
        </text:list-item>
      </text:list>
      <text:p text:style-name="P552"><text:span text:style-name="T353"/></text:p>
      <text:p text:style-name="P552"><text:span text:style-name="T353">Популярные фразовые глаголы:</text:span></text:p>
      <text:list xml:id="list1529039411" text:style-name="L50">
        <text:list-item>
          <text:p text:style-name="P690">back off — <text:span text:style-name="T731">отступать;</text:span></text:p>
        </text:list-item>
        <text:list-item>
          <text:p text:style-name="P692">give up — <text:span text:style-name="T729">сдаваться;</text:span></text:p>
        </text:list-item>
        <text:list-item>
          <text:p text:style-name="P603">look back on — оглядываться на;</text:p>
        </text:list-item>
        <text:list-item>
          <text:p text:style-name="P603">stand up to — противостоять;</text:p>
        </text:list-item>
        <text:list-item>
          <text:p text:style-name="P603">do away with — избавиться от, закончить;</text:p>
        </text:list-item>
        <text:list-item>
          <text:p text:style-name="P603">come about — произойти, случиться;</text:p>
        </text:list-item>
        <text:list-item>
          <text:p text:style-name="P603">settle for — согласиться на (то, что есть);</text:p>
        </text:list-item>
        <text:list-item>
          <text:p text:style-name="P603">take over — перенимать, брать на себя;</text:p>
        </text:list-item>
        <text:list-item>
          <text:p text:style-name="P604">get off — выйти, сойти (стать на землю);</text:p>
        </text:list-item>
        <text:list-item>
          <text:p text:style-name="P604">get up — подняться (принять вертикальное положение);</text:p>
        </text:list-item>
        <text:list-item>
          <text:p text:style-name="P604">go back — вернуться назад;</text:p>
        </text:list-item>
        <text:list-item>
          <text:p text:style-name="P604">let in — впустить (внутрь);</text:p>
        </text:list-item>
        <text:list-item>
          <text:p text:style-name="P605">let down — подвести (не оправдать ожиданий);</text:p>
        </text:list-item>
        <text:list-item>
          <text:p text:style-name="P604">put down — положить вниз (из рук, на поверхность) ;</text:p>
        </text:list-item>
        <text:list-item>
          <text:p text:style-name="P604">hand on / hold on — подождать (попросить кого-то);</text:p>
        </text:list-item>
        <text:list-item>
          <text:p text:style-name="P604">turn down — отклонить, отказаться;</text:p>
        </text:list-item>
        <text:list-item>
          <text:p text:style-name="P614"><text:span text:style-name="T185">end up — </text:span><text:span text:style-name="T252">в итоге (оказаться в ситуации); </text:span></text:p>
        </text:list-item>
        <text:list-item>
          <text:p text:style-name="P615"><text:span text:style-name="T250">run into — </text:span><text:span text:style-name="T253">столкнуться с (неожиданно);</text:span></text:p>
        </text:list-item>
        <text:list-item>
          <text:p text:style-name="P615"><text:span text:style-name="T253">care for — заботиться, быть небезразличным;</text:span><text:span text:style-name="T250"> </text:span></text:p>
        </text:list-item>
        <text:list-item>
          <text:p text:style-name="P606">get over — преодолеть, справиться;</text:p>
        </text:list-item>
        <text:list-item>
          <text:p text:style-name="P607">break down — расстаться (прекратить отношения);</text:p>
        </text:list-item>
        <text:list-item>
          <text:p text:style-name="P607">get together — сойтись, начать встречаться;</text:p>
        </text:list-item>
        <text:list-item>
          <text:p text:style-name="P607">go out — ходить на свидание, встречаться;</text:p>
        </text:list-item>
        <text:list-item>
          <text:p text:style-name="P614"><text:soft-page-break/>fall apart — закончить, распадаться (о браке);</text:p>
        </text:list-item>
        <text:list-item>
          <text:p text:style-name="P691">be away — отсутствовать, быть в отпуске;</text:p>
        </text:list-item>
        <text:list-item>
          <text:p text:style-name="P691">break up — разбиться на части;</text:p>
        </text:list-item>
        <text:list-item>
          <text:p text:style-name="P691">call back — перезванивать;</text:p>
        </text:list-item>
        <text:list-item>
          <text:p text:style-name="P691">fall down — упасть на землю;</text:p>
        </text:list-item>
        <text:list-item>
          <text:p text:style-name="P691">eat out — есть вне дома <text:span text:style-name="T729">(</text:span>в кафе <text:span text:style-name="T729">или </text:span>ресторане<text:span text:style-name="T729">);</text:span></text:p>
        </text:list-item>
        <text:list-item>
          <text:p text:style-name="P691">get out — <text:span text:style-name="T730">вынимать</text:span>, покинуть помещение;</text:p>
        </text:list-item>
        <text:list-item>
          <text:p text:style-name="P691">work out — заниматься спортом, решать проблему;</text:p>
        </text:list-item>
        <text:list-item>
          <text:p text:style-name="P691">find out — выяснить, узнать правду;</text:p>
        </text:list-item>
        <text:list-item>
          <text:p text:style-name="P691">turn out — <text:span text:style-name="T729">выясняться, открывать правду;</text:span></text:p>
        </text:list-item>
        <text:list-item>
          <text:p text:style-name="P691">turn on — <text:span text:style-name="T729">включить;</text:span></text:p>
        </text:list-item>
        <text:list-item>
          <text:p text:style-name="P691">turn off — <text:span text:style-name="T729">выключить;</text:span></text:p>
        </text:list-item>
        <text:list-item>
          <text:p text:style-name="P691">go on — <text:span text:style-name="T729">происходить (о ситуации);</text:span></text:p>
        </text:list-item>
        <text:list-item>
          <text:p text:style-name="P691">carry on — <text:span text:style-name="T729">продолжать;</text:span></text:p>
        </text:list-item>
        <text:list-item>
          <text:p text:style-name="P691">keep on — <text:span text:style-name="T729">постоянно делать;</text:span></text:p>
        </text:list-item>
        <text:list-item>
          <text:p text:style-name="P691">put on - <text:span text:style-name="T729">надевать (одежду), набирать вес;</text:span></text:p>
        </text:list-item>
        <text:list-item>
          <text:p text:style-name="P691">take off — <text:span text:style-name="T729">снимать (одежду);</text:span></text:p>
        </text:list-item>
        <text:list-item>
          <text:p text:style-name="P691">calm down — <text:span text:style-name="T729">успокоиться;</text:span></text:p>
        </text:list-item>
        <text:list-item>
          <text:p text:style-name="P690"><text:span text:style-name="T182">keep away — </text:span><text:span text:style-name="T183">держаться подальше;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09T11:52:32.180728398</dc:date>
    <meta:editing-duration>PT9H24M54S</meta:editing-duration>
    <meta:editing-cycles>110</meta:editing-cycles>
    <meta:generator>LibreOffice/6.4.7.2$Linux_X86_64 LibreOffice_project/40$Build-2</meta:generator>
    <meta:document-statistic meta:table-count="4" meta:image-count="0" meta:object-count="0" meta:page-count="34" meta:paragraph-count="1213" meta:word-count="11138" meta:character-count="68413" meta:non-whitespace-character-count="58039"/>
  </office:meta>
</office:document-meta>
</file>